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711in"/>
    </style:style>
    <style:style style:name="co2" style:family="table-column">
      <style:table-column-properties fo:break-before="auto" style:column-width="1.2898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3654in"/>
    </style:style>
    <style:style style:name="co5" style:family="table-column">
      <style:table-column-properties fo:break-before="auto" style:column-width="0.6898in"/>
    </style:style>
    <style:style style:name="co6" style:family="table-column">
      <style:table-column-properties fo:break-before="auto" style:column-width="0.9862in"/>
    </style:style>
    <style:style style:name="co7" style:family="table-column">
      <style:table-column-properties fo:break-before="auto" style:column-width="0.9756in"/>
    </style:style>
    <style:style style:name="co8" style:family="table-column">
      <style:table-column-properties fo:break-before="auto" style:column-width="1.5335in"/>
    </style:style>
    <style:style style:name="co9" style:family="table-column">
      <style:table-column-properties fo:break-before="auto" style:column-width="1.447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 style:data-style-name="N11"/>
    <style:style style:name="ce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zoom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Signature</text:p>
          </table:table-cell>
          <table:table-cell office:value-type="string" calcext:value-type="string">
            <text:p>Time Spen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7.883584260941" calcext:value-type="float">
            <text:p>527.88358426094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.542986154556" calcext:value-type="float">
            <text:p>100.54298615455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5.7615830898285" calcext:value-type="float">
            <text:p>35.761583089828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69.260503053665" calcext:value-type="float">
            <text:p>169.26050305366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57.563625574112" calcext:value-type="float">
            <text:p>157.56362557411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5.140382289886" calcext:value-type="float">
            <text:p>135.14038228988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65.404710769653" calcext:value-type="float">
            <text:p>165.40471076965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93.53919672966" calcext:value-type="float">
            <text:p>293.5391967296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98.92017865181" calcext:value-type="float">
            <text:p>298.9201786518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02.54291343689" calcext:value-type="float">
            <text:p>402.5429134368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31.039070129395" calcext:value-type="float">
            <text:p>231.03907012939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86.235801458359" calcext:value-type="float">
            <text:p>386.23580145835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95.798445940018" calcext:value-type="float">
            <text:p>295.79844594001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73.2948834896088" calcext:value-type="float">
            <text:p>73.294883489608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81.137570858002" calcext:value-type="float">
            <text:p>181.13757085800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67.133224964142" calcext:value-type="float">
            <text:p>267.13322496414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63.403891086578" calcext:value-type="float">
            <text:p>263.40389108657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25.654772281647" calcext:value-type="float">
            <text:p>125.654772281647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34.541057348251" calcext:value-type="float">
            <text:p>134.54105734825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6.3334727287293" calcext:value-type="float">
            <text:p>36.333472728729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62.4018514156342" calcext:value-type="float">
            <text:p>62.401851415634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96.496924161911" calcext:value-type="float">
            <text:p>196.49692416191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5.4372551441193" calcext:value-type="float">
            <text:p>35.437255144119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32.612457036972" calcext:value-type="float">
            <text:p>332.612457036972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18.359529972076" calcext:value-type="float">
            <text:p>218.359529972076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65.937106132507" calcext:value-type="float">
            <text:p>265.937106132507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13.012026071548" calcext:value-type="float">
            <text:p>113.012026071548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14.928107738495" calcext:value-type="float">
            <text:p>214.92810773849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94.370090007782" calcext:value-type="float">
            <text:p>94.37009000778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79.3370938301086" calcext:value-type="float">
            <text:p>79.337093830108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42.749484300613" calcext:value-type="float">
            <text:p>342.74948430061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405.673094987869" calcext:value-type="float">
            <text:p>405.67309498786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90.6782946586609" calcext:value-type="float">
            <text:p>90.6782946586609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27.631879091263" calcext:value-type="float">
            <text:p>227.631879091263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70.9526481628418" calcext:value-type="float">
            <text:p>70.9526481628418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377.572425365448" calcext:value-type="float">
            <text:p>377.572425365448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319.079499721527" calcext:value-type="float">
            <text:p>319.079499721527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35.4956851005554" calcext:value-type="float">
            <text:p>35.4956851005554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368.075845956802" calcext:value-type="float">
            <text:p>368.075845956802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35.5457620620728" calcext:value-type="float">
            <text:p>35.545762062072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35.2073512077332" calcext:value-type="float">
            <text:p>35.207351207733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99.462045431137" calcext:value-type="float">
            <text:p>199.462045431137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63.5419561862946" calcext:value-type="float">
            <text:p>63.5419561862946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44.6581778526306" calcext:value-type="float">
            <text:p>44.6581778526306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317.542603969574" calcext:value-type="float">
            <text:p>317.54260396957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35.6801087856293" calcext:value-type="float">
            <text:p>35.6801087856293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5.1722724437714" calcext:value-type="float">
            <text:p>55.1722724437714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270.433600902557" calcext:value-type="float">
            <text:p>270.433600902557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323.066722869873" calcext:value-type="float">
            <text:p>323.066722869873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26.260943412781" calcext:value-type="float">
            <text:p>126.260943412781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46.473740816116" calcext:value-type="float">
            <text:p>146.473740816116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76.3312201499939" calcext:value-type="float">
            <text:p>76.3312201499939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69.7091844081879" calcext:value-type="float">
            <text:p>69.7091844081879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36.1416339874268" calcext:value-type="float">
            <text:p>36.141633987426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16.696056365967" calcext:value-type="float">
            <text:p>116.696056365967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366.975358247757" calcext:value-type="float">
            <text:p>366.975358247757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00.596747875214" calcext:value-type="float">
            <text:p>100.596747875214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509.488250017166" calcext:value-type="float">
            <text:p>509.488250017166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78.0948488712311" calcext:value-type="float">
            <text:p>78.0948488712311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591.229549407959" calcext:value-type="float">
            <text:p>591.229549407959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80.1349456310272" calcext:value-type="float">
            <text:p>80.1349456310272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43.854410648346" calcext:value-type="float">
            <text:p>143.854410648346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21.724940776825" calcext:value-type="float">
            <text:p>121.724940776825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405.052182435989" calcext:value-type="float">
            <text:p>405.052182435989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13.136990308762" calcext:value-type="float">
            <text:p>113.136990308762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72.0931363105774" calcext:value-type="float">
            <text:p>72.093136310577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66.216285228729" calcext:value-type="float">
            <text:p>166.216285228729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88.5605657100678" calcext:value-type="float">
            <text:p>88.5605657100678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50.318174123764" calcext:value-type="float">
            <text:p>150.318174123764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414.556772470474" calcext:value-type="float">
            <text:p>414.556772470474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230.088851451874" calcext:value-type="float">
            <text:p>230.088851451874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60.3221707344055" calcext:value-type="float">
            <text:p>60.3221707344055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71.03786277771" calcext:value-type="float">
            <text:p>71.03786277771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22.6118516922" calcext:value-type="float">
            <text:p>222.6118516922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505.049761533737" calcext:value-type="float">
            <text:p>505.049761533737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53.820714712143" calcext:value-type="float">
            <text:p>153.820714712143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587.981064558029" calcext:value-type="float">
            <text:p>587.981064558029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234.584096908569" calcext:value-type="float">
            <text:p>234.584096908569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42.265737056732" calcext:value-type="float">
            <text:p>142.265737056732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225.332230806351" calcext:value-type="float">
            <text:p>225.332230806351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5.0811815261841" calcext:value-type="float">
            <text:p>45.0811815261841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22.36811041832" calcext:value-type="float">
            <text:p>122.36811041832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567.010533332825" calcext:value-type="float">
            <text:p>567.010533332825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66.37216091156" calcext:value-type="float">
            <text:p>166.37216091156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23.892461776733" calcext:value-type="float">
            <text:p>123.892461776733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54.5272877216339" calcext:value-type="float">
            <text:p>54.5272877216339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212.776269674301" calcext:value-type="float">
            <text:p>212.776269674301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286.503255128861" calcext:value-type="float">
            <text:p>286.503255128861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90.455766677856" calcext:value-type="float">
            <text:p>190.455766677856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12.68137550354" calcext:value-type="float">
            <text:p>112.68137550354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317.612922668457" calcext:value-type="float">
            <text:p>317.612922668457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428.383338928223" calcext:value-type="float">
            <text:p>428.383338928223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69.934873580933" calcext:value-type="float">
            <text:p>169.934873580933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93.154413700104" calcext:value-type="float">
            <text:p>193.154413700104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234.196859359741" calcext:value-type="float">
            <text:p>234.196859359741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266.741250514984" calcext:value-type="float">
            <text:p>266.741250514984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93.146787881851" calcext:value-type="float">
            <text:p>193.146787881851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13.586126327515" calcext:value-type="float">
            <text:p>113.586126327515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64.052355527878" calcext:value-type="float">
            <text:p>164.052355527878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43.9688658714294" calcext:value-type="float">
            <text:p>43.9688658714294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337.438329696655" calcext:value-type="float">
            <text:p>337.438329696655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99.8805377483368" calcext:value-type="float">
            <text:p>99.8805377483368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242.749544143677" calcext:value-type="float">
            <text:p>242.749544143677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35.9177486896515" calcext:value-type="float">
            <text:p>35.9177486896515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524.701766490936" calcext:value-type="float">
            <text:p>524.701766490936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58.817211151123" calcext:value-type="float">
            <text:p>158.817211151123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20.932959079742" calcext:value-type="float">
            <text:p>120.932959079742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229.201132774353" calcext:value-type="float">
            <text:p>229.201132774353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574.798362731934" calcext:value-type="float">
            <text:p>574.798362731934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35.3761692047119" calcext:value-type="float">
            <text:p>35.3761692047119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521.113165140152" calcext:value-type="float">
            <text:p>521.113165140152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60.7575097084045" calcext:value-type="float">
            <text:p>60.7575097084045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35.1703035831451" calcext:value-type="float">
            <text:p>35.1703035831451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440.060943841934" calcext:value-type="float">
            <text:p>440.060943841934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38.549223661423" calcext:value-type="float">
            <text:p>138.549223661423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35.8065118789673" calcext:value-type="float">
            <text:p>35.8065118789673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241.732957839966" calcext:value-type="float">
            <text:p>241.732957839966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238.252058267593" calcext:value-type="float">
            <text:p>238.252058267593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346.176258325577" calcext:value-type="float">
            <text:p>346.176258325577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55.0193390846252" calcext:value-type="float">
            <text:p>55.0193390846252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90.243901014328" calcext:value-type="float">
            <text:p>90.243901014328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240.332717895508" calcext:value-type="float">
            <text:p>240.332717895508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71.769386529922" calcext:value-type="float">
            <text:p>171.769386529922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42.132066965103" calcext:value-type="float">
            <text:p>142.132066965103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53.3014447689056" calcext:value-type="float">
            <text:p>53.3014447689056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55.219862699509" calcext:value-type="float">
            <text:p>155.219862699509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22.526348829269" calcext:value-type="float">
            <text:p>122.526348829269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45.2678425312042" calcext:value-type="float">
            <text:p>45.267842531204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54.67683672905" calcext:value-type="float">
            <text:p>154.67683672905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350.274430751801" calcext:value-type="float">
            <text:p>350.274430751801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79.3025250434876" calcext:value-type="float">
            <text:p>79.3025250434876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35.6507992744446" calcext:value-type="float">
            <text:p>35.6507992744446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35.9796297550201" calcext:value-type="float">
            <text:p>35.9796297550201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393.545102119446" calcext:value-type="float">
            <text:p>393.545102119446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99.2755279541016" calcext:value-type="float">
            <text:p>99.2755279541016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85.2514765262604" calcext:value-type="float">
            <text:p>85.2514765262604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451.093666791916" calcext:value-type="float">
            <text:p>451.093666791916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204.723469734192" calcext:value-type="float">
            <text:p>204.723469734192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132.772232532501" calcext:value-type="float">
            <text:p>132.772232532501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402.855196475983" calcext:value-type="float">
            <text:p>402.855196475983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107.952205657959" calcext:value-type="float">
            <text:p>107.952205657959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31.887295484543" calcext:value-type="float">
            <text:p>131.887295484543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15.032918214798" calcext:value-type="float">
            <text:p>215.032918214798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347.524189949036" calcext:value-type="float">
            <text:p>347.524189949036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288.175548315048" calcext:value-type="float">
            <text:p>288.175548315048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411.50740480423" calcext:value-type="float">
            <text:p>411.50740480423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98.0294947624207" calcext:value-type="float">
            <text:p>98.0294947624207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46.916544914246" calcext:value-type="float">
            <text:p>146.916544914246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53.9342637062073" calcext:value-type="float">
            <text:p>53.9342637062073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09.301493883133" calcext:value-type="float">
            <text:p>109.301493883133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223.825463294983" calcext:value-type="float">
            <text:p>223.825463294983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258.827380657196" calcext:value-type="float">
            <text:p>258.827380657196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80.014376401901" calcext:value-type="float">
            <text:p>180.014376401901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169.578856945038" calcext:value-type="float">
            <text:p>169.578856945038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43.8021342754364" calcext:value-type="float">
            <text:p>43.8021342754364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53.1695106029511" calcext:value-type="float">
            <text:p>53.1695106029511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43.5226926803589" calcext:value-type="float">
            <text:p>43.5226926803589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35.4613075256348" calcext:value-type="float">
            <text:p>35.4613075256348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263.617554187775" calcext:value-type="float">
            <text:p>263.617554187775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90.1527352333069" calcext:value-type="float">
            <text:p>90.1527352333069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61.7824268341064" calcext:value-type="float">
            <text:p>61.7824268341064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331.291382789612" calcext:value-type="float">
            <text:p>331.291382789612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150.828284502029" calcext:value-type="float">
            <text:p>150.828284502029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362.844757318497" calcext:value-type="float">
            <text:p>362.844757318497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85.0880215167999" calcext:value-type="float">
            <text:p>85.0880215167999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67.921189308167" calcext:value-type="float">
            <text:p>167.921189308167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201.404656410217" calcext:value-type="float">
            <text:p>201.404656410217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233.344217538834" calcext:value-type="float">
            <text:p>233.344217538834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54.2845673561096" calcext:value-type="float">
            <text:p>54.2845673561096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146.188831329346" calcext:value-type="float">
            <text:p>146.188831329346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44.909291267395" calcext:value-type="float">
            <text:p>44.909291267395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268.747286081314" calcext:value-type="float">
            <text:p>268.747286081314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180.20299911499" calcext:value-type="float">
            <text:p>180.20299911499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120.093072414398" calcext:value-type="float">
            <text:p>120.093072414398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339.629361152649" calcext:value-type="float">
            <text:p>339.629361152649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213.807250976563" calcext:value-type="float">
            <text:p>213.807250976563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206.263120889664" calcext:value-type="float">
            <text:p>206.263120889664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109.929587602615" calcext:value-type="float">
            <text:p>109.929587602615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269.771100521088" calcext:value-type="float">
            <text:p>269.771100521088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43.9228851795197" calcext:value-type="float">
            <text:p>43.9228851795197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86.5800776481628" calcext:value-type="float">
            <text:p>86.5800776481628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61.9006803035736" calcext:value-type="float">
            <text:p>61.9006803035736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542.64764380455" calcext:value-type="float">
            <text:p>542.64764380455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21.249217510223" calcext:value-type="float">
            <text:p>121.249217510223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90.4320676326752" calcext:value-type="float">
            <text:p>90.4320676326752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34.355530500412" calcext:value-type="float">
            <text:p>134.355530500412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248.176315307617" calcext:value-type="float">
            <text:p>248.176315307617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02.590804815292" calcext:value-type="float">
            <text:p>102.590804815292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117.471593379974" calcext:value-type="float">
            <text:p>117.471593379974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318.110735177994" calcext:value-type="float">
            <text:p>318.110735177994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122.186189651489" calcext:value-type="float">
            <text:p>122.186189651489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54.3939609527588" calcext:value-type="float">
            <text:p>54.3939609527588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82.7135648727417" calcext:value-type="float">
            <text:p>82.7135648727417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35.1365747451782" calcext:value-type="float">
            <text:p>35.1365747451782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35.4362366199493" calcext:value-type="float">
            <text:p>35.4362366199493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35.5545320510864" calcext:value-type="float">
            <text:p>35.5545320510864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93.1821911334992" calcext:value-type="float">
            <text:p>93.1821911334992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54.4048717021942" calcext:value-type="float">
            <text:p>54.4048717021942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53.758969783783" calcext:value-type="float">
            <text:p>53.758969783783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182.354357004166" calcext:value-type="float">
            <text:p>182.354357004166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115.054682731628" calcext:value-type="float">
            <text:p>115.054682731628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487.921116828918" calcext:value-type="float">
            <text:p>487.921116828918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100.627562522888" calcext:value-type="float">
            <text:p>100.627562522888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120.51726436615" calcext:value-type="float">
            <text:p>120.51726436615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182.521666765213" calcext:value-type="float">
            <text:p>182.521666765213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132.793299674988" calcext:value-type="float">
            <text:p>132.793299674988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70.1688566207886" calcext:value-type="float">
            <text:p>70.1688566207886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63.9654040336609" calcext:value-type="float">
            <text:p>63.9654040336609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273.180635690689" calcext:value-type="float">
            <text:p>273.180635690689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59.2214267253876" calcext:value-type="float">
            <text:p>59.2214267253876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223.174324512482" calcext:value-type="float">
            <text:p>223.174324512482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35.2340738773346" calcext:value-type="float">
            <text:p>35.2340738773346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553.438312292099" calcext:value-type="float">
            <text:p>553.438312292099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139.304819107056" calcext:value-type="float">
            <text:p>139.304819107056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405.320539951324" calcext:value-type="float">
            <text:p>405.320539951324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35.837886095047" calcext:value-type="float">
            <text:p>35.837886095047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44.7603266239166" calcext:value-type="float">
            <text:p>44.7603266239166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349.198777675629" calcext:value-type="float">
            <text:p>349.198777675629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35.7545280456543" calcext:value-type="float">
            <text:p>35.7545280456543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465.362457990646" calcext:value-type="float">
            <text:p>465.362457990646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102.807444095612" calcext:value-type="float">
            <text:p>102.807444095612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359.873426675797" calcext:value-type="float">
            <text:p>359.873426675797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36.2187592983246" calcext:value-type="float">
            <text:p>36.2187592983246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55.2836656570435" calcext:value-type="float">
            <text:p>55.2836656570435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463.219573259354" calcext:value-type="float">
            <text:p>463.219573259354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208.560507774353" calcext:value-type="float">
            <text:p>208.560507774353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84.8670740127564" calcext:value-type="float">
            <text:p>84.8670740127564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87.2970042228699" calcext:value-type="float">
            <text:p>87.2970042228699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225.837694168091" calcext:value-type="float">
            <text:p>225.837694168091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195.852553129196" calcext:value-type="float">
            <text:p>195.852553129196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90.3046405315399" calcext:value-type="float">
            <text:p>90.3046405315399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435.101197719574" calcext:value-type="float">
            <text:p>435.101197719574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473.662517547607" calcext:value-type="float">
            <text:p>473.662517547607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6.1070051193237" calcext:value-type="float">
            <text:p>36.1070051193237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45.040589094162" calcext:value-type="float">
            <text:p>45.040589094162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465.008118152618" calcext:value-type="float">
            <text:p>465.008118152618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206.413458824158" calcext:value-type="float">
            <text:p>206.413458824158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80.8731195926666" calcext:value-type="float">
            <text:p>80.8731195926666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61.7308728694916" calcext:value-type="float">
            <text:p>61.7308728694916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193.550143480301" calcext:value-type="float">
            <text:p>193.550143480301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222.652646303177" calcext:value-type="float">
            <text:p>222.652646303177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104.960055589676" calcext:value-type="float">
            <text:p>104.960055589676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136.528350353241" calcext:value-type="float">
            <text:p>136.528350353241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123.635143756866" calcext:value-type="float">
            <text:p>123.635143756866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131.750394582748" calcext:value-type="float">
            <text:p>131.750394582748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280.357407093048" calcext:value-type="float">
            <text:p>280.357407093048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529.775912284851" calcext:value-type="float">
            <text:p>529.775912284851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502.794123888016" calcext:value-type="float">
            <text:p>502.794123888016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469.894911766052" calcext:value-type="float">
            <text:p>469.894911766052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246.714896917343" calcext:value-type="float">
            <text:p>246.714896917343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216.888754606247" calcext:value-type="float">
            <text:p>216.888754606247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531.135060787201" calcext:value-type="float">
            <text:p>531.135060787201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200.517273902893" calcext:value-type="float">
            <text:p>200.517273902893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152.697443962097" calcext:value-type="float">
            <text:p>152.697443962097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146.690177679062" calcext:value-type="float">
            <text:p>146.690177679062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337.621888875961" calcext:value-type="float">
            <text:p>337.621888875961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24.236900568008" calcext:value-type="float">
            <text:p>124.236900568008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129.266429662704" calcext:value-type="float">
            <text:p>129.266429662704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108.52258682251" calcext:value-type="float">
            <text:p>108.52258682251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344.086942195892" calcext:value-type="float">
            <text:p>344.086942195892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315.039629459381" calcext:value-type="float">
            <text:p>315.039629459381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55.9212865829468" calcext:value-type="float">
            <text:p>55.9212865829468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36.0824909210205" calcext:value-type="float">
            <text:p>36.0824909210205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268.9572224617" calcext:value-type="float">
            <text:p>268.9572224617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297.651899337769" calcext:value-type="float">
            <text:p>297.651899337769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131.997046947479" calcext:value-type="float">
            <text:p>131.997046947479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93.5308418273926" calcext:value-type="float">
            <text:p>93.5308418273926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268.45779967308" calcext:value-type="float">
            <text:p>268.45779967308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120.884974718094" calcext:value-type="float">
            <text:p>120.884974718094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433.401696443558" calcext:value-type="float">
            <text:p>433.401696443558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208.76291513443" calcext:value-type="float">
            <text:p>208.76291513443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61.4946746826172" calcext:value-type="float">
            <text:p>61.4946746826172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120.343437194824" calcext:value-type="float">
            <text:p>120.343437194824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35.8444776535034" calcext:value-type="float">
            <text:p>35.8444776535034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198.201785802841" calcext:value-type="float">
            <text:p>198.201785802841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574.814025402069" calcext:value-type="float">
            <text:p>574.814025402069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98.9699220657349" calcext:value-type="float">
            <text:p>98.9699220657349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365.670239448547" calcext:value-type="float">
            <text:p>365.670239448547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362.900796413422" calcext:value-type="float">
            <text:p>362.900796413422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230.996448993683" calcext:value-type="float">
            <text:p>230.996448993683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204.490122079849" calcext:value-type="float">
            <text:p>204.490122079849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98.0931270122528" calcext:value-type="float">
            <text:p>98.0931270122528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168.349549531937" calcext:value-type="float">
            <text:p>168.349549531937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170.403015136719" calcext:value-type="float">
            <text:p>170.403015136719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231.44061255455" calcext:value-type="float">
            <text:p>231.44061255455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220.595813035965" calcext:value-type="float">
            <text:p>220.595813035965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141.429492235184" calcext:value-type="float">
            <text:p>141.429492235184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71.4432511329651" calcext:value-type="float">
            <text:p>71.4432511329651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100.671053886414" calcext:value-type="float">
            <text:p>100.671053886414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316.588119745255" calcext:value-type="float">
            <text:p>316.588119745255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35.6201045513153" calcext:value-type="float">
            <text:p>35.6201045513153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145.807680130005" calcext:value-type="float">
            <text:p>145.807680130005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192.969648122787" calcext:value-type="float">
            <text:p>192.969648122787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146.187293529511" calcext:value-type="float">
            <text:p>146.187293529511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55.1952335834503" calcext:value-type="float">
            <text:p>55.1952335834503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176.577479124069" calcext:value-type="float">
            <text:p>176.577479124069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35.9344055652618" calcext:value-type="float">
            <text:p>35.9344055652618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36.0724022388458" calcext:value-type="float">
            <text:p>36.0724022388458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87.7325837612152" calcext:value-type="float">
            <text:p>87.7325837612152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123.211604118347" calcext:value-type="float">
            <text:p>123.211604118347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93.6060266494751" calcext:value-type="float">
            <text:p>93.6060266494751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175.720087766647" calcext:value-type="float">
            <text:p>175.720087766647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35.6816427707672" calcext:value-type="float">
            <text:p>35.6816427707672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157.393977642059" calcext:value-type="float">
            <text:p>157.393977642059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71.3031108379364" calcext:value-type="float">
            <text:p>71.3031108379364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461.712332248688" calcext:value-type="float">
            <text:p>461.712332248688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35.8683526515961" calcext:value-type="float">
            <text:p>35.8683526515961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459.460248470306" calcext:value-type="float">
            <text:p>459.460248470306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223.626223802567" calcext:value-type="float">
            <text:p>223.626223802567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44.2072656154633" calcext:value-type="float">
            <text:p>44.2072656154633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61.9583747386932" calcext:value-type="float">
            <text:p>61.9583747386932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127.166384935379" calcext:value-type="float">
            <text:p>127.166384935379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456.259280920029" calcext:value-type="float">
            <text:p>456.259280920029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43.7334127426147" calcext:value-type="float">
            <text:p>43.7334127426147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67.7076125144959" calcext:value-type="float">
            <text:p>67.7076125144959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286.079455137253" calcext:value-type="float">
            <text:p>286.079455137253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119.386352539063" calcext:value-type="float">
            <text:p>119.386352539063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36.2220840454102" calcext:value-type="float">
            <text:p>36.2220840454102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35.8910903930664" calcext:value-type="float">
            <text:p>35.8910903930664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103.132284164429" calcext:value-type="float">
            <text:p>103.132284164429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161.120889186859" calcext:value-type="float">
            <text:p>161.120889186859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124.249657392502" calcext:value-type="float">
            <text:p>124.249657392502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165.020316362381" calcext:value-type="float">
            <text:p>165.020316362381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78.0088419914246" calcext:value-type="float">
            <text:p>78.0088419914246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35.8121874332428" calcext:value-type="float">
            <text:p>35.8121874332428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105.676194906235" calcext:value-type="float">
            <text:p>105.676194906235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126.444345235825" calcext:value-type="float">
            <text:p>126.444345235825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323.04985666275" calcext:value-type="float">
            <text:p>323.04985666275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35.9340534210205" calcext:value-type="float">
            <text:p>35.9340534210205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44.3895463943481" calcext:value-type="float">
            <text:p>44.3895463943481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326.205096721649" calcext:value-type="float">
            <text:p>326.205096721649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80.4621291160584" calcext:value-type="float">
            <text:p>80.4621291160584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257.220728874207" calcext:value-type="float">
            <text:p>257.220728874207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280.39818239212" calcext:value-type="float">
            <text:p>280.39818239212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394.539213418961" calcext:value-type="float">
            <text:p>394.539213418961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107.79759478569" calcext:value-type="float">
            <text:p>107.79759478569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589.490189313889" calcext:value-type="float">
            <text:p>589.490189313889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247.339266300201" calcext:value-type="float">
            <text:p>247.339266300201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104.514961719513" calcext:value-type="float">
            <text:p>104.514961719513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285.89195728302" calcext:value-type="float">
            <text:p>285.89195728302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89.6675851345062" calcext:value-type="float">
            <text:p>89.6675851345062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269.112589836121" calcext:value-type="float">
            <text:p>269.112589836121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55.2223589420319" calcext:value-type="float">
            <text:p>55.2223589420319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69.4019346237183" calcext:value-type="float">
            <text:p>69.4019346237183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198.282169818878" calcext:value-type="float">
            <text:p>198.282169818878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70.4227085113525" calcext:value-type="float">
            <text:p>70.4227085113525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170.971880435944" calcext:value-type="float">
            <text:p>170.971880435944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63.7156674861908" calcext:value-type="float">
            <text:p>63.7156674861908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120.628569364548" calcext:value-type="float">
            <text:p>120.628569364548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75.8705313205719" calcext:value-type="float">
            <text:p>75.8705313205719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222.42943406105" calcext:value-type="float">
            <text:p>222.42943406105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94.3556678295136" calcext:value-type="float">
            <text:p>94.3556678295136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73.0595383644104" calcext:value-type="float">
            <text:p>73.0595383644104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144.999508857727" calcext:value-type="float">
            <text:p>144.999508857727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284.269579172134" calcext:value-type="float">
            <text:p>284.269579172134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157.157647848129" calcext:value-type="float">
            <text:p>157.157647848129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36.2221412658691" calcext:value-type="float">
            <text:p>36.2221412658691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44.8087503910065" calcext:value-type="float">
            <text:p>44.8087503910065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193.812031745911" calcext:value-type="float">
            <text:p>193.812031745911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277.175045013428" calcext:value-type="float">
            <text:p>277.175045013428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111.556415081024" calcext:value-type="float">
            <text:p>111.556415081024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44.4585328102112" calcext:value-type="float">
            <text:p>44.4585328102112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63.5342018604279" calcext:value-type="float">
            <text:p>63.5342018604279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52.7614719867706" calcext:value-type="float">
            <text:p>52.7614719867706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234.964102983475" calcext:value-type="float">
            <text:p>234.964102983475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36.0850102901459" calcext:value-type="float">
            <text:p>36.0850102901459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391.645850896835" calcext:value-type="float">
            <text:p>391.645850896835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378.493779420853" calcext:value-type="float">
            <text:p>378.493779420853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102.545517683029" calcext:value-type="float">
            <text:p>102.545517683029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542.309188604355" calcext:value-type="float">
            <text:p>542.309188604355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35.6662664413452" calcext:value-type="float">
            <text:p>35.6662664413452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139.352060556412" calcext:value-type="float">
            <text:p>139.352060556412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129.19789147377" calcext:value-type="float">
            <text:p>129.19789147377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156.872198343277" calcext:value-type="float">
            <text:p>156.872198343277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86.5585021972656" calcext:value-type="float">
            <text:p>86.5585021972656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54.3085775375366" calcext:value-type="float">
            <text:p>54.3085775375366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68.9745407104492" calcext:value-type="float">
            <text:p>68.9745407104492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143.882370948792" calcext:value-type="float">
            <text:p>143.882370948792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70.4030947685242" calcext:value-type="float">
            <text:p>70.4030947685242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44.3715136051178" calcext:value-type="float">
            <text:p>44.3715136051178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36.0555531978607" calcext:value-type="float">
            <text:p>36.0555531978607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97.4472460746765" calcext:value-type="float">
            <text:p>97.4472460746765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121.020774841309" calcext:value-type="float">
            <text:p>121.020774841309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161.16304898262" calcext:value-type="float">
            <text:p>161.16304898262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87.1756494045258" calcext:value-type="float">
            <text:p>87.1756494045258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35.9036359786987" calcext:value-type="float">
            <text:p>35.9036359786987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142.716360092163" calcext:value-type="float">
            <text:p>142.716360092163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36.2966313362122" calcext:value-type="float">
            <text:p>36.2966313362122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44.1053800582886" calcext:value-type="float">
            <text:p>44.1053800582886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599.195564985275" calcext:value-type="float">
            <text:p>599.195564985275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71.7284119129181" calcext:value-type="float">
            <text:p>71.7284119129181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273.000244140625" calcext:value-type="float">
            <text:p>273.000244140625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45.4098970890045" calcext:value-type="float">
            <text:p>45.4098970890045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417.446757793427" calcext:value-type="float">
            <text:p>417.446757793427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117.968477725983" calcext:value-type="float">
            <text:p>117.968477725983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326.328170061111" calcext:value-type="float">
            <text:p>326.328170061111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44.3453288078308" calcext:value-type="float">
            <text:p>44.3453288078308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110.843413591385" calcext:value-type="float">
            <text:p>110.843413591385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73.1591770648956" calcext:value-type="float">
            <text:p>73.1591770648956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481.509108781815" calcext:value-type="float">
            <text:p>481.509108781815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101.462745189667" calcext:value-type="float">
            <text:p>101.462745189667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268.738062858582" calcext:value-type="float">
            <text:p>268.738062858582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247.644568443298" calcext:value-type="float">
            <text:p>247.644568443298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36.2848773002625" calcext:value-type="float">
            <text:p>36.2848773002625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232.40139579773" calcext:value-type="float">
            <text:p>232.40139579773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35.6243212223053" calcext:value-type="float">
            <text:p>35.6243212223053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591.405833005905" calcext:value-type="float">
            <text:p>591.405833005905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110.718584775925" calcext:value-type="float">
            <text:p>110.718584775925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255.8399913311" calcext:value-type="float">
            <text:p>255.8399913311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89.6765983104706" calcext:value-type="float">
            <text:p>89.6765983104706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74.1506280899048" calcext:value-type="float">
            <text:p>74.1506280899048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55.4783816337585" calcext:value-type="float">
            <text:p>55.4783816337585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55.6065459251404" calcext:value-type="float">
            <text:p>55.6065459251404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230.838051557541" calcext:value-type="float">
            <text:p>230.838051557541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194.542515993118" calcext:value-type="float">
            <text:p>194.542515993118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36.0062441825867" calcext:value-type="float">
            <text:p>36.0062441825867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78.7202100753784" calcext:value-type="float">
            <text:p>78.7202100753784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122.08274769783" calcext:value-type="float">
            <text:p>122.08274769783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53.7223570346832" calcext:value-type="float">
            <text:p>53.7223570346832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44.6725001335144" calcext:value-type="float">
            <text:p>44.6725001335144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345.159321308136" calcext:value-type="float">
            <text:p>345.159321308136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62.235200881958" calcext:value-type="float">
            <text:p>62.235200881958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276.371926784515" calcext:value-type="float">
            <text:p>276.371926784515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85.8106181621552" calcext:value-type="float">
            <text:p>85.8106181621552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70.7814650535584" calcext:value-type="float">
            <text:p>70.7814650535584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145.757495641708" calcext:value-type="float">
            <text:p>145.757495641708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35.7358660697937" calcext:value-type="float">
            <text:p>35.7358660697937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36.4906497001648" calcext:value-type="float">
            <text:p>36.4906497001648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35.6995120048523" calcext:value-type="float">
            <text:p>35.6995120048523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87.5289237499237" calcext:value-type="float">
            <text:p>87.5289237499237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469.95561003685" calcext:value-type="float">
            <text:p>469.95561003685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486.823879241943" calcext:value-type="float">
            <text:p>486.823879241943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104.12477350235" calcext:value-type="float">
            <text:p>104.12477350235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135.45467543602" calcext:value-type="float">
            <text:p>135.45467543602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166.141050338745" calcext:value-type="float">
            <text:p>166.141050338745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214.860557079315" calcext:value-type="float">
            <text:p>214.860557079315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230.828493118286" calcext:value-type="float">
            <text:p>230.828493118286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84.0286226272583" calcext:value-type="float">
            <text:p>84.0286226272583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72.8499910831451" calcext:value-type="float">
            <text:p>72.8499910831451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68.3781006336212" calcext:value-type="float">
            <text:p>68.3781006336212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36.0399866104126" calcext:value-type="float">
            <text:p>36.0399866104126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78.3778095245361" calcext:value-type="float">
            <text:p>78.3778095245361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86.4767665863037" calcext:value-type="float">
            <text:p>86.4767665863037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35.6480712890625" calcext:value-type="float">
            <text:p>35.6480712890625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166.683615446091" calcext:value-type="float">
            <text:p>166.683615446091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361.914477586746" calcext:value-type="float">
            <text:p>361.914477586746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174.48731637001" calcext:value-type="float">
            <text:p>174.48731637001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518.456568241119" calcext:value-type="float">
            <text:p>518.456568241119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84.5027322769165" calcext:value-type="float">
            <text:p>84.5027322769165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174.032818555832" calcext:value-type="float">
            <text:p>174.032818555832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44.8190655708313" calcext:value-type="float">
            <text:p>44.8190655708313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329.903155326843" calcext:value-type="float">
            <text:p>329.903155326843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44.5896952152252" calcext:value-type="float">
            <text:p>44.5896952152252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382.052163600922" calcext:value-type="float">
            <text:p>382.052163600922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200.023210048676" calcext:value-type="float">
            <text:p>200.023210048676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156.694461107254" calcext:value-type="float">
            <text:p>156.694461107254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53.3289213180542" calcext:value-type="float">
            <text:p>53.3289213180542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475.684052467346" calcext:value-type="float">
            <text:p>475.684052467346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440.067939519882" calcext:value-type="float">
            <text:p>440.067939519882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92.2688701152802" calcext:value-type="float">
            <text:p>92.2688701152802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103.756116628647" calcext:value-type="float">
            <text:p>103.756116628647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139.92580986023" calcext:value-type="float">
            <text:p>139.92580986023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144.639570951462" calcext:value-type="float">
            <text:p>144.639570951462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69.1749737262726" calcext:value-type="float">
            <text:p>69.1749737262726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108.01939868927" calcext:value-type="float">
            <text:p>108.01939868927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296.972193479538" calcext:value-type="float">
            <text:p>296.972193479538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267.163356542587" calcext:value-type="float">
            <text:p>267.163356542587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84.8761739730835" calcext:value-type="float">
            <text:p>84.8761739730835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300.714298725128" calcext:value-type="float">
            <text:p>300.714298725128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346.821333408356" calcext:value-type="float">
            <text:p>346.821333408356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265.466282367706" calcext:value-type="float">
            <text:p>265.466282367706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560.327541589737" calcext:value-type="float">
            <text:p>560.327541589737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220.328322649002" calcext:value-type="float">
            <text:p>220.328322649002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53.8236570358276" calcext:value-type="float">
            <text:p>53.8236570358276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216.350101232529" calcext:value-type="float">
            <text:p>216.350101232529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250.012734174728" calcext:value-type="float">
            <text:p>250.012734174728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144.368928432465" calcext:value-type="float">
            <text:p>144.368928432465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131.53732919693" calcext:value-type="float">
            <text:p>131.53732919693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294.881586551666" calcext:value-type="float">
            <text:p>294.881586551666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143.474171638489" calcext:value-type="float">
            <text:p>143.474171638489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54.2732033729553" calcext:value-type="float">
            <text:p>54.2732033729553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262.086510896683" calcext:value-type="float">
            <text:p>262.086510896683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82.1750435829163" calcext:value-type="float">
            <text:p>82.1750435829163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158.670304059982" calcext:value-type="float">
            <text:p>158.670304059982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517.077727079392" calcext:value-type="float">
            <text:p>517.077727079392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35.5288593769074" calcext:value-type="float">
            <text:p>35.5288593769074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362.54642033577" calcext:value-type="float">
            <text:p>362.54642033577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35.6496953964233" calcext:value-type="float">
            <text:p>35.6496953964233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69.1203150749207" calcext:value-type="float">
            <text:p>69.1203150749207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109.904016017914" calcext:value-type="float">
            <text:p>109.904016017914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127.727980613709" calcext:value-type="float">
            <text:p>127.727980613709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53.1888108253479" calcext:value-type="float">
            <text:p>53.1888108253479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53.8961644172668" calcext:value-type="float">
            <text:p>53.8961644172668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92.9269540309906" calcext:value-type="float">
            <text:p>92.9269540309906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406.812544584274" calcext:value-type="float">
            <text:p>406.812544584274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182.944499492645" calcext:value-type="float">
            <text:p>182.944499492645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358.91771030426" calcext:value-type="float">
            <text:p>358.91771030426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35.5373136997223" calcext:value-type="float">
            <text:p>35.5373136997223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211.771654605865" calcext:value-type="float">
            <text:p>211.771654605865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90.347626209259" calcext:value-type="float">
            <text:p>90.347626209259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113.365244150162" calcext:value-type="float">
            <text:p>113.365244150162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257.409368038178" calcext:value-type="float">
            <text:p>257.409368038178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228.359837055206" calcext:value-type="float">
            <text:p>228.359837055206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71.904025554657" calcext:value-type="float">
            <text:p>71.904025554657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151.440459251404" calcext:value-type="float">
            <text:p>151.440459251404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77.0735251903534" calcext:value-type="float">
            <text:p>77.0735251903534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206.242292642593" calcext:value-type="float">
            <text:p>206.242292642593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123.727293729782" calcext:value-type="float">
            <text:p>123.727293729782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159.951241254807" calcext:value-type="float">
            <text:p>159.951241254807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73.8387839794159" calcext:value-type="float">
            <text:p>73.8387839794159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402.910551548004" calcext:value-type="float">
            <text:p>402.910551548004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478.063225984573" calcext:value-type="float">
            <text:p>478.063225984573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44.6089217662811" calcext:value-type="float">
            <text:p>44.6089217662811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105.591704130173" calcext:value-type="float">
            <text:p>105.591704130173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240.121690511704" calcext:value-type="float">
            <text:p>240.121690511704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371.282622814178" calcext:value-type="float">
            <text:p>371.282622814178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148.158223152161" calcext:value-type="float">
            <text:p>148.158223152161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97.5413820743561" calcext:value-type="float">
            <text:p>97.5413820743561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309.982138156891" calcext:value-type="float">
            <text:p>309.982138156891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56.2621655464172" calcext:value-type="float">
            <text:p>56.2621655464172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413.346464395523" calcext:value-type="float">
            <text:p>413.346464395523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63.1371042728424" calcext:value-type="float">
            <text:p>63.1371042728424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35.7915861606598" calcext:value-type="float">
            <text:p>35.7915861606598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82.172474861145" calcext:value-type="float">
            <text:p>82.172474861145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569.588744401932" calcext:value-type="float">
            <text:p>569.588744401932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321.855090141296" calcext:value-type="float">
            <text:p>321.855090141296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149.49699306488" calcext:value-type="float">
            <text:p>149.49699306488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140.327811479568" calcext:value-type="float">
            <text:p>140.327811479568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310.622488498688" calcext:value-type="float">
            <text:p>310.622488498688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337.704869031906" calcext:value-type="float">
            <text:p>337.704869031906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68.5227589607239" calcext:value-type="float">
            <text:p>68.5227589607239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219.333320617676" calcext:value-type="float">
            <text:p>219.333320617676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35.9147975444794" calcext:value-type="float">
            <text:p>35.9147975444794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113.661466360092" calcext:value-type="float">
            <text:p>113.661466360092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183.821035385132" calcext:value-type="float">
            <text:p>183.821035385132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130.691223621368" calcext:value-type="float">
            <text:p>130.691223621368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205.044255018234" calcext:value-type="float">
            <text:p>205.044255018234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153.704718351364" calcext:value-type="float">
            <text:p>153.704718351364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547.873731374741" calcext:value-type="float">
            <text:p>547.873731374741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167.602190256119" calcext:value-type="float">
            <text:p>167.602190256119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534.756636857987" calcext:value-type="float">
            <text:p>534.756636857987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52.9067964553833" calcext:value-type="float">
            <text:p>52.9067964553833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360.673331260681" calcext:value-type="float">
            <text:p>360.673331260681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62.6677305698395" calcext:value-type="float">
            <text:p>62.6677305698395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35.9726448059082" calcext:value-type="float">
            <text:p>35.9726448059082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114.583607435226" calcext:value-type="float">
            <text:p>114.583607435226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35.648909330368" calcext:value-type="float">
            <text:p>35.648909330368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84.1165637969971" calcext:value-type="float">
            <text:p>84.1165637969971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119.816140890121" calcext:value-type="float">
            <text:p>119.816140890121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54.1565337181091" calcext:value-type="float">
            <text:p>54.1565337181091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392.451767444611" calcext:value-type="float">
            <text:p>392.451767444611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432.624530553818" calcext:value-type="float">
            <text:p>432.624530553818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102.520868062973" calcext:value-type="float">
            <text:p>102.520868062973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431.081746339798" calcext:value-type="float">
            <text:p>431.081746339798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410.173443078995" calcext:value-type="float">
            <text:p>410.173443078995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44.3551037311554" calcext:value-type="float">
            <text:p>44.3551037311554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86.662397146225" calcext:value-type="float">
            <text:p>86.662397146225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131.092301368713" calcext:value-type="float">
            <text:p>131.092301368713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69.752031326294" calcext:value-type="float">
            <text:p>69.752031326294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108.839318752289" calcext:value-type="float">
            <text:p>108.839318752289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36.2284755706787" calcext:value-type="float">
            <text:p>36.2284755706787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43.9680244922638" calcext:value-type="float">
            <text:p>43.9680244922638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176.622356176376" calcext:value-type="float">
            <text:p>176.622356176376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336.199646949768" calcext:value-type="float">
            <text:p>336.199646949768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341.209321022034" calcext:value-type="float">
            <text:p>341.209321022034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174.197537183762" calcext:value-type="float">
            <text:p>174.197537183762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202.820326328278" calcext:value-type="float">
            <text:p>202.820326328278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170.596759080887" calcext:value-type="float">
            <text:p>170.596759080887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44.666113615036" calcext:value-type="float">
            <text:p>44.666113615036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85.3816406726837" calcext:value-type="float">
            <text:p>85.3816406726837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77.1742663383484" calcext:value-type="float">
            <text:p>77.1742663383484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35.7431976795197" calcext:value-type="float">
            <text:p>35.7431976795197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74.0373818874359" calcext:value-type="float">
            <text:p>74.0373818874359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290.028052330017" calcext:value-type="float">
            <text:p>290.028052330017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419.631778717041" calcext:value-type="float">
            <text:p>419.631778717041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78.6336781978607" calcext:value-type="float">
            <text:p>78.6336781978607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100.434864759445" calcext:value-type="float">
            <text:p>100.434864759445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136.411198139191" calcext:value-type="float">
            <text:p>136.411198139191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104.406342506409" calcext:value-type="float">
            <text:p>104.406342506409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36.1906049251556" calcext:value-type="float">
            <text:p>36.1906049251556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121.731940984726" calcext:value-type="float">
            <text:p>121.731940984726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111.725504875183" calcext:value-type="float">
            <text:p>111.725504875183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133.843762159348" calcext:value-type="float">
            <text:p>133.843762159348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183.480602025986" calcext:value-type="float">
            <text:p>183.480602025986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408.433460474014" calcext:value-type="float">
            <text:p>408.433460474014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353.171035289764" calcext:value-type="float">
            <text:p>353.171035289764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93.2709538936615" calcext:value-type="float">
            <text:p>93.2709538936615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53.5841841697693" calcext:value-type="float">
            <text:p>53.5841841697693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77.6737592220306" calcext:value-type="float">
            <text:p>77.6737592220306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149.566419124603" calcext:value-type="float">
            <text:p>149.566419124603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63.3282918930054" calcext:value-type="float">
            <text:p>63.3282918930054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153.07962679863" calcext:value-type="float">
            <text:p>153.07962679863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44.5662441253662" calcext:value-type="float">
            <text:p>44.5662441253662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43.8459737300873" calcext:value-type="float">
            <text:p>43.8459737300873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36.0054409503937" calcext:value-type="float">
            <text:p>36.0054409503937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112.980736494064" calcext:value-type="float">
            <text:p>112.980736494064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417.962334632874" calcext:value-type="float">
            <text:p>417.962334632874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35.9810607433319" calcext:value-type="float">
            <text:p>35.9810607433319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500.262645959854" calcext:value-type="float">
            <text:p>500.262645959854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163.797582626343" calcext:value-type="float">
            <text:p>163.797582626343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318.772599458694" calcext:value-type="float">
            <text:p>318.772599458694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85.8098776340485" calcext:value-type="float">
            <text:p>85.8098776340485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423.742624282837" calcext:value-type="float">
            <text:p>423.742624282837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69.9636578559876" calcext:value-type="float">
            <text:p>69.9636578559876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534.257418870926" calcext:value-type="float">
            <text:p>534.257418870926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36.6614356040955" calcext:value-type="float">
            <text:p>36.6614356040955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210.234525203705" calcext:value-type="float">
            <text:p>210.234525203705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36.1573963165283" calcext:value-type="float">
            <text:p>36.1573963165283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89.6677839756012" calcext:value-type="float">
            <text:p>89.6677839756012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278.382222175598" calcext:value-type="float">
            <text:p>278.382222175598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582.181078672409" calcext:value-type="float">
            <text:p>582.181078672409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113.728075265884" calcext:value-type="float">
            <text:p>113.728075265884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327.997295379639" calcext:value-type="float">
            <text:p>327.997295379639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541.270642280579" calcext:value-type="float">
            <text:p>541.270642280579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325.173508644104" calcext:value-type="float">
            <text:p>325.173508644104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85.0045130252838" calcext:value-type="float">
            <text:p>85.0045130252838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166.574792146683" calcext:value-type="float">
            <text:p>166.574792146683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143.153267860413" calcext:value-type="float">
            <text:p>143.153267860413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199.261084794998" calcext:value-type="float">
            <text:p>199.261084794998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132.925642251968" calcext:value-type="float">
            <text:p>132.925642251968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150.835290431976" calcext:value-type="float">
            <text:p>150.835290431976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428.067209482193" calcext:value-type="float">
            <text:p>428.067209482193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35.7722425460815" calcext:value-type="float">
            <text:p>35.7722425460815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234.855046987534" calcext:value-type="float">
            <text:p>234.855046987534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427.620706796646" calcext:value-type="float">
            <text:p>427.620706796646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296.615351200104" calcext:value-type="float">
            <text:p>296.615351200104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126.920773506165" calcext:value-type="float">
            <text:p>126.920773506165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54.132319688797" calcext:value-type="float">
            <text:p>54.132319688797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202.174070358276" calcext:value-type="float">
            <text:p>202.174070358276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36.3099761009216" calcext:value-type="float">
            <text:p>36.3099761009216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36.2197024822235" calcext:value-type="float">
            <text:p>36.2197024822235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44.6553304195404" calcext:value-type="float">
            <text:p>44.6553304195404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192.663354158402" calcext:value-type="float">
            <text:p>192.663354158402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135.660844326019" calcext:value-type="float">
            <text:p>135.660844326019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63.1943066120148" calcext:value-type="float">
            <text:p>63.1943066120148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204.492146015167" calcext:value-type="float">
            <text:p>204.492146015167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80.1182196140289" calcext:value-type="float">
            <text:p>80.1182196140289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513.217678546906" calcext:value-type="float">
            <text:p>513.217678546906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136.757737636566" calcext:value-type="float">
            <text:p>136.757737636566</text:p>
          </table:table-cell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80.8704767227173" calcext:value-type="float">
            <text:p>80.8704767227173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491.957348823547" calcext:value-type="float">
            <text:p>491.957348823547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578.810237169266" calcext:value-type="float">
            <text:p>578.810237169266</text:p>
          </table:table-cell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36.2661254405975" calcext:value-type="float">
            <text:p>36.2661254405975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559.988622903824" calcext:value-type="float">
            <text:p>559.988622903824</text:p>
          </table:table-cell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463.131882429123" calcext:value-type="float">
            <text:p>463.131882429123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586.630976438522" calcext:value-type="float">
            <text:p>586.630976438522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249.787404060364" calcext:value-type="float">
            <text:p>249.787404060364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202.738844156265" calcext:value-type="float">
            <text:p>202.738844156265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368.06245803833" calcext:value-type="float">
            <text:p>368.06245803833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72.3854920864105" calcext:value-type="float">
            <text:p>72.3854920864105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288.348074913025" calcext:value-type="float">
            <text:p>288.348074913025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103.818122148514" calcext:value-type="float">
            <text:p>103.818122148514</text:p>
          </table:table-cell>
        </table:table-row>
      </table:table>
      <table:table table:name="mex" table:style-name="ta1">
        <table:table-column table:style-name="co1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Signature</text:p>
          </table:table-cell>
          <table:table-cell office:value-type="string" calcext:value-type="string">
            <text:p>Time Spen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66473388671875" calcext:value-type="float">
            <text:p>0.66647338867187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86434268951416" calcext:value-type="float">
            <text:p>0.68643426895141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661675453186035" calcext:value-type="float">
            <text:p>0.66167545318603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651568174362183" calcext:value-type="float">
            <text:p>0.65156817436218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664729356765747" calcext:value-type="float">
            <text:p>0.66472935676574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645086050033569" calcext:value-type="float">
            <text:p>0.64508605003356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670953512191773" calcext:value-type="float">
            <text:p>0.67095351219177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653476715087891" calcext:value-type="float">
            <text:p>0.65347671508789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68199634552002" calcext:value-type="float">
            <text:p>0.6819963455200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689664840698242" calcext:value-type="float">
            <text:p>0.6896648406982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680649995803833" calcext:value-type="float">
            <text:p>0.68064999580383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680865049362183" calcext:value-type="float">
            <text:p>0.68086504936218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702443361282349" calcext:value-type="float">
            <text:p>0.70244336128234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668999195098877" calcext:value-type="float">
            <text:p>0.66899919509887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676741361618042" calcext:value-type="float">
            <text:p>0.67674136161804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66498064994812" calcext:value-type="float">
            <text:p>0.6649806499481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662993431091309" calcext:value-type="float">
            <text:p>0.66299343109130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674844741821289" calcext:value-type="float">
            <text:p>0.67484474182128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73089337348938" calcext:value-type="float">
            <text:p>0.7308933734893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687788724899292" calcext:value-type="float">
            <text:p>0.68778872489929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693591833114624" calcext:value-type="float">
            <text:p>0.69359183311462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654649257659912" calcext:value-type="float">
            <text:p>0.65464925765991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690034151077271" calcext:value-type="float">
            <text:p>0.69003415107727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71811842918396" calcext:value-type="float">
            <text:p>0.7181184291839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718766212463379" calcext:value-type="float">
            <text:p>0.71876621246337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723784446716309" calcext:value-type="float">
            <text:p>0.72378444671630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737086534500122" calcext:value-type="float">
            <text:p>0.73708653450012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692326068878174" calcext:value-type="float">
            <text:p>0.69232606887817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720413684844971" calcext:value-type="float">
            <text:p>0.72041368484497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679437875747681" calcext:value-type="float">
            <text:p>0.67943787574768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682259559631348" calcext:value-type="float">
            <text:p>0.68225955963134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700644254684448" calcext:value-type="float">
            <text:p>0.70064425468444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717715263366699" calcext:value-type="float">
            <text:p>0.717715263366699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713501214981079" calcext:value-type="float">
            <text:p>0.713501214981079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696839094161987" calcext:value-type="float">
            <text:p>0.69683909416198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684684038162231" calcext:value-type="float">
            <text:p>0.68468403816223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663850545883179" calcext:value-type="float">
            <text:p>0.66385054588317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671090126037598" calcext:value-type="float">
            <text:p>0.671090126037598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6744544506073" calcext:value-type="float">
            <text:p>0.6744544506073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649567842483521" calcext:value-type="float">
            <text:p>0.64956784248352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660220861434937" calcext:value-type="float">
            <text:p>0.660220861434937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673868894577026" calcext:value-type="float">
            <text:p>0.67386889457702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667553901672363" calcext:value-type="float">
            <text:p>0.667553901672363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669459819793701" calcext:value-type="float">
            <text:p>0.66945981979370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65112042427063" calcext:value-type="float">
            <text:p>0.6511204242706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652595043182373" calcext:value-type="float">
            <text:p>0.65259504318237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658947467803955" calcext:value-type="float">
            <text:p>0.65894746780395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649695158004761" calcext:value-type="float">
            <text:p>0.64969515800476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648588418960571" calcext:value-type="float">
            <text:p>0.64858841896057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649138689041138" calcext:value-type="float">
            <text:p>0.64913868904113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667097806930542" calcext:value-type="float">
            <text:p>0.66709780693054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657191276550293" calcext:value-type="float">
            <text:p>0.657191276550293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690057277679443" calcext:value-type="float">
            <text:p>0.690057277679443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64983868598938" calcext:value-type="float">
            <text:p>0.64983868598938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672672510147095" calcext:value-type="float">
            <text:p>0.67267251014709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661874532699585" calcext:value-type="float">
            <text:p>0.66187453269958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656797885894775" calcext:value-type="float">
            <text:p>0.656797885894775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654406547546387" calcext:value-type="float">
            <text:p>0.654406547546387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660204648971558" calcext:value-type="float">
            <text:p>0.66020464897155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664483785629273" calcext:value-type="float">
            <text:p>0.66448378562927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681105136871338" calcext:value-type="float">
            <text:p>0.681105136871338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644649267196655" calcext:value-type="float">
            <text:p>0.644649267196655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650263786315918" calcext:value-type="float">
            <text:p>0.650263786315918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658721446990967" calcext:value-type="float">
            <text:p>0.65872144699096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654828548431397" calcext:value-type="float">
            <text:p>0.654828548431397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682360887527466" calcext:value-type="float">
            <text:p>0.682360887527466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657368659973145" calcext:value-type="float">
            <text:p>0.657368659973145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659196853637695" calcext:value-type="float">
            <text:p>0.659196853637695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651952028274536" calcext:value-type="float">
            <text:p>0.651952028274536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649031162261963" calcext:value-type="float">
            <text:p>0.649031162261963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660894632339478" calcext:value-type="float">
            <text:p>0.660894632339478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656166553497315" calcext:value-type="float">
            <text:p>0.656166553497315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660972595214844" calcext:value-type="float">
            <text:p>0.660972595214844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664143800735474" calcext:value-type="float">
            <text:p>0.664143800735474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668982028961182" calcext:value-type="float">
            <text:p>0.668982028961182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66126012802124" calcext:value-type="float">
            <text:p>0.66126012802124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669455051422119" calcext:value-type="float">
            <text:p>0.669455051422119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68299674987793" calcext:value-type="float">
            <text:p>0.68299674987793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658921241760254" calcext:value-type="float">
            <text:p>0.658921241760254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659419775009155" calcext:value-type="float">
            <text:p>0.65941977500915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689507722854614" calcext:value-type="float">
            <text:p>0.689507722854614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658068656921387" calcext:value-type="float">
            <text:p>0.658068656921387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681880950927734" calcext:value-type="float">
            <text:p>0.681880950927734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669912815093994" calcext:value-type="float">
            <text:p>0.669912815093994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653302907943726" calcext:value-type="float">
            <text:p>0.653302907943726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669253826141357" calcext:value-type="float">
            <text:p>0.669253826141357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656362056732178" calcext:value-type="float">
            <text:p>0.656362056732178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670292377471924" calcext:value-type="float">
            <text:p>0.670292377471924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652904033660889" calcext:value-type="float">
            <text:p>0.652904033660889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656983137130737" calcext:value-type="float">
            <text:p>0.656983137130737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667762994766235" calcext:value-type="float">
            <text:p>0.667762994766235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659419059753418" calcext:value-type="float">
            <text:p>0.659419059753418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653401374816895" calcext:value-type="float">
            <text:p>0.653401374816895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66156005859375" calcext:value-type="float">
            <text:p>0.66156005859375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651267051696777" calcext:value-type="float">
            <text:p>0.651267051696777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682116508483887" calcext:value-type="float">
            <text:p>0.682116508483887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670490026473999" calcext:value-type="float">
            <text:p>0.670490026473999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641158580780029" calcext:value-type="float">
            <text:p>0.641158580780029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644244432449341" calcext:value-type="float">
            <text:p>0.644244432449341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668230533599854" calcext:value-type="float">
            <text:p>0.66823053359985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656372785568237" calcext:value-type="float">
            <text:p>0.656372785568237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652053356170654" calcext:value-type="float">
            <text:p>0.652053356170654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662542104721069" calcext:value-type="float">
            <text:p>0.662542104721069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.650247097015381" calcext:value-type="float">
            <text:p>0.650247097015381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651831150054932" calcext:value-type="float">
            <text:p>0.651831150054932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643481492996216" calcext:value-type="float">
            <text:p>0.643481492996216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.64975118637085" calcext:value-type="float">
            <text:p>0.64975118637085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650506019592285" calcext:value-type="float">
            <text:p>0.650506019592285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.654110908508301" calcext:value-type="float">
            <text:p>0.654110908508301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.674136638641357" calcext:value-type="float">
            <text:p>0.674136638641357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672089099884033" calcext:value-type="float">
            <text:p>0.672089099884033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670757055282593" calcext:value-type="float">
            <text:p>0.670757055282593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.666910409927368" calcext:value-type="float">
            <text:p>0.666910409927368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.647449254989624" calcext:value-type="float">
            <text:p>0.647449254989624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.669638156890869" calcext:value-type="float">
            <text:p>0.669638156890869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659356355667114" calcext:value-type="float">
            <text:p>0.659356355667114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.648154020309448" calcext:value-type="float">
            <text:p>0.648154020309448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.660985231399536" calcext:value-type="float">
            <text:p>0.660985231399536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0.676732301712036" calcext:value-type="float">
            <text:p>0.676732301712036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.668748378753662" calcext:value-type="float">
            <text:p>0.668748378753662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671560525894165" calcext:value-type="float">
            <text:p>0.671560525894165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.654170274734497" calcext:value-type="float">
            <text:p>0.654170274734497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.689359188079834" calcext:value-type="float">
            <text:p>0.689359188079834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0.666837453842163" calcext:value-type="float">
            <text:p>0.666837453842163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.667205572128296" calcext:value-type="float">
            <text:p>0.667205572128296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667901515960693" calcext:value-type="float">
            <text:p>0.667901515960693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0.646068572998047" calcext:value-type="float">
            <text:p>0.646068572998047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.645791530609131" calcext:value-type="float">
            <text:p>0.64579153060913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666032552719116" calcext:value-type="float">
            <text:p>0.666032552719116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0.682113647460938" calcext:value-type="float">
            <text:p>0.682113647460938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659757852554321" calcext:value-type="float">
            <text:p>0.659757852554321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.654207468032837" calcext:value-type="float">
            <text:p>0.654207468032837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0.658977746963501" calcext:value-type="float">
            <text:p>0.658977746963501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0.65161919593811" calcext:value-type="float">
            <text:p>0.65161919593811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0.657737016677856" calcext:value-type="float">
            <text:p>0.657737016677856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.653508424758911" calcext:value-type="float">
            <text:p>0.653508424758911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0.673015356063843" calcext:value-type="float">
            <text:p>0.673015356063843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0.662628889083862" calcext:value-type="float">
            <text:p>0.662628889083862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0.670355796813965" calcext:value-type="float">
            <text:p>0.670355796813965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.665179014205933" calcext:value-type="float">
            <text:p>0.665179014205933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649060726165772" calcext:value-type="float">
            <text:p>0.649060726165772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.661444902420044" calcext:value-type="float">
            <text:p>0.661444902420044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0.660893678665161" calcext:value-type="float">
            <text:p>0.660893678665161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0.667112827301025" calcext:value-type="float">
            <text:p>0.667112827301025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0.657725334167481" calcext:value-type="float">
            <text:p>0.657725334167481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670835733413696" calcext:value-type="float">
            <text:p>0.670835733413696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0.665876150131226" calcext:value-type="float">
            <text:p>0.665876150131226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0.664101600646973" calcext:value-type="float">
            <text:p>0.664101600646973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0.665616273880005" calcext:value-type="float">
            <text:p>0.665616273880005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0.658406019210815" calcext:value-type="float">
            <text:p>0.65840601921081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648205995559692" calcext:value-type="float">
            <text:p>0.648205995559692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658642530441284" calcext:value-type="float">
            <text:p>0.658642530441284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0.655548334121704" calcext:value-type="float">
            <text:p>0.655548334121704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0.655569791793823" calcext:value-type="float">
            <text:p>0.655569791793823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0.666146516799927" calcext:value-type="float">
            <text:p>0.666146516799927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.649173974990845" calcext:value-type="float">
            <text:p>0.649173974990845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0.670870304107666" calcext:value-type="float">
            <text:p>0.670870304107666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0.664789199829102" calcext:value-type="float">
            <text:p>0.664789199829102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0.66133975982666" calcext:value-type="float">
            <text:p>0.66133975982666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0.65446662902832" calcext:value-type="float">
            <text:p>0.65446662902832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667282342910767" calcext:value-type="float">
            <text:p>0.667282342910767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0.660719871520996" calcext:value-type="float">
            <text:p>0.660719871520996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0.68241286277771" calcext:value-type="float">
            <text:p>0.68241286277771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0.654344797134399" calcext:value-type="float">
            <text:p>0.654344797134399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.674180746078491" calcext:value-type="float">
            <text:p>0.674180746078491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.676388025283814" calcext:value-type="float">
            <text:p>0.676388025283814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0.654405355453491" calcext:value-type="float">
            <text:p>0.654405355453491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0.678111791610718" calcext:value-type="float">
            <text:p>0.678111791610718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0.660027503967285" calcext:value-type="float">
            <text:p>0.660027503967285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0.654814004898071" calcext:value-type="float">
            <text:p>0.654814004898071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678508520126343" calcext:value-type="float">
            <text:p>0.678508520126343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0.654802799224854" calcext:value-type="float">
            <text:p>0.654802799224854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0.651278972625732" calcext:value-type="float">
            <text:p>0.651278972625732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0.677557945251465" calcext:value-type="float">
            <text:p>0.677557945251465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0.651776790618897" calcext:value-type="float">
            <text:p>0.651776790618897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660367488861084" calcext:value-type="float">
            <text:p>0.660367488861084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0.667677402496338" calcext:value-type="float">
            <text:p>0.667677402496338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0.673294544219971" calcext:value-type="float">
            <text:p>0.673294544219971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0.664292573928833" calcext:value-type="float">
            <text:p>0.664292573928833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0.664987087249756" calcext:value-type="float">
            <text:p>0.664987087249756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65469765663147" calcext:value-type="float">
            <text:p>0.65469765663147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0.694205284118652" calcext:value-type="float">
            <text:p>0.694205284118652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0.649932146072388" calcext:value-type="float">
            <text:p>0.649932146072388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0.668424606323242" calcext:value-type="float">
            <text:p>0.668424606323242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0.656375646591187" calcext:value-type="float">
            <text:p>0.656375646591187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.6717209815979" calcext:value-type="float">
            <text:p>0.6717209815979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0.656901359558106" calcext:value-type="float">
            <text:p>0.656901359558106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0.667299509048462" calcext:value-type="float">
            <text:p>0.667299509048462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0.669457197189331" calcext:value-type="float">
            <text:p>0.669457197189331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0.650023698806763" calcext:value-type="float">
            <text:p>0.650023698806763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654643774032593" calcext:value-type="float">
            <text:p>0.654643774032593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0.672861099243164" calcext:value-type="float">
            <text:p>0.672861099243164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0.669623136520386" calcext:value-type="float">
            <text:p>0.669623136520386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0.64521074295044" calcext:value-type="float">
            <text:p>0.64521074295044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0.659313201904297" calcext:value-type="float">
            <text:p>0.659313201904297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0.659730195999146" calcext:value-type="float">
            <text:p>0.659730195999146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0.655717372894287" calcext:value-type="float">
            <text:p>0.655717372894287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0.677664041519165" calcext:value-type="float">
            <text:p>0.677664041519165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0.650252103805542" calcext:value-type="float">
            <text:p>0.650252103805542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0.657033205032349" calcext:value-type="float">
            <text:p>0.657033205032349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658022403717041" calcext:value-type="float">
            <text:p>0.658022403717041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0.670597076416016" calcext:value-type="float">
            <text:p>0.670597076416016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0.648838043212891" calcext:value-type="float">
            <text:p>0.648838043212891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0.669411897659302" calcext:value-type="float">
            <text:p>0.669411897659302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0.66274881362915" calcext:value-type="float">
            <text:p>0.66274881362915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0.659600019454956" calcext:value-type="float">
            <text:p>0.659600019454956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0.656312227249146" calcext:value-type="float">
            <text:p>0.656312227249146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0.663663387298584" calcext:value-type="float">
            <text:p>0.663663387298584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0.679629802703857" calcext:value-type="float">
            <text:p>0.679629802703857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0.657259225845337" calcext:value-type="float">
            <text:p>0.657259225845337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665298938751221" calcext:value-type="float">
            <text:p>0.665298938751221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0.684016466140747" calcext:value-type="float">
            <text:p>0.684016466140747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0.690819263458252" calcext:value-type="float">
            <text:p>0.690819263458252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0.645009279251099" calcext:value-type="float">
            <text:p>0.645009279251099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0.651071548461914" calcext:value-type="float">
            <text:p>0.651071548461914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0.663371801376343" calcext:value-type="float">
            <text:p>0.663371801376343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0.654537916183472" calcext:value-type="float">
            <text:p>0.654537916183472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0.670769214630127" calcext:value-type="float">
            <text:p>0.670769214630127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0.650051593780518" calcext:value-type="float">
            <text:p>0.650051593780518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0.666796207427979" calcext:value-type="float">
            <text:p>0.666796207427979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654096126556397" calcext:value-type="float">
            <text:p>0.654096126556397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0.68086576461792" calcext:value-type="float">
            <text:p>0.68086576461792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0.688089609146118" calcext:value-type="float">
            <text:p>0.688089609146118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0.664545059204102" calcext:value-type="float">
            <text:p>0.664545059204102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0.659631013870239" calcext:value-type="float">
            <text:p>0.659631013870239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0.675174713134766" calcext:value-type="float">
            <text:p>0.675174713134766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0.644508600234985" calcext:value-type="float">
            <text:p>0.644508600234985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0.587226629257202" calcext:value-type="float">
            <text:p>0.587226629257202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0.670109272003174" calcext:value-type="float">
            <text:p>0.670109272003174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0.651523113250732" calcext:value-type="float">
            <text:p>0.651523113250732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651821851730347" calcext:value-type="float">
            <text:p>0.651821851730347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0.61446213722229" calcext:value-type="float">
            <text:p>0.61446213722229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0.659977197647095" calcext:value-type="float">
            <text:p>0.659977197647095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0.658146858215332" calcext:value-type="float">
            <text:p>0.658146858215332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0.687549352645874" calcext:value-type="float">
            <text:p>0.687549352645874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0.676820278167725" calcext:value-type="float">
            <text:p>0.676820278167725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0.664512634277344" calcext:value-type="float">
            <text:p>0.664512634277344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0.668805599212647" calcext:value-type="float">
            <text:p>0.668805599212647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0.673241376876831" calcext:value-type="float">
            <text:p>0.673241376876831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0.669817686080933" calcext:value-type="float">
            <text:p>0.669817686080933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711742639541626" calcext:value-type="float">
            <text:p>0.711742639541626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0.663876056671143" calcext:value-type="float">
            <text:p>0.663876056671143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0.674774169921875" calcext:value-type="float">
            <text:p>0.674774169921875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0.651423215866089" calcext:value-type="float">
            <text:p>0.651423215866089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0.657264232635498" calcext:value-type="float">
            <text:p>0.657264232635498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0.675453901290894" calcext:value-type="float">
            <text:p>0.675453901290894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0.662246465682983" calcext:value-type="float">
            <text:p>0.662246465682983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0.678852558135986" calcext:value-type="float">
            <text:p>0.678852558135986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0.663293838500977" calcext:value-type="float">
            <text:p>0.663293838500977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0.663877964019775" calcext:value-type="float">
            <text:p>0.663877964019775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651166677474976" calcext:value-type="float">
            <text:p>0.651166677474976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0.659680843353272" calcext:value-type="float">
            <text:p>0.659680843353272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0.661198377609253" calcext:value-type="float">
            <text:p>0.661198377609253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0.681248426437378" calcext:value-type="float">
            <text:p>0.681248426437378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0.660682678222656" calcext:value-type="float">
            <text:p>0.660682678222656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0.656246423721314" calcext:value-type="float">
            <text:p>0.656246423721314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64481782913208" calcext:value-type="float">
            <text:p>0.64481782913208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0.660308361053467" calcext:value-type="float">
            <text:p>0.660308361053467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0.653091430664063" calcext:value-type="float">
            <text:p>0.653091430664063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0.667838573455811" calcext:value-type="float">
            <text:p>0.667838573455811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0.677293539047241" calcext:value-type="float">
            <text:p>0.677293539047241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0.752507448196411" calcext:value-type="float">
            <text:p>0.752507448196411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0.658389806747437" calcext:value-type="float">
            <text:p>0.658389806747437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0.647222757339478" calcext:value-type="float">
            <text:p>0.647222757339478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0.679676532745361" calcext:value-type="float">
            <text:p>0.679676532745361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0.662255525588989" calcext:value-type="float">
            <text:p>0.662255525588989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0.666437149047852" calcext:value-type="float">
            <text:p>0.666437149047852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0.68350100517273" calcext:value-type="float">
            <text:p>0.68350100517273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0.677096843719482" calcext:value-type="float">
            <text:p>0.677096843719482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0.663723468780518" calcext:value-type="float">
            <text:p>0.663723468780518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0.656195878982544" calcext:value-type="float">
            <text:p>0.656195878982544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0.672326803207398" calcext:value-type="float">
            <text:p>0.672326803207398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0.668530225753784" calcext:value-type="float">
            <text:p>0.668530225753784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0.653625011444092" calcext:value-type="float">
            <text:p>0.653625011444092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0.655901193618774" calcext:value-type="float">
            <text:p>0.655901193618774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0.661832809448242" calcext:value-type="float">
            <text:p>0.661832809448242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0.671451330184937" calcext:value-type="float">
            <text:p>0.671451330184937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0.673577308654785" calcext:value-type="float">
            <text:p>0.673577308654785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0.65333890914917" calcext:value-type="float">
            <text:p>0.65333890914917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0.645758152008057" calcext:value-type="float">
            <text:p>0.645758152008057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0.654740571975708" calcext:value-type="float">
            <text:p>0.654740571975708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0.664062738418579" calcext:value-type="float">
            <text:p>0.664062738418579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0.657487392425537" calcext:value-type="float">
            <text:p>0.657487392425537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0.654374122619629" calcext:value-type="float">
            <text:p>0.654374122619629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0.663390874862671" calcext:value-type="float">
            <text:p>0.663390874862671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0.6739821434021" calcext:value-type="float">
            <text:p>0.6739821434021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0.663269519805908" calcext:value-type="float">
            <text:p>0.663269519805908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0.673113107681274" calcext:value-type="float">
            <text:p>0.673113107681274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0.657480955123901" calcext:value-type="float">
            <text:p>0.657480955123901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0.671740531921387" calcext:value-type="float">
            <text:p>0.671740531921387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0.650853633880615" calcext:value-type="float">
            <text:p>0.650853633880615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0.668481826782227" calcext:value-type="float">
            <text:p>0.668481826782227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0.660820484161377" calcext:value-type="float">
            <text:p>0.660820484161377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0.672087907791138" calcext:value-type="float">
            <text:p>0.672087907791138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0.66733193397522" calcext:value-type="float">
            <text:p>0.66733193397522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0.667492389678955" calcext:value-type="float">
            <text:p>0.667492389678955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0.667370557785034" calcext:value-type="float">
            <text:p>0.667370557785034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0.669860124588013" calcext:value-type="float">
            <text:p>0.669860124588013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0.674631834030151" calcext:value-type="float">
            <text:p>0.674631834030151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0.664313554763794" calcext:value-type="float">
            <text:p>0.664313554763794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643258571624756" calcext:value-type="float">
            <text:p>0.643258571624756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0.668049812316895" calcext:value-type="float">
            <text:p>0.668049812316895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0.659719705581665" calcext:value-type="float">
            <text:p>0.659719705581665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0.663526773452759" calcext:value-type="float">
            <text:p>0.663526773452759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0.661142349243164" calcext:value-type="float">
            <text:p>0.661142349243164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0.657091856002808" calcext:value-type="float">
            <text:p>0.657091856002808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0.652478456497192" calcext:value-type="float">
            <text:p>0.652478456497192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0.651021480560303" calcext:value-type="float">
            <text:p>0.651021480560303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0.664243459701538" calcext:value-type="float">
            <text:p>0.664243459701538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0.648623466491699" calcext:value-type="float">
            <text:p>0.648623466491699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0.653597354888916" calcext:value-type="float">
            <text:p>0.653597354888916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0.674559116363525" calcext:value-type="float">
            <text:p>0.674559116363525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0.649564981460571" calcext:value-type="float">
            <text:p>0.649564981460571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0.683297634124756" calcext:value-type="float">
            <text:p>0.683297634124756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0.647625684738159" calcext:value-type="float">
            <text:p>0.647625684738159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0.667636394500732" calcext:value-type="float">
            <text:p>0.667636394500732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0.652272939682007" calcext:value-type="float">
            <text:p>0.652272939682007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0.660682201385498" calcext:value-type="float">
            <text:p>0.660682201385498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0.662497997283936" calcext:value-type="float">
            <text:p>0.662497997283936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0.675347328186035" calcext:value-type="float">
            <text:p>0.675347328186035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.651130199432373" calcext:value-type="float">
            <text:p>0.651130199432373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0.676819324493408" calcext:value-type="float">
            <text:p>0.676819324493408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0.683120727539063" calcext:value-type="float">
            <text:p>0.683120727539063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0.655897617340088" calcext:value-type="float">
            <text:p>0.655897617340088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0.667040348052979" calcext:value-type="float">
            <text:p>0.667040348052979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0.656218528747559" calcext:value-type="float">
            <text:p>0.656218528747559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0.675698280334473" calcext:value-type="float">
            <text:p>0.675698280334473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0.681405067443848" calcext:value-type="float">
            <text:p>0.681405067443848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0.69136905670166" calcext:value-type="float">
            <text:p>0.69136905670166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0.649049758911133" calcext:value-type="float">
            <text:p>0.649049758911133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0.66110110282898" calcext:value-type="float">
            <text:p>0.66110110282898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0.671226024627686" calcext:value-type="float">
            <text:p>0.671226024627686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0.653398275375366" calcext:value-type="float">
            <text:p>0.653398275375366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0.655357837677002" calcext:value-type="float">
            <text:p>0.655357837677002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0.67711329460144" calcext:value-type="float">
            <text:p>0.67711329460144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0.670232057571411" calcext:value-type="float">
            <text:p>0.670232057571411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0.650610446929932" calcext:value-type="float">
            <text:p>0.650610446929932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0.675907135009766" calcext:value-type="float">
            <text:p>0.675907135009766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0.655090093612671" calcext:value-type="float">
            <text:p>0.655090093612671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0.672657489776611" calcext:value-type="float">
            <text:p>0.672657489776611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0.663840532302856" calcext:value-type="float">
            <text:p>0.663840532302856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0.668720245361328" calcext:value-type="float">
            <text:p>0.668720245361328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0.683343887329102" calcext:value-type="float">
            <text:p>0.683343887329102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0.665671586990356" calcext:value-type="float">
            <text:p>0.665671586990356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0.683266162872315" calcext:value-type="float">
            <text:p>0.683266162872315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0.648197889328003" calcext:value-type="float">
            <text:p>0.648197889328003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0.646759986877441" calcext:value-type="float">
            <text:p>0.646759986877441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0.64725399017334" calcext:value-type="float">
            <text:p>0.64725399017334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0.653351068496704" calcext:value-type="float">
            <text:p>0.653351068496704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0.671966791152954" calcext:value-type="float">
            <text:p>0.671966791152954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0.656745672225952" calcext:value-type="float">
            <text:p>0.656745672225952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0.672634124755859" calcext:value-type="float">
            <text:p>0.672634124755859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0.662591218948364" calcext:value-type="float">
            <text:p>0.662591218948364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0.656219959259033" calcext:value-type="float">
            <text:p>0.656219959259033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0.650535583496094" calcext:value-type="float">
            <text:p>0.650535583496094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0.664094686508179" calcext:value-type="float">
            <text:p>0.664094686508179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0.654477834701538" calcext:value-type="float">
            <text:p>0.654477834701538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0.682694911956787" calcext:value-type="float">
            <text:p>0.682694911956787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0.660438776016235" calcext:value-type="float">
            <text:p>0.660438776016235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0.669433832168579" calcext:value-type="float">
            <text:p>0.669433832168579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0.674381732940674" calcext:value-type="float">
            <text:p>0.674381732940674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0.659164667129517" calcext:value-type="float">
            <text:p>0.659164667129517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0.66581130027771" calcext:value-type="float">
            <text:p>0.66581130027771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0.654240608215332" calcext:value-type="float">
            <text:p>0.654240608215332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0.680647373199463" calcext:value-type="float">
            <text:p>0.680647373199463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0.650171041488648" calcext:value-type="float">
            <text:p>0.650171041488648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0.644260168075562" calcext:value-type="float">
            <text:p>0.644260168075562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0.681618928909302" calcext:value-type="float">
            <text:p>0.681618928909302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0.665113687515259" calcext:value-type="float">
            <text:p>0.665113687515259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0.655620336532593" calcext:value-type="float">
            <text:p>0.655620336532593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0.664428472518921" calcext:value-type="float">
            <text:p>0.664428472518921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0.678213834762573" calcext:value-type="float">
            <text:p>0.678213834762573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0.665581464767456" calcext:value-type="float">
            <text:p>0.665581464767456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0.670993566513062" calcext:value-type="float">
            <text:p>0.670993566513062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0.670243501663208" calcext:value-type="float">
            <text:p>0.670243501663208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0.679320812225342" calcext:value-type="float">
            <text:p>0.679320812225342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0.673537969589233" calcext:value-type="float">
            <text:p>0.673537969589233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0.659085750579834" calcext:value-type="float">
            <text:p>0.659085750579834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0.66381049156189" calcext:value-type="float">
            <text:p>0.66381049156189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0.664064168930054" calcext:value-type="float">
            <text:p>0.664064168930054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0.684382438659668" calcext:value-type="float">
            <text:p>0.684382438659668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0.668363332748413" calcext:value-type="float">
            <text:p>0.668363332748413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0.649525165557861" calcext:value-type="float">
            <text:p>0.649525165557861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0.66914701461792" calcext:value-type="float">
            <text:p>0.66914701461792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0.654967069625855" calcext:value-type="float">
            <text:p>0.654967069625855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0.650173187255859" calcext:value-type="float">
            <text:p>0.650173187255859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0.686114072799683" calcext:value-type="float">
            <text:p>0.686114072799683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0.672931432723999" calcext:value-type="float">
            <text:p>0.672931432723999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0.666551351547241" calcext:value-type="float">
            <text:p>0.666551351547241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0.656321287155151" calcext:value-type="float">
            <text:p>0.656321287155151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0.652604103088379" calcext:value-type="float">
            <text:p>0.652604103088379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0.676047563552856" calcext:value-type="float">
            <text:p>0.676047563552856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0.670702219009399" calcext:value-type="float">
            <text:p>0.670702219009399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0.672537565231323" calcext:value-type="float">
            <text:p>0.672537565231323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0.661112785339356" calcext:value-type="float">
            <text:p>0.661112785339356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0.688010454177856" calcext:value-type="float">
            <text:p>0.688010454177856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0.661238670349121" calcext:value-type="float">
            <text:p>0.661238670349121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0.669259786605835" calcext:value-type="float">
            <text:p>0.669259786605835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0.653372287750244" calcext:value-type="float">
            <text:p>0.653372287750244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0.662754535675049" calcext:value-type="float">
            <text:p>0.662754535675049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685723781585693" calcext:value-type="float">
            <text:p>0.685723781585693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0.674553871154785" calcext:value-type="float">
            <text:p>0.674553871154785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0.670078277587891" calcext:value-type="float">
            <text:p>0.670078277587891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0.663691997528076" calcext:value-type="float">
            <text:p>0.663691997528076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0.655040979385376" calcext:value-type="float">
            <text:p>0.655040979385376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0.664054393768311" calcext:value-type="float">
            <text:p>0.664054393768311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0.676809549331665" calcext:value-type="float">
            <text:p>0.676809549331665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0.65837550163269" calcext:value-type="float">
            <text:p>0.65837550163269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0.66349983215332" calcext:value-type="float">
            <text:p>0.66349983215332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0.670105457305908" calcext:value-type="float">
            <text:p>0.670105457305908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0.647555828094482" calcext:value-type="float">
            <text:p>0.647555828094482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0.656399011611939" calcext:value-type="float">
            <text:p>0.656399011611939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0.650178909301758" calcext:value-type="float">
            <text:p>0.650178909301758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0.651325941085815" calcext:value-type="float">
            <text:p>0.651325941085815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0.654230356216431" calcext:value-type="float">
            <text:p>0.654230356216431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0.655573129653931" calcext:value-type="float">
            <text:p>0.655573129653931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0.641753196716309" calcext:value-type="float">
            <text:p>0.641753196716309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0.651994228363037" calcext:value-type="float">
            <text:p>0.651994228363037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0.691604375839233" calcext:value-type="float">
            <text:p>0.691604375839233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0.654822111129761" calcext:value-type="float">
            <text:p>0.654822111129761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0.668963432312012" calcext:value-type="float">
            <text:p>0.668963432312012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0.683412551879883" calcext:value-type="float">
            <text:p>0.683412551879883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0.674217224121094" calcext:value-type="float">
            <text:p>0.674217224121094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0.651033163070679" calcext:value-type="float">
            <text:p>0.651033163070679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0.667218923568726" calcext:value-type="float">
            <text:p>0.667218923568726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0.657232284545898" calcext:value-type="float">
            <text:p>0.657232284545898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0.657305479049683" calcext:value-type="float">
            <text:p>0.657305479049683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0.662341833114624" calcext:value-type="float">
            <text:p>0.662341833114624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0.657850503921509" calcext:value-type="float">
            <text:p>0.657850503921509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0.662014245986939" calcext:value-type="float">
            <text:p>0.662014245986939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0.66138219833374" calcext:value-type="float">
            <text:p>0.66138219833374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0.673188924789429" calcext:value-type="float">
            <text:p>0.673188924789429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0.650699138641357" calcext:value-type="float">
            <text:p>0.650699138641357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0.660949230194092" calcext:value-type="float">
            <text:p>0.660949230194092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0.655848741531372" calcext:value-type="float">
            <text:p>0.655848741531372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0.650188684463501" calcext:value-type="float">
            <text:p>0.650188684463501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0.656272172927856" calcext:value-type="float">
            <text:p>0.656272172927856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0.67438530921936" calcext:value-type="float">
            <text:p>0.67438530921936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0.664507865905762" calcext:value-type="float">
            <text:p>0.664507865905762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0.653424501419067" calcext:value-type="float">
            <text:p>0.653424501419067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0.658125638961792" calcext:value-type="float">
            <text:p>0.658125638961792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0.666187524795532" calcext:value-type="float">
            <text:p>0.666187524795532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0.66411304473877" calcext:value-type="float">
            <text:p>0.66411304473877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0.677189111709595" calcext:value-type="float">
            <text:p>0.677189111709595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0.649694442749023" calcext:value-type="float">
            <text:p>0.649694442749023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0.667831897735596" calcext:value-type="float">
            <text:p>0.667831897735596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0.677401304244995" calcext:value-type="float">
            <text:p>0.677401304244995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0.682701110839844" calcext:value-type="float">
            <text:p>0.682701110839844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0.652318954467773" calcext:value-type="float">
            <text:p>0.652318954467773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0.679031610488892" calcext:value-type="float">
            <text:p>0.679031610488892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0.675673961639404" calcext:value-type="float">
            <text:p>0.675673961639404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0.655579805374146" calcext:value-type="float">
            <text:p>0.655579805374146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0.665189266204834" calcext:value-type="float">
            <text:p>0.665189266204834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0.651238441467285" calcext:value-type="float">
            <text:p>0.651238441467285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0.659965753555298" calcext:value-type="float">
            <text:p>0.659965753555298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0.6609787940979" calcext:value-type="float">
            <text:p>0.6609787940979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0.661770582199097" calcext:value-type="float">
            <text:p>0.661770582199097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0.65842604637146" calcext:value-type="float">
            <text:p>0.65842604637146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0.649546623229981" calcext:value-type="float">
            <text:p>0.649546623229981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0.649749040603638" calcext:value-type="float">
            <text:p>0.649749040603638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0.657927513122559" calcext:value-type="float">
            <text:p>0.657927513122559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0.650741815567017" calcext:value-type="float">
            <text:p>0.650741815567017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0.680285215377808" calcext:value-type="float">
            <text:p>0.680285215377808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0.679798126220703" calcext:value-type="float">
            <text:p>0.679798126220703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0.667641162872315" calcext:value-type="float">
            <text:p>0.667641162872315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0.65433406829834" calcext:value-type="float">
            <text:p>0.65433406829834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0.676065921783447" calcext:value-type="float">
            <text:p>0.676065921783447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0.670692682266235" calcext:value-type="float">
            <text:p>0.670692682266235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0.681289911270142" calcext:value-type="float">
            <text:p>0.681289911270142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0.655007123947144" calcext:value-type="float">
            <text:p>0.655007123947144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0.684448957443237" calcext:value-type="float">
            <text:p>0.684448957443237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0.671266317367554" calcext:value-type="float">
            <text:p>0.671266317367554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0.652002811431885" calcext:value-type="float">
            <text:p>0.652002811431885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0.655658721923828" calcext:value-type="float">
            <text:p>0.655658721923828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0.660254716873169" calcext:value-type="float">
            <text:p>0.660254716873169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0.651956558227539" calcext:value-type="float">
            <text:p>0.651956558227539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0.671469211578369" calcext:value-type="float">
            <text:p>0.671469211578369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0.682762145996094" calcext:value-type="float">
            <text:p>0.682762145996094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0.672067880630493" calcext:value-type="float">
            <text:p>0.672067880630493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0.676387310028076" calcext:value-type="float">
            <text:p>0.676387310028076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0.696938514709473" calcext:value-type="float">
            <text:p>0.696938514709473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0.669615268707275" calcext:value-type="float">
            <text:p>0.669615268707275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0.668470859527588" calcext:value-type="float">
            <text:p>0.668470859527588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0.674000024795532" calcext:value-type="float">
            <text:p>0.674000024795532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0.675196647644043" calcext:value-type="float">
            <text:p>0.675196647644043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0.653262376785278" calcext:value-type="float">
            <text:p>0.653262376785278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0.665278196334839" calcext:value-type="float">
            <text:p>0.665278196334839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0.663136720657349" calcext:value-type="float">
            <text:p>0.663136720657349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0.665447473526001" calcext:value-type="float">
            <text:p>0.665447473526001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0.651523590087891" calcext:value-type="float">
            <text:p>0.651523590087891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0.65278697013855" calcext:value-type="float">
            <text:p>0.65278697013855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0.657871961593628" calcext:value-type="float">
            <text:p>0.657871961593628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0.672016620635986" calcext:value-type="float">
            <text:p>0.672016620635986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0.655681133270264" calcext:value-type="float">
            <text:p>0.655681133270264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0.650899410247803" calcext:value-type="float">
            <text:p>0.650899410247803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0.65924334526062" calcext:value-type="float">
            <text:p>0.65924334526062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0.647668838500977" calcext:value-type="float">
            <text:p>0.647668838500977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0.652478456497192" calcext:value-type="float">
            <text:p>0.652478456497192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0.671868324279785" calcext:value-type="float">
            <text:p>0.671868324279785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0.645684242248535" calcext:value-type="float">
            <text:p>0.64568424224853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660271167755127" calcext:value-type="float">
            <text:p>0.660271167755127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0.667517185211182" calcext:value-type="float">
            <text:p>0.667517185211182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0.663991928100586" calcext:value-type="float">
            <text:p>0.663991928100586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0.701017141342163" calcext:value-type="float">
            <text:p>0.701017141342163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0.655978202819824" calcext:value-type="float">
            <text:p>0.655978202819824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0.658541917800903" calcext:value-type="float">
            <text:p>0.658541917800903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0.664163112640381" calcext:value-type="float">
            <text:p>0.664163112640381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0.646253824234009" calcext:value-type="float">
            <text:p>0.646253824234009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0.689831733703613" calcext:value-type="float">
            <text:p>0.689831733703613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0.653784275054932" calcext:value-type="float">
            <text:p>0.653784275054932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0.663860321044922" calcext:value-type="float">
            <text:p>0.663860321044922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0.67729115486145" calcext:value-type="float">
            <text:p>0.67729115486145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679350852966309" calcext:value-type="float">
            <text:p>0.679350852966309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0.660995960235596" calcext:value-type="float">
            <text:p>0.660995960235596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0.661857843399048" calcext:value-type="float">
            <text:p>0.661857843399048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0.659952402114868" calcext:value-type="float">
            <text:p>0.659952402114868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0.662918090820313" calcext:value-type="float">
            <text:p>0.662918090820313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0.655412912368774" calcext:value-type="float">
            <text:p>0.655412912368774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0.660444021224976" calcext:value-type="float">
            <text:p>0.660444021224976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0.644250869750977" calcext:value-type="float">
            <text:p>0.644250869750977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0.653011322021484" calcext:value-type="float">
            <text:p>0.653011322021484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0.644037961959839" calcext:value-type="float">
            <text:p>0.644037961959839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0.657879114151001" calcext:value-type="float">
            <text:p>0.657879114151001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0.678217887878418" calcext:value-type="float">
            <text:p>0.678217887878418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0.67585039138794" calcext:value-type="float">
            <text:p>0.67585039138794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0.664791107177734" calcext:value-type="float">
            <text:p>0.664791107177734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0.66832971572876" calcext:value-type="float">
            <text:p>0.66832971572876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0.659987449645996" calcext:value-type="float">
            <text:p>0.659987449645996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0.654401302337647" calcext:value-type="float">
            <text:p>0.654401302337647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0.670246362686157" calcext:value-type="float">
            <text:p>0.670246362686157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0.654752254486084" calcext:value-type="float">
            <text:p>0.654752254486084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0.660866260528565" calcext:value-type="float">
            <text:p>0.660866260528565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0.684605360031128" calcext:value-type="float">
            <text:p>0.684605360031128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0.662395477294922" calcext:value-type="float">
            <text:p>0.662395477294922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0.657779932022095" calcext:value-type="float">
            <text:p>0.657779932022095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0.642199277877808" calcext:value-type="float">
            <text:p>0.642199277877808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0.653575420379639" calcext:value-type="float">
            <text:p>0.653575420379639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0.676141023635864" calcext:value-type="float">
            <text:p>0.676141023635864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0.654045343399048" calcext:value-type="float">
            <text:p>0.654045343399048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0.662936925888062" calcext:value-type="float">
            <text:p>0.662936925888062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0.644737720489502" calcext:value-type="float">
            <text:p>0.644737720489502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0.660285472869873" calcext:value-type="float">
            <text:p>0.660285472869873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0.690670251846314" calcext:value-type="float">
            <text:p>0.690670251846314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0.673652172088623" calcext:value-type="float">
            <text:p>0.673652172088623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0.655635118484497" calcext:value-type="float">
            <text:p>0.655635118484497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0.656136512756348" calcext:value-type="float">
            <text:p>0.656136512756348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0.668462991714478" calcext:value-type="float">
            <text:p>0.668462991714478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0.683667659759522" calcext:value-type="float">
            <text:p>0.683667659759522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0.656553506851196" calcext:value-type="float">
            <text:p>0.656553506851196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0.659198999404907" calcext:value-type="float">
            <text:p>0.659198999404907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0.667623996734619" calcext:value-type="float">
            <text:p>0.667623996734619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0.669952392578125" calcext:value-type="float">
            <text:p>0.669952392578125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0.654520273208618" calcext:value-type="float">
            <text:p>0.654520273208618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0.654035568237305" calcext:value-type="float">
            <text:p>0.654035568237305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0.653149127960205" calcext:value-type="float">
            <text:p>0.653149127960205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0.668879985809326" calcext:value-type="float">
            <text:p>0.668879985809326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0.687376976013184" calcext:value-type="float">
            <text:p>0.687376976013184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0.652762651443481" calcext:value-type="float">
            <text:p>0.652762651443481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0.672816038131714" calcext:value-type="float">
            <text:p>0.672816038131714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0.667849063873291" calcext:value-type="float">
            <text:p>0.667849063873291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0.678348779678345" calcext:value-type="float">
            <text:p>0.678348779678345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0.647302865982056" calcext:value-type="float">
            <text:p>0.647302865982056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0.654933452606201" calcext:value-type="float">
            <text:p>0.654933452606201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0.655928134918213" calcext:value-type="float">
            <text:p>0.655928134918213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0.658532857894898" calcext:value-type="float">
            <text:p>0.658532857894898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0.661471605300903" calcext:value-type="float">
            <text:p>0.661471605300903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0.656499862670898" calcext:value-type="float">
            <text:p>0.656499862670898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0.678331851959229" calcext:value-type="float">
            <text:p>0.678331851959229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0.651642560958862" calcext:value-type="float">
            <text:p>0.651642560958862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0.650001525878906" calcext:value-type="float">
            <text:p>0.650001525878906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0.665199756622315" calcext:value-type="float">
            <text:p>0.665199756622315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0.6773681640625" calcext:value-type="float">
            <text:p>0.6773681640625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0.675941944122315" calcext:value-type="float">
            <text:p>0.675941944122315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0.675379276275635" calcext:value-type="float">
            <text:p>0.675379276275635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0.678492784500122" calcext:value-type="float">
            <text:p>0.678492784500122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0.667325258255005" calcext:value-type="float">
            <text:p>0.667325258255005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0.67177677154541" calcext:value-type="float">
            <text:p>0.67177677154541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0.668601512908936" calcext:value-type="float">
            <text:p>0.668601512908936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0.663034439086914" calcext:value-type="float">
            <text:p>0.663034439086914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0.671561717987061" calcext:value-type="float">
            <text:p>0.671561717987061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0.654239654541016" calcext:value-type="float">
            <text:p>0.654239654541016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0.655582189559937" calcext:value-type="float">
            <text:p>0.655582189559937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0.683889865875244" calcext:value-type="float">
            <text:p>0.683889865875244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0.65177583694458" calcext:value-type="float">
            <text:p>0.65177583694458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0.667131900787354" calcext:value-type="float">
            <text:p>0.667131900787354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0.664769887924194" calcext:value-type="float">
            <text:p>0.664769887924194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0.672546863555908" calcext:value-type="float">
            <text:p>0.672546863555908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0.665957450866699" calcext:value-type="float">
            <text:p>0.665957450866699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0.654519319534302" calcext:value-type="float">
            <text:p>0.654519319534302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0.677632808685303" calcext:value-type="float">
            <text:p>0.677632808685303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0.662713289260864" calcext:value-type="float">
            <text:p>0.662713289260864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0.65813136100769" calcext:value-type="float">
            <text:p>0.65813136100769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0.651151418685913" calcext:value-type="float">
            <text:p>0.651151418685913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0.660011053085327" calcext:value-type="float">
            <text:p>0.660011053085327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0.677802562713623" calcext:value-type="float">
            <text:p>0.677802562713623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0.673079252243042" calcext:value-type="float">
            <text:p>0.673079252243042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0.662943601608276" calcext:value-type="float">
            <text:p>0.662943601608276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0.667582750320435" calcext:value-type="float">
            <text:p>0.667582750320435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0.681899070739746" calcext:value-type="float">
            <text:p>0.681899070739746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0.663739919662476" calcext:value-type="float">
            <text:p>0.663739919662476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.692646026611328" calcext:value-type="float">
            <text:p>0.692646026611328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0.669151067733765" calcext:value-type="float">
            <text:p>0.669151067733765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0.654175996780396" calcext:value-type="float">
            <text:p>0.654175996780396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0.660638093948364" calcext:value-type="float">
            <text:p>0.660638093948364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0.64949631690979" calcext:value-type="float">
            <text:p>0.64949631690979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0.685168027877808" calcext:value-type="float">
            <text:p>0.685168027877808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0.652394533157349" calcext:value-type="float">
            <text:p>0.652394533157349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0.659631729125977" calcext:value-type="float">
            <text:p>0.659631729125977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0.659644365310669" calcext:value-type="float">
            <text:p>0.659644365310669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0.655313968658447" calcext:value-type="float">
            <text:p>0.655313968658447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0.650731563568115" calcext:value-type="float">
            <text:p>0.650731563568115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0.661441802978516" calcext:value-type="float">
            <text:p>0.661441802978516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0.662835121154785" calcext:value-type="float">
            <text:p>0.662835121154785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0.657642364501953" calcext:value-type="float">
            <text:p>0.657642364501953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0.694585800170898" calcext:value-type="float">
            <text:p>0.694585800170898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0.659756660461426" calcext:value-type="float">
            <text:p>0.659756660461426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0.676103353500366" calcext:value-type="float">
            <text:p>0.676103353500366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0.644814491271973" calcext:value-type="float">
            <text:p>0.644814491271973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0.66776442527771" calcext:value-type="float">
            <text:p>0.66776442527771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0.671316146850586" calcext:value-type="float">
            <text:p>0.671316146850586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0.670027732849121" calcext:value-type="float">
            <text:p>0.670027732849121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0.655793190002441" calcext:value-type="float">
            <text:p>0.655793190002441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0.656217575073242" calcext:value-type="float">
            <text:p>0.656217575073242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0.685623168945313" calcext:value-type="float">
            <text:p>0.685623168945313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0.674468517303467" calcext:value-type="float">
            <text:p>0.674468517303467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0.659269571304321" calcext:value-type="float">
            <text:p>0.659269571304321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0.678873300552368" calcext:value-type="float">
            <text:p>0.678873300552368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0.668103456497192" calcext:value-type="float">
            <text:p>0.668103456497192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0.672910213470459" calcext:value-type="float">
            <text:p>0.672910213470459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0.676281929016113" calcext:value-type="float">
            <text:p>0.676281929016113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0.663080453872681" calcext:value-type="float">
            <text:p>0.663080453872681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0.658853530883789" calcext:value-type="float">
            <text:p>0.658853530883789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0.668304920196533" calcext:value-type="float">
            <text:p>0.668304920196533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0.662523031234741" calcext:value-type="float">
            <text:p>0.662523031234741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0.670610666275024" calcext:value-type="float">
            <text:p>0.670610666275024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0.668984889984131" calcext:value-type="float">
            <text:p>0.668984889984131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0.676768064498901" calcext:value-type="float">
            <text:p>0.676768064498901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0.644196510314941" calcext:value-type="float">
            <text:p>0.644196510314941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0.672053813934326" calcext:value-type="float">
            <text:p>0.672053813934326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0.658126354217529" calcext:value-type="float">
            <text:p>0.658126354217529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0.663328170776367" calcext:value-type="float">
            <text:p>0.663328170776367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0.670891046524048" calcext:value-type="float">
            <text:p>0.670891046524048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0.653064489364624" calcext:value-type="float">
            <text:p>0.653064489364624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0.670671939849854" calcext:value-type="float">
            <text:p>0.670671939849854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0.687193155288696" calcext:value-type="float">
            <text:p>0.687193155288696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0.658944129943848" calcext:value-type="float">
            <text:p>0.658944129943848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0.682868003845215" calcext:value-type="float">
            <text:p>0.682868003845215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0.658544301986694" calcext:value-type="float">
            <text:p>0.658544301986694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0.669944524765015" calcext:value-type="float">
            <text:p>0.669944524765015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0.64776873588562" calcext:value-type="float">
            <text:p>0.64776873588562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0.680576086044312" calcext:value-type="float">
            <text:p>0.680576086044312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0.667697429656982" calcext:value-type="float">
            <text:p>0.667697429656982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0.668371200561523" calcext:value-type="float">
            <text:p>0.668371200561523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0.667788505554199" calcext:value-type="float">
            <text:p>0.667788505554199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0.666229009628296" calcext:value-type="float">
            <text:p>0.666229009628296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0.674258708953857" calcext:value-type="float">
            <text:p>0.674258708953857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0.671669721603394" calcext:value-type="float">
            <text:p>0.671669721603394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0.682945489883423" calcext:value-type="float">
            <text:p>0.682945489883423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0.653334856033325" calcext:value-type="float">
            <text:p>0.653334856033325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0.671362161636353" calcext:value-type="float">
            <text:p>0.671362161636353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0.661356210708618" calcext:value-type="float">
            <text:p>0.661356210708618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0.654141426086426" calcext:value-type="float">
            <text:p>0.654141426086426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0.682490348815918" calcext:value-type="float">
            <text:p>0.682490348815918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0.652335166931152" calcext:value-type="float">
            <text:p>0.652335166931152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0.671317100524902" calcext:value-type="float">
            <text:p>0.671317100524902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0.663295030593872" calcext:value-type="float">
            <text:p>0.663295030593872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0.66137957572937" calcext:value-type="float">
            <text:p>0.66137957572937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0.661882162094116" calcext:value-type="float">
            <text:p>0.661882162094116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0.673978567123413" calcext:value-type="float">
            <text:p>0.673978567123413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0.656242847442627" calcext:value-type="float">
            <text:p>0.656242847442627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0.674843072891235" calcext:value-type="float">
            <text:p>0.674843072891235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0.685578107833862" calcext:value-type="float">
            <text:p>0.685578107833862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0.662763833999634" calcext:value-type="float">
            <text:p>0.662763833999634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0.653194189071655" calcext:value-type="float">
            <text:p>0.653194189071655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0.678076267242432" calcext:value-type="float">
            <text:p>0.678076267242432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0.64407205581665" calcext:value-type="float">
            <text:p>0.64407205581665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0.65384578704834" calcext:value-type="float">
            <text:p>0.65384578704834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0.649135828018189" calcext:value-type="float">
            <text:p>0.649135828018189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0.678817510604858" calcext:value-type="float">
            <text:p>0.678817510604858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0.673761367797852" calcext:value-type="float">
            <text:p>0.673761367797852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0.676587343215942" calcext:value-type="float">
            <text:p>0.676587343215942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0.660624027252197" calcext:value-type="float">
            <text:p>0.660624027252197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0.6656174659729" calcext:value-type="float">
            <text:p>0.6656174659729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0.660236597061157" calcext:value-type="float">
            <text:p>0.660236597061157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0.675717830657959" calcext:value-type="float">
            <text:p>0.675717830657959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0.651018857955933" calcext:value-type="float">
            <text:p>0.651018857955933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0.670174598693848" calcext:value-type="float">
            <text:p>0.670174598693848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0.66518759727478" calcext:value-type="float">
            <text:p>0.66518759727478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0.66775918006897" calcext:value-type="float">
            <text:p>0.66775918006897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0.660330533981323" calcext:value-type="float">
            <text:p>0.660330533981323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0.655670404434204" calcext:value-type="float">
            <text:p>0.655670404434204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0.657344818115234" calcext:value-type="float">
            <text:p>0.657344818115234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0.657764196395874" calcext:value-type="float">
            <text:p>0.657764196395874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0.661309003829956" calcext:value-type="float">
            <text:p>0.661309003829956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0.670335292816162" calcext:value-type="float">
            <text:p>0.670335292816162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0.668980360031128" calcext:value-type="float">
            <text:p>0.668980360031128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0.667063713073731" calcext:value-type="float">
            <text:p>0.667063713073731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0.652607202529907" calcext:value-type="float">
            <text:p>0.652607202529907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0.685104846954346" calcext:value-type="float">
            <text:p>0.685104846954346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0.662392616271973" calcext:value-type="float">
            <text:p>0.662392616271973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0.665965080261231" calcext:value-type="float">
            <text:p>0.665965080261231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0.677995443344116" calcext:value-type="float">
            <text:p>0.677995443344116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0.646780490875244" calcext:value-type="float">
            <text:p>0.646780490875244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0.67828106880188" calcext:value-type="float">
            <text:p>0.67828106880188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0.665252685546875" calcext:value-type="float">
            <text:p>0.665252685546875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0.68023419380188" calcext:value-type="float">
            <text:p>0.68023419380188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0.662162303924561" calcext:value-type="float">
            <text:p>0.662162303924561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0.673453807830811" calcext:value-type="float">
            <text:p>0.673453807830811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0.656912088394165" calcext:value-type="float">
            <text:p>0.656912088394165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0.67248797416687" calcext:value-type="float">
            <text:p>0.67248797416687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0.663755178451538" calcext:value-type="float">
            <text:p>0.663755178451538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0.646041393280029" calcext:value-type="float">
            <text:p>0.646041393280029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0.657748222351074" calcext:value-type="float">
            <text:p>0.657748222351074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0.659083604812622" calcext:value-type="float">
            <text:p>0.659083604812622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0.678795576095581" calcext:value-type="float">
            <text:p>0.678795576095581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0.581683158874512" calcext:value-type="float">
            <text:p>0.581683158874512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0.663757562637329" calcext:value-type="float">
            <text:p>0.663757562637329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0.68113374710083" calcext:value-type="float">
            <text:p>0.68113374710083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0.681815385818481" calcext:value-type="float">
            <text:p>0.681815385818481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0.660543203353882" calcext:value-type="float">
            <text:p>0.660543203353882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0.66956090927124" calcext:value-type="float">
            <text:p>0.66956090927124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0.662227869033814" calcext:value-type="float">
            <text:p>0.662227869033814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0.667272567749023" calcext:value-type="float">
            <text:p>0.667272567749023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0.672383785247803" calcext:value-type="float">
            <text:p>0.672383785247803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0.653653144836426" calcext:value-type="float">
            <text:p>0.653653144836426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0.685555696487427" calcext:value-type="float">
            <text:p>0.685555696487427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0.649657011032105" calcext:value-type="float">
            <text:p>0.649657011032105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0.695468902587891" calcext:value-type="float">
            <text:p>0.695468902587891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0.68052864074707" calcext:value-type="float">
            <text:p>0.68052864074707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0.650974035263062" calcext:value-type="float">
            <text:p>0.650974035263062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0.657768487930298" calcext:value-type="float">
            <text:p>0.657768487930298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0.663706302642822" calcext:value-type="float">
            <text:p>0.663706302642822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0.665032625198364" calcext:value-type="float">
            <text:p>0.665032625198364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0.665587902069092" calcext:value-type="float">
            <text:p>0.665587902069092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0.665627479553223" calcext:value-type="float">
            <text:p>0.665627479553223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0.663109302520752" calcext:value-type="float">
            <text:p>0.663109302520752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0.656653642654419" calcext:value-type="float">
            <text:p>0.656653642654419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0.657797336578369" calcext:value-type="float">
            <text:p>0.657797336578369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0.691008806228638" calcext:value-type="float">
            <text:p>0.691008806228638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0.667446374893189" calcext:value-type="float">
            <text:p>0.667446374893189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0.667362928390503" calcext:value-type="float">
            <text:p>0.667362928390503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0.652391910552979" calcext:value-type="float">
            <text:p>0.652391910552979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0.654929876327515" calcext:value-type="float">
            <text:p>0.654929876327515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0.673682689666748" calcext:value-type="float">
            <text:p>0.673682689666748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0.661232709884644" calcext:value-type="float">
            <text:p>0.661232709884644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0.672939538955689" calcext:value-type="float">
            <text:p>0.672939538955689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0.653286933898926" calcext:value-type="float">
            <text:p>0.653286933898926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0.69157075881958" calcext:value-type="float">
            <text:p>0.69157075881958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0.662290096282959" calcext:value-type="float">
            <text:p>0.662290096282959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0.661939144134522" calcext:value-type="float">
            <text:p>0.661939144134522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0.667953014373779" calcext:value-type="float">
            <text:p>0.667953014373779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0.649898052215576" calcext:value-type="float">
            <text:p>0.649898052215576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0.66079306602478" calcext:value-type="float">
            <text:p>0.66079306602478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0.671547174453735" calcext:value-type="float">
            <text:p>0.671547174453735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0.686173915863037" calcext:value-type="float">
            <text:p>0.686173915863037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0.672487735748291" calcext:value-type="float">
            <text:p>0.672487735748291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0.662048101425171" calcext:value-type="float">
            <text:p>0.662048101425171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0.670907258987427" calcext:value-type="float">
            <text:p>0.670907258987427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0.656152963638306" calcext:value-type="float">
            <text:p>0.656152963638306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0.682656526565552" calcext:value-type="float">
            <text:p>0.682656526565552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0.662416219711304" calcext:value-type="float">
            <text:p>0.662416219711304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0.675918579101563" calcext:value-type="float">
            <text:p>0.675918579101563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0.671007871627808" calcext:value-type="float">
            <text:p>0.671007871627808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0.661692142486572" calcext:value-type="float">
            <text:p>0.661692142486572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0.672439575195313" calcext:value-type="float">
            <text:p>0.672439575195313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0.667339563369751" calcext:value-type="float">
            <text:p>0.667339563369751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0.670355796813965" calcext:value-type="float">
            <text:p>0.670355796813965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0.658199787139893" calcext:value-type="float">
            <text:p>0.658199787139893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0.656863927841187" calcext:value-type="float">
            <text:p>0.656863927841187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0.6506028175354" calcext:value-type="float">
            <text:p>0.6506028175354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0.672613620758057" calcext:value-type="float">
            <text:p>0.672613620758057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0.652389049530029" calcext:value-type="float">
            <text:p>0.652389049530029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0.675960063934326" calcext:value-type="float">
            <text:p>0.675960063934326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0.67293119430542" calcext:value-type="float">
            <text:p>0.67293119430542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0.674798011779785" calcext:value-type="float">
            <text:p>0.674798011779785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0.66292405128479" calcext:value-type="float">
            <text:p>0.66292405128479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0.64394998550415" calcext:value-type="float">
            <text:p>0.64394998550415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0.679822683334351" calcext:value-type="float">
            <text:p>0.679822683334351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0.671684503555298" calcext:value-type="float">
            <text:p>0.671684503555298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0.659608840942383" calcext:value-type="float">
            <text:p>0.659608840942383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0.662537813186646" calcext:value-type="float">
            <text:p>0.662537813186646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0.665175676345825" calcext:value-type="float">
            <text:p>0.665175676345825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0.666979074478149" calcext:value-type="float">
            <text:p>0.666979074478149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0.668824434280396" calcext:value-type="float">
            <text:p>0.668824434280396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0.649207592010498" calcext:value-type="float">
            <text:p>0.649207592010498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0.678973197937012" calcext:value-type="float">
            <text:p>0.678973197937012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0.659540414810181" calcext:value-type="float">
            <text:p>0.659540414810181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0.674355268478394" calcext:value-type="float">
            <text:p>0.674355268478394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0.663746356964111" calcext:value-type="float">
            <text:p>0.663746356964111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0.670386791229248" calcext:value-type="float">
            <text:p>0.670386791229248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0.656018257141113" calcext:value-type="float">
            <text:p>0.656018257141113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0.660868406295776" calcext:value-type="float">
            <text:p>0.660868406295776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0.677967548370361" calcext:value-type="float">
            <text:p>0.677967548370361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0.655632257461548" calcext:value-type="float">
            <text:p>0.655632257461548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0.6600022315979" calcext:value-type="float">
            <text:p>0.6600022315979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0.688373565673828" calcext:value-type="float">
            <text:p>0.688373565673828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0.658634424209595" calcext:value-type="float">
            <text:p>0.658634424209595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0.662446022033691" calcext:value-type="float">
            <text:p>0.662446022033691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0.677431106567383" calcext:value-type="float">
            <text:p>0.677431106567383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0.648707389831543" calcext:value-type="float">
            <text:p>0.648707389831543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0.657872438430786" calcext:value-type="float">
            <text:p>0.657872438430786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0.698301553726196" calcext:value-type="float">
            <text:p>0.698301553726196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0.66493558883667" calcext:value-type="float">
            <text:p>0.66493558883667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0.666932821273804" calcext:value-type="float">
            <text:p>0.666932821273804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0.668514490127564" calcext:value-type="float">
            <text:p>0.668514490127564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0.646878957748413" calcext:value-type="float">
            <text:p>0.646878957748413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0.66674542427063" calcext:value-type="float">
            <text:p>0.66674542427063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0.668771743774414" calcext:value-type="float">
            <text:p>0.668771743774414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0.664142370223999" calcext:value-type="float">
            <text:p>0.664142370223999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0.662422895431519" calcext:value-type="float">
            <text:p>0.662422895431519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0.691457509994507" calcext:value-type="float">
            <text:p>0.691457509994507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0.666084051132202" calcext:value-type="float">
            <text:p>0.666084051132202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0.657129764556885" calcext:value-type="float">
            <text:p>0.657129764556885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0.68802285194397" calcext:value-type="float">
            <text:p>0.68802285194397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0.645128726959229" calcext:value-type="float">
            <text:p>0.645128726959229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0.659302949905396" calcext:value-type="float">
            <text:p>0.659302949905396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0.672721385955811" calcext:value-type="float">
            <text:p>0.672721385955811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0.661852598190308" calcext:value-type="float">
            <text:p>0.661852598190308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0.66168212890625" calcext:value-type="float">
            <text:p>0.66168212890625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0.693422317504883" calcext:value-type="float">
            <text:p>0.693422317504883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0.652591228485107" calcext:value-type="float">
            <text:p>0.652591228485107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0.682159423828125" calcext:value-type="float">
            <text:p>0.682159423828125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0.644580364227295" calcext:value-type="float">
            <text:p>0.644580364227295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0.671722650527954" calcext:value-type="float">
            <text:p>0.671722650527954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0.687241077423096" calcext:value-type="float">
            <text:p>0.687241077423096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0.670851945877075" calcext:value-type="float">
            <text:p>0.670851945877075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0.650203466415405" calcext:value-type="float">
            <text:p>0.650203466415405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0.68635630607605" calcext:value-type="float">
            <text:p>0.68635630607605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0.659427881240845" calcext:value-type="float">
            <text:p>0.659427881240845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0.644985437393189" calcext:value-type="float">
            <text:p>0.644985437393189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0.66889762878418" calcext:value-type="float">
            <text:p>0.66889762878418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0.680328369140625" calcext:value-type="float">
            <text:p>0.680328369140625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0.670084953308106" calcext:value-type="float">
            <text:p>0.670084953308106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0.669559240341187" calcext:value-type="float">
            <text:p>0.669559240341187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0.645393133163452" calcext:value-type="float">
            <text:p>0.645393133163452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0.669471740722656" calcext:value-type="float">
            <text:p>0.669471740722656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0.663947343826294" calcext:value-type="float">
            <text:p>0.663947343826294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0.687076807022095" calcext:value-type="float">
            <text:p>0.687076807022095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0.663729429244995" calcext:value-type="float">
            <text:p>0.663729429244995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0.674534797668457" calcext:value-type="float">
            <text:p>0.674534797668457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0.671227216720581" calcext:value-type="float">
            <text:p>0.671227216720581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0.666230201721191" calcext:value-type="float">
            <text:p>0.666230201721191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0.66184401512146" calcext:value-type="float">
            <text:p>0.66184401512146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0.664447546005249" calcext:value-type="float">
            <text:p>0.664447546005249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0.653435707092285" calcext:value-type="float">
            <text:p>0.653435707092285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0.65984320640564" calcext:value-type="float">
            <text:p>0.65984320640564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0.682988166809082" calcext:value-type="float">
            <text:p>0.682988166809082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0.680157661437988" calcext:value-type="float">
            <text:p>0.680157661437988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0.679827451705933" calcext:value-type="float">
            <text:p>0.679827451705933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0.660592794418335" calcext:value-type="float">
            <text:p>0.660592794418335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0.662489175796509" calcext:value-type="float">
            <text:p>0.662489175796509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0.652643442153931" calcext:value-type="float">
            <text:p>0.652643442153931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0.654922723770142" calcext:value-type="float">
            <text:p>0.654922723770142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0.668381452560425" calcext:value-type="float">
            <text:p>0.668381452560425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0.670431137084961" calcext:value-type="float">
            <text:p>0.670431137084961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0.663281440734863" calcext:value-type="float">
            <text:p>0.663281440734863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0.668216466903687" calcext:value-type="float">
            <text:p>0.668216466903687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0.680385828018189" calcext:value-type="float">
            <text:p>0.680385828018189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0.670051336288452" calcext:value-type="float">
            <text:p>0.670051336288452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0.685410976409912" calcext:value-type="float">
            <text:p>0.685410976409912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0.683595418930054" calcext:value-type="float">
            <text:p>0.683595418930054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0.655998229980469" calcext:value-type="float">
            <text:p>0.655998229980469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0.662291049957275" calcext:value-type="float">
            <text:p>0.662291049957275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0.661357641220093" calcext:value-type="float">
            <text:p>0.661357641220093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0.665309429168701" calcext:value-type="float">
            <text:p>0.665309429168701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0.653025388717651" calcext:value-type="float">
            <text:p>0.653025388717651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0.662298440933228" calcext:value-type="float">
            <text:p>0.662298440933228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0.668209314346314" calcext:value-type="float">
            <text:p>0.668209314346314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0.660438060760498" calcext:value-type="float">
            <text:p>0.660438060760498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0.659502506256104" calcext:value-type="float">
            <text:p>0.659502506256104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0.67097020149231" calcext:value-type="float">
            <text:p>0.67097020149231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0.664792060852051" calcext:value-type="float">
            <text:p>0.664792060852051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0.665538787841797" calcext:value-type="float">
            <text:p>0.665538787841797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0.667729377746582" calcext:value-type="float">
            <text:p>0.667729377746582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0.652367830276489" calcext:value-type="float">
            <text:p>0.652367830276489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0.658768177032471" calcext:value-type="float">
            <text:p>0.658768177032471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0.670774936676025" calcext:value-type="float">
            <text:p>0.670774936676025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0.671786069869995" calcext:value-type="float">
            <text:p>0.671786069869995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0.685649394989014" calcext:value-type="float">
            <text:p>0.685649394989014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0.651843309402466" calcext:value-type="float">
            <text:p>0.651843309402466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0.678181886672974" calcext:value-type="float">
            <text:p>0.678181886672974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0.676326513290405" calcext:value-type="float">
            <text:p>0.676326513290405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0.646535634994507" calcext:value-type="float">
            <text:p>0.646535634994507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0.66544508934021" calcext:value-type="float">
            <text:p>0.66544508934021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0.659938097000122" calcext:value-type="float">
            <text:p>0.659938097000122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0.658265113830566" calcext:value-type="float">
            <text:p>0.658265113830566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0.657983064651489" calcext:value-type="float">
            <text:p>0.657983064651489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0.660432100296021" calcext:value-type="float">
            <text:p>0.660432100296021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0.666411399841309" calcext:value-type="float">
            <text:p>0.666411399841309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0.658952474594116" calcext:value-type="float">
            <text:p>0.658952474594116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0.673797369003296" calcext:value-type="float">
            <text:p>0.673797369003296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0.680554389953613" calcext:value-type="float">
            <text:p>0.680554389953613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0.654507637023926" calcext:value-type="float">
            <text:p>0.654507637023926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0.679061651229858" calcext:value-type="float">
            <text:p>0.679061651229858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0.667426109313965" calcext:value-type="float">
            <text:p>0.667426109313965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0.6727454662323" calcext:value-type="float">
            <text:p>0.6727454662323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0.680843353271484" calcext:value-type="float">
            <text:p>0.680843353271484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0.658431768417358" calcext:value-type="float">
            <text:p>0.658431768417358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0.688674688339233" calcext:value-type="float">
            <text:p>0.688674688339233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0.651032686233521" calcext:value-type="float">
            <text:p>0.651032686233521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0.657388925552368" calcext:value-type="float">
            <text:p>0.657388925552368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0.670709371566773" calcext:value-type="float">
            <text:p>0.670709371566773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0.659713268280029" calcext:value-type="float">
            <text:p>0.659713268280029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0.638375997543335" calcext:value-type="float">
            <text:p>0.638375997543335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0.647374629974365" calcext:value-type="float">
            <text:p>0.647374629974365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0.678243637084961" calcext:value-type="float">
            <text:p>0.678243637084961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0.667679071426392" calcext:value-type="float">
            <text:p>0.667679071426392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0.647834539413452" calcext:value-type="float">
            <text:p>0.647834539413452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0.664327621459961" calcext:value-type="float">
            <text:p>0.664327621459961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0.665359735488892" calcext:value-type="float">
            <text:p>0.665359735488892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0.667639970779419" calcext:value-type="float">
            <text:p>0.667639970779419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0.680959701538086" calcext:value-type="float">
            <text:p>0.680959701538086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0.667858839035034" calcext:value-type="float">
            <text:p>0.667858839035034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0.661096096038818" calcext:value-type="float">
            <text:p>0.661096096038818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0.658288478851318" calcext:value-type="float">
            <text:p>0.658288478851318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0.687199831008911" calcext:value-type="float">
            <text:p>0.687199831008911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0.681397438049316" calcext:value-type="float">
            <text:p>0.681397438049316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0.669681549072266" calcext:value-type="float">
            <text:p>0.669681549072266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0.673226118087769" calcext:value-type="float">
            <text:p>0.673226118087769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0.655043363571167" calcext:value-type="float">
            <text:p>0.655043363571167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0.661733627319336" calcext:value-type="float">
            <text:p>0.661733627319336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0.662195444107056" calcext:value-type="float">
            <text:p>0.662195444107056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0.650948762893677" calcext:value-type="float">
            <text:p>0.650948762893677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0.690647125244141" calcext:value-type="float">
            <text:p>0.690647125244141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0.672583818435669" calcext:value-type="float">
            <text:p>0.672583818435669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0.665762424468994" calcext:value-type="float">
            <text:p>0.665762424468994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0.681519508361816" calcext:value-type="float">
            <text:p>0.681519508361816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0.66510272026062" calcext:value-type="float">
            <text:p>0.66510272026062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0.662841558456421" calcext:value-type="float">
            <text:p>0.662841558456421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0.664984703063965" calcext:value-type="float">
            <text:p>0.664984703063965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0.665445327758789" calcext:value-type="float">
            <text:p>0.665445327758789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0.668791055679321" calcext:value-type="float">
            <text:p>0.668791055679321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0.654531002044678" calcext:value-type="float">
            <text:p>0.654531002044678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0.67838454246521" calcext:value-type="float">
            <text:p>0.67838454246521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0.670417308807373" calcext:value-type="float">
            <text:p>0.670417308807373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0.662972927093506" calcext:value-type="float">
            <text:p>0.662972927093506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0.653981924057007" calcext:value-type="float">
            <text:p>0.653981924057007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0.68298864364624" calcext:value-type="float">
            <text:p>0.68298864364624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0.661650657653809" calcext:value-type="float">
            <text:p>0.661650657653809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0.673812866210938" calcext:value-type="float">
            <text:p>0.673812866210938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0.664132833480835" calcext:value-type="float">
            <text:p>0.664132833480835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0.67414665222168" calcext:value-type="float">
            <text:p>0.67414665222168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0.658942699432373" calcext:value-type="float">
            <text:p>0.658942699432373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0.656076431274414" calcext:value-type="float">
            <text:p>0.656076431274414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0.654603481292725" calcext:value-type="float">
            <text:p>0.654603481292725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0.6667160987854" calcext:value-type="float">
            <text:p>0.6667160987854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0.659315347671509" calcext:value-type="float">
            <text:p>0.659315347671509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0.661896467208862" calcext:value-type="float">
            <text:p>0.661896467208862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0.680462837219238" calcext:value-type="float">
            <text:p>0.680462837219238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0.678570032119751" calcext:value-type="float">
            <text:p>0.678570032119751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0.668445825576782" calcext:value-type="float">
            <text:p>0.668445825576782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0.671348333358765" calcext:value-type="float">
            <text:p>0.671348333358765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0.653971910476685" calcext:value-type="float">
            <text:p>0.653971910476685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0.675755262374878" calcext:value-type="float">
            <text:p>0.675755262374878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0.689921379089356" calcext:value-type="float">
            <text:p>0.689921379089356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0.646560430526733" calcext:value-type="float">
            <text:p>0.646560430526733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0.666136741638184" calcext:value-type="float">
            <text:p>0.666136741638184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0.659243583679199" calcext:value-type="float">
            <text:p>0.659243583679199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0.651124238967896" calcext:value-type="float">
            <text:p>0.651124238967896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0.66601300239563" calcext:value-type="float">
            <text:p>0.66601300239563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0.657062292098999" calcext:value-type="float">
            <text:p>0.657062292098999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0.67074728012085" calcext:value-type="float">
            <text:p>0.67074728012085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0.665950775146484" calcext:value-type="float">
            <text:p>0.665950775146484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0.661164283752441" calcext:value-type="float">
            <text:p>0.661164283752441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0.656528472900391" calcext:value-type="float">
            <text:p>0.656528472900391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0.668618440628052" calcext:value-type="float">
            <text:p>0.668618440628052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0.661216259002686" calcext:value-type="float">
            <text:p>0.661216259002686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0.689301013946533" calcext:value-type="float">
            <text:p>0.689301013946533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0.666229724884033" calcext:value-type="float">
            <text:p>0.666229724884033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0.660495042800903" calcext:value-type="float">
            <text:p>0.660495042800903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0.663885831832886" calcext:value-type="float">
            <text:p>0.663885831832886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0.677056550979614" calcext:value-type="float">
            <text:p>0.677056550979614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0.653885126113892" calcext:value-type="float">
            <text:p>0.653885126113892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0.65217399597168" calcext:value-type="float">
            <text:p>0.65217399597168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0.65324878692627" calcext:value-type="float">
            <text:p>0.65324878692627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0.671061515808106" calcext:value-type="float">
            <text:p>0.671061515808106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0.676719903945923" calcext:value-type="float">
            <text:p>0.676719903945923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0.670598030090332" calcext:value-type="float">
            <text:p>0.670598030090332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0.668615579605103" calcext:value-type="float">
            <text:p>0.668615579605103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0.666943550109863" calcext:value-type="float">
            <text:p>0.666943550109863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0.664114952087402" calcext:value-type="float">
            <text:p>0.664114952087402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0.670115947723389" calcext:value-type="float">
            <text:p>0.670115947723389</text:p>
          </table:table-cell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0.647355794906616" calcext:value-type="float">
            <text:p>0.647355794906616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0.690202951431274" calcext:value-type="float">
            <text:p>0.690202951431274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0.668463468551636" calcext:value-type="float">
            <text:p>0.668463468551636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0.669029951095581" calcext:value-type="float">
            <text:p>0.669029951095581</text:p>
          </table:table-cell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0.667322635650635" calcext:value-type="float">
            <text:p>0.667322635650635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0.674402236938477" calcext:value-type="float">
            <text:p>0.674402236938477</text:p>
          </table:table-cell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0.677284002304077" calcext:value-type="float">
            <text:p>0.677284002304077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0.666777849197388" calcext:value-type="float">
            <text:p>0.666777849197388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0.657921314239502" calcext:value-type="float">
            <text:p>0.657921314239502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0.660193204879761" calcext:value-type="float">
            <text:p>0.660193204879761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0.676340341567993" calcext:value-type="float">
            <text:p>0.676340341567993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0.673987865447998" calcext:value-type="float">
            <text:p>0.673987865447998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0.669404745101929" calcext:value-type="float">
            <text:p>0.669404745101929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0.655381441116333" calcext:value-type="float">
            <text:p>0.655381441116333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0.679003953933716" calcext:value-type="float">
            <text:p>0.679003953933716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0.654410123825073" calcext:value-type="float">
            <text:p>0.654410123825073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0.658871412277222" calcext:value-type="float">
            <text:p>0.658871412277222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0.678985595703125" calcext:value-type="float">
            <text:p>0.678985595703125</text:p>
          </table:table-cell>
        </table:table-row>
      </table:table>
      <table:table table:name="formod" table:style-name="ta1">
        <table:table-column table:style-name="co5" table:default-cell-style-name="Default"/>
        <table:table-column table:style-name="co2" table:default-cell-style-name="Default"/>
        <table:table-column table:style-name="co4" table:default-cell-style-name="Default"/>
        <table:table-column table:style-name="co3" table:number-columns-repeated="4" table:default-cell-style-name="Default"/>
        <table:table-row table:style-name="ro1">
          <table:table-cell office:value-type="string" calcext:value-type="string">
            <text:p>signature</text:p>
          </table:table-cell>
          <table:table-cell office:value-type="string" calcext:value-type="string">
            <text:p>load_time</text:p>
          </table:table-cell>
          <table:table-cell office:value-type="string" calcext:value-type="string">
            <text:p>sig_time</text:p>
          </table:table-cell>
          <table:table-cell office:value-type="string" calcext:value-type="string">
            <text:p>Total time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355746984481812" calcext:value-type="float">
            <text:p>0.355746984481812</text:p>
          </table:table-cell>
          <table:table-cell table:formula="of:=[.B2]+[.C2]" office:value-type="float" office:value="71.9034717082977" calcext:value-type="float">
            <text:p>71.9034717082977</text:p>
          </table:table-cell>
          <table:table-cell table:number-columns-repeated="2"/>
          <table:table-cell table:style-name="ce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429635047912598" calcext:value-type="float">
            <text:p>0.429635047912598</text:p>
          </table:table-cell>
          <table:table-cell table:formula="of:=[.B3]+[.C3]" office:value-type="float" office:value="71.9773597717285" calcext:value-type="float">
            <text:p>71.9773597717285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365177392959595" calcext:value-type="float">
            <text:p>0.365177392959595</text:p>
          </table:table-cell>
          <table:table-cell table:formula="of:=[.B4]+[.C4]" office:value-type="float" office:value="71.9129021167755" calcext:value-type="float">
            <text:p>71.9129021167755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428672552108765" calcext:value-type="float">
            <text:p>0.428672552108765</text:p>
          </table:table-cell>
          <table:table-cell table:formula="of:=[.B5]+[.C5]" office:value-type="float" office:value="71.9763972759247" calcext:value-type="float">
            <text:p>71.9763972759247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348146200180054" calcext:value-type="float">
            <text:p>0.348146200180054</text:p>
          </table:table-cell>
          <table:table-cell table:formula="of:=[.B6]+[.C6]" office:value-type="float" office:value="71.895870923996" calcext:value-type="float">
            <text:p>71.895870923996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256730794906616" calcext:value-type="float">
            <text:p>0.256730794906616</text:p>
          </table:table-cell>
          <table:table-cell table:formula="of:=[.B7]+[.C7]" office:value-type="float" office:value="71.8044555187225" calcext:value-type="float">
            <text:p>71.8044555187225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387508630752564" calcext:value-type="float">
            <text:p>0.387508630752564</text:p>
          </table:table-cell>
          <table:table-cell table:formula="of:=[.B8]+[.C8]" office:value-type="float" office:value="71.9352333545685" calcext:value-type="float">
            <text:p>71.9352333545685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432657241821289" calcext:value-type="float">
            <text:p>0.432657241821289</text:p>
          </table:table-cell>
          <table:table-cell table:formula="of:=[.B9]+[.C9]" office:value-type="float" office:value="71.9803819656372" calcext:value-type="float">
            <text:p>71.9803819656372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382545232772827" calcext:value-type="float">
            <text:p>0.382545232772827</text:p>
          </table:table-cell>
          <table:table-cell table:formula="of:=[.B10]+[.C10]" office:value-type="float" office:value="71.9302699565887" calcext:value-type="float">
            <text:p>71.9302699565887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368331909179688" calcext:value-type="float">
            <text:p>0.368331909179688</text:p>
          </table:table-cell>
          <table:table-cell table:formula="of:=[.B11]+[.C11]" office:value-type="float" office:value="71.9160566329956" calcext:value-type="float">
            <text:p>71.9160566329956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244925975799561" calcext:value-type="float">
            <text:p>0.244925975799561</text:p>
          </table:table-cell>
          <table:table-cell table:formula="of:=[.B12]+[.C12]" office:value-type="float" office:value="71.7926506996155" calcext:value-type="float">
            <text:p>71.7926506996155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908354759216309" calcext:value-type="float">
            <text:p>0.908354759216309</text:p>
          </table:table-cell>
          <table:table-cell table:formula="of:=[.B13]+[.C13]" office:value-type="float" office:value="72.4560794830322" calcext:value-type="float">
            <text:p>72.4560794830322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348177194595337" calcext:value-type="float">
            <text:p>0.348177194595337</text:p>
          </table:table-cell>
          <table:table-cell table:formula="of:=[.B14]+[.C14]" office:value-type="float" office:value="71.8959019184112" calcext:value-type="float">
            <text:p>71.8959019184112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349348306655884" calcext:value-type="float">
            <text:p>0.349348306655884</text:p>
          </table:table-cell>
          <table:table-cell table:formula="of:=[.B15]+[.C15]" office:value-type="float" office:value="71.8970730304718" calcext:value-type="float">
            <text:p>71.8970730304718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393193483352661" calcext:value-type="float">
            <text:p>0.393193483352661</text:p>
          </table:table-cell>
          <table:table-cell table:formula="of:=[.B16]+[.C16]" office:value-type="float" office:value="71.9409182071686" calcext:value-type="float">
            <text:p>71.9409182071686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390256404876709" calcext:value-type="float">
            <text:p>0.390256404876709</text:p>
          </table:table-cell>
          <table:table-cell table:formula="of:=[.B17]+[.C17]" office:value-type="float" office:value="71.9379811286926" calcext:value-type="float">
            <text:p>71.9379811286926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489030361175537" calcext:value-type="float">
            <text:p>0.489030361175537</text:p>
          </table:table-cell>
          <table:table-cell table:formula="of:=[.B18]+[.C18]" office:value-type="float" office:value="72.0367550849914" calcext:value-type="float">
            <text:p>72.0367550849914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390322923660278" calcext:value-type="float">
            <text:p>0.390322923660278</text:p>
          </table:table-cell>
          <table:table-cell table:formula="of:=[.B19]+[.C19]" office:value-type="float" office:value="71.9380476474762" calcext:value-type="float">
            <text:p>71.9380476474762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380914211273193" calcext:value-type="float">
            <text:p>0.380914211273193</text:p>
          </table:table-cell>
          <table:table-cell table:formula="of:=[.B20]+[.C20]" office:value-type="float" office:value="71.9286389350891" calcext:value-type="float">
            <text:p>71.9286389350891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391758441925049" calcext:value-type="float">
            <text:p>0.391758441925049</text:p>
          </table:table-cell>
          <table:table-cell table:formula="of:=[.B21]+[.C21]" office:value-type="float" office:value="71.939483165741" calcext:value-type="float">
            <text:p>71.939483165741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406617879867554" calcext:value-type="float">
            <text:p>0.406617879867554</text:p>
          </table:table-cell>
          <table:table-cell table:formula="of:=[.B22]+[.C22]" office:value-type="float" office:value="71.9543426036835" calcext:value-type="float">
            <text:p>71.9543426036835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410011768341064" calcext:value-type="float">
            <text:p>0.410011768341064</text:p>
          </table:table-cell>
          <table:table-cell table:formula="of:=[.B23]+[.C23]" office:value-type="float" office:value="71.957736492157" calcext:value-type="float">
            <text:p>71.957736492157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426490783691406" calcext:value-type="float">
            <text:p>0.426490783691406</text:p>
          </table:table-cell>
          <table:table-cell table:formula="of:=[.B24]+[.C24]" office:value-type="float" office:value="71.9742155075073" calcext:value-type="float">
            <text:p>71.9742155075073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347452878952026" calcext:value-type="float">
            <text:p>0.347452878952026</text:p>
          </table:table-cell>
          <table:table-cell table:formula="of:=[.B25]+[.C25]" office:value-type="float" office:value="71.8951776027679" calcext:value-type="float">
            <text:p>71.8951776027679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375290632247925" calcext:value-type="float">
            <text:p>0.375290632247925</text:p>
          </table:table-cell>
          <table:table-cell table:formula="of:=[.B26]+[.C26]" office:value-type="float" office:value="71.9230153560638" calcext:value-type="float">
            <text:p>71.9230153560638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946071147918701" calcext:value-type="float">
            <text:p>0.946071147918701</text:p>
          </table:table-cell>
          <table:table-cell table:formula="of:=[.B27]+[.C27]" office:value-type="float" office:value="72.4937958717346" calcext:value-type="float">
            <text:p>72.4937958717346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394972562789917" calcext:value-type="float">
            <text:p>0.394972562789917</text:p>
          </table:table-cell>
          <table:table-cell table:formula="of:=[.B28]+[.C28]" office:value-type="float" office:value="71.9426972866058" calcext:value-type="float">
            <text:p>71.9426972866058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367066383361816" calcext:value-type="float">
            <text:p>0.367066383361816</text:p>
          </table:table-cell>
          <table:table-cell table:formula="of:=[.B29]+[.C29]" office:value-type="float" office:value="71.9147911071777" calcext:value-type="float">
            <text:p>71.9147911071777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378692388534546" calcext:value-type="float">
            <text:p>0.378692388534546</text:p>
          </table:table-cell>
          <table:table-cell table:formula="of:=[.B30]+[.C30]" office:value-type="float" office:value="71.9264171123505" calcext:value-type="float">
            <text:p>71.9264171123505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3.87870573997498" calcext:value-type="float">
            <text:p>3.87870573997498</text:p>
          </table:table-cell>
          <table:table-cell table:formula="of:=[.B31]+[.C31]" office:value-type="float" office:value="75.4264304637909" calcext:value-type="float">
            <text:p>75.4264304637909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362501621246338" calcext:value-type="float">
            <text:p>0.362501621246338</text:p>
          </table:table-cell>
          <table:table-cell table:formula="of:=[.B32]+[.C32]" office:value-type="float" office:value="71.9102263450622" calcext:value-type="float">
            <text:p>71.9102263450622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380686283111572" calcext:value-type="float">
            <text:p>0.380686283111572</text:p>
          </table:table-cell>
          <table:table-cell table:formula="of:=[.B33]+[.C33]" office:value-type="float" office:value="71.9284110069275" calcext:value-type="float">
            <text:p>71.9284110069275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266002893447876" calcext:value-type="float">
            <text:p>0.266002893447876</text:p>
          </table:table-cell>
          <table:table-cell table:formula="of:=[.B34]+[.C34]" office:value-type="float" office:value="71.8137276172638" calcext:value-type="float">
            <text:p>71.8137276172638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327052116394043" calcext:value-type="float">
            <text:p>0.327052116394043</text:p>
          </table:table-cell>
          <table:table-cell table:formula="of:=[.B35]+[.C35]" office:value-type="float" office:value="71.87477684021" calcext:value-type="float">
            <text:p>71.87477684021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372311353683472" calcext:value-type="float">
            <text:p>0.372311353683472</text:p>
          </table:table-cell>
          <table:table-cell table:formula="of:=[.B36]+[.C36]" office:value-type="float" office:value="71.9200360774994" calcext:value-type="float">
            <text:p>71.9200360774994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258494138717651" calcext:value-type="float">
            <text:p>0.258494138717651</text:p>
          </table:table-cell>
          <table:table-cell table:formula="of:=[.B37]+[.C37]" office:value-type="float" office:value="71.8062188625336" calcext:value-type="float">
            <text:p>71.8062188625336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442324638366699" calcext:value-type="float">
            <text:p>0.442324638366699</text:p>
          </table:table-cell>
          <table:table-cell table:formula="of:=[.B38]+[.C38]" office:value-type="float" office:value="71.9900493621826" calcext:value-type="float">
            <text:p>71.9900493621826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3857581615448" calcext:value-type="float">
            <text:p>0.3857581615448</text:p>
          </table:table-cell>
          <table:table-cell table:formula="of:=[.B39]+[.C39]" office:value-type="float" office:value="71.9334828853607" calcext:value-type="float">
            <text:p>71.9334828853607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372957944869995" calcext:value-type="float">
            <text:p>0.372957944869995</text:p>
          </table:table-cell>
          <table:table-cell table:formula="of:=[.B40]+[.C40]" office:value-type="float" office:value="71.9206826686859" calcext:value-type="float">
            <text:p>71.9206826686859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457208156585693" calcext:value-type="float">
            <text:p>0.457208156585693</text:p>
          </table:table-cell>
          <table:table-cell table:formula="of:=[.B41]+[.C41]" office:value-type="float" office:value="72.0049328804016" calcext:value-type="float">
            <text:p>72.0049328804016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374741792678833" calcext:value-type="float">
            <text:p>0.374741792678833</text:p>
          </table:table-cell>
          <table:table-cell table:formula="of:=[.B42]+[.C42]" office:value-type="float" office:value="71.9224665164947" calcext:value-type="float">
            <text:p>71.9224665164947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371700286865234" calcext:value-type="float">
            <text:p>0.371700286865234</text:p>
          </table:table-cell>
          <table:table-cell table:formula="of:=[.B43]+[.C43]" office:value-type="float" office:value="71.9194250106811" calcext:value-type="float">
            <text:p>71.9194250106811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406450986862183" calcext:value-type="float">
            <text:p>0.406450986862183</text:p>
          </table:table-cell>
          <table:table-cell table:formula="of:=[.B44]+[.C44]" office:value-type="float" office:value="71.9541757106781" calcext:value-type="float">
            <text:p>71.9541757106781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33797287940979" calcext:value-type="float">
            <text:p>0.33797287940979</text:p>
          </table:table-cell>
          <table:table-cell table:formula="of:=[.B45]+[.C45]" office:value-type="float" office:value="71.8856976032257" calcext:value-type="float">
            <text:p>71.8856976032257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318024873733521" calcext:value-type="float">
            <text:p>0.318024873733521</text:p>
          </table:table-cell>
          <table:table-cell table:formula="of:=[.B46]+[.C46]" office:value-type="float" office:value="71.8657495975494" calcext:value-type="float">
            <text:p>71.8657495975494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385827541351318" calcext:value-type="float">
            <text:p>0.385827541351318</text:p>
          </table:table-cell>
          <table:table-cell table:formula="of:=[.B47]+[.C47]" office:value-type="float" office:value="71.9335522651672" calcext:value-type="float">
            <text:p>71.9335522651672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1.1444993019104" calcext:value-type="float">
            <text:p>1.1444993019104</text:p>
          </table:table-cell>
          <table:table-cell table:formula="of:=[.B48]+[.C48]" office:value-type="float" office:value="72.6922240257263" calcext:value-type="float">
            <text:p>72.6922240257263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964505672454834" calcext:value-type="float">
            <text:p>0.964505672454834</text:p>
          </table:table-cell>
          <table:table-cell table:formula="of:=[.B49]+[.C49]" office:value-type="float" office:value="72.5122303962707" calcext:value-type="float">
            <text:p>72.5122303962707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456619024276733" calcext:value-type="float">
            <text:p>0.456619024276733</text:p>
          </table:table-cell>
          <table:table-cell table:formula="of:=[.B50]+[.C50]" office:value-type="float" office:value="72.0043437480926" calcext:value-type="float">
            <text:p>72.0043437480926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390344858169556" calcext:value-type="float">
            <text:p>0.390344858169556</text:p>
          </table:table-cell>
          <table:table-cell table:formula="of:=[.B51]+[.C51]" office:value-type="float" office:value="71.9380695819855" calcext:value-type="float">
            <text:p>71.9380695819855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342004537582397" calcext:value-type="float">
            <text:p>0.342004537582397</text:p>
          </table:table-cell>
          <table:table-cell table:formula="of:=[.B52]+[.C52]" office:value-type="float" office:value="71.8897292613983" calcext:value-type="float">
            <text:p>71.8897292613983</text:p>
          </table:table-cell>
          <table:table-cell table:number-columns-repeated="3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475751161575317" calcext:value-type="float">
            <text:p>0.475751161575317</text:p>
          </table:table-cell>
          <table:table-cell table:formula="of:=[.B53]+[.C53]" office:value-type="float" office:value="72.0234758853912" calcext:value-type="float">
            <text:p>72.0234758853912</text:p>
          </table:table-cell>
          <table:table-cell table:number-columns-repeated="3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344549179077148" calcext:value-type="float">
            <text:p>0.344549179077148</text:p>
          </table:table-cell>
          <table:table-cell table:formula="of:=[.B54]+[.C54]" office:value-type="float" office:value="71.8922739028931" calcext:value-type="float">
            <text:p>71.8922739028931</text:p>
          </table:table-cell>
          <table:table-cell table:number-columns-repeated="3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375447988510132" calcext:value-type="float">
            <text:p>0.375447988510132</text:p>
          </table:table-cell>
          <table:table-cell table:formula="of:=[.B55]+[.C55]" office:value-type="float" office:value="71.923172712326" calcext:value-type="float">
            <text:p>71.923172712326</text:p>
          </table:table-cell>
          <table:table-cell table:number-columns-repeated="3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464088678359985" calcext:value-type="float">
            <text:p>0.464088678359985</text:p>
          </table:table-cell>
          <table:table-cell table:formula="of:=[.B56]+[.C56]" office:value-type="float" office:value="72.0118134021759" calcext:value-type="float">
            <text:p>72.0118134021759</text:p>
          </table:table-cell>
          <table:table-cell table:number-columns-repeated="3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381420135498047" calcext:value-type="float">
            <text:p>0.381420135498047</text:p>
          </table:table-cell>
          <table:table-cell table:formula="of:=[.B57]+[.C57]" office:value-type="float" office:value="71.929144859314" calcext:value-type="float">
            <text:p>71.929144859314</text:p>
          </table:table-cell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249228954315186" calcext:value-type="float">
            <text:p>0.249228954315186</text:p>
          </table:table-cell>
          <table:table-cell table:formula="of:=[.B58]+[.C58]" office:value-type="float" office:value="71.7969536781311" calcext:value-type="float">
            <text:p>71.7969536781311</text:p>
          </table:table-cell>
          <table:table-cell table:number-columns-repeated="3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383775472640991" calcext:value-type="float">
            <text:p>0.383775472640991</text:p>
          </table:table-cell>
          <table:table-cell table:formula="of:=[.B59]+[.C59]" office:value-type="float" office:value="71.9315001964569" calcext:value-type="float">
            <text:p>71.9315001964569</text:p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276497602462769" calcext:value-type="float">
            <text:p>0.276497602462769</text:p>
          </table:table-cell>
          <table:table-cell table:formula="of:=[.B60]+[.C60]" office:value-type="float" office:value="71.8242223262787" calcext:value-type="float">
            <text:p>71.8242223262787</text:p>
          </table:table-cell>
          <table:table-cell table:number-columns-repeated="3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262258529663086" calcext:value-type="float">
            <text:p>0.262258529663086</text:p>
          </table:table-cell>
          <table:table-cell table:formula="of:=[.B61]+[.C61]" office:value-type="float" office:value="71.809983253479" calcext:value-type="float">
            <text:p>71.809983253479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399611473083496" calcext:value-type="float">
            <text:p>0.399611473083496</text:p>
          </table:table-cell>
          <table:table-cell table:formula="of:=[.B62]+[.C62]" office:value-type="float" office:value="71.9473361968994" calcext:value-type="float">
            <text:p>71.9473361968994</text:p>
          </table:table-cell>
          <table:table-cell table:number-columns-repeated="3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335972547531128" calcext:value-type="float">
            <text:p>0.335972547531128</text:p>
          </table:table-cell>
          <table:table-cell table:formula="of:=[.B63]+[.C63]" office:value-type="float" office:value="71.883697271347" calcext:value-type="float">
            <text:p>71.883697271347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262665748596191" calcext:value-type="float">
            <text:p>0.262665748596191</text:p>
          </table:table-cell>
          <table:table-cell table:formula="of:=[.B64]+[.C64]" office:value-type="float" office:value="71.8103904724121" calcext:value-type="float">
            <text:p>71.8103904724121</text:p>
          </table:table-cell>
          <table:table-cell table:number-columns-repeated="3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381518840789795" calcext:value-type="float">
            <text:p>0.381518840789795</text:p>
          </table:table-cell>
          <table:table-cell table:formula="of:=[.B65]+[.C65]" office:value-type="float" office:value="71.9292435646057" calcext:value-type="float">
            <text:p>71.9292435646057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543004035949707" calcext:value-type="float">
            <text:p>0.543004035949707</text:p>
          </table:table-cell>
          <table:table-cell table:formula="of:=[.B66]+[.C66]" office:value-type="float" office:value="72.0907287597656" calcext:value-type="float">
            <text:p>72.0907287597656</text:p>
          </table:table-cell>
          <table:table-cell table:number-columns-repeated="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488959074020386" calcext:value-type="float">
            <text:p>0.488959074020386</text:p>
          </table:table-cell>
          <table:table-cell table:formula="of:=[.B67]+[.C67]" office:value-type="float" office:value="72.0366837978363" calcext:value-type="float">
            <text:p>72.0366837978363</text:p>
          </table:table-cell>
          <table:table-cell table:number-columns-repeated="3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441794633865356" calcext:value-type="float">
            <text:p>0.441794633865356</text:p>
          </table:table-cell>
          <table:table-cell table:formula="of:=[.B68]+[.C68]" office:value-type="float" office:value="71.9895193576813" calcext:value-type="float">
            <text:p>71.9895193576813</text:p>
          </table:table-cell>
          <table:table-cell table:number-columns-repeated="3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282005786895752" calcext:value-type="float">
            <text:p>0.282005786895752</text:p>
          </table:table-cell>
          <table:table-cell table:formula="of:=[.B69]+[.C69]" office:value-type="float" office:value="71.8297305107117" calcext:value-type="float">
            <text:p>71.8297305107117</text:p>
          </table:table-cell>
          <table:table-cell table:number-columns-repeated="3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588135957717896" calcext:value-type="float">
            <text:p>0.588135957717896</text:p>
          </table:table-cell>
          <table:table-cell table:formula="of:=[.B70]+[.C70]" office:value-type="float" office:value="72.1358606815338" calcext:value-type="float">
            <text:p>72.1358606815338</text:p>
          </table:table-cell>
          <table:table-cell table:number-columns-repeated="3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405422925949097" calcext:value-type="float">
            <text:p>0.405422925949097</text:p>
          </table:table-cell>
          <table:table-cell table:formula="of:=[.B71]+[.C71]" office:value-type="float" office:value="71.953147649765" calcext:value-type="float">
            <text:p>71.953147649765</text:p>
          </table:table-cell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278738260269165" calcext:value-type="float">
            <text:p>0.278738260269165</text:p>
          </table:table-cell>
          <table:table-cell table:formula="of:=[.B72]+[.C72]" office:value-type="float" office:value="71.8264629840851" calcext:value-type="float">
            <text:p>71.8264629840851</text:p>
          </table:table-cell>
          <table:table-cell table:number-columns-repeated="3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378853321075439" calcext:value-type="float">
            <text:p>0.378853321075439</text:p>
          </table:table-cell>
          <table:table-cell table:formula="of:=[.B73]+[.C73]" office:value-type="float" office:value="71.9265780448913" calcext:value-type="float">
            <text:p>71.9265780448913</text:p>
          </table:table-cell>
          <table:table-cell table:number-columns-repeated="3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357701778411865" calcext:value-type="float">
            <text:p>0.357701778411865</text:p>
          </table:table-cell>
          <table:table-cell table:formula="of:=[.B74]+[.C74]" office:value-type="float" office:value="71.9054265022278" calcext:value-type="float">
            <text:p>71.9054265022278</text:p>
          </table:table-cell>
          <table:table-cell table:number-columns-repeated="3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362598657608032" calcext:value-type="float">
            <text:p>0.362598657608032</text:p>
          </table:table-cell>
          <table:table-cell table:formula="of:=[.B75]+[.C75]" office:value-type="float" office:value="71.9103233814239" calcext:value-type="float">
            <text:p>71.9103233814239</text:p>
          </table:table-cell>
          <table:table-cell table:number-columns-repeated="3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349882125854492" calcext:value-type="float">
            <text:p>0.349882125854492</text:p>
          </table:table-cell>
          <table:table-cell table:formula="of:=[.B76]+[.C76]" office:value-type="float" office:value="71.8976068496704" calcext:value-type="float">
            <text:p>71.8976068496704</text:p>
          </table:table-cell>
          <table:table-cell table:number-columns-repeated="3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358424425125122" calcext:value-type="float">
            <text:p>0.358424425125122</text:p>
          </table:table-cell>
          <table:table-cell table:formula="of:=[.B77]+[.C77]" office:value-type="float" office:value="71.906149148941" calcext:value-type="float">
            <text:p>71.906149148941</text:p>
          </table:table-cell>
          <table:table-cell table:number-columns-repeated="3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1.00057649612427" calcext:value-type="float">
            <text:p>1.00057649612427</text:p>
          </table:table-cell>
          <table:table-cell table:formula="of:=[.B78]+[.C78]" office:value-type="float" office:value="72.5483012199402" calcext:value-type="float">
            <text:p>72.5483012199402</text:p>
          </table:table-cell>
          <table:table-cell table:number-columns-repeated="3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339236497879028" calcext:value-type="float">
            <text:p>0.339236497879028</text:p>
          </table:table-cell>
          <table:table-cell table:formula="of:=[.B79]+[.C79]" office:value-type="float" office:value="71.8869612216949" calcext:value-type="float">
            <text:p>71.8869612216949</text:p>
          </table:table-cell>
          <table:table-cell table:number-columns-repeated="3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1.21942567825317" calcext:value-type="float">
            <text:p>1.21942567825317</text:p>
          </table:table-cell>
          <table:table-cell table:formula="of:=[.B80]+[.C80]" office:value-type="float" office:value="72.7671504020691" calcext:value-type="float">
            <text:p>72.7671504020691</text:p>
          </table:table-cell>
          <table:table-cell table:number-columns-repeated="3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284020900726318" calcext:value-type="float">
            <text:p>0.284020900726318</text:p>
          </table:table-cell>
          <table:table-cell table:formula="of:=[.B81]+[.C81]" office:value-type="float" office:value="71.8317456245422" calcext:value-type="float">
            <text:p>71.8317456245422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362055540084839" calcext:value-type="float">
            <text:p>0.362055540084839</text:p>
          </table:table-cell>
          <table:table-cell table:formula="of:=[.B82]+[.C82]" office:value-type="float" office:value="71.9097802639007" calcext:value-type="float">
            <text:p>71.9097802639007</text:p>
          </table:table-cell>
          <table:table-cell table:number-columns-repeated="3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798459529876709" calcext:value-type="float">
            <text:p>0.798459529876709</text:p>
          </table:table-cell>
          <table:table-cell table:formula="of:=[.B83]+[.C83]" office:value-type="float" office:value="72.3461842536926" calcext:value-type="float">
            <text:p>72.3461842536926</text:p>
          </table:table-cell>
          <table:table-cell table:number-columns-repeated="3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425951719284058" calcext:value-type="float">
            <text:p>0.425951719284058</text:p>
          </table:table-cell>
          <table:table-cell table:formula="of:=[.B84]+[.C84]" office:value-type="float" office:value="71.9736764431" calcext:value-type="float">
            <text:p>71.9736764431</text:p>
          </table:table-cell>
          <table:table-cell table:number-columns-repeated="3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48458456993103" calcext:value-type="float">
            <text:p>0.48458456993103</text:p>
          </table:table-cell>
          <table:table-cell table:formula="of:=[.B85]+[.C85]" office:value-type="float" office:value="72.0323092937469" calcext:value-type="float">
            <text:p>72.0323092937469</text:p>
          </table:table-cell>
          <table:table-cell table:number-columns-repeated="3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498771190643311" calcext:value-type="float">
            <text:p>0.498771190643311</text:p>
          </table:table-cell>
          <table:table-cell table:formula="of:=[.B86]+[.C86]" office:value-type="float" office:value="72.0464959144592" calcext:value-type="float">
            <text:p>72.0464959144592</text:p>
          </table:table-cell>
          <table:table-cell table:number-columns-repeated="3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422198534011841" calcext:value-type="float">
            <text:p>0.422198534011841</text:p>
          </table:table-cell>
          <table:table-cell table:formula="of:=[.B87]+[.C87]" office:value-type="float" office:value="71.9699232578277" calcext:value-type="float">
            <text:p>71.9699232578277</text:p>
          </table:table-cell>
          <table:table-cell table:number-columns-repeated="3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351396083831787" calcext:value-type="float">
            <text:p>0.351396083831787</text:p>
          </table:table-cell>
          <table:table-cell table:formula="of:=[.B88]+[.C88]" office:value-type="float" office:value="71.8991208076477" calcext:value-type="float">
            <text:p>71.8991208076477</text:p>
          </table:table-cell>
          <table:table-cell table:number-columns-repeated="3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402801752090454" calcext:value-type="float">
            <text:p>0.402801752090454</text:p>
          </table:table-cell>
          <table:table-cell table:formula="of:=[.B89]+[.C89]" office:value-type="float" office:value="71.9505264759064" calcext:value-type="float">
            <text:p>71.9505264759064</text:p>
          </table:table-cell>
          <table:table-cell table:number-columns-repeated="3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350382089614868" calcext:value-type="float">
            <text:p>0.350382089614868</text:p>
          </table:table-cell>
          <table:table-cell table:formula="of:=[.B90]+[.C90]" office:value-type="float" office:value="71.8981068134308" calcext:value-type="float">
            <text:p>71.8981068134308</text:p>
          </table:table-cell>
          <table:table-cell table:number-columns-repeated="3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565920829772949" calcext:value-type="float">
            <text:p>0.565920829772949</text:p>
          </table:table-cell>
          <table:table-cell table:formula="of:=[.B91]+[.C91]" office:value-type="float" office:value="72.1136455535889" calcext:value-type="float">
            <text:p>72.1136455535889</text:p>
          </table:table-cell>
          <table:table-cell table:number-columns-repeated="3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587910652160645" calcext:value-type="float">
            <text:p>0.587910652160645</text:p>
          </table:table-cell>
          <table:table-cell table:formula="of:=[.B92]+[.C92]" office:value-type="float" office:value="72.1356353759766" calcext:value-type="float">
            <text:p>72.1356353759766</text:p>
          </table:table-cell>
          <table:table-cell table:number-columns-repeated="3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728099346160889" calcext:value-type="float">
            <text:p>0.728099346160889</text:p>
          </table:table-cell>
          <table:table-cell table:formula="of:=[.B93]+[.C93]" office:value-type="float" office:value="72.2758240699768" calcext:value-type="float">
            <text:p>72.2758240699768</text:p>
          </table:table-cell>
          <table:table-cell table:number-columns-repeated="3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416465282440186" calcext:value-type="float">
            <text:p>0.416465282440186</text:p>
          </table:table-cell>
          <table:table-cell table:formula="of:=[.B94]+[.C94]" office:value-type="float" office:value="71.9641900062561" calcext:value-type="float">
            <text:p>71.9641900062561</text:p>
          </table:table-cell>
          <table:table-cell table:number-columns-repeated="3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322216987609863" calcext:value-type="float">
            <text:p>0.322216987609863</text:p>
          </table:table-cell>
          <table:table-cell table:formula="of:=[.B95]+[.C95]" office:value-type="float" office:value="71.8699417114258" calcext:value-type="float">
            <text:p>71.8699417114258</text:p>
          </table:table-cell>
          <table:table-cell table:number-columns-repeated="3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379246711730957" calcext:value-type="float">
            <text:p>0.379246711730957</text:p>
          </table:table-cell>
          <table:table-cell table:formula="of:=[.B96]+[.C96]" office:value-type="float" office:value="71.9269714355469" calcext:value-type="float">
            <text:p>71.9269714355469</text:p>
          </table:table-cell>
          <table:table-cell table:number-columns-repeated="3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303748369216919" calcext:value-type="float">
            <text:p>0.303748369216919</text:p>
          </table:table-cell>
          <table:table-cell table:formula="of:=[.B97]+[.C97]" office:value-type="float" office:value="71.8514730930328" calcext:value-type="float">
            <text:p>71.8514730930328</text:p>
          </table:table-cell>
          <table:table-cell table:number-columns-repeated="3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348355293273926" calcext:value-type="float">
            <text:p>0.348355293273926</text:p>
          </table:table-cell>
          <table:table-cell table:formula="of:=[.B98]+[.C98]" office:value-type="float" office:value="71.8960800170898" calcext:value-type="float">
            <text:p>71.8960800170898</text:p>
          </table:table-cell>
          <table:table-cell table:number-columns-repeated="3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346082925796509" calcext:value-type="float">
            <text:p>0.346082925796509</text:p>
          </table:table-cell>
          <table:table-cell table:formula="of:=[.B99]+[.C99]" office:value-type="float" office:value="71.8938076496124" calcext:value-type="float">
            <text:p>71.8938076496124</text:p>
          </table:table-cell>
          <table:table-cell table:number-columns-repeated="3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35801887512207" calcext:value-type="float">
            <text:p>0.35801887512207</text:p>
          </table:table-cell>
          <table:table-cell table:formula="of:=[.B100]+[.C100]" office:value-type="float" office:value="71.905743598938" calcext:value-type="float">
            <text:p>71.905743598938</text:p>
          </table:table-cell>
          <table:table-cell table:number-columns-repeated="3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323964595794678" calcext:value-type="float">
            <text:p>0.323964595794678</text:p>
          </table:table-cell>
          <table:table-cell table:formula="of:=[.B101]+[.C101]" office:value-type="float" office:value="71.8716893196106" calcext:value-type="float">
            <text:p>71.8716893196106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522902727127075" calcext:value-type="float">
            <text:p>0.522902727127075</text:p>
          </table:table-cell>
          <table:table-cell table:formula="of:=[.B102]+[.C102]" office:value-type="float" office:value="72.070627450943" calcext:value-type="float">
            <text:p>72.070627450943</text:p>
          </table:table-cell>
          <table:table-cell table:number-columns-repeated="3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358276844024658" calcext:value-type="float">
            <text:p>0.358276844024658</text:p>
          </table:table-cell>
          <table:table-cell table:formula="of:=[.B103]+[.C103]" office:value-type="float" office:value="71.9060015678406" calcext:value-type="float">
            <text:p>71.9060015678406</text:p>
          </table:table-cell>
          <table:table-cell table:number-columns-repeated="3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369201898574829" calcext:value-type="float">
            <text:p>0.369201898574829</text:p>
          </table:table-cell>
          <table:table-cell table:formula="of:=[.B104]+[.C104]" office:value-type="float" office:value="71.9169266223907" calcext:value-type="float">
            <text:p>71.9169266223907</text:p>
          </table:table-cell>
          <table:table-cell table:number-columns-repeated="3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599319696426392" calcext:value-type="float">
            <text:p>0.599319696426392</text:p>
          </table:table-cell>
          <table:table-cell table:formula="of:=[.B105]+[.C105]" office:value-type="float" office:value="72.1470444202423" calcext:value-type="float">
            <text:p>72.1470444202423</text:p>
          </table:table-cell>
          <table:table-cell table:number-columns-repeated="3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391439437866211" calcext:value-type="float">
            <text:p>0.391439437866211</text:p>
          </table:table-cell>
          <table:table-cell table:formula="of:=[.B106]+[.C106]" office:value-type="float" office:value="71.9391641616821" calcext:value-type="float">
            <text:p>71.9391641616821</text:p>
          </table:table-cell>
          <table:table-cell table:number-columns-repeated="3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589837312698364" calcext:value-type="float">
            <text:p>0.589837312698364</text:p>
          </table:table-cell>
          <table:table-cell table:formula="of:=[.B107]+[.C107]" office:value-type="float" office:value="72.1375620365143" calcext:value-type="float">
            <text:p>72.1375620365143</text:p>
          </table:table-cell>
          <table:table-cell table:number-columns-repeated="3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535860300064087" calcext:value-type="float">
            <text:p>0.535860300064087</text:p>
          </table:table-cell>
          <table:table-cell table:formula="of:=[.B108]+[.C108]" office:value-type="float" office:value="72.08358502388" calcext:value-type="float">
            <text:p>72.08358502388</text:p>
          </table:table-cell>
          <table:table-cell table:number-columns-repeated="3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401587963104248" calcext:value-type="float">
            <text:p>0.401587963104248</text:p>
          </table:table-cell>
          <table:table-cell table:formula="of:=[.B109]+[.C109]" office:value-type="float" office:value="71.9493126869202" calcext:value-type="float">
            <text:p>71.9493126869202</text:p>
          </table:table-cell>
          <table:table-cell table:number-columns-repeated="3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398748397827148" calcext:value-type="float">
            <text:p>0.398748397827148</text:p>
          </table:table-cell>
          <table:table-cell table:formula="of:=[.B110]+[.C110]" office:value-type="float" office:value="71.9464731216431" calcext:value-type="float">
            <text:p>71.9464731216431</text:p>
          </table:table-cell>
          <table:table-cell table:number-columns-repeated="3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321036815643311" calcext:value-type="float">
            <text:p>0.321036815643311</text:p>
          </table:table-cell>
          <table:table-cell table:formula="of:=[.B111]+[.C111]" office:value-type="float" office:value="71.8687615394592" calcext:value-type="float">
            <text:p>71.8687615394592</text:p>
          </table:table-cell>
          <table:table-cell table:number-columns-repeated="3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338829755783081" calcext:value-type="float">
            <text:p>0.338829755783081</text:p>
          </table:table-cell>
          <table:table-cell table:formula="of:=[.B112]+[.C112]" office:value-type="float" office:value="71.886554479599" calcext:value-type="float">
            <text:p>71.886554479599</text:p>
          </table:table-cell>
          <table:table-cell table:number-columns-repeated="3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1.00342130661011" calcext:value-type="float">
            <text:p>1.00342130661011</text:p>
          </table:table-cell>
          <table:table-cell table:formula="of:=[.B113]+[.C113]" office:value-type="float" office:value="72.551146030426" calcext:value-type="float">
            <text:p>72.551146030426</text:p>
          </table:table-cell>
          <table:table-cell table:number-columns-repeated="3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1.36668133735657" calcext:value-type="float">
            <text:p>1.36668133735657</text:p>
          </table:table-cell>
          <table:table-cell table:formula="of:=[.B114]+[.C114]" office:value-type="float" office:value="72.9144060611725" calcext:value-type="float">
            <text:p>72.9144060611725</text:p>
          </table:table-cell>
          <table:table-cell table:number-columns-repeated="3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1.13043689727783" calcext:value-type="float">
            <text:p>1.13043689727783</text:p>
          </table:table-cell>
          <table:table-cell table:formula="of:=[.B115]+[.C115]" office:value-type="float" office:value="72.6781616210937" calcext:value-type="float">
            <text:p>72.6781616210937</text:p>
          </table:table-cell>
          <table:table-cell table:number-columns-repeated="3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523237466812134" calcext:value-type="float">
            <text:p>0.523237466812134</text:p>
          </table:table-cell>
          <table:table-cell table:formula="of:=[.B116]+[.C116]" office:value-type="float" office:value="72.070962190628" calcext:value-type="float">
            <text:p>72.070962190628</text:p>
          </table:table-cell>
          <table:table-cell table:number-columns-repeated="3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352937698364258" calcext:value-type="float">
            <text:p>0.352937698364258</text:p>
          </table:table-cell>
          <table:table-cell table:formula="of:=[.B117]+[.C117]" office:value-type="float" office:value="71.9006624221802" calcext:value-type="float">
            <text:p>71.9006624221802</text:p>
          </table:table-cell>
          <table:table-cell table:number-columns-repeated="3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509591341018677" calcext:value-type="float">
            <text:p>0.509591341018677</text:p>
          </table:table-cell>
          <table:table-cell table:formula="of:=[.B118]+[.C118]" office:value-type="float" office:value="72.0573160648346" calcext:value-type="float">
            <text:p>72.0573160648346</text:p>
          </table:table-cell>
          <table:table-cell table:number-columns-repeated="3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447878360748291" calcext:value-type="float">
            <text:p>0.447878360748291</text:p>
          </table:table-cell>
          <table:table-cell table:formula="of:=[.B119]+[.C119]" office:value-type="float" office:value="71.9956030845642" calcext:value-type="float">
            <text:p>71.9956030845642</text:p>
          </table:table-cell>
          <table:table-cell table:number-columns-repeated="3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1.39512753486633" calcext:value-type="float">
            <text:p>1.39512753486633</text:p>
          </table:table-cell>
          <table:table-cell table:formula="of:=[.B120]+[.C120]" office:value-type="float" office:value="72.9428522586822" calcext:value-type="float">
            <text:p>72.9428522586822</text:p>
          </table:table-cell>
          <table:table-cell table:number-columns-repeated="3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360583305358887" calcext:value-type="float">
            <text:p>0.360583305358887</text:p>
          </table:table-cell>
          <table:table-cell table:formula="of:=[.B121]+[.C121]" office:value-type="float" office:value="71.9083080291748" calcext:value-type="float">
            <text:p>71.9083080291748</text:p>
          </table:table-cell>
          <table:table-cell table:number-columns-repeated="3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377373218536377" calcext:value-type="float">
            <text:p>0.377373218536377</text:p>
          </table:table-cell>
          <table:table-cell table:formula="of:=[.B122]+[.C122]" office:value-type="float" office:value="71.9250979423523" calcext:value-type="float">
            <text:p>71.9250979423523</text:p>
          </table:table-cell>
          <table:table-cell table:number-columns-repeated="3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428466558456421" calcext:value-type="float">
            <text:p>0.428466558456421</text:p>
          </table:table-cell>
          <table:table-cell table:formula="of:=[.B123]+[.C123]" office:value-type="float" office:value="71.9761912822723" calcext:value-type="float">
            <text:p>71.9761912822723</text:p>
          </table:table-cell>
          <table:table-cell table:number-columns-repeated="3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37797737121582" calcext:value-type="float">
            <text:p>0.37797737121582</text:p>
          </table:table-cell>
          <table:table-cell table:formula="of:=[.B124]+[.C124]" office:value-type="float" office:value="71.9257020950317" calcext:value-type="float">
            <text:p>71.9257020950317</text:p>
          </table:table-cell>
          <table:table-cell table:number-columns-repeated="3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498556852340698" calcext:value-type="float">
            <text:p>0.498556852340698</text:p>
          </table:table-cell>
          <table:table-cell table:formula="of:=[.B125]+[.C125]" office:value-type="float" office:value="72.0462815761566" calcext:value-type="float">
            <text:p>72.0462815761566</text:p>
          </table:table-cell>
          <table:table-cell table:number-columns-repeated="3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353055238723755" calcext:value-type="float">
            <text:p>0.353055238723755</text:p>
          </table:table-cell>
          <table:table-cell table:formula="of:=[.B126]+[.C126]" office:value-type="float" office:value="71.9007799625397" calcext:value-type="float">
            <text:p>71.9007799625397</text:p>
          </table:table-cell>
          <table:table-cell table:number-columns-repeated="3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385977745056152" calcext:value-type="float">
            <text:p>0.385977745056152</text:p>
          </table:table-cell>
          <table:table-cell table:formula="of:=[.B127]+[.C127]" office:value-type="float" office:value="71.9337024688721" calcext:value-type="float">
            <text:p>71.9337024688721</text:p>
          </table:table-cell>
          <table:table-cell table:number-columns-repeated="3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1.10609579086304" calcext:value-type="float">
            <text:p>1.10609579086304</text:p>
          </table:table-cell>
          <table:table-cell table:formula="of:=[.B128]+[.C128]" office:value-type="float" office:value="72.6538205146789" calcext:value-type="float">
            <text:p>72.6538205146789</text:p>
          </table:table-cell>
          <table:table-cell table:number-columns-repeated="3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704154014587402" calcext:value-type="float">
            <text:p>0.704154014587402</text:p>
          </table:table-cell>
          <table:table-cell table:formula="of:=[.B129]+[.C129]" office:value-type="float" office:value="72.2518787384033" calcext:value-type="float">
            <text:p>72.2518787384033</text:p>
          </table:table-cell>
          <table:table-cell table:number-columns-repeated="3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351791858673096" calcext:value-type="float">
            <text:p>0.351791858673096</text:p>
          </table:table-cell>
          <table:table-cell table:formula="of:=[.B130]+[.C130]" office:value-type="float" office:value="71.899516582489" calcext:value-type="float">
            <text:p>71.899516582489</text:p>
          </table:table-cell>
          <table:table-cell table:number-columns-repeated="3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370911359786987" calcext:value-type="float">
            <text:p>0.370911359786987</text:p>
          </table:table-cell>
          <table:table-cell table:formula="of:=[.B131]+[.C131]" office:value-type="float" office:value="71.9186360836029" calcext:value-type="float">
            <text:p>71.9186360836029</text:p>
          </table:table-cell>
          <table:table-cell table:number-columns-repeated="3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403411388397217" calcext:value-type="float">
            <text:p>0.403411388397217</text:p>
          </table:table-cell>
          <table:table-cell table:formula="of:=[.B132]+[.C132]" office:value-type="float" office:value="71.9511361122131" calcext:value-type="float">
            <text:p>71.9511361122131</text:p>
          </table:table-cell>
          <table:table-cell table:number-columns-repeated="3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56731915473938" calcext:value-type="float">
            <text:p>0.56731915473938</text:p>
          </table:table-cell>
          <table:table-cell table:formula="of:=[.B133]+[.C133]" office:value-type="float" office:value="72.1150438785553" calcext:value-type="float">
            <text:p>72.1150438785553</text:p>
          </table:table-cell>
          <table:table-cell table:number-columns-repeated="3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378208160400391" calcext:value-type="float">
            <text:p>0.378208160400391</text:p>
          </table:table-cell>
          <table:table-cell table:formula="of:=[.B134]+[.C134]" office:value-type="float" office:value="71.9259328842163" calcext:value-type="float">
            <text:p>71.9259328842163</text:p>
          </table:table-cell>
          <table:table-cell table:number-columns-repeated="3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3.945063829422" calcext:value-type="float">
            <text:p>3.945063829422</text:p>
          </table:table-cell>
          <table:table-cell table:formula="of:=[.B135]+[.C135]" office:value-type="float" office:value="75.4927885532379" calcext:value-type="float">
            <text:p>75.4927885532379</text:p>
          </table:table-cell>
          <table:table-cell table:number-columns-repeated="3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402512550354004" calcext:value-type="float">
            <text:p>0.402512550354004</text:p>
          </table:table-cell>
          <table:table-cell table:formula="of:=[.B136]+[.C136]" office:value-type="float" office:value="71.9502372741699" calcext:value-type="float">
            <text:p>71.9502372741699</text:p>
          </table:table-cell>
          <table:table-cell table:number-columns-repeated="3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337021112442017" calcext:value-type="float">
            <text:p>0.337021112442017</text:p>
          </table:table-cell>
          <table:table-cell table:formula="of:=[.B137]+[.C137]" office:value-type="float" office:value="71.8847458362579" calcext:value-type="float">
            <text:p>71.8847458362579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281145572662354" calcext:value-type="float">
            <text:p>0.281145572662354</text:p>
          </table:table-cell>
          <table:table-cell table:formula="of:=[.B138]+[.C138]" office:value-type="float" office:value="71.8288702964783" calcext:value-type="float">
            <text:p>71.8288702964783</text:p>
          </table:table-cell>
          <table:table-cell table:number-columns-repeated="3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1.0692446231842" calcext:value-type="float">
            <text:p>1.0692446231842</text:p>
          </table:table-cell>
          <table:table-cell table:formula="of:=[.B139]+[.C139]" office:value-type="float" office:value="72.6169693470001" calcext:value-type="float">
            <text:p>72.6169693470001</text:p>
          </table:table-cell>
          <table:table-cell table:number-columns-repeated="3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405730724334717" calcext:value-type="float">
            <text:p>0.405730724334717</text:p>
          </table:table-cell>
          <table:table-cell table:formula="of:=[.B140]+[.C140]" office:value-type="float" office:value="71.9534554481506" calcext:value-type="float">
            <text:p>71.9534554481506</text:p>
          </table:table-cell>
          <table:table-cell table:number-columns-repeated="3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380037546157837" calcext:value-type="float">
            <text:p>0.380037546157837</text:p>
          </table:table-cell>
          <table:table-cell table:formula="of:=[.B141]+[.C141]" office:value-type="float" office:value="71.9277622699737" calcext:value-type="float">
            <text:p>71.9277622699737</text:p>
          </table:table-cell>
          <table:table-cell table:number-columns-repeated="3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372745513916016" calcext:value-type="float">
            <text:p>0.372745513916016</text:p>
          </table:table-cell>
          <table:table-cell table:formula="of:=[.B142]+[.C142]" office:value-type="float" office:value="71.9204702377319" calcext:value-type="float">
            <text:p>71.9204702377319</text:p>
          </table:table-cell>
          <table:table-cell table:number-columns-repeated="3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356229543685913" calcext:value-type="float">
            <text:p>0.356229543685913</text:p>
          </table:table-cell>
          <table:table-cell table:formula="of:=[.B143]+[.C143]" office:value-type="float" office:value="71.9039542675018" calcext:value-type="float">
            <text:p>71.9039542675018</text:p>
          </table:table-cell>
          <table:table-cell table:number-columns-repeated="3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382551193237305" calcext:value-type="float">
            <text:p>0.382551193237305</text:p>
          </table:table-cell>
          <table:table-cell table:formula="of:=[.B144]+[.C144]" office:value-type="float" office:value="71.9302759170532" calcext:value-type="float">
            <text:p>71.9302759170532</text:p>
          </table:table-cell>
          <table:table-cell table:number-columns-repeated="3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1.39209794998169" calcext:value-type="float">
            <text:p>1.39209794998169</text:p>
          </table:table-cell>
          <table:table-cell table:formula="of:=[.B145]+[.C145]" office:value-type="float" office:value="72.9398226737976" calcext:value-type="float">
            <text:p>72.9398226737976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450021982192993" calcext:value-type="float">
            <text:p>0.450021982192993</text:p>
          </table:table-cell>
          <table:table-cell table:formula="of:=[.B146]+[.C146]" office:value-type="float" office:value="71.9977467060089" calcext:value-type="float">
            <text:p>71.9977467060089</text:p>
          </table:table-cell>
          <table:table-cell table:number-columns-repeated="3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371202945709229" calcext:value-type="float">
            <text:p>0.371202945709229</text:p>
          </table:table-cell>
          <table:table-cell table:formula="of:=[.B147]+[.C147]" office:value-type="float" office:value="71.9189276695251" calcext:value-type="float">
            <text:p>71.9189276695251</text:p>
          </table:table-cell>
          <table:table-cell table:number-columns-repeated="3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363835334777832" calcext:value-type="float">
            <text:p>0.363835334777832</text:p>
          </table:table-cell>
          <table:table-cell table:formula="of:=[.B148]+[.C148]" office:value-type="float" office:value="71.9115600585937" calcext:value-type="float">
            <text:p>71.9115600585937</text:p>
          </table:table-cell>
          <table:table-cell table:number-columns-repeated="3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3501877784729" calcext:value-type="float">
            <text:p>0.3501877784729</text:p>
          </table:table-cell>
          <table:table-cell table:formula="of:=[.B149]+[.C149]" office:value-type="float" office:value="71.8979125022888" calcext:value-type="float">
            <text:p>71.8979125022888</text:p>
          </table:table-cell>
          <table:table-cell table:number-columns-repeated="3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43792724609375" calcext:value-type="float">
            <text:p>0.43792724609375</text:p>
          </table:table-cell>
          <table:table-cell table:formula="of:=[.B150]+[.C150]" office:value-type="float" office:value="71.9856519699097" calcext:value-type="float">
            <text:p>71.9856519699097</text:p>
          </table:table-cell>
          <table:table-cell table:number-columns-repeated="3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1.49139380455017" calcext:value-type="float">
            <text:p>1.49139380455017</text:p>
          </table:table-cell>
          <table:table-cell table:formula="of:=[.B151]+[.C151]" office:value-type="float" office:value="73.0391185283661" calcext:value-type="float">
            <text:p>73.0391185283661</text:p>
          </table:table-cell>
          <table:table-cell table:number-columns-repeated="3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389660120010376" calcext:value-type="float">
            <text:p>0.389660120010376</text:p>
          </table:table-cell>
          <table:table-cell table:formula="of:=[.B152]+[.C152]" office:value-type="float" office:value="71.9373848438263" calcext:value-type="float">
            <text:p>71.9373848438263</text:p>
          </table:table-cell>
          <table:table-cell table:number-columns-repeated="3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1.55526089668274" calcext:value-type="float">
            <text:p>1.55526089668274</text:p>
          </table:table-cell>
          <table:table-cell table:formula="of:=[.B153]+[.C153]" office:value-type="float" office:value="73.1029856204986" calcext:value-type="float">
            <text:p>73.1029856204986</text:p>
          </table:table-cell>
          <table:table-cell table:number-columns-repeated="3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48345947265625" calcext:value-type="float">
            <text:p>0.48345947265625</text:p>
          </table:table-cell>
          <table:table-cell table:formula="of:=[.B154]+[.C154]" office:value-type="float" office:value="72.0311841964722" calcext:value-type="float">
            <text:p>72.0311841964722</text:p>
          </table:table-cell>
          <table:table-cell table:number-columns-repeated="3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381753206253052" calcext:value-type="float">
            <text:p>0.381753206253052</text:p>
          </table:table-cell>
          <table:table-cell table:formula="of:=[.B155]+[.C155]" office:value-type="float" office:value="71.929477930069" calcext:value-type="float">
            <text:p>71.929477930069</text:p>
          </table:table-cell>
          <table:table-cell table:number-columns-repeated="3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1.10304427146912" calcext:value-type="float">
            <text:p>1.10304427146912</text:p>
          </table:table-cell>
          <table:table-cell table:formula="of:=[.B156]+[.C156]" office:value-type="float" office:value="72.650768995285" calcext:value-type="float">
            <text:p>72.650768995285</text:p>
          </table:table-cell>
          <table:table-cell table:number-columns-repeated="3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2.22115778923035" calcext:value-type="float">
            <text:p>2.22115778923035</text:p>
          </table:table-cell>
          <table:table-cell table:formula="of:=[.B157]+[.C157]" office:value-type="float" office:value="73.7688825130463" calcext:value-type="float">
            <text:p>73.7688825130463</text:p>
          </table:table-cell>
          <table:table-cell table:number-columns-repeated="3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934456586837769" calcext:value-type="float">
            <text:p>0.934456586837769</text:p>
          </table:table-cell>
          <table:table-cell table:formula="of:=[.B158]+[.C158]" office:value-type="float" office:value="72.4821813106537" calcext:value-type="float">
            <text:p>72.4821813106537</text:p>
          </table:table-cell>
          <table:table-cell table:number-columns-repeated="3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38093638420105" calcext:value-type="float">
            <text:p>0.38093638420105</text:p>
          </table:table-cell>
          <table:table-cell table:formula="of:=[.B159]+[.C159]" office:value-type="float" office:value="71.928661108017" calcext:value-type="float">
            <text:p>71.928661108017</text:p>
          </table:table-cell>
          <table:table-cell table:number-columns-repeated="3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330137729644775" calcext:value-type="float">
            <text:p>0.330137729644775</text:p>
          </table:table-cell>
          <table:table-cell table:formula="of:=[.B160]+[.C160]" office:value-type="float" office:value="71.8778624534607" calcext:value-type="float">
            <text:p>71.8778624534607</text:p>
          </table:table-cell>
          <table:table-cell table:number-columns-repeated="3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407358407974243" calcext:value-type="float">
            <text:p>0.407358407974243</text:p>
          </table:table-cell>
          <table:table-cell table:formula="of:=[.B161]+[.C161]" office:value-type="float" office:value="71.9550831317902" calcext:value-type="float">
            <text:p>71.9550831317902</text:p>
          </table:table-cell>
          <table:table-cell table:number-columns-repeated="3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343003988265991" calcext:value-type="float">
            <text:p>0.343003988265991</text:p>
          </table:table-cell>
          <table:table-cell table:formula="of:=[.B162]+[.C162]" office:value-type="float" office:value="71.8907287120819" calcext:value-type="float">
            <text:p>71.8907287120819</text:p>
          </table:table-cell>
          <table:table-cell table:number-columns-repeated="3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377509117126465" calcext:value-type="float">
            <text:p>0.377509117126465</text:p>
          </table:table-cell>
          <table:table-cell table:formula="of:=[.B163]+[.C163]" office:value-type="float" office:value="71.9252338409424" calcext:value-type="float">
            <text:p>71.9252338409424</text:p>
          </table:table-cell>
          <table:table-cell table:number-columns-repeated="3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1.21336817741394" calcext:value-type="float">
            <text:p>1.21336817741394</text:p>
          </table:table-cell>
          <table:table-cell table:formula="of:=[.B164]+[.C164]" office:value-type="float" office:value="72.7610929012298" calcext:value-type="float">
            <text:p>72.7610929012298</text:p>
          </table:table-cell>
          <table:table-cell table:number-columns-repeated="3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493092060089111" calcext:value-type="float">
            <text:p>0.493092060089111</text:p>
          </table:table-cell>
          <table:table-cell table:formula="of:=[.B165]+[.C165]" office:value-type="float" office:value="72.040816783905" calcext:value-type="float">
            <text:p>72.040816783905</text:p>
          </table:table-cell>
          <table:table-cell table:number-columns-repeated="3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255151033401489" calcext:value-type="float">
            <text:p>0.255151033401489</text:p>
          </table:table-cell>
          <table:table-cell table:formula="of:=[.B166]+[.C166]" office:value-type="float" office:value="71.8028757572174" calcext:value-type="float">
            <text:p>71.8028757572174</text:p>
          </table:table-cell>
          <table:table-cell table:number-columns-repeated="3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40096116065979" calcext:value-type="float">
            <text:p>0.40096116065979</text:p>
          </table:table-cell>
          <table:table-cell table:formula="of:=[.B167]+[.C167]" office:value-type="float" office:value="71.9486858844757" calcext:value-type="float">
            <text:p>71.9486858844757</text:p>
          </table:table-cell>
          <table:table-cell table:number-columns-repeated="3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347608804702759" calcext:value-type="float">
            <text:p>0.347608804702759</text:p>
          </table:table-cell>
          <table:table-cell table:formula="of:=[.B168]+[.C168]" office:value-type="float" office:value="71.8953335285187" calcext:value-type="float">
            <text:p>71.8953335285187</text:p>
          </table:table-cell>
          <table:table-cell table:number-columns-repeated="3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329732656478882" calcext:value-type="float">
            <text:p>0.329732656478882</text:p>
          </table:table-cell>
          <table:table-cell table:formula="of:=[.B169]+[.C169]" office:value-type="float" office:value="71.8774573802948" calcext:value-type="float">
            <text:p>71.8774573802948</text:p>
          </table:table-cell>
          <table:table-cell table:number-columns-repeated="3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407639026641846" calcext:value-type="float">
            <text:p>0.407639026641846</text:p>
          </table:table-cell>
          <table:table-cell table:formula="of:=[.B170]+[.C170]" office:value-type="float" office:value="71.9553637504578" calcext:value-type="float">
            <text:p>71.9553637504578</text:p>
          </table:table-cell>
          <table:table-cell table:number-columns-repeated="3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383611917495728" calcext:value-type="float">
            <text:p>0.383611917495728</text:p>
          </table:table-cell>
          <table:table-cell table:formula="of:=[.B171]+[.C171]" office:value-type="float" office:value="71.9313366413116" calcext:value-type="float">
            <text:p>71.9313366413116</text:p>
          </table:table-cell>
          <table:table-cell table:number-columns-repeated="3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289574146270752" calcext:value-type="float">
            <text:p>0.289574146270752</text:p>
          </table:table-cell>
          <table:table-cell table:formula="of:=[.B172]+[.C172]" office:value-type="float" office:value="71.8372988700867" calcext:value-type="float">
            <text:p>71.8372988700867</text:p>
          </table:table-cell>
          <table:table-cell table:number-columns-repeated="3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466924428939819" calcext:value-type="float">
            <text:p>0.466924428939819</text:p>
          </table:table-cell>
          <table:table-cell table:formula="of:=[.B173]+[.C173]" office:value-type="float" office:value="72.0146491527557" calcext:value-type="float">
            <text:p>72.0146491527557</text:p>
          </table:table-cell>
          <table:table-cell table:number-columns-repeated="3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1.63044786453247" calcext:value-type="float">
            <text:p>1.63044786453247</text:p>
          </table:table-cell>
          <table:table-cell table:formula="of:=[.B174]+[.C174]" office:value-type="float" office:value="73.1781725883484" calcext:value-type="float">
            <text:p>73.1781725883484</text:p>
          </table:table-cell>
          <table:table-cell table:number-columns-repeated="3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527086734771729" calcext:value-type="float">
            <text:p>0.527086734771729</text:p>
          </table:table-cell>
          <table:table-cell table:formula="of:=[.B175]+[.C175]" office:value-type="float" office:value="72.0748114585876" calcext:value-type="float">
            <text:p>72.0748114585876</text:p>
          </table:table-cell>
          <table:table-cell table:number-columns-repeated="3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519761562347412" calcext:value-type="float">
            <text:p>0.519761562347412</text:p>
          </table:table-cell>
          <table:table-cell table:formula="of:=[.B176]+[.C176]" office:value-type="float" office:value="72.0674862861633" calcext:value-type="float">
            <text:p>72.0674862861633</text:p>
          </table:table-cell>
          <table:table-cell table:number-columns-repeated="3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1.30764651298523" calcext:value-type="float">
            <text:p>1.30764651298523</text:p>
          </table:table-cell>
          <table:table-cell table:formula="of:=[.B177]+[.C177]" office:value-type="float" office:value="72.8553712368011" calcext:value-type="float">
            <text:p>72.8553712368011</text:p>
          </table:table-cell>
          <table:table-cell table:number-columns-repeated="3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496694564819336" calcext:value-type="float">
            <text:p>0.496694564819336</text:p>
          </table:table-cell>
          <table:table-cell table:formula="of:=[.B178]+[.C178]" office:value-type="float" office:value="72.0444192886352" calcext:value-type="float">
            <text:p>72.0444192886352</text:p>
          </table:table-cell>
          <table:table-cell table:number-columns-repeated="3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408603429794312" calcext:value-type="float">
            <text:p>0.408603429794312</text:p>
          </table:table-cell>
          <table:table-cell table:formula="of:=[.B179]+[.C179]" office:value-type="float" office:value="71.9563281536102" calcext:value-type="float">
            <text:p>71.9563281536102</text:p>
          </table:table-cell>
          <table:table-cell table:number-columns-repeated="3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325504541397095" calcext:value-type="float">
            <text:p>0.325504541397095</text:p>
          </table:table-cell>
          <table:table-cell table:formula="of:=[.B180]+[.C180]" office:value-type="float" office:value="71.873229265213" calcext:value-type="float">
            <text:p>71.873229265213</text:p>
          </table:table-cell>
          <table:table-cell table:number-columns-repeated="3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269016265869141" calcext:value-type="float">
            <text:p>0.269016265869141</text:p>
          </table:table-cell>
          <table:table-cell table:formula="of:=[.B181]+[.C181]" office:value-type="float" office:value="71.816740989685" calcext:value-type="float">
            <text:p>71.816740989685</text:p>
          </table:table-cell>
          <table:table-cell table:number-columns-repeated="3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376830101013184" calcext:value-type="float">
            <text:p>0.376830101013184</text:p>
          </table:table-cell>
          <table:table-cell table:formula="of:=[.B182]+[.C182]" office:value-type="float" office:value="71.9245548248291" calcext:value-type="float">
            <text:p>71.9245548248291</text:p>
          </table:table-cell>
          <table:table-cell table:number-columns-repeated="3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350204706192017" calcext:value-type="float">
            <text:p>0.350204706192017</text:p>
          </table:table-cell>
          <table:table-cell table:formula="of:=[.B183]+[.C183]" office:value-type="float" office:value="71.8979294300079" calcext:value-type="float">
            <text:p>71.8979294300079</text:p>
          </table:table-cell>
          <table:table-cell table:number-columns-repeated="3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1.53407073020935" calcext:value-type="float">
            <text:p>1.53407073020935</text:p>
          </table:table-cell>
          <table:table-cell table:formula="of:=[.B184]+[.C184]" office:value-type="float" office:value="73.0817954540253" calcext:value-type="float">
            <text:p>73.0817954540253</text:p>
          </table:table-cell>
          <table:table-cell table:number-columns-repeated="3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27488374710083" calcext:value-type="float">
            <text:p>0.27488374710083</text:p>
          </table:table-cell>
          <table:table-cell table:formula="of:=[.B185]+[.C185]" office:value-type="float" office:value="71.8226084709167" calcext:value-type="float">
            <text:p>71.8226084709167</text:p>
          </table:table-cell>
          <table:table-cell table:number-columns-repeated="3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481914520263672" calcext:value-type="float">
            <text:p>0.481914520263672</text:p>
          </table:table-cell>
          <table:table-cell table:formula="of:=[.B186]+[.C186]" office:value-type="float" office:value="72.0296392440796" calcext:value-type="float">
            <text:p>72.0296392440796</text:p>
          </table:table-cell>
          <table:table-cell table:number-columns-repeated="3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393999099731445" calcext:value-type="float">
            <text:p>0.393999099731445</text:p>
          </table:table-cell>
          <table:table-cell table:formula="of:=[.B187]+[.C187]" office:value-type="float" office:value="71.9417238235474" calcext:value-type="float">
            <text:p>71.9417238235474</text:p>
          </table:table-cell>
          <table:table-cell table:number-columns-repeated="3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347293376922607" calcext:value-type="float">
            <text:p>0.347293376922607</text:p>
          </table:table-cell>
          <table:table-cell table:formula="of:=[.B188]+[.C188]" office:value-type="float" office:value="71.8950181007385" calcext:value-type="float">
            <text:p>71.8950181007385</text:p>
          </table:table-cell>
          <table:table-cell table:number-columns-repeated="3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392180442810059" calcext:value-type="float">
            <text:p>0.392180442810059</text:p>
          </table:table-cell>
          <table:table-cell table:formula="of:=[.B189]+[.C189]" office:value-type="float" office:value="71.939905166626" calcext:value-type="float">
            <text:p>71.939905166626</text:p>
          </table:table-cell>
          <table:table-cell table:number-columns-repeated="3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35174298286438" calcext:value-type="float">
            <text:p>0.35174298286438</text:p>
          </table:table-cell>
          <table:table-cell table:formula="of:=[.B190]+[.C190]" office:value-type="float" office:value="71.8994677066803" calcext:value-type="float">
            <text:p>71.8994677066803</text:p>
          </table:table-cell>
          <table:table-cell table:number-columns-repeated="3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333908081054688" calcext:value-type="float">
            <text:p>0.333908081054688</text:p>
          </table:table-cell>
          <table:table-cell table:formula="of:=[.B191]+[.C191]" office:value-type="float" office:value="71.8816328048706" calcext:value-type="float">
            <text:p>71.8816328048706</text:p>
          </table:table-cell>
          <table:table-cell table:number-columns-repeated="3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382348775863647" calcext:value-type="float">
            <text:p>0.382348775863647</text:p>
          </table:table-cell>
          <table:table-cell table:formula="of:=[.B192]+[.C192]" office:value-type="float" office:value="71.9300734996796" calcext:value-type="float">
            <text:p>71.9300734996796</text:p>
          </table:table-cell>
          <table:table-cell table:number-columns-repeated="3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384009838104248" calcext:value-type="float">
            <text:p>0.384009838104248</text:p>
          </table:table-cell>
          <table:table-cell table:formula="of:=[.B193]+[.C193]" office:value-type="float" office:value="71.9317345619202" calcext:value-type="float">
            <text:p>71.9317345619202</text:p>
          </table:table-cell>
          <table:table-cell table:number-columns-repeated="3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393347024917603" calcext:value-type="float">
            <text:p>0.393347024917603</text:p>
          </table:table-cell>
          <table:table-cell table:formula="of:=[.B194]+[.C194]" office:value-type="float" office:value="71.9410717487335" calcext:value-type="float">
            <text:p>71.9410717487335</text:p>
          </table:table-cell>
          <table:table-cell table:number-columns-repeated="3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386865854263306" calcext:value-type="float">
            <text:p>0.386865854263306</text:p>
          </table:table-cell>
          <table:table-cell table:formula="of:=[.B195]+[.C195]" office:value-type="float" office:value="71.9345905780792" calcext:value-type="float">
            <text:p>71.9345905780792</text:p>
          </table:table-cell>
          <table:table-cell table:number-columns-repeated="3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3.53312921524048" calcext:value-type="float">
            <text:p>3.53312921524048</text:p>
          </table:table-cell>
          <table:table-cell table:formula="of:=[.B196]+[.C196]" office:value-type="float" office:value="75.0808539390564" calcext:value-type="float">
            <text:p>75.0808539390564</text:p>
          </table:table-cell>
          <table:table-cell table:number-columns-repeated="3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366096258163452" calcext:value-type="float">
            <text:p>0.366096258163452</text:p>
          </table:table-cell>
          <table:table-cell table:formula="of:=[.B197]+[.C197]" office:value-type="float" office:value="71.9138209819794" calcext:value-type="float">
            <text:p>71.9138209819794</text:p>
          </table:table-cell>
          <table:table-cell table:number-columns-repeated="3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34887433052063" calcext:value-type="float">
            <text:p>0.34887433052063</text:p>
          </table:table-cell>
          <table:table-cell table:formula="of:=[.B198]+[.C198]" office:value-type="float" office:value="71.8965990543365" calcext:value-type="float">
            <text:p>71.8965990543365</text:p>
          </table:table-cell>
          <table:table-cell table:number-columns-repeated="3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382246255874634" calcext:value-type="float">
            <text:p>0.382246255874634</text:p>
          </table:table-cell>
          <table:table-cell table:formula="of:=[.B199]+[.C199]" office:value-type="float" office:value="71.9299709796905" calcext:value-type="float">
            <text:p>71.9299709796905</text:p>
          </table:table-cell>
          <table:table-cell table:number-columns-repeated="3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358861923217773" calcext:value-type="float">
            <text:p>0.358861923217773</text:p>
          </table:table-cell>
          <table:table-cell table:formula="of:=[.B200]+[.C200]" office:value-type="float" office:value="71.9065866470337" calcext:value-type="float">
            <text:p>71.9065866470337</text:p>
          </table:table-cell>
          <table:table-cell table:number-columns-repeated="3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340598821640015" calcext:value-type="float">
            <text:p>0.340598821640015</text:p>
          </table:table-cell>
          <table:table-cell table:formula="of:=[.B201]+[.C201]" office:value-type="float" office:value="71.8883235454559" calcext:value-type="float">
            <text:p>71.8883235454559</text:p>
          </table:table-cell>
          <table:table-cell table:number-columns-repeated="3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381456613540649" calcext:value-type="float">
            <text:p>0.381456613540649</text:p>
          </table:table-cell>
          <table:table-cell table:formula="of:=[.B202]+[.C202]" office:value-type="float" office:value="71.9291813373566" calcext:value-type="float">
            <text:p>71.9291813373566</text:p>
          </table:table-cell>
          <table:table-cell table:number-columns-repeated="3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1.20753479003906" calcext:value-type="float">
            <text:p>1.20753479003906</text:p>
          </table:table-cell>
          <table:table-cell table:formula="of:=[.B203]+[.C203]" office:value-type="float" office:value="72.755259513855" calcext:value-type="float">
            <text:p>72.755259513855</text:p>
          </table:table-cell>
          <table:table-cell table:number-columns-repeated="3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407442808151245" calcext:value-type="float">
            <text:p>0.407442808151245</text:p>
          </table:table-cell>
          <table:table-cell table:formula="of:=[.B204]+[.C204]" office:value-type="float" office:value="71.9551675319672" calcext:value-type="float">
            <text:p>71.9551675319672</text:p>
          </table:table-cell>
          <table:table-cell table:number-columns-repeated="3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356817007064819" calcext:value-type="float">
            <text:p>0.356817007064819</text:p>
          </table:table-cell>
          <table:table-cell table:formula="of:=[.B205]+[.C205]" office:value-type="float" office:value="71.9045417308807" calcext:value-type="float">
            <text:p>71.9045417308807</text:p>
          </table:table-cell>
          <table:table-cell table:number-columns-repeated="3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267952919006348" calcext:value-type="float">
            <text:p>0.267952919006348</text:p>
          </table:table-cell>
          <table:table-cell table:formula="of:=[.B206]+[.C206]" office:value-type="float" office:value="71.8156776428223" calcext:value-type="float">
            <text:p>71.8156776428223</text:p>
          </table:table-cell>
          <table:table-cell table:number-columns-repeated="3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254621982574463" calcext:value-type="float">
            <text:p>0.254621982574463</text:p>
          </table:table-cell>
          <table:table-cell table:formula="of:=[.B207]+[.C207]" office:value-type="float" office:value="71.8023467063904" calcext:value-type="float">
            <text:p>71.8023467063904</text:p>
          </table:table-cell>
          <table:table-cell table:number-columns-repeated="3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410018920898438" calcext:value-type="float">
            <text:p>0.410018920898438</text:p>
          </table:table-cell>
          <table:table-cell table:formula="of:=[.B208]+[.C208]" office:value-type="float" office:value="71.9577436447143" calcext:value-type="float">
            <text:p>71.9577436447143</text:p>
          </table:table-cell>
          <table:table-cell table:number-columns-repeated="3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569075345993042" calcext:value-type="float">
            <text:p>0.569075345993042</text:p>
          </table:table-cell>
          <table:table-cell table:formula="of:=[.B209]+[.C209]" office:value-type="float" office:value="72.116800069809" calcext:value-type="float">
            <text:p>72.116800069809</text:p>
          </table:table-cell>
          <table:table-cell table:number-columns-repeated="3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358380317687988" calcext:value-type="float">
            <text:p>0.358380317687988</text:p>
          </table:table-cell>
          <table:table-cell table:formula="of:=[.B210]+[.C210]" office:value-type="float" office:value="71.9061050415039" calcext:value-type="float">
            <text:p>71.9061050415039</text:p>
          </table:table-cell>
          <table:table-cell table:number-columns-repeated="3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360434293746948" calcext:value-type="float">
            <text:p>0.360434293746948</text:p>
          </table:table-cell>
          <table:table-cell table:formula="of:=[.B211]+[.C211]" office:value-type="float" office:value="71.9081590175629" calcext:value-type="float">
            <text:p>71.9081590175629</text:p>
          </table:table-cell>
          <table:table-cell table:number-columns-repeated="3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409020185470581" calcext:value-type="float">
            <text:p>0.409020185470581</text:p>
          </table:table-cell>
          <table:table-cell table:formula="of:=[.B212]+[.C212]" office:value-type="float" office:value="71.9567449092865" calcext:value-type="float">
            <text:p>71.9567449092865</text:p>
          </table:table-cell>
          <table:table-cell table:number-columns-repeated="3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394762516021729" calcext:value-type="float">
            <text:p>0.394762516021729</text:p>
          </table:table-cell>
          <table:table-cell table:formula="of:=[.B213]+[.C213]" office:value-type="float" office:value="71.9424872398376" calcext:value-type="float">
            <text:p>71.9424872398376</text:p>
          </table:table-cell>
          <table:table-cell table:number-columns-repeated="3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252634286880493" calcext:value-type="float">
            <text:p>0.252634286880493</text:p>
          </table:table-cell>
          <table:table-cell table:formula="of:=[.B214]+[.C214]" office:value-type="float" office:value="71.8003590106964" calcext:value-type="float">
            <text:p>71.8003590106964</text:p>
          </table:table-cell>
          <table:table-cell table:number-columns-repeated="3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1.2625572681427" calcext:value-type="float">
            <text:p>1.2625572681427</text:p>
          </table:table-cell>
          <table:table-cell table:formula="of:=[.B215]+[.C215]" office:value-type="float" office:value="72.8102819919586" calcext:value-type="float">
            <text:p>72.8102819919586</text:p>
          </table:table-cell>
          <table:table-cell table:number-columns-repeated="3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647378444671631" calcext:value-type="float">
            <text:p>0.647378444671631</text:p>
          </table:table-cell>
          <table:table-cell table:formula="of:=[.B216]+[.C216]" office:value-type="float" office:value="72.1951031684875" calcext:value-type="float">
            <text:p>72.1951031684875</text:p>
          </table:table-cell>
          <table:table-cell table:number-columns-repeated="3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1.14508581161499" calcext:value-type="float">
            <text:p>1.14508581161499</text:p>
          </table:table-cell>
          <table:table-cell table:formula="of:=[.B217]+[.C217]" office:value-type="float" office:value="72.6928105354309" calcext:value-type="float">
            <text:p>72.6928105354309</text:p>
          </table:table-cell>
          <table:table-cell table:number-columns-repeated="3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454900503158569" calcext:value-type="float">
            <text:p>0.454900503158569</text:p>
          </table:table-cell>
          <table:table-cell table:formula="of:=[.B218]+[.C218]" office:value-type="float" office:value="72.0026252269745" calcext:value-type="float">
            <text:p>72.0026252269745</text:p>
          </table:table-cell>
          <table:table-cell table:number-columns-repeated="3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365241765975952" calcext:value-type="float">
            <text:p>0.365241765975952</text:p>
          </table:table-cell>
          <table:table-cell table:formula="of:=[.B219]+[.C219]" office:value-type="float" office:value="71.9129664897919" calcext:value-type="float">
            <text:p>71.9129664897919</text:p>
          </table:table-cell>
          <table:table-cell table:number-columns-repeated="3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425210475921631" calcext:value-type="float">
            <text:p>0.425210475921631</text:p>
          </table:table-cell>
          <table:table-cell table:formula="of:=[.B220]+[.C220]" office:value-type="float" office:value="71.9729351997375" calcext:value-type="float">
            <text:p>71.9729351997375</text:p>
          </table:table-cell>
          <table:table-cell table:number-columns-repeated="3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343714714050293" calcext:value-type="float">
            <text:p>0.343714714050293</text:p>
          </table:table-cell>
          <table:table-cell table:formula="of:=[.B221]+[.C221]" office:value-type="float" office:value="71.8914394378662" calcext:value-type="float">
            <text:p>71.8914394378662</text:p>
          </table:table-cell>
          <table:table-cell table:number-columns-repeated="3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357834100723267" calcext:value-type="float">
            <text:p>0.357834100723267</text:p>
          </table:table-cell>
          <table:table-cell table:formula="of:=[.B222]+[.C222]" office:value-type="float" office:value="71.9055588245392" calcext:value-type="float">
            <text:p>71.9055588245392</text:p>
          </table:table-cell>
          <table:table-cell table:number-columns-repeated="3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1.72513294219971" calcext:value-type="float">
            <text:p>1.72513294219971</text:p>
          </table:table-cell>
          <table:table-cell table:formula="of:=[.B223]+[.C223]" office:value-type="float" office:value="73.2728576660156" calcext:value-type="float">
            <text:p>73.2728576660156</text:p>
          </table:table-cell>
          <table:table-cell table:number-columns-repeated="3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27777886390686" calcext:value-type="float">
            <text:p>0.27777886390686</text:p>
          </table:table-cell>
          <table:table-cell table:formula="of:=[.B224]+[.C224]" office:value-type="float" office:value="71.8255035877228" calcext:value-type="float">
            <text:p>71.8255035877228</text:p>
          </table:table-cell>
          <table:table-cell table:number-columns-repeated="3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1.27317953109741" calcext:value-type="float">
            <text:p>1.27317953109741</text:p>
          </table:table-cell>
          <table:table-cell table:formula="of:=[.B225]+[.C225]" office:value-type="float" office:value="72.8209042549133" calcext:value-type="float">
            <text:p>72.8209042549133</text:p>
          </table:table-cell>
          <table:table-cell table:number-columns-repeated="3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408603668212891" calcext:value-type="float">
            <text:p>0.408603668212891</text:p>
          </table:table-cell>
          <table:table-cell table:formula="of:=[.B226]+[.C226]" office:value-type="float" office:value="71.9563283920288" calcext:value-type="float">
            <text:p>71.9563283920288</text:p>
          </table:table-cell>
          <table:table-cell table:number-columns-repeated="3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431993246078491" calcext:value-type="float">
            <text:p>0.431993246078491</text:p>
          </table:table-cell>
          <table:table-cell table:formula="of:=[.B227]+[.C227]" office:value-type="float" office:value="71.9797179698944" calcext:value-type="float">
            <text:p>71.9797179698944</text:p>
          </table:table-cell>
          <table:table-cell table:number-columns-repeated="3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43389105796814" calcext:value-type="float">
            <text:p>0.43389105796814</text:p>
          </table:table-cell>
          <table:table-cell table:formula="of:=[.B228]+[.C228]" office:value-type="float" office:value="71.981615781784" calcext:value-type="float">
            <text:p>71.981615781784</text:p>
          </table:table-cell>
          <table:table-cell table:number-columns-repeated="3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397459745407105" calcext:value-type="float">
            <text:p>0.397459745407105</text:p>
          </table:table-cell>
          <table:table-cell table:formula="of:=[.B229]+[.C229]" office:value-type="float" office:value="71.945184469223" calcext:value-type="float">
            <text:p>71.945184469223</text:p>
          </table:table-cell>
          <table:table-cell table:number-columns-repeated="3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331875562667847" calcext:value-type="float">
            <text:p>0.331875562667847</text:p>
          </table:table-cell>
          <table:table-cell table:formula="of:=[.B230]+[.C230]" office:value-type="float" office:value="71.8796002864838" calcext:value-type="float">
            <text:p>71.8796002864838</text:p>
          </table:table-cell>
          <table:table-cell table:number-columns-repeated="3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456437826156616" calcext:value-type="float">
            <text:p>0.456437826156616</text:p>
          </table:table-cell>
          <table:table-cell table:formula="of:=[.B231]+[.C231]" office:value-type="float" office:value="72.0041625499725" calcext:value-type="float">
            <text:p>72.0041625499725</text:p>
          </table:table-cell>
          <table:table-cell table:number-columns-repeated="3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417549848556519" calcext:value-type="float">
            <text:p>0.417549848556519</text:p>
          </table:table-cell>
          <table:table-cell table:formula="of:=[.B232]+[.C232]" office:value-type="float" office:value="71.9652745723724" calcext:value-type="float">
            <text:p>71.9652745723724</text:p>
          </table:table-cell>
          <table:table-cell table:number-columns-repeated="3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366410970687866" calcext:value-type="float">
            <text:p>0.366410970687866</text:p>
          </table:table-cell>
          <table:table-cell table:formula="of:=[.B233]+[.C233]" office:value-type="float" office:value="71.9141356945038" calcext:value-type="float">
            <text:p>71.9141356945038</text:p>
          </table:table-cell>
          <table:table-cell table:number-columns-repeated="3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361798763275147" calcext:value-type="float">
            <text:p>0.361798763275147</text:p>
          </table:table-cell>
          <table:table-cell table:formula="of:=[.B234]+[.C234]" office:value-type="float" office:value="71.9095234870911" calcext:value-type="float">
            <text:p>71.9095234870911</text:p>
          </table:table-cell>
          <table:table-cell table:number-columns-repeated="3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363412380218506" calcext:value-type="float">
            <text:p>0.363412380218506</text:p>
          </table:table-cell>
          <table:table-cell table:formula="of:=[.B235]+[.C235]" office:value-type="float" office:value="71.9111371040344" calcext:value-type="float">
            <text:p>71.9111371040344</text:p>
          </table:table-cell>
          <table:table-cell table:number-columns-repeated="3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395064115524292" calcext:value-type="float">
            <text:p>0.395064115524292</text:p>
          </table:table-cell>
          <table:table-cell table:formula="of:=[.B236]+[.C236]" office:value-type="float" office:value="71.9427888393402" calcext:value-type="float">
            <text:p>71.9427888393402</text:p>
          </table:table-cell>
          <table:table-cell table:number-columns-repeated="3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375784873962402" calcext:value-type="float">
            <text:p>0.375784873962402</text:p>
          </table:table-cell>
          <table:table-cell table:formula="of:=[.B237]+[.C237]" office:value-type="float" office:value="71.9235095977783" calcext:value-type="float">
            <text:p>71.9235095977783</text:p>
          </table:table-cell>
          <table:table-cell table:number-columns-repeated="3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389384269714355" calcext:value-type="float">
            <text:p>0.389384269714355</text:p>
          </table:table-cell>
          <table:table-cell table:formula="of:=[.B238]+[.C238]" office:value-type="float" office:value="71.9371089935303" calcext:value-type="float">
            <text:p>71.9371089935303</text:p>
          </table:table-cell>
          <table:table-cell table:number-columns-repeated="3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343336343765259" calcext:value-type="float">
            <text:p>0.343336343765259</text:p>
          </table:table-cell>
          <table:table-cell table:formula="of:=[.B239]+[.C239]" office:value-type="float" office:value="71.8910610675812" calcext:value-type="float">
            <text:p>71.8910610675812</text:p>
          </table:table-cell>
          <table:table-cell table:number-columns-repeated="3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337819576263428" calcext:value-type="float">
            <text:p>0.337819576263428</text:p>
          </table:table-cell>
          <table:table-cell table:formula="of:=[.B240]+[.C240]" office:value-type="float" office:value="71.8855443000793" calcext:value-type="float">
            <text:p>71.8855443000793</text:p>
          </table:table-cell>
          <table:table-cell table:number-columns-repeated="3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327650785446167" calcext:value-type="float">
            <text:p>0.327650785446167</text:p>
          </table:table-cell>
          <table:table-cell table:formula="of:=[.B241]+[.C241]" office:value-type="float" office:value="71.8753755092621" calcext:value-type="float">
            <text:p>71.8753755092621</text:p>
          </table:table-cell>
          <table:table-cell table:number-columns-repeated="3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1.21590900421143" calcext:value-type="float">
            <text:p>1.21590900421143</text:p>
          </table:table-cell>
          <table:table-cell table:formula="of:=[.B242]+[.C242]" office:value-type="float" office:value="72.7636337280273" calcext:value-type="float">
            <text:p>72.7636337280273</text:p>
          </table:table-cell>
          <table:table-cell table:number-columns-repeated="3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256453514099121" calcext:value-type="float">
            <text:p>0.256453514099121</text:p>
          </table:table-cell>
          <table:table-cell table:formula="of:=[.B243]+[.C243]" office:value-type="float" office:value="71.804178237915" calcext:value-type="float">
            <text:p>71.804178237915</text:p>
          </table:table-cell>
          <table:table-cell table:number-columns-repeated="3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1.52253437042236" calcext:value-type="float">
            <text:p>1.52253437042236</text:p>
          </table:table-cell>
          <table:table-cell table:formula="of:=[.B244]+[.C244]" office:value-type="float" office:value="73.0702590942383" calcext:value-type="float">
            <text:p>73.0702590942383</text:p>
          </table:table-cell>
          <table:table-cell table:number-columns-repeated="3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380412340164185" calcext:value-type="float">
            <text:p>0.380412340164185</text:p>
          </table:table-cell>
          <table:table-cell table:formula="of:=[.B245]+[.C245]" office:value-type="float" office:value="71.9281370639801" calcext:value-type="float">
            <text:p>71.9281370639801</text:p>
          </table:table-cell>
          <table:table-cell table:number-columns-repeated="3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436864376068115" calcext:value-type="float">
            <text:p>0.436864376068115</text:p>
          </table:table-cell>
          <table:table-cell table:formula="of:=[.B246]+[.C246]" office:value-type="float" office:value="71.984589099884" calcext:value-type="float">
            <text:p>71.984589099884</text:p>
          </table:table-cell>
          <table:table-cell table:number-columns-repeated="3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266427755355835" calcext:value-type="float">
            <text:p>0.266427755355835</text:p>
          </table:table-cell>
          <table:table-cell table:formula="of:=[.B247]+[.C247]" office:value-type="float" office:value="71.8141524791717" calcext:value-type="float">
            <text:p>71.8141524791717</text:p>
          </table:table-cell>
          <table:table-cell table:number-columns-repeated="3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325263738632202" calcext:value-type="float">
            <text:p>0.325263738632202</text:p>
          </table:table-cell>
          <table:table-cell table:formula="of:=[.B248]+[.C248]" office:value-type="float" office:value="71.8729884624481" calcext:value-type="float">
            <text:p>71.8729884624481</text:p>
          </table:table-cell>
          <table:table-cell table:number-columns-repeated="3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479979515075684" calcext:value-type="float">
            <text:p>0.479979515075684</text:p>
          </table:table-cell>
          <table:table-cell table:formula="of:=[.B249]+[.C249]" office:value-type="float" office:value="72.0277042388916" calcext:value-type="float">
            <text:p>72.0277042388916</text:p>
          </table:table-cell>
          <table:table-cell table:number-columns-repeated="3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338014364242554" calcext:value-type="float">
            <text:p>0.338014364242554</text:p>
          </table:table-cell>
          <table:table-cell table:formula="of:=[.B250]+[.C250]" office:value-type="float" office:value="71.8857390880585" calcext:value-type="float">
            <text:p>71.8857390880585</text:p>
          </table:table-cell>
          <table:table-cell table:number-columns-repeated="3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1.44457149505615" calcext:value-type="float">
            <text:p>1.44457149505615</text:p>
          </table:table-cell>
          <table:table-cell table:formula="of:=[.B251]+[.C251]" office:value-type="float" office:value="72.9922962188721" calcext:value-type="float">
            <text:p>72.9922962188721</text:p>
          </table:table-cell>
          <table:table-cell table:number-columns-repeated="3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86468505859375" calcext:value-type="float">
            <text:p>0.86468505859375</text:p>
          </table:table-cell>
          <table:table-cell table:formula="of:=[.B252]+[.C252]" office:value-type="float" office:value="72.4124097824097" calcext:value-type="float">
            <text:p>72.4124097824097</text:p>
          </table:table-cell>
          <table:table-cell table:number-columns-repeated="3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663993358612061" calcext:value-type="float">
            <text:p>0.663993358612061</text:p>
          </table:table-cell>
          <table:table-cell table:formula="of:=[.B253]+[.C253]" office:value-type="float" office:value="72.211718082428" calcext:value-type="float">
            <text:p>72.211718082428</text:p>
          </table:table-cell>
          <table:table-cell table:number-columns-repeated="3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358051776885986" calcext:value-type="float">
            <text:p>0.358051776885986</text:p>
          </table:table-cell>
          <table:table-cell table:formula="of:=[.B254]+[.C254]" office:value-type="float" office:value="71.9057765007019" calcext:value-type="float">
            <text:p>71.9057765007019</text:p>
          </table:table-cell>
          <table:table-cell table:number-columns-repeated="3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1.29803371429443" calcext:value-type="float">
            <text:p>1.29803371429443</text:p>
          </table:table-cell>
          <table:table-cell table:formula="of:=[.B255]+[.C255]" office:value-type="float" office:value="72.8457584381103" calcext:value-type="float">
            <text:p>72.8457584381103</text:p>
          </table:table-cell>
          <table:table-cell table:number-columns-repeated="3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419260501861572" calcext:value-type="float">
            <text:p>0.419260501861572</text:p>
          </table:table-cell>
          <table:table-cell table:formula="of:=[.B256]+[.C256]" office:value-type="float" office:value="71.9669852256775" calcext:value-type="float">
            <text:p>71.9669852256775</text:p>
          </table:table-cell>
          <table:table-cell table:number-columns-repeated="3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2.30577182769775" calcext:value-type="float">
            <text:p>2.30577182769775</text:p>
          </table:table-cell>
          <table:table-cell table:formula="of:=[.B257]+[.C257]" office:value-type="float" office:value="73.8534965515137" calcext:value-type="float">
            <text:p>73.8534965515137</text:p>
          </table:table-cell>
          <table:table-cell table:number-columns-repeated="3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432647943496704" calcext:value-type="float">
            <text:p>0.432647943496704</text:p>
          </table:table-cell>
          <table:table-cell table:formula="of:=[.B258]+[.C258]" office:value-type="float" office:value="71.9803726673126" calcext:value-type="float">
            <text:p>71.9803726673126</text:p>
          </table:table-cell>
          <table:table-cell table:number-columns-repeated="3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1.31475448608398" calcext:value-type="float">
            <text:p>1.31475448608398</text:p>
          </table:table-cell>
          <table:table-cell table:formula="of:=[.B259]+[.C259]" office:value-type="float" office:value="72.8624792098999" calcext:value-type="float">
            <text:p>72.8624792098999</text:p>
          </table:table-cell>
          <table:table-cell table:number-columns-repeated="3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567654132843018" calcext:value-type="float">
            <text:p>0.567654132843018</text:p>
          </table:table-cell>
          <table:table-cell table:formula="of:=[.B260]+[.C260]" office:value-type="float" office:value="72.1153788566589" calcext:value-type="float">
            <text:p>72.1153788566589</text:p>
          </table:table-cell>
          <table:table-cell table:number-columns-repeated="3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340556859970093" calcext:value-type="float">
            <text:p>0.340556859970093</text:p>
          </table:table-cell>
          <table:table-cell table:formula="of:=[.B261]+[.C261]" office:value-type="float" office:value="71.888281583786" calcext:value-type="float">
            <text:p>71.888281583786</text:p>
          </table:table-cell>
          <table:table-cell table:number-columns-repeated="3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380424022674561" calcext:value-type="float">
            <text:p>0.380424022674561</text:p>
          </table:table-cell>
          <table:table-cell table:formula="of:=[.B262]+[.C262]" office:value-type="float" office:value="71.9281487464905" calcext:value-type="float">
            <text:p>71.9281487464905</text:p>
          </table:table-cell>
          <table:table-cell table:number-columns-repeated="3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39048957824707" calcext:value-type="float">
            <text:p>0.39048957824707</text:p>
          </table:table-cell>
          <table:table-cell table:formula="of:=[.B263]+[.C263]" office:value-type="float" office:value="71.938214302063" calcext:value-type="float">
            <text:p>71.938214302063</text:p>
          </table:table-cell>
          <table:table-cell table:number-columns-repeated="3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448315382003784" calcext:value-type="float">
            <text:p>0.448315382003784</text:p>
          </table:table-cell>
          <table:table-cell table:formula="of:=[.B264]+[.C264]" office:value-type="float" office:value="71.9960401058197" calcext:value-type="float">
            <text:p>71.9960401058197</text:p>
          </table:table-cell>
          <table:table-cell table:number-columns-repeated="3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365624189376831" calcext:value-type="float">
            <text:p>0.365624189376831</text:p>
          </table:table-cell>
          <table:table-cell table:formula="of:=[.B265]+[.C265]" office:value-type="float" office:value="71.9133489131927" calcext:value-type="float">
            <text:p>71.9133489131927</text:p>
          </table:table-cell>
          <table:table-cell table:number-columns-repeated="3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401664257049561" calcext:value-type="float">
            <text:p>0.401664257049561</text:p>
          </table:table-cell>
          <table:table-cell table:formula="of:=[.B266]+[.C266]" office:value-type="float" office:value="71.9493889808655" calcext:value-type="float">
            <text:p>71.9493889808655</text:p>
          </table:table-cell>
          <table:table-cell table:number-columns-repeated="3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356328248977661" calcext:value-type="float">
            <text:p>0.356328248977661</text:p>
          </table:table-cell>
          <table:table-cell table:formula="of:=[.B267]+[.C267]" office:value-type="float" office:value="71.9040529727936" calcext:value-type="float">
            <text:p>71.9040529727936</text:p>
          </table:table-cell>
          <table:table-cell table:number-columns-repeated="3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379098653793335" calcext:value-type="float">
            <text:p>0.379098653793335</text:p>
          </table:table-cell>
          <table:table-cell table:formula="of:=[.B268]+[.C268]" office:value-type="float" office:value="71.9268233776092" calcext:value-type="float">
            <text:p>71.9268233776092</text:p>
          </table:table-cell>
          <table:table-cell table:number-columns-repeated="3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363046407699585" calcext:value-type="float">
            <text:p>0.363046407699585</text:p>
          </table:table-cell>
          <table:table-cell table:formula="of:=[.B269]+[.C269]" office:value-type="float" office:value="71.9107711315155" calcext:value-type="float">
            <text:p>71.9107711315155</text:p>
          </table:table-cell>
          <table:table-cell table:number-columns-repeated="3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341432809829712" calcext:value-type="float">
            <text:p>0.341432809829712</text:p>
          </table:table-cell>
          <table:table-cell table:formula="of:=[.B270]+[.C270]" office:value-type="float" office:value="71.8891575336456" calcext:value-type="float">
            <text:p>71.8891575336456</text:p>
          </table:table-cell>
          <table:table-cell table:number-columns-repeated="3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395151853561401" calcext:value-type="float">
            <text:p>0.395151853561401</text:p>
          </table:table-cell>
          <table:table-cell table:formula="of:=[.B271]+[.C271]" office:value-type="float" office:value="71.9428765773773" calcext:value-type="float">
            <text:p>71.9428765773773</text:p>
          </table:table-cell>
          <table:table-cell table:number-columns-repeated="3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387930870056152" calcext:value-type="float">
            <text:p>0.387930870056152</text:p>
          </table:table-cell>
          <table:table-cell table:formula="of:=[.B272]+[.C272]" office:value-type="float" office:value="71.9356555938721" calcext:value-type="float">
            <text:p>71.9356555938721</text:p>
          </table:table-cell>
          <table:table-cell table:number-columns-repeated="3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3.01732134819031" calcext:value-type="float">
            <text:p>3.01732134819031</text:p>
          </table:table-cell>
          <table:table-cell table:formula="of:=[.B273]+[.C273]" office:value-type="float" office:value="74.5650460720062" calcext:value-type="float">
            <text:p>74.5650460720062</text:p>
          </table:table-cell>
          <table:table-cell table:number-columns-repeated="3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47817850112915" calcext:value-type="float">
            <text:p>0.47817850112915</text:p>
          </table:table-cell>
          <table:table-cell table:formula="of:=[.B274]+[.C274]" office:value-type="float" office:value="72.0259032249451" calcext:value-type="float">
            <text:p>72.0259032249451</text:p>
          </table:table-cell>
          <table:table-cell table:number-columns-repeated="3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351568937301636" calcext:value-type="float">
            <text:p>0.351568937301636</text:p>
          </table:table-cell>
          <table:table-cell table:formula="of:=[.B275]+[.C275]" office:value-type="float" office:value="71.8992936611175" calcext:value-type="float">
            <text:p>71.8992936611175</text:p>
          </table:table-cell>
          <table:table-cell table:number-columns-repeated="3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1.90186047554016" calcext:value-type="float">
            <text:p>1.90186047554016</text:p>
          </table:table-cell>
          <table:table-cell table:formula="of:=[.B276]+[.C276]" office:value-type="float" office:value="73.4495851993561" calcext:value-type="float">
            <text:p>73.4495851993561</text:p>
          </table:table-cell>
          <table:table-cell table:number-columns-repeated="3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412248373031616" calcext:value-type="float">
            <text:p>0.412248373031616</text:p>
          </table:table-cell>
          <table:table-cell table:formula="of:=[.B277]+[.C277]" office:value-type="float" office:value="71.9599730968475" calcext:value-type="float">
            <text:p>71.9599730968475</text:p>
          </table:table-cell>
          <table:table-cell table:number-columns-repeated="3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33969259262085" calcext:value-type="float">
            <text:p>0.33969259262085</text:p>
          </table:table-cell>
          <table:table-cell table:formula="of:=[.B278]+[.C278]" office:value-type="float" office:value="71.8874173164368" calcext:value-type="float">
            <text:p>71.8874173164368</text:p>
          </table:table-cell>
          <table:table-cell table:number-columns-repeated="3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349929571151733" calcext:value-type="float">
            <text:p>0.349929571151733</text:p>
          </table:table-cell>
          <table:table-cell table:formula="of:=[.B279]+[.C279]" office:value-type="float" office:value="71.8976542949676" calcext:value-type="float">
            <text:p>71.8976542949676</text:p>
          </table:table-cell>
          <table:table-cell table:number-columns-repeated="3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370599985122681" calcext:value-type="float">
            <text:p>0.370599985122681</text:p>
          </table:table-cell>
          <table:table-cell table:formula="of:=[.B280]+[.C280]" office:value-type="float" office:value="71.9183247089386" calcext:value-type="float">
            <text:p>71.9183247089386</text:p>
          </table:table-cell>
          <table:table-cell table:number-columns-repeated="3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499062776565552" calcext:value-type="float">
            <text:p>0.499062776565552</text:p>
          </table:table-cell>
          <table:table-cell table:formula="of:=[.B281]+[.C281]" office:value-type="float" office:value="72.0467875003815" calcext:value-type="float">
            <text:p>72.0467875003815</text:p>
          </table:table-cell>
          <table:table-cell table:number-columns-repeated="3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416636228561401" calcext:value-type="float">
            <text:p>0.416636228561401</text:p>
          </table:table-cell>
          <table:table-cell table:formula="of:=[.B282]+[.C282]" office:value-type="float" office:value="71.9643609523773" calcext:value-type="float">
            <text:p>71.9643609523773</text:p>
          </table:table-cell>
          <table:table-cell table:number-columns-repeated="3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1.55826663970947" calcext:value-type="float">
            <text:p>1.55826663970947</text:p>
          </table:table-cell>
          <table:table-cell table:formula="of:=[.B283]+[.C283]" office:value-type="float" office:value="73.1059913635254" calcext:value-type="float">
            <text:p>73.1059913635254</text:p>
          </table:table-cell>
          <table:table-cell table:number-columns-repeated="3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1.62324118614197" calcext:value-type="float">
            <text:p>1.62324118614197</text:p>
          </table:table-cell>
          <table:table-cell table:formula="of:=[.B284]+[.C284]" office:value-type="float" office:value="73.1709659099579" calcext:value-type="float">
            <text:p>73.1709659099579</text:p>
          </table:table-cell>
          <table:table-cell table:number-columns-repeated="3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518349647521973" calcext:value-type="float">
            <text:p>0.518349647521973</text:p>
          </table:table-cell>
          <table:table-cell table:formula="of:=[.B285]+[.C285]" office:value-type="float" office:value="72.0660743713379" calcext:value-type="float">
            <text:p>72.0660743713379</text:p>
          </table:table-cell>
          <table:table-cell table:number-columns-repeated="3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62373161315918" calcext:value-type="float">
            <text:p>0.62373161315918</text:p>
          </table:table-cell>
          <table:table-cell table:formula="of:=[.B286]+[.C286]" office:value-type="float" office:value="72.1714563369751" calcext:value-type="float">
            <text:p>72.1714563369751</text:p>
          </table:table-cell>
          <table:table-cell table:number-columns-repeated="3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335160493850708" calcext:value-type="float">
            <text:p>0.335160493850708</text:p>
          </table:table-cell>
          <table:table-cell table:formula="of:=[.B287]+[.C287]" office:value-type="float" office:value="71.8828852176666" calcext:value-type="float">
            <text:p>71.8828852176666</text:p>
          </table:table-cell>
          <table:table-cell table:number-columns-repeated="3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1.794278383255" calcext:value-type="float">
            <text:p>1.794278383255</text:p>
          </table:table-cell>
          <table:table-cell table:formula="of:=[.B288]+[.C288]" office:value-type="float" office:value="73.3420031070709" calcext:value-type="float">
            <text:p>73.3420031070709</text:p>
          </table:table-cell>
          <table:table-cell table:number-columns-repeated="3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396075963973999" calcext:value-type="float">
            <text:p>0.396075963973999</text:p>
          </table:table-cell>
          <table:table-cell table:formula="of:=[.B289]+[.C289]" office:value-type="float" office:value="71.9438006877899" calcext:value-type="float">
            <text:p>71.9438006877899</text:p>
          </table:table-cell>
          <table:table-cell table:number-columns-repeated="3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332530498504639" calcext:value-type="float">
            <text:p>0.332530498504639</text:p>
          </table:table-cell>
          <table:table-cell table:formula="of:=[.B290]+[.C290]" office:value-type="float" office:value="71.8802552223205" calcext:value-type="float">
            <text:p>71.8802552223205</text:p>
          </table:table-cell>
          <table:table-cell table:number-columns-repeated="3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33819055557251" calcext:value-type="float">
            <text:p>0.33819055557251</text:p>
          </table:table-cell>
          <table:table-cell table:formula="of:=[.B291]+[.C291]" office:value-type="float" office:value="71.8859152793884" calcext:value-type="float">
            <text:p>71.8859152793884</text:p>
          </table:table-cell>
          <table:table-cell table:number-columns-repeated="3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375893115997314" calcext:value-type="float">
            <text:p>0.375893115997314</text:p>
          </table:table-cell>
          <table:table-cell table:formula="of:=[.B292]+[.C292]" office:value-type="float" office:value="71.9236178398132" calcext:value-type="float">
            <text:p>71.9236178398132</text:p>
          </table:table-cell>
          <table:table-cell table:number-columns-repeated="3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396799802780151" calcext:value-type="float">
            <text:p>0.396799802780151</text:p>
          </table:table-cell>
          <table:table-cell table:formula="of:=[.B293]+[.C293]" office:value-type="float" office:value="71.9445245265961" calcext:value-type="float">
            <text:p>71.9445245265961</text:p>
          </table:table-cell>
          <table:table-cell table:number-columns-repeated="3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364259004592896" calcext:value-type="float">
            <text:p>0.364259004592896</text:p>
          </table:table-cell>
          <table:table-cell table:formula="of:=[.B294]+[.C294]" office:value-type="float" office:value="71.9119837284088" calcext:value-type="float">
            <text:p>71.9119837284088</text:p>
          </table:table-cell>
          <table:table-cell table:number-columns-repeated="3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365736246109009" calcext:value-type="float">
            <text:p>0.365736246109009</text:p>
          </table:table-cell>
          <table:table-cell table:formula="of:=[.B295]+[.C295]" office:value-type="float" office:value="71.9134609699249" calcext:value-type="float">
            <text:p>71.9134609699249</text:p>
          </table:table-cell>
          <table:table-cell table:number-columns-repeated="3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356666564941406" calcext:value-type="float">
            <text:p>0.356666564941406</text:p>
          </table:table-cell>
          <table:table-cell table:formula="of:=[.B296]+[.C296]" office:value-type="float" office:value="71.9043912887573" calcext:value-type="float">
            <text:p>71.9043912887573</text:p>
          </table:table-cell>
          <table:table-cell table:number-columns-repeated="3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1.66004467010498" calcext:value-type="float">
            <text:p>1.66004467010498</text:p>
          </table:table-cell>
          <table:table-cell table:formula="of:=[.B297]+[.C297]" office:value-type="float" office:value="73.2077693939209" calcext:value-type="float">
            <text:p>73.2077693939209</text:p>
          </table:table-cell>
          <table:table-cell table:number-columns-repeated="3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630981922149658" calcext:value-type="float">
            <text:p>0.630981922149658</text:p>
          </table:table-cell>
          <table:table-cell table:formula="of:=[.B298]+[.C298]" office:value-type="float" office:value="72.1787066459656" calcext:value-type="float">
            <text:p>72.1787066459656</text:p>
          </table:table-cell>
          <table:table-cell table:number-columns-repeated="3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364049434661865" calcext:value-type="float">
            <text:p>0.364049434661865</text:p>
          </table:table-cell>
          <table:table-cell table:formula="of:=[.B299]+[.C299]" office:value-type="float" office:value="71.9117741584778" calcext:value-type="float">
            <text:p>71.9117741584778</text:p>
          </table:table-cell>
          <table:table-cell table:number-columns-repeated="3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263915777206421" calcext:value-type="float">
            <text:p>0.263915777206421</text:p>
          </table:table-cell>
          <table:table-cell table:formula="of:=[.B300]+[.C300]" office:value-type="float" office:value="71.8116405010223" calcext:value-type="float">
            <text:p>71.8116405010223</text:p>
          </table:table-cell>
          <table:table-cell table:number-columns-repeated="3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354050636291504" calcext:value-type="float">
            <text:p>0.354050636291504</text:p>
          </table:table-cell>
          <table:table-cell table:formula="of:=[.B301]+[.C301]" office:value-type="float" office:value="71.9017753601074" calcext:value-type="float">
            <text:p>71.9017753601074</text:p>
          </table:table-cell>
          <table:table-cell table:number-columns-repeated="3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1.30414605140686" calcext:value-type="float">
            <text:p>1.30414605140686</text:p>
          </table:table-cell>
          <table:table-cell table:formula="of:=[.B302]+[.C302]" office:value-type="float" office:value="72.8518707752228" calcext:value-type="float">
            <text:p>72.8518707752228</text:p>
          </table:table-cell>
          <table:table-cell table:number-columns-repeated="3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304885387420654" calcext:value-type="float">
            <text:p>0.304885387420654</text:p>
          </table:table-cell>
          <table:table-cell table:formula="of:=[.B303]+[.C303]" office:value-type="float" office:value="71.8526101112366" calcext:value-type="float">
            <text:p>71.8526101112366</text:p>
          </table:table-cell>
          <table:table-cell table:number-columns-repeated="3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1.19572281837463" calcext:value-type="float">
            <text:p>1.19572281837463</text:p>
          </table:table-cell>
          <table:table-cell table:formula="of:=[.B304]+[.C304]" office:value-type="float" office:value="72.7434475421905" calcext:value-type="float">
            <text:p>72.7434475421905</text:p>
          </table:table-cell>
          <table:table-cell table:number-columns-repeated="3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1.01791667938232" calcext:value-type="float">
            <text:p>1.01791667938232</text:p>
          </table:table-cell>
          <table:table-cell table:formula="of:=[.B305]+[.C305]" office:value-type="float" office:value="72.5656414031982" calcext:value-type="float">
            <text:p>72.5656414031982</text:p>
          </table:table-cell>
          <table:table-cell table:number-columns-repeated="3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263981103897095" calcext:value-type="float">
            <text:p>0.263981103897095</text:p>
          </table:table-cell>
          <table:table-cell table:formula="of:=[.B306]+[.C306]" office:value-type="float" office:value="71.811705827713" calcext:value-type="float">
            <text:p>71.811705827713</text:p>
          </table:table-cell>
          <table:table-cell table:number-columns-repeated="3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33978533744812" calcext:value-type="float">
            <text:p>0.33978533744812</text:p>
          </table:table-cell>
          <table:table-cell table:formula="of:=[.B307]+[.C307]" office:value-type="float" office:value="71.887510061264" calcext:value-type="float">
            <text:p>71.887510061264</text:p>
          </table:table-cell>
          <table:table-cell table:number-columns-repeated="3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358353614807129" calcext:value-type="float">
            <text:p>0.358353614807129</text:p>
          </table:table-cell>
          <table:table-cell table:formula="of:=[.B308]+[.C308]" office:value-type="float" office:value="71.906078338623" calcext:value-type="float">
            <text:p>71.906078338623</text:p>
          </table:table-cell>
          <table:table-cell table:number-columns-repeated="3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479205131530762" calcext:value-type="float">
            <text:p>0.479205131530762</text:p>
          </table:table-cell>
          <table:table-cell table:formula="of:=[.B309]+[.C309]" office:value-type="float" office:value="72.0269298553467" calcext:value-type="float">
            <text:p>72.0269298553467</text:p>
          </table:table-cell>
          <table:table-cell table:number-columns-repeated="3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370916843414307" calcext:value-type="float">
            <text:p>0.370916843414307</text:p>
          </table:table-cell>
          <table:table-cell table:formula="of:=[.B310]+[.C310]" office:value-type="float" office:value="71.9186415672302" calcext:value-type="float">
            <text:p>71.9186415672302</text:p>
          </table:table-cell>
          <table:table-cell table:number-columns-repeated="3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396612167358398" calcext:value-type="float">
            <text:p>0.396612167358398</text:p>
          </table:table-cell>
          <table:table-cell table:formula="of:=[.B311]+[.C311]" office:value-type="float" office:value="71.9443368911743" calcext:value-type="float">
            <text:p>71.9443368911743</text:p>
          </table:table-cell>
          <table:table-cell table:number-columns-repeated="3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337541341781616" calcext:value-type="float">
            <text:p>0.337541341781616</text:p>
          </table:table-cell>
          <table:table-cell table:formula="of:=[.B312]+[.C312]" office:value-type="float" office:value="71.8852660655975" calcext:value-type="float">
            <text:p>71.8852660655975</text:p>
          </table:table-cell>
          <table:table-cell table:number-columns-repeated="3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446850538253784" calcext:value-type="float">
            <text:p>0.446850538253784</text:p>
          </table:table-cell>
          <table:table-cell table:formula="of:=[.B313]+[.C313]" office:value-type="float" office:value="71.9945752620697" calcext:value-type="float">
            <text:p>71.9945752620697</text:p>
          </table:table-cell>
          <table:table-cell table:number-columns-repeated="3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255956172943115" calcext:value-type="float">
            <text:p>0.255956172943115</text:p>
          </table:table-cell>
          <table:table-cell table:formula="of:=[.B314]+[.C314]" office:value-type="float" office:value="71.803680896759" calcext:value-type="float">
            <text:p>71.803680896759</text:p>
          </table:table-cell>
          <table:table-cell table:number-columns-repeated="3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357083559036255" calcext:value-type="float">
            <text:p>0.357083559036255</text:p>
          </table:table-cell>
          <table:table-cell table:formula="of:=[.B315]+[.C315]" office:value-type="float" office:value="71.9048082828522" calcext:value-type="float">
            <text:p>71.9048082828522</text:p>
          </table:table-cell>
          <table:table-cell table:number-columns-repeated="3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430168390274048" calcext:value-type="float">
            <text:p>0.430168390274048</text:p>
          </table:table-cell>
          <table:table-cell table:formula="of:=[.B316]+[.C316]" office:value-type="float" office:value="71.97789311409" calcext:value-type="float">
            <text:p>71.97789311409</text:p>
          </table:table-cell>
          <table:table-cell table:number-columns-repeated="3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282922506332397" calcext:value-type="float">
            <text:p>0.282922506332397</text:p>
          </table:table-cell>
          <table:table-cell table:formula="of:=[.B317]+[.C317]" office:value-type="float" office:value="71.8306472301483" calcext:value-type="float">
            <text:p>71.8306472301483</text:p>
          </table:table-cell>
          <table:table-cell table:number-columns-repeated="3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374280691146851" calcext:value-type="float">
            <text:p>0.374280691146851</text:p>
          </table:table-cell>
          <table:table-cell table:formula="of:=[.B318]+[.C318]" office:value-type="float" office:value="71.9220054149628" calcext:value-type="float">
            <text:p>71.9220054149628</text:p>
          </table:table-cell>
          <table:table-cell table:number-columns-repeated="3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438028335571289" calcext:value-type="float">
            <text:p>0.438028335571289</text:p>
          </table:table-cell>
          <table:table-cell table:formula="of:=[.B319]+[.C319]" office:value-type="float" office:value="71.9857530593872" calcext:value-type="float">
            <text:p>71.9857530593872</text:p>
          </table:table-cell>
          <table:table-cell table:number-columns-repeated="3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353789567947388" calcext:value-type="float">
            <text:p>0.353789567947388</text:p>
          </table:table-cell>
          <table:table-cell table:formula="of:=[.B320]+[.C320]" office:value-type="float" office:value="71.9015142917633" calcext:value-type="float">
            <text:p>71.9015142917633</text:p>
          </table:table-cell>
          <table:table-cell table:number-columns-repeated="3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350176095962524" calcext:value-type="float">
            <text:p>0.350176095962524</text:p>
          </table:table-cell>
          <table:table-cell table:formula="of:=[.B321]+[.C321]" office:value-type="float" office:value="71.8979008197784" calcext:value-type="float">
            <text:p>71.8979008197784</text:p>
          </table:table-cell>
          <table:table-cell table:number-columns-repeated="3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520068645477295" calcext:value-type="float">
            <text:p>0.520068645477295</text:p>
          </table:table-cell>
          <table:table-cell table:formula="of:=[.B322]+[.C322]" office:value-type="float" office:value="72.0677933692932" calcext:value-type="float">
            <text:p>72.0677933692932</text:p>
          </table:table-cell>
          <table:table-cell table:number-columns-repeated="3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357911586761475" calcext:value-type="float">
            <text:p>0.357911586761475</text:p>
          </table:table-cell>
          <table:table-cell table:formula="of:=[.B323]+[.C323]" office:value-type="float" office:value="71.9056363105774" calcext:value-type="float">
            <text:p>71.9056363105774</text:p>
          </table:table-cell>
          <table:table-cell table:number-columns-repeated="3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1.97836899757385" calcext:value-type="float">
            <text:p>1.97836899757385</text:p>
          </table:table-cell>
          <table:table-cell table:formula="of:=[.B324]+[.C324]" office:value-type="float" office:value="73.5260937213898" calcext:value-type="float">
            <text:p>73.5260937213898</text:p>
          </table:table-cell>
          <table:table-cell table:number-columns-repeated="3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404275417327881" calcext:value-type="float">
            <text:p>0.404275417327881</text:p>
          </table:table-cell>
          <table:table-cell table:formula="of:=[.B325]+[.C325]" office:value-type="float" office:value="71.9520001411438" calcext:value-type="float">
            <text:p>71.9520001411438</text:p>
          </table:table-cell>
          <table:table-cell table:number-columns-repeated="3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367110013961792" calcext:value-type="float">
            <text:p>0.367110013961792</text:p>
          </table:table-cell>
          <table:table-cell table:formula="of:=[.B326]+[.C326]" office:value-type="float" office:value="71.9148347377777" calcext:value-type="float">
            <text:p>71.9148347377777</text:p>
          </table:table-cell>
          <table:table-cell table:number-columns-repeated="3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42837405204773" calcext:value-type="float">
            <text:p>0.42837405204773</text:p>
          </table:table-cell>
          <table:table-cell table:formula="of:=[.B327]+[.C327]" office:value-type="float" office:value="71.9760987758636" calcext:value-type="float">
            <text:p>71.9760987758636</text:p>
          </table:table-cell>
          <table:table-cell table:number-columns-repeated="3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276931762695313" calcext:value-type="float">
            <text:p>0.276931762695313</text:p>
          </table:table-cell>
          <table:table-cell table:formula="of:=[.B328]+[.C328]" office:value-type="float" office:value="71.8246564865112" calcext:value-type="float">
            <text:p>71.8246564865112</text:p>
          </table:table-cell>
          <table:table-cell table:number-columns-repeated="3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493964910507202" calcext:value-type="float">
            <text:p>0.493964910507202</text:p>
          </table:table-cell>
          <table:table-cell table:formula="of:=[.B329]+[.C329]" office:value-type="float" office:value="72.0416896343231" calcext:value-type="float">
            <text:p>72.0416896343231</text:p>
          </table:table-cell>
          <table:table-cell table:number-columns-repeated="3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2.05216908454895" calcext:value-type="float">
            <text:p>2.05216908454895</text:p>
          </table:table-cell>
          <table:table-cell table:formula="of:=[.B330]+[.C330]" office:value-type="float" office:value="73.5998938083649" calcext:value-type="float">
            <text:p>73.5998938083649</text:p>
          </table:table-cell>
          <table:table-cell table:number-columns-repeated="3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361820459365845" calcext:value-type="float">
            <text:p>0.361820459365845</text:p>
          </table:table-cell>
          <table:table-cell table:formula="of:=[.B331]+[.C331]" office:value-type="float" office:value="71.9095451831818" calcext:value-type="float">
            <text:p>71.9095451831818</text:p>
          </table:table-cell>
          <table:table-cell table:number-columns-repeated="3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378369569778442" calcext:value-type="float">
            <text:p>0.378369569778442</text:p>
          </table:table-cell>
          <table:table-cell table:formula="of:=[.B332]+[.C332]" office:value-type="float" office:value="71.9260942935944" calcext:value-type="float">
            <text:p>71.9260942935944</text:p>
          </table:table-cell>
          <table:table-cell table:number-columns-repeated="3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306626081466675" calcext:value-type="float">
            <text:p>0.306626081466675</text:p>
          </table:table-cell>
          <table:table-cell table:formula="of:=[.B333]+[.C333]" office:value-type="float" office:value="71.8543508052826" calcext:value-type="float">
            <text:p>71.8543508052826</text:p>
          </table:table-cell>
          <table:table-cell table:number-columns-repeated="3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34428596496582" calcext:value-type="float">
            <text:p>0.34428596496582</text:p>
          </table:table-cell>
          <table:table-cell table:formula="of:=[.B334]+[.C334]" office:value-type="float" office:value="71.8920106887817" calcext:value-type="float">
            <text:p>71.8920106887817</text:p>
          </table:table-cell>
          <table:table-cell table:number-columns-repeated="3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359848976135254" calcext:value-type="float">
            <text:p>0.359848976135254</text:p>
          </table:table-cell>
          <table:table-cell table:formula="of:=[.B335]+[.C335]" office:value-type="float" office:value="71.9075736999512" calcext:value-type="float">
            <text:p>71.9075736999512</text:p>
          </table:table-cell>
          <table:table-cell table:number-columns-repeated="3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280302286148071" calcext:value-type="float">
            <text:p>0.280302286148071</text:p>
          </table:table-cell>
          <table:table-cell table:formula="of:=[.B336]+[.C336]" office:value-type="float" office:value="71.828027009964" calcext:value-type="float">
            <text:p>71.828027009964</text:p>
          </table:table-cell>
          <table:table-cell table:number-columns-repeated="3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387721300125122" calcext:value-type="float">
            <text:p>0.387721300125122</text:p>
          </table:table-cell>
          <table:table-cell table:formula="of:=[.B337]+[.C337]" office:value-type="float" office:value="71.935446023941" calcext:value-type="float">
            <text:p>71.935446023941</text:p>
          </table:table-cell>
          <table:table-cell table:number-columns-repeated="3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4.61711096763611" calcext:value-type="float">
            <text:p>4.61711096763611</text:p>
          </table:table-cell>
          <table:table-cell table:formula="of:=[.B338]+[.C338]" office:value-type="float" office:value="76.164835691452" calcext:value-type="float">
            <text:p>76.164835691452</text:p>
          </table:table-cell>
          <table:table-cell table:number-columns-repeated="3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446377992630005" calcext:value-type="float">
            <text:p>0.446377992630005</text:p>
          </table:table-cell>
          <table:table-cell table:formula="of:=[.B339]+[.C339]" office:value-type="float" office:value="71.9941027164459" calcext:value-type="float">
            <text:p>71.9941027164459</text:p>
          </table:table-cell>
          <table:table-cell table:number-columns-repeated="3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344228744506836" calcext:value-type="float">
            <text:p>0.344228744506836</text:p>
          </table:table-cell>
          <table:table-cell table:formula="of:=[.B340]+[.C340]" office:value-type="float" office:value="71.8919534683227" calcext:value-type="float">
            <text:p>71.8919534683227</text:p>
          </table:table-cell>
          <table:table-cell table:number-columns-repeated="3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382176876068115" calcext:value-type="float">
            <text:p>0.382176876068115</text:p>
          </table:table-cell>
          <table:table-cell table:formula="of:=[.B341]+[.C341]" office:value-type="float" office:value="71.929901599884" calcext:value-type="float">
            <text:p>71.929901599884</text:p>
          </table:table-cell>
          <table:table-cell table:number-columns-repeated="3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2.03499674797058" calcext:value-type="float">
            <text:p>2.03499674797058</text:p>
          </table:table-cell>
          <table:table-cell table:formula="of:=[.B342]+[.C342]" office:value-type="float" office:value="73.5827214717865" calcext:value-type="float">
            <text:p>73.5827214717865</text:p>
          </table:table-cell>
          <table:table-cell table:number-columns-repeated="3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415278673171997" calcext:value-type="float">
            <text:p>0.415278673171997</text:p>
          </table:table-cell>
          <table:table-cell table:formula="of:=[.B343]+[.C343]" office:value-type="float" office:value="71.9630033969879" calcext:value-type="float">
            <text:p>71.9630033969879</text:p>
          </table:table-cell>
          <table:table-cell table:number-columns-repeated="3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279338836669922" calcext:value-type="float">
            <text:p>0.279338836669922</text:p>
          </table:table-cell>
          <table:table-cell table:formula="of:=[.B344]+[.C344]" office:value-type="float" office:value="71.8270635604858" calcext:value-type="float">
            <text:p>71.8270635604858</text:p>
          </table:table-cell>
          <table:table-cell table:number-columns-repeated="3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1.59148192405701" calcext:value-type="float">
            <text:p>1.59148192405701</text:p>
          </table:table-cell>
          <table:table-cell table:formula="of:=[.B345]+[.C345]" office:value-type="float" office:value="73.1392066478729" calcext:value-type="float">
            <text:p>73.1392066478729</text:p>
          </table:table-cell>
          <table:table-cell table:number-columns-repeated="3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350112438201904" calcext:value-type="float">
            <text:p>0.350112438201904</text:p>
          </table:table-cell>
          <table:table-cell table:formula="of:=[.B346]+[.C346]" office:value-type="float" office:value="71.8978371620178" calcext:value-type="float">
            <text:p>71.8978371620178</text:p>
          </table:table-cell>
          <table:table-cell table:number-columns-repeated="3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410277128219605" calcext:value-type="float">
            <text:p>0.410277128219605</text:p>
          </table:table-cell>
          <table:table-cell table:formula="of:=[.B347]+[.C347]" office:value-type="float" office:value="71.9580018520355" calcext:value-type="float">
            <text:p>71.9580018520355</text:p>
          </table:table-cell>
          <table:table-cell table:number-columns-repeated="3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4213707447052" calcext:value-type="float">
            <text:p>0.4213707447052</text:p>
          </table:table-cell>
          <table:table-cell table:formula="of:=[.B348]+[.C348]" office:value-type="float" office:value="71.9690954685211" calcext:value-type="float">
            <text:p>71.9690954685211</text:p>
          </table:table-cell>
          <table:table-cell table:number-columns-repeated="3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366034746170044" calcext:value-type="float">
            <text:p>0.366034746170044</text:p>
          </table:table-cell>
          <table:table-cell table:formula="of:=[.B349]+[.C349]" office:value-type="float" office:value="71.913759469986" calcext:value-type="float">
            <text:p>71.913759469986</text:p>
          </table:table-cell>
          <table:table-cell table:number-columns-repeated="3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396362066268921" calcext:value-type="float">
            <text:p>0.396362066268921</text:p>
          </table:table-cell>
          <table:table-cell table:formula="of:=[.B350]+[.C350]" office:value-type="float" office:value="71.9440867900848" calcext:value-type="float">
            <text:p>71.9440867900848</text:p>
          </table:table-cell>
          <table:table-cell table:number-columns-repeated="3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558045864105225" calcext:value-type="float">
            <text:p>0.558045864105225</text:p>
          </table:table-cell>
          <table:table-cell table:formula="of:=[.B351]+[.C351]" office:value-type="float" office:value="72.1057705879211" calcext:value-type="float">
            <text:p>72.1057705879211</text:p>
          </table:table-cell>
          <table:table-cell table:number-columns-repeated="3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920730113983154" calcext:value-type="float">
            <text:p>0.920730113983154</text:p>
          </table:table-cell>
          <table:table-cell table:formula="of:=[.B352]+[.C352]" office:value-type="float" office:value="72.4684548377991" calcext:value-type="float">
            <text:p>72.4684548377991</text:p>
          </table:table-cell>
          <table:table-cell table:number-columns-repeated="3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361031293869019" calcext:value-type="float">
            <text:p>0.361031293869019</text:p>
          </table:table-cell>
          <table:table-cell table:formula="of:=[.B353]+[.C353]" office:value-type="float" office:value="71.9087560176849" calcext:value-type="float">
            <text:p>71.9087560176849</text:p>
          </table:table-cell>
          <table:table-cell table:number-columns-repeated="3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360806465148926" calcext:value-type="float">
            <text:p>0.360806465148926</text:p>
          </table:table-cell>
          <table:table-cell table:formula="of:=[.B354]+[.C354]" office:value-type="float" office:value="71.9085311889648" calcext:value-type="float">
            <text:p>71.9085311889648</text:p>
          </table:table-cell>
          <table:table-cell table:number-columns-repeated="3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38789176940918" calcext:value-type="float">
            <text:p>0.38789176940918</text:p>
          </table:table-cell>
          <table:table-cell table:formula="of:=[.B355]+[.C355]" office:value-type="float" office:value="71.9356164932251" calcext:value-type="float">
            <text:p>71.9356164932251</text:p>
          </table:table-cell>
          <table:table-cell table:number-columns-repeated="3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341012477874756" calcext:value-type="float">
            <text:p>0.341012477874756</text:p>
          </table:table-cell>
          <table:table-cell table:formula="of:=[.B356]+[.C356]" office:value-type="float" office:value="71.8887372016907" calcext:value-type="float">
            <text:p>71.8887372016907</text:p>
          </table:table-cell>
          <table:table-cell table:number-columns-repeated="3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376284122467041" calcext:value-type="float">
            <text:p>0.376284122467041</text:p>
          </table:table-cell>
          <table:table-cell table:formula="of:=[.B357]+[.C357]" office:value-type="float" office:value="71.9240088462829" calcext:value-type="float">
            <text:p>71.9240088462829</text:p>
          </table:table-cell>
          <table:table-cell table:number-columns-repeated="3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438862085342407" calcext:value-type="float">
            <text:p>0.438862085342407</text:p>
          </table:table-cell>
          <table:table-cell table:formula="of:=[.B358]+[.C358]" office:value-type="float" office:value="71.9865868091583" calcext:value-type="float">
            <text:p>71.9865868091583</text:p>
          </table:table-cell>
          <table:table-cell table:number-columns-repeated="3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411911010742188" calcext:value-type="float">
            <text:p>0.411911010742188</text:p>
          </table:table-cell>
          <table:table-cell table:formula="of:=[.B359]+[.C359]" office:value-type="float" office:value="71.9596357345581" calcext:value-type="float">
            <text:p>71.9596357345581</text:p>
          </table:table-cell>
          <table:table-cell table:number-columns-repeated="3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1.33411049842834" calcext:value-type="float">
            <text:p>1.33411049842834</text:p>
          </table:table-cell>
          <table:table-cell table:formula="of:=[.B360]+[.C360]" office:value-type="float" office:value="72.8818352222443" calcext:value-type="float">
            <text:p>72.8818352222443</text:p>
          </table:table-cell>
          <table:table-cell table:number-columns-repeated="3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439914703369141" calcext:value-type="float">
            <text:p>0.439914703369141</text:p>
          </table:table-cell>
          <table:table-cell table:formula="of:=[.B361]+[.C361]" office:value-type="float" office:value="71.987639427185" calcext:value-type="float">
            <text:p>71.987639427185</text:p>
          </table:table-cell>
          <table:table-cell table:number-columns-repeated="3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271389484405518" calcext:value-type="float">
            <text:p>0.271389484405518</text:p>
          </table:table-cell>
          <table:table-cell table:formula="of:=[.B362]+[.C362]" office:value-type="float" office:value="71.8191142082214" calcext:value-type="float">
            <text:p>71.8191142082214</text:p>
          </table:table-cell>
          <table:table-cell table:number-columns-repeated="3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330986022949219" calcext:value-type="float">
            <text:p>0.330986022949219</text:p>
          </table:table-cell>
          <table:table-cell table:formula="of:=[.B363]+[.C363]" office:value-type="float" office:value="71.8787107467651" calcext:value-type="float">
            <text:p>71.8787107467651</text:p>
          </table:table-cell>
          <table:table-cell table:number-columns-repeated="3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545682668685913" calcext:value-type="float">
            <text:p>0.545682668685913</text:p>
          </table:table-cell>
          <table:table-cell table:formula="of:=[.B364]+[.C364]" office:value-type="float" office:value="72.0934073925018" calcext:value-type="float">
            <text:p>72.0934073925018</text:p>
          </table:table-cell>
          <table:table-cell table:number-columns-repeated="3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497199058532715" calcext:value-type="float">
            <text:p>0.497199058532715</text:p>
          </table:table-cell>
          <table:table-cell table:formula="of:=[.B365]+[.C365]" office:value-type="float" office:value="72.0449237823486" calcext:value-type="float">
            <text:p>72.0449237823486</text:p>
          </table:table-cell>
          <table:table-cell table:number-columns-repeated="3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474664688110352" calcext:value-type="float">
            <text:p>0.474664688110352</text:p>
          </table:table-cell>
          <table:table-cell table:formula="of:=[.B366]+[.C366]" office:value-type="float" office:value="72.0223894119263" calcext:value-type="float">
            <text:p>72.0223894119263</text:p>
          </table:table-cell>
          <table:table-cell table:number-columns-repeated="3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565414905548096" calcext:value-type="float">
            <text:p>0.565414905548096</text:p>
          </table:table-cell>
          <table:table-cell table:formula="of:=[.B367]+[.C367]" office:value-type="float" office:value="72.113139629364" calcext:value-type="float">
            <text:p>72.113139629364</text:p>
          </table:table-cell>
          <table:table-cell table:number-columns-repeated="3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1.45265746116638" calcext:value-type="float">
            <text:p>1.45265746116638</text:p>
          </table:table-cell>
          <table:table-cell table:formula="of:=[.B368]+[.C368]" office:value-type="float" office:value="73.0003821849823" calcext:value-type="float">
            <text:p>73.0003821849823</text:p>
          </table:table-cell>
          <table:table-cell table:number-columns-repeated="3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419538259506226" calcext:value-type="float">
            <text:p>0.419538259506226</text:p>
          </table:table-cell>
          <table:table-cell table:formula="of:=[.B369]+[.C369]" office:value-type="float" office:value="71.9672629833221" calcext:value-type="float">
            <text:p>71.9672629833221</text:p>
          </table:table-cell>
          <table:table-cell table:number-columns-repeated="3"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458349227905273" calcext:value-type="float">
            <text:p>0.458349227905273</text:p>
          </table:table-cell>
          <table:table-cell table:formula="of:=[.B370]+[.C370]" office:value-type="float" office:value="72.0060739517212" calcext:value-type="float">
            <text:p>72.0060739517212</text:p>
          </table:table-cell>
          <table:table-cell table:number-columns-repeated="3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368844509124756" calcext:value-type="float">
            <text:p>0.368844509124756</text:p>
          </table:table-cell>
          <table:table-cell table:formula="of:=[.B371]+[.C371]" office:value-type="float" office:value="71.9165692329407" calcext:value-type="float">
            <text:p>71.9165692329407</text:p>
          </table:table-cell>
          <table:table-cell table:number-columns-repeated="3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372874736785889" calcext:value-type="float">
            <text:p>0.372874736785889</text:p>
          </table:table-cell>
          <table:table-cell table:formula="of:=[.B372]+[.C372]" office:value-type="float" office:value="71.9205994606018" calcext:value-type="float">
            <text:p>71.9205994606018</text:p>
          </table:table-cell>
          <table:table-cell table:number-columns-repeated="3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1.68459105491638" calcext:value-type="float">
            <text:p>1.68459105491638</text:p>
          </table:table-cell>
          <table:table-cell table:formula="of:=[.B373]+[.C373]" office:value-type="float" office:value="73.2323157787323" calcext:value-type="float">
            <text:p>73.2323157787323</text:p>
          </table:table-cell>
          <table:table-cell table:number-columns-repeated="3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386165857315064" calcext:value-type="float">
            <text:p>0.386165857315064</text:p>
          </table:table-cell>
          <table:table-cell table:formula="of:=[.B374]+[.C374]" office:value-type="float" office:value="71.933890581131" calcext:value-type="float">
            <text:p>71.933890581131</text:p>
          </table:table-cell>
          <table:table-cell table:number-columns-repeated="3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412485599517822" calcext:value-type="float">
            <text:p>0.412485599517822</text:p>
          </table:table-cell>
          <table:table-cell table:formula="of:=[.B375]+[.C375]" office:value-type="float" office:value="71.9602103233337" calcext:value-type="float">
            <text:p>71.9602103233337</text:p>
          </table:table-cell>
          <table:table-cell table:number-columns-repeated="3"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267076969146729" calcext:value-type="float">
            <text:p>0.267076969146729</text:p>
          </table:table-cell>
          <table:table-cell table:formula="of:=[.B376]+[.C376]" office:value-type="float" office:value="71.8148016929626" calcext:value-type="float">
            <text:p>71.8148016929626</text:p>
          </table:table-cell>
          <table:table-cell table:number-columns-repeated="3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356839179992676" calcext:value-type="float">
            <text:p>0.356839179992676</text:p>
          </table:table-cell>
          <table:table-cell table:formula="of:=[.B377]+[.C377]" office:value-type="float" office:value="71.9045639038086" calcext:value-type="float">
            <text:p>71.9045639038086</text:p>
          </table:table-cell>
          <table:table-cell table:number-columns-repeated="3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371214628219605" calcext:value-type="float">
            <text:p>0.371214628219605</text:p>
          </table:table-cell>
          <table:table-cell table:formula="of:=[.B378]+[.C378]" office:value-type="float" office:value="71.9189393520355" calcext:value-type="float">
            <text:p>71.9189393520355</text:p>
          </table:table-cell>
          <table:table-cell table:number-columns-repeated="3"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378916501998901" calcext:value-type="float">
            <text:p>0.378916501998901</text:p>
          </table:table-cell>
          <table:table-cell table:formula="of:=[.B379]+[.C379]" office:value-type="float" office:value="71.9266412258148" calcext:value-type="float">
            <text:p>71.9266412258148</text:p>
          </table:table-cell>
          <table:table-cell table:number-columns-repeated="3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339604139328003" calcext:value-type="float">
            <text:p>0.339604139328003</text:p>
          </table:table-cell>
          <table:table-cell table:formula="of:=[.B380]+[.C380]" office:value-type="float" office:value="71.8873288631439" calcext:value-type="float">
            <text:p>71.8873288631439</text:p>
          </table:table-cell>
          <table:table-cell table:number-columns-repeated="3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49459433555603" calcext:value-type="float">
            <text:p>0.49459433555603</text:p>
          </table:table-cell>
          <table:table-cell table:formula="of:=[.B381]+[.C381]" office:value-type="float" office:value="72.0423190593719" calcext:value-type="float">
            <text:p>72.0423190593719</text:p>
          </table:table-cell>
          <table:table-cell table:number-columns-repeated="3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380920886993408" calcext:value-type="float">
            <text:p>0.380920886993408</text:p>
          </table:table-cell>
          <table:table-cell table:formula="of:=[.B382]+[.C382]" office:value-type="float" office:value="71.9286456108093" calcext:value-type="float">
            <text:p>71.9286456108093</text:p>
          </table:table-cell>
          <table:table-cell table:number-columns-repeated="3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504647254943848" calcext:value-type="float">
            <text:p>0.504647254943848</text:p>
          </table:table-cell>
          <table:table-cell table:formula="of:=[.B383]+[.C383]" office:value-type="float" office:value="72.0523719787598" calcext:value-type="float">
            <text:p>72.0523719787598</text:p>
          </table:table-cell>
          <table:table-cell table:number-columns-repeated="3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514533519744873" calcext:value-type="float">
            <text:p>0.514533519744873</text:p>
          </table:table-cell>
          <table:table-cell table:formula="of:=[.B384]+[.C384]" office:value-type="float" office:value="72.0622582435608" calcext:value-type="float">
            <text:p>72.0622582435608</text:p>
          </table:table-cell>
          <table:table-cell table:number-columns-repeated="3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431142568588257" calcext:value-type="float">
            <text:p>0.431142568588257</text:p>
          </table:table-cell>
          <table:table-cell table:formula="of:=[.B385]+[.C385]" office:value-type="float" office:value="71.9788672924042" calcext:value-type="float">
            <text:p>71.9788672924042</text:p>
          </table:table-cell>
          <table:table-cell table:number-columns-repeated="3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470155954360962" calcext:value-type="float">
            <text:p>0.470155954360962</text:p>
          </table:table-cell>
          <table:table-cell table:formula="of:=[.B386]+[.C386]" office:value-type="float" office:value="72.0178806781769" calcext:value-type="float">
            <text:p>72.0178806781769</text:p>
          </table:table-cell>
          <table:table-cell table:number-columns-repeated="3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418022632598877" calcext:value-type="float">
            <text:p>0.418022632598877</text:p>
          </table:table-cell>
          <table:table-cell table:formula="of:=[.B387]+[.C387]" office:value-type="float" office:value="71.9657473564148" calcext:value-type="float">
            <text:p>71.9657473564148</text:p>
          </table:table-cell>
          <table:table-cell table:number-columns-repeated="3"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1.26106882095337" calcext:value-type="float">
            <text:p>1.26106882095337</text:p>
          </table:table-cell>
          <table:table-cell table:formula="of:=[.B388]+[.C388]" office:value-type="float" office:value="72.8087935447693" calcext:value-type="float">
            <text:p>72.8087935447693</text:p>
          </table:table-cell>
          <table:table-cell table:number-columns-repeated="3"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445765972137451" calcext:value-type="float">
            <text:p>0.445765972137451</text:p>
          </table:table-cell>
          <table:table-cell table:formula="of:=[.B389]+[.C389]" office:value-type="float" office:value="71.9934906959534" calcext:value-type="float">
            <text:p>71.9934906959534</text:p>
          </table:table-cell>
          <table:table-cell table:number-columns-repeated="3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403105974197388" calcext:value-type="float">
            <text:p>0.403105974197388</text:p>
          </table:table-cell>
          <table:table-cell table:formula="of:=[.B390]+[.C390]" office:value-type="float" office:value="71.9508306980133" calcext:value-type="float">
            <text:p>71.9508306980133</text:p>
          </table:table-cell>
          <table:table-cell table:number-columns-repeated="3"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369576930999756" calcext:value-type="float">
            <text:p>0.369576930999756</text:p>
          </table:table-cell>
          <table:table-cell table:formula="of:=[.B391]+[.C391]" office:value-type="float" office:value="71.9173016548157" calcext:value-type="float">
            <text:p>71.9173016548157</text:p>
          </table:table-cell>
          <table:table-cell table:number-columns-repeated="3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426551103591919" calcext:value-type="float">
            <text:p>0.426551103591919</text:p>
          </table:table-cell>
          <table:table-cell table:formula="of:=[.B392]+[.C392]" office:value-type="float" office:value="71.9742758274078" calcext:value-type="float">
            <text:p>71.9742758274078</text:p>
          </table:table-cell>
          <table:table-cell table:number-columns-repeated="3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451697111129761" calcext:value-type="float">
            <text:p>0.451697111129761</text:p>
          </table:table-cell>
          <table:table-cell table:formula="of:=[.B393]+[.C393]" office:value-type="float" office:value="71.9994218349457" calcext:value-type="float">
            <text:p>71.9994218349457</text:p>
          </table:table-cell>
          <table:table-cell table:number-columns-repeated="3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357571840286255" calcext:value-type="float">
            <text:p>0.357571840286255</text:p>
          </table:table-cell>
          <table:table-cell table:formula="of:=[.B394]+[.C394]" office:value-type="float" office:value="71.9052965641022" calcext:value-type="float">
            <text:p>71.9052965641022</text:p>
          </table:table-cell>
          <table:table-cell table:number-columns-repeated="3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591014623641968" calcext:value-type="float">
            <text:p>0.591014623641968</text:p>
          </table:table-cell>
          <table:table-cell table:formula="of:=[.B395]+[.C395]" office:value-type="float" office:value="72.1387393474579" calcext:value-type="float">
            <text:p>72.1387393474579</text:p>
          </table:table-cell>
          <table:table-cell table:number-columns-repeated="3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373174667358398" calcext:value-type="float">
            <text:p>0.373174667358398</text:p>
          </table:table-cell>
          <table:table-cell table:formula="of:=[.B396]+[.C396]" office:value-type="float" office:value="71.9208993911743" calcext:value-type="float">
            <text:p>71.9208993911743</text:p>
          </table:table-cell>
          <table:table-cell table:number-columns-repeated="3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383036613464355" calcext:value-type="float">
            <text:p>0.383036613464355</text:p>
          </table:table-cell>
          <table:table-cell table:formula="of:=[.B397]+[.C397]" office:value-type="float" office:value="71.9307613372803" calcext:value-type="float">
            <text:p>71.9307613372803</text:p>
          </table:table-cell>
          <table:table-cell table:number-columns-repeated="3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92039155960083" calcext:value-type="float">
            <text:p>0.92039155960083</text:p>
          </table:table-cell>
          <table:table-cell table:formula="of:=[.B398]+[.C398]" office:value-type="float" office:value="72.4681162834167" calcext:value-type="float">
            <text:p>72.4681162834167</text:p>
          </table:table-cell>
          <table:table-cell table:number-columns-repeated="3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41906476020813" calcext:value-type="float">
            <text:p>0.41906476020813</text:p>
          </table:table-cell>
          <table:table-cell table:formula="of:=[.B399]+[.C399]" office:value-type="float" office:value="71.966789484024" calcext:value-type="float">
            <text:p>71.966789484024</text:p>
          </table:table-cell>
          <table:table-cell table:number-columns-repeated="3"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2.08143877983093" calcext:value-type="float">
            <text:p>2.08143877983093</text:p>
          </table:table-cell>
          <table:table-cell table:formula="of:=[.B400]+[.C400]" office:value-type="float" office:value="73.6291635036468" calcext:value-type="float">
            <text:p>73.6291635036468</text:p>
          </table:table-cell>
          <table:table-cell table:number-columns-repeated="3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4.03188920021057" calcext:value-type="float">
            <text:p>4.03188920021057</text:p>
          </table:table-cell>
          <table:table-cell table:formula="of:=[.B401]+[.C401]" office:value-type="float" office:value="75.5796139240265" calcext:value-type="float">
            <text:p>75.5796139240265</text:p>
          </table:table-cell>
          <table:table-cell table:number-columns-repeated="3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377340078353882" calcext:value-type="float">
            <text:p>0.377340078353882</text:p>
          </table:table-cell>
          <table:table-cell table:formula="of:=[.B402]+[.C402]" office:value-type="float" office:value="71.9250648021698" calcext:value-type="float">
            <text:p>71.9250648021698</text:p>
          </table:table-cell>
          <table:table-cell table:number-columns-repeated="3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361652612686157" calcext:value-type="float">
            <text:p>0.361652612686157</text:p>
          </table:table-cell>
          <table:table-cell table:formula="of:=[.B403]+[.C403]" office:value-type="float" office:value="71.9093773365021" calcext:value-type="float">
            <text:p>71.9093773365021</text:p>
          </table:table-cell>
          <table:table-cell table:number-columns-repeated="3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1.33334851264954" calcext:value-type="float">
            <text:p>1.33334851264954</text:p>
          </table:table-cell>
          <table:table-cell table:formula="of:=[.B404]+[.C404]" office:value-type="float" office:value="72.8810732364654" calcext:value-type="float">
            <text:p>72.8810732364654</text:p>
          </table:table-cell>
          <table:table-cell table:number-columns-repeated="3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381751298904419" calcext:value-type="float">
            <text:p>0.381751298904419</text:p>
          </table:table-cell>
          <table:table-cell table:formula="of:=[.B405]+[.C405]" office:value-type="float" office:value="71.9294760227203" calcext:value-type="float">
            <text:p>71.9294760227203</text:p>
          </table:table-cell>
          <table:table-cell table:number-columns-repeated="3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991733312606812" calcext:value-type="float">
            <text:p>0.991733312606812</text:p>
          </table:table-cell>
          <table:table-cell table:formula="of:=[.B406]+[.C406]" office:value-type="float" office:value="72.5394580364227" calcext:value-type="float">
            <text:p>72.5394580364227</text:p>
          </table:table-cell>
          <table:table-cell table:number-columns-repeated="3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1.43602204322815" calcext:value-type="float">
            <text:p>1.43602204322815</text:p>
          </table:table-cell>
          <table:table-cell table:formula="of:=[.B407]+[.C407]" office:value-type="float" office:value="72.9837467670441" calcext:value-type="float">
            <text:p>72.9837467670441</text:p>
          </table:table-cell>
          <table:table-cell table:number-columns-repeated="3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428664922714233" calcext:value-type="float">
            <text:p>0.428664922714233</text:p>
          </table:table-cell>
          <table:table-cell table:formula="of:=[.B408]+[.C408]" office:value-type="float" office:value="71.9763896465301" calcext:value-type="float">
            <text:p>71.9763896465301</text:p>
          </table:table-cell>
          <table:table-cell table:number-columns-repeated="3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433991193771362" calcext:value-type="float">
            <text:p>0.433991193771362</text:p>
          </table:table-cell>
          <table:table-cell table:formula="of:=[.B409]+[.C409]" office:value-type="float" office:value="71.9817159175873" calcext:value-type="float">
            <text:p>71.9817159175873</text:p>
          </table:table-cell>
          <table:table-cell table:number-columns-repeated="3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346038341522217" calcext:value-type="float">
            <text:p>0.346038341522217</text:p>
          </table:table-cell>
          <table:table-cell table:formula="of:=[.B410]+[.C410]" office:value-type="float" office:value="71.8937630653381" calcext:value-type="float">
            <text:p>71.8937630653381</text:p>
          </table:table-cell>
          <table:table-cell table:number-columns-repeated="3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27798056602478" calcext:value-type="float">
            <text:p>0.27798056602478</text:p>
          </table:table-cell>
          <table:table-cell table:formula="of:=[.B411]+[.C411]" office:value-type="float" office:value="71.8257052898407" calcext:value-type="float">
            <text:p>71.8257052898407</text:p>
          </table:table-cell>
          <table:table-cell table:number-columns-repeated="3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534613132476807" calcext:value-type="float">
            <text:p>0.534613132476807</text:p>
          </table:table-cell>
          <table:table-cell table:formula="of:=[.B412]+[.C412]" office:value-type="float" office:value="72.0823378562927" calcext:value-type="float">
            <text:p>72.0823378562927</text:p>
          </table:table-cell>
          <table:table-cell table:number-columns-repeated="3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376436710357666" calcext:value-type="float">
            <text:p>0.376436710357666</text:p>
          </table:table-cell>
          <table:table-cell table:formula="of:=[.B413]+[.C413]" office:value-type="float" office:value="71.9241614341736" calcext:value-type="float">
            <text:p>71.9241614341736</text:p>
          </table:table-cell>
          <table:table-cell table:number-columns-repeated="3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425655364990234" calcext:value-type="float">
            <text:p>0.425655364990234</text:p>
          </table:table-cell>
          <table:table-cell table:formula="of:=[.B414]+[.C414]" office:value-type="float" office:value="71.9733800888061" calcext:value-type="float">
            <text:p>71.9733800888061</text:p>
          </table:table-cell>
          <table:table-cell table:number-columns-repeated="3"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386271238327026" calcext:value-type="float">
            <text:p>0.386271238327026</text:p>
          </table:table-cell>
          <table:table-cell table:formula="of:=[.B415]+[.C415]" office:value-type="float" office:value="71.9339959621429" calcext:value-type="float">
            <text:p>71.9339959621429</text:p>
          </table:table-cell>
          <table:table-cell table:number-columns-repeated="3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389083862304688" calcext:value-type="float">
            <text:p>0.389083862304688</text:p>
          </table:table-cell>
          <table:table-cell table:formula="of:=[.B416]+[.C416]" office:value-type="float" office:value="71.9368085861206" calcext:value-type="float">
            <text:p>71.9368085861206</text:p>
          </table:table-cell>
          <table:table-cell table:number-columns-repeated="3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353633165359497" calcext:value-type="float">
            <text:p>0.353633165359497</text:p>
          </table:table-cell>
          <table:table-cell table:formula="of:=[.B417]+[.C417]" office:value-type="float" office:value="71.9013578891754" calcext:value-type="float">
            <text:p>71.9013578891754</text:p>
          </table:table-cell>
          <table:table-cell table:number-columns-repeated="3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367671728134155" calcext:value-type="float">
            <text:p>0.367671728134155</text:p>
          </table:table-cell>
          <table:table-cell table:formula="of:=[.B418]+[.C418]" office:value-type="float" office:value="71.9153964519501" calcext:value-type="float">
            <text:p>71.9153964519501</text:p>
          </table:table-cell>
          <table:table-cell table:number-columns-repeated="3"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1.58379483222961" calcext:value-type="float">
            <text:p>1.58379483222961</text:p>
          </table:table-cell>
          <table:table-cell table:formula="of:=[.B419]+[.C419]" office:value-type="float" office:value="73.1315195560455" calcext:value-type="float">
            <text:p>73.1315195560455</text:p>
          </table:table-cell>
          <table:table-cell table:number-columns-repeated="3"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370116472244263" calcext:value-type="float">
            <text:p>0.370116472244263</text:p>
          </table:table-cell>
          <table:table-cell table:formula="of:=[.B420]+[.C420]" office:value-type="float" office:value="71.9178411960602" calcext:value-type="float">
            <text:p>71.9178411960602</text:p>
          </table:table-cell>
          <table:table-cell table:number-columns-repeated="3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389005661010742" calcext:value-type="float">
            <text:p>0.389005661010742</text:p>
          </table:table-cell>
          <table:table-cell table:formula="of:=[.B421]+[.C421]" office:value-type="float" office:value="71.9367303848267" calcext:value-type="float">
            <text:p>71.9367303848267</text:p>
          </table:table-cell>
          <table:table-cell table:number-columns-repeated="3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552544832229614" calcext:value-type="float">
            <text:p>0.552544832229614</text:p>
          </table:table-cell>
          <table:table-cell table:formula="of:=[.B422]+[.C422]" office:value-type="float" office:value="72.1002695560455" calcext:value-type="float">
            <text:p>72.1002695560455</text:p>
          </table:table-cell>
          <table:table-cell table:number-columns-repeated="3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377144336700439" calcext:value-type="float">
            <text:p>0.377144336700439</text:p>
          </table:table-cell>
          <table:table-cell table:formula="of:=[.B423]+[.C423]" office:value-type="float" office:value="71.9248690605163" calcext:value-type="float">
            <text:p>71.9248690605163</text:p>
          </table:table-cell>
          <table:table-cell table:number-columns-repeated="3"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1.50889754295349" calcext:value-type="float">
            <text:p>1.50889754295349</text:p>
          </table:table-cell>
          <table:table-cell table:formula="of:=[.B424]+[.C424]" office:value-type="float" office:value="73.0566222667694" calcext:value-type="float">
            <text:p>73.0566222667694</text:p>
          </table:table-cell>
          <table:table-cell table:number-columns-repeated="3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380042552947998" calcext:value-type="float">
            <text:p>0.380042552947998</text:p>
          </table:table-cell>
          <table:table-cell table:formula="of:=[.B425]+[.C425]" office:value-type="float" office:value="71.9277672767639" calcext:value-type="float">
            <text:p>71.9277672767639</text:p>
          </table:table-cell>
          <table:table-cell table:number-columns-repeated="3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375929117202759" calcext:value-type="float">
            <text:p>0.375929117202759</text:p>
          </table:table-cell>
          <table:table-cell table:formula="of:=[.B426]+[.C426]" office:value-type="float" office:value="71.9236538410187" calcext:value-type="float">
            <text:p>71.9236538410187</text:p>
          </table:table-cell>
          <table:table-cell table:number-columns-repeated="3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285869359970093" calcext:value-type="float">
            <text:p>0.285869359970093</text:p>
          </table:table-cell>
          <table:table-cell table:formula="of:=[.B427]+[.C427]" office:value-type="float" office:value="71.833594083786" calcext:value-type="float">
            <text:p>71.833594083786</text:p>
          </table:table-cell>
          <table:table-cell table:number-columns-repeated="3"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362216711044312" calcext:value-type="float">
            <text:p>0.362216711044312</text:p>
          </table:table-cell>
          <table:table-cell table:formula="of:=[.B428]+[.C428]" office:value-type="float" office:value="71.9099414348602" calcext:value-type="float">
            <text:p>71.9099414348602</text:p>
          </table:table-cell>
          <table:table-cell table:number-columns-repeated="3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406778812408447" calcext:value-type="float">
            <text:p>0.406778812408447</text:p>
          </table:table-cell>
          <table:table-cell table:formula="of:=[.B429]+[.C429]" office:value-type="float" office:value="71.9545035362244" calcext:value-type="float">
            <text:p>71.9545035362244</text:p>
          </table:table-cell>
          <table:table-cell table:number-columns-repeated="3"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354453086853027" calcext:value-type="float">
            <text:p>0.354453086853027</text:p>
          </table:table-cell>
          <table:table-cell table:formula="of:=[.B430]+[.C430]" office:value-type="float" office:value="71.9021778106689" calcext:value-type="float">
            <text:p>71.9021778106689</text:p>
          </table:table-cell>
          <table:table-cell table:number-columns-repeated="3"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477554798126221" calcext:value-type="float">
            <text:p>0.477554798126221</text:p>
          </table:table-cell>
          <table:table-cell table:formula="of:=[.B431]+[.C431]" office:value-type="float" office:value="72.0252795219421" calcext:value-type="float">
            <text:p>72.0252795219421</text:p>
          </table:table-cell>
          <table:table-cell table:number-columns-repeated="3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426533460617065" calcext:value-type="float">
            <text:p>0.426533460617065</text:p>
          </table:table-cell>
          <table:table-cell table:formula="of:=[.B432]+[.C432]" office:value-type="float" office:value="71.974258184433" calcext:value-type="float">
            <text:p>71.974258184433</text:p>
          </table:table-cell>
          <table:table-cell table:number-columns-repeated="3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399751663208008" calcext:value-type="float">
            <text:p>0.399751663208008</text:p>
          </table:table-cell>
          <table:table-cell table:formula="of:=[.B433]+[.C433]" office:value-type="float" office:value="71.9474763870239" calcext:value-type="float">
            <text:p>71.9474763870239</text:p>
          </table:table-cell>
          <table:table-cell table:number-columns-repeated="3"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355728626251221" calcext:value-type="float">
            <text:p>0.355728626251221</text:p>
          </table:table-cell>
          <table:table-cell table:formula="of:=[.B434]+[.C434]" office:value-type="float" office:value="71.9034533500671" calcext:value-type="float">
            <text:p>71.9034533500671</text:p>
          </table:table-cell>
          <table:table-cell table:number-columns-repeated="3"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37544322013855" calcext:value-type="float">
            <text:p>0.37544322013855</text:p>
          </table:table-cell>
          <table:table-cell table:formula="of:=[.B435]+[.C435]" office:value-type="float" office:value="71.9231679439545" calcext:value-type="float">
            <text:p>71.9231679439545</text:p>
          </table:table-cell>
          <table:table-cell table:number-columns-repeated="3"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510686874389648" calcext:value-type="float">
            <text:p>0.510686874389648</text:p>
          </table:table-cell>
          <table:table-cell table:formula="of:=[.B436]+[.C436]" office:value-type="float" office:value="72.0584115982056" calcext:value-type="float">
            <text:p>72.0584115982056</text:p>
          </table:table-cell>
          <table:table-cell table:number-columns-repeated="3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542245626449585" calcext:value-type="float">
            <text:p>0.542245626449585</text:p>
          </table:table-cell>
          <table:table-cell table:formula="of:=[.B437]+[.C437]" office:value-type="float" office:value="72.0899703502655" calcext:value-type="float">
            <text:p>72.0899703502655</text:p>
          </table:table-cell>
          <table:table-cell table:number-columns-repeated="3"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330009460449219" calcext:value-type="float">
            <text:p>0.330009460449219</text:p>
          </table:table-cell>
          <table:table-cell table:formula="of:=[.B438]+[.C438]" office:value-type="float" office:value="71.8777341842651" calcext:value-type="float">
            <text:p>71.8777341842651</text:p>
          </table:table-cell>
          <table:table-cell table:number-columns-repeated="3"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388986110687256" calcext:value-type="float">
            <text:p>0.388986110687256</text:p>
          </table:table-cell>
          <table:table-cell table:formula="of:=[.B439]+[.C439]" office:value-type="float" office:value="71.9367108345032" calcext:value-type="float">
            <text:p>71.9367108345032</text:p>
          </table:table-cell>
          <table:table-cell table:number-columns-repeated="3"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1.07103681564331" calcext:value-type="float">
            <text:p>1.07103681564331</text:p>
          </table:table-cell>
          <table:table-cell table:formula="of:=[.B440]+[.C440]" office:value-type="float" office:value="72.6187615394592" calcext:value-type="float">
            <text:p>72.6187615394592</text:p>
          </table:table-cell>
          <table:table-cell table:number-columns-repeated="3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490915775299072" calcext:value-type="float">
            <text:p>0.490915775299072</text:p>
          </table:table-cell>
          <table:table-cell table:formula="of:=[.B441]+[.C441]" office:value-type="float" office:value="72.038640499115" calcext:value-type="float">
            <text:p>72.038640499115</text:p>
          </table:table-cell>
          <table:table-cell table:number-columns-repeated="3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457852363586426" calcext:value-type="float">
            <text:p>0.457852363586426</text:p>
          </table:table-cell>
          <table:table-cell table:formula="of:=[.B442]+[.C442]" office:value-type="float" office:value="72.0055770874023" calcext:value-type="float">
            <text:p>72.0055770874023</text:p>
          </table:table-cell>
          <table:table-cell table:number-columns-repeated="3"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352863788604736" calcext:value-type="float">
            <text:p>0.352863788604736</text:p>
          </table:table-cell>
          <table:table-cell table:formula="of:=[.B443]+[.C443]" office:value-type="float" office:value="71.9005885124206" calcext:value-type="float">
            <text:p>71.9005885124206</text:p>
          </table:table-cell>
          <table:table-cell table:number-columns-repeated="3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542565822601318" calcext:value-type="float">
            <text:p>0.542565822601318</text:p>
          </table:table-cell>
          <table:table-cell table:formula="of:=[.B444]+[.C444]" office:value-type="float" office:value="72.0902905464172" calcext:value-type="float">
            <text:p>72.0902905464172</text:p>
          </table:table-cell>
          <table:table-cell table:number-columns-repeated="3"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1.15968084335327" calcext:value-type="float">
            <text:p>1.15968084335327</text:p>
          </table:table-cell>
          <table:table-cell table:formula="of:=[.B445]+[.C445]" office:value-type="float" office:value="72.7074055671692" calcext:value-type="float">
            <text:p>72.7074055671692</text:p>
          </table:table-cell>
          <table:table-cell table:number-columns-repeated="3"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1.3258581161499" calcext:value-type="float">
            <text:p>1.3258581161499</text:p>
          </table:table-cell>
          <table:table-cell table:formula="of:=[.B446]+[.C446]" office:value-type="float" office:value="72.8735828399658" calcext:value-type="float">
            <text:p>72.8735828399658</text:p>
          </table:table-cell>
          <table:table-cell table:number-columns-repeated="3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324653387069702" calcext:value-type="float">
            <text:p>0.324653387069702</text:p>
          </table:table-cell>
          <table:table-cell table:formula="of:=[.B447]+[.C447]" office:value-type="float" office:value="71.8723781108856" calcext:value-type="float">
            <text:p>71.8723781108856</text:p>
          </table:table-cell>
          <table:table-cell table:number-columns-repeated="3"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375444412231445" calcext:value-type="float">
            <text:p>0.375444412231445</text:p>
          </table:table-cell>
          <table:table-cell table:formula="of:=[.B448]+[.C448]" office:value-type="float" office:value="71.9231691360474" calcext:value-type="float">
            <text:p>71.9231691360474</text:p>
          </table:table-cell>
          <table:table-cell table:number-columns-repeated="3"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37467885017395" calcext:value-type="float">
            <text:p>0.37467885017395</text:p>
          </table:table-cell>
          <table:table-cell table:formula="of:=[.B449]+[.C449]" office:value-type="float" office:value="71.9224035739899" calcext:value-type="float">
            <text:p>71.9224035739899</text:p>
          </table:table-cell>
          <table:table-cell table:number-columns-repeated="3"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438396215438843" calcext:value-type="float">
            <text:p>0.438396215438843</text:p>
          </table:table-cell>
          <table:table-cell table:formula="of:=[.B450]+[.C450]" office:value-type="float" office:value="71.9861209392548" calcext:value-type="float">
            <text:p>71.9861209392548</text:p>
          </table:table-cell>
          <table:table-cell table:number-columns-repeated="3"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355356216430664" calcext:value-type="float">
            <text:p>0.355356216430664</text:p>
          </table:table-cell>
          <table:table-cell table:formula="of:=[.B451]+[.C451]" office:value-type="float" office:value="71.9030809402466" calcext:value-type="float">
            <text:p>71.9030809402466</text:p>
          </table:table-cell>
          <table:table-cell table:number-columns-repeated="3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357865333557129" calcext:value-type="float">
            <text:p>0.357865333557129</text:p>
          </table:table-cell>
          <table:table-cell table:formula="of:=[.B452]+[.C452]" office:value-type="float" office:value="71.905590057373" calcext:value-type="float">
            <text:p>71.905590057373</text:p>
          </table:table-cell>
          <table:table-cell table:number-columns-repeated="3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54820704460144" calcext:value-type="float">
            <text:p>0.54820704460144</text:p>
          </table:table-cell>
          <table:table-cell table:formula="of:=[.B453]+[.C453]" office:value-type="float" office:value="72.0959317684173" calcext:value-type="float">
            <text:p>72.0959317684173</text:p>
          </table:table-cell>
          <table:table-cell table:number-columns-repeated="3"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403263807296753" calcext:value-type="float">
            <text:p>0.403263807296753</text:p>
          </table:table-cell>
          <table:table-cell table:formula="of:=[.B454]+[.C454]" office:value-type="float" office:value="71.9509885311127" calcext:value-type="float">
            <text:p>71.9509885311127</text:p>
          </table:table-cell>
          <table:table-cell table:number-columns-repeated="3"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1.43589758872986" calcext:value-type="float">
            <text:p>1.43589758872986</text:p>
          </table:table-cell>
          <table:table-cell table:formula="of:=[.B455]+[.C455]" office:value-type="float" office:value="72.9836223125458" calcext:value-type="float">
            <text:p>72.9836223125458</text:p>
          </table:table-cell>
          <table:table-cell table:number-columns-repeated="3"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604774475097656" calcext:value-type="float">
            <text:p>0.604774475097656</text:p>
          </table:table-cell>
          <table:table-cell table:formula="of:=[.B456]+[.C456]" office:value-type="float" office:value="72.1524991989136" calcext:value-type="float">
            <text:p>72.1524991989136</text:p>
          </table:table-cell>
          <table:table-cell table:number-columns-repeated="3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24103045463562" calcext:value-type="float">
            <text:p>0.24103045463562</text:p>
          </table:table-cell>
          <table:table-cell table:formula="of:=[.B457]+[.C457]" office:value-type="float" office:value="71.7887551784515" calcext:value-type="float">
            <text:p>71.7887551784515</text:p>
          </table:table-cell>
          <table:table-cell table:number-columns-repeated="3"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1.02392387390137" calcext:value-type="float">
            <text:p>1.02392387390137</text:p>
          </table:table-cell>
          <table:table-cell table:formula="of:=[.B458]+[.C458]" office:value-type="float" office:value="72.5716485977173" calcext:value-type="float">
            <text:p>72.5716485977173</text:p>
          </table:table-cell>
          <table:table-cell table:number-columns-repeated="3"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374249696731567" calcext:value-type="float">
            <text:p>0.374249696731567</text:p>
          </table:table-cell>
          <table:table-cell table:formula="of:=[.B459]+[.C459]" office:value-type="float" office:value="71.9219744205475" calcext:value-type="float">
            <text:p>71.9219744205475</text:p>
          </table:table-cell>
          <table:table-cell table:number-columns-repeated="3"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387438774108887" calcext:value-type="float">
            <text:p>0.387438774108887</text:p>
          </table:table-cell>
          <table:table-cell table:formula="of:=[.B460]+[.C460]" office:value-type="float" office:value="71.9351634979248" calcext:value-type="float">
            <text:p>71.9351634979248</text:p>
          </table:table-cell>
          <table:table-cell table:number-columns-repeated="3"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358936071395874" calcext:value-type="float">
            <text:p>0.358936071395874</text:p>
          </table:table-cell>
          <table:table-cell table:formula="of:=[.B461]+[.C461]" office:value-type="float" office:value="71.9066607952118" calcext:value-type="float">
            <text:p>71.9066607952118</text:p>
          </table:table-cell>
          <table:table-cell table:number-columns-repeated="3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339974164962769" calcext:value-type="float">
            <text:p>0.339974164962769</text:p>
          </table:table-cell>
          <table:table-cell table:formula="of:=[.B462]+[.C462]" office:value-type="float" office:value="71.8876988887787" calcext:value-type="float">
            <text:p>71.8876988887787</text:p>
          </table:table-cell>
          <table:table-cell table:number-columns-repeated="3"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378791093826294" calcext:value-type="float">
            <text:p>0.378791093826294</text:p>
          </table:table-cell>
          <table:table-cell table:formula="of:=[.B463]+[.C463]" office:value-type="float" office:value="71.9265158176422" calcext:value-type="float">
            <text:p>71.9265158176422</text:p>
          </table:table-cell>
          <table:table-cell table:number-columns-repeated="3"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275266170501709" calcext:value-type="float">
            <text:p>0.275266170501709</text:p>
          </table:table-cell>
          <table:table-cell table:formula="of:=[.B464]+[.C464]" office:value-type="float" office:value="71.8229908943176" calcext:value-type="float">
            <text:p>71.8229908943176</text:p>
          </table:table-cell>
          <table:table-cell table:number-columns-repeated="3"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265774011611939" calcext:value-type="float">
            <text:p>0.265774011611939</text:p>
          </table:table-cell>
          <table:table-cell table:formula="of:=[.B465]+[.C465]" office:value-type="float" office:value="71.8134987354278" calcext:value-type="float">
            <text:p>71.8134987354278</text:p>
          </table:table-cell>
          <table:table-cell table:number-columns-repeated="3"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336414813995361" calcext:value-type="float">
            <text:p>0.336414813995361</text:p>
          </table:table-cell>
          <table:table-cell table:formula="of:=[.B466]+[.C466]" office:value-type="float" office:value="71.8841395378113" calcext:value-type="float">
            <text:p>71.8841395378113</text:p>
          </table:table-cell>
          <table:table-cell table:number-columns-repeated="3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1.34604120254517" calcext:value-type="float">
            <text:p>1.34604120254517</text:p>
          </table:table-cell>
          <table:table-cell table:formula="of:=[.B467]+[.C467]" office:value-type="float" office:value="72.8937659263611" calcext:value-type="float">
            <text:p>72.8937659263611</text:p>
          </table:table-cell>
          <table:table-cell table:number-columns-repeated="3"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366173505783081" calcext:value-type="float">
            <text:p>0.366173505783081</text:p>
          </table:table-cell>
          <table:table-cell table:formula="of:=[.B468]+[.C468]" office:value-type="float" office:value="71.913898229599" calcext:value-type="float">
            <text:p>71.913898229599</text:p>
          </table:table-cell>
          <table:table-cell table:number-columns-repeated="3"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435647964477539" calcext:value-type="float">
            <text:p>0.435647964477539</text:p>
          </table:table-cell>
          <table:table-cell table:formula="of:=[.B469]+[.C469]" office:value-type="float" office:value="71.9833726882934" calcext:value-type="float">
            <text:p>71.9833726882934</text:p>
          </table:table-cell>
          <table:table-cell table:number-columns-repeated="3"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348567485809326" calcext:value-type="float">
            <text:p>0.348567485809326</text:p>
          </table:table-cell>
          <table:table-cell table:formula="of:=[.B470]+[.C470]" office:value-type="float" office:value="71.8962922096252" calcext:value-type="float">
            <text:p>71.8962922096252</text:p>
          </table:table-cell>
          <table:table-cell table:number-columns-repeated="3"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377172231674194" calcext:value-type="float">
            <text:p>0.377172231674194</text:p>
          </table:table-cell>
          <table:table-cell table:formula="of:=[.B471]+[.C471]" office:value-type="float" office:value="71.9248969554901" calcext:value-type="float">
            <text:p>71.9248969554901</text:p>
          </table:table-cell>
          <table:table-cell table:number-columns-repeated="3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2.88116717338562" calcext:value-type="float">
            <text:p>2.88116717338562</text:p>
          </table:table-cell>
          <table:table-cell table:formula="of:=[.B472]+[.C472]" office:value-type="float" office:value="74.4288918972015" calcext:value-type="float">
            <text:p>74.4288918972015</text:p>
          </table:table-cell>
          <table:table-cell table:number-columns-repeated="3"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439850091934204" calcext:value-type="float">
            <text:p>0.439850091934204</text:p>
          </table:table-cell>
          <table:table-cell table:formula="of:=[.B473]+[.C473]" office:value-type="float" office:value="71.9875748157501" calcext:value-type="float">
            <text:p>71.9875748157501</text:p>
          </table:table-cell>
          <table:table-cell table:number-columns-repeated="3"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36889123916626" calcext:value-type="float">
            <text:p>0.36889123916626</text:p>
          </table:table-cell>
          <table:table-cell table:formula="of:=[.B474]+[.C474]" office:value-type="float" office:value="71.9166159629822" calcext:value-type="float">
            <text:p>71.9166159629822</text:p>
          </table:table-cell>
          <table:table-cell table:number-columns-repeated="3"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626133441925049" calcext:value-type="float">
            <text:p>0.626133441925049</text:p>
          </table:table-cell>
          <table:table-cell table:formula="of:=[.B475]+[.C475]" office:value-type="float" office:value="72.173858165741" calcext:value-type="float">
            <text:p>72.173858165741</text:p>
          </table:table-cell>
          <table:table-cell table:number-columns-repeated="3"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430678367614746" calcext:value-type="float">
            <text:p>0.430678367614746</text:p>
          </table:table-cell>
          <table:table-cell table:formula="of:=[.B476]+[.C476]" office:value-type="float" office:value="71.9784030914307" calcext:value-type="float">
            <text:p>71.9784030914307</text:p>
          </table:table-cell>
          <table:table-cell table:number-columns-repeated="3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417815685272217" calcext:value-type="float">
            <text:p>0.417815685272217</text:p>
          </table:table-cell>
          <table:table-cell table:formula="of:=[.B477]+[.C477]" office:value-type="float" office:value="71.9655404090881" calcext:value-type="float">
            <text:p>71.9655404090881</text:p>
          </table:table-cell>
          <table:table-cell table:number-columns-repeated="3"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340706586837769" calcext:value-type="float">
            <text:p>0.340706586837769</text:p>
          </table:table-cell>
          <table:table-cell table:formula="of:=[.B478]+[.C478]" office:value-type="float" office:value="71.8884313106537" calcext:value-type="float">
            <text:p>71.8884313106537</text:p>
          </table:table-cell>
          <table:table-cell table:number-columns-repeated="3"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454458236694336" calcext:value-type="float">
            <text:p>0.454458236694336</text:p>
          </table:table-cell>
          <table:table-cell table:formula="of:=[.B479]+[.C479]" office:value-type="float" office:value="72.0021829605102" calcext:value-type="float">
            <text:p>72.0021829605102</text:p>
          </table:table-cell>
          <table:table-cell table:number-columns-repeated="3"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54801082611084" calcext:value-type="float">
            <text:p>0.54801082611084</text:p>
          </table:table-cell>
          <table:table-cell table:formula="of:=[.B480]+[.C480]" office:value-type="float" office:value="72.0957355499267" calcext:value-type="float">
            <text:p>72.0957355499267</text:p>
          </table:table-cell>
          <table:table-cell table:number-columns-repeated="3"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374195337295532" calcext:value-type="float">
            <text:p>0.374195337295532</text:p>
          </table:table-cell>
          <table:table-cell table:formula="of:=[.B481]+[.C481]" office:value-type="float" office:value="71.9219200611114" calcext:value-type="float">
            <text:p>71.9219200611114</text:p>
          </table:table-cell>
          <table:table-cell table:number-columns-repeated="3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323310136795044" calcext:value-type="float">
            <text:p>0.323310136795044</text:p>
          </table:table-cell>
          <table:table-cell table:formula="of:=[.B482]+[.C482]" office:value-type="float" office:value="71.871034860611" calcext:value-type="float">
            <text:p>71.871034860611</text:p>
          </table:table-cell>
          <table:table-cell table:number-columns-repeated="3"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1.34219574928284" calcext:value-type="float">
            <text:p>1.34219574928284</text:p>
          </table:table-cell>
          <table:table-cell table:formula="of:=[.B483]+[.C483]" office:value-type="float" office:value="72.8899204730987" calcext:value-type="float">
            <text:p>72.8899204730987</text:p>
          </table:table-cell>
          <table:table-cell table:number-columns-repeated="3"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375275373458862" calcext:value-type="float">
            <text:p>0.375275373458862</text:p>
          </table:table-cell>
          <table:table-cell table:formula="of:=[.B484]+[.C484]" office:value-type="float" office:value="71.9230000972748" calcext:value-type="float">
            <text:p>71.9230000972748</text:p>
          </table:table-cell>
          <table:table-cell table:number-columns-repeated="3"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38029670715332" calcext:value-type="float">
            <text:p>0.38029670715332</text:p>
          </table:table-cell>
          <table:table-cell table:formula="of:=[.B485]+[.C485]" office:value-type="float" office:value="71.9280214309692" calcext:value-type="float">
            <text:p>71.9280214309692</text:p>
          </table:table-cell>
          <table:table-cell table:number-columns-repeated="3"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417891979217529" calcext:value-type="float">
            <text:p>0.417891979217529</text:p>
          </table:table-cell>
          <table:table-cell table:formula="of:=[.B486]+[.C486]" office:value-type="float" office:value="71.9656167030334" calcext:value-type="float">
            <text:p>71.9656167030334</text:p>
          </table:table-cell>
          <table:table-cell table:number-columns-repeated="3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322547197341919" calcext:value-type="float">
            <text:p>0.322547197341919</text:p>
          </table:table-cell>
          <table:table-cell table:formula="of:=[.B487]+[.C487]" office:value-type="float" office:value="71.8702719211578" calcext:value-type="float">
            <text:p>71.8702719211578</text:p>
          </table:table-cell>
          <table:table-cell table:number-columns-repeated="3"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344619750976563" calcext:value-type="float">
            <text:p>0.344619750976563</text:p>
          </table:table-cell>
          <table:table-cell table:formula="of:=[.B488]+[.C488]" office:value-type="float" office:value="71.8923444747925" calcext:value-type="float">
            <text:p>71.8923444747925</text:p>
          </table:table-cell>
          <table:table-cell table:number-columns-repeated="3"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385104656219482" calcext:value-type="float">
            <text:p>0.385104656219482</text:p>
          </table:table-cell>
          <table:table-cell table:formula="of:=[.B489]+[.C489]" office:value-type="float" office:value="71.9328293800354" calcext:value-type="float">
            <text:p>71.9328293800354</text:p>
          </table:table-cell>
          <table:table-cell table:number-columns-repeated="3"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395925760269165" calcext:value-type="float">
            <text:p>0.395925760269165</text:p>
          </table:table-cell>
          <table:table-cell table:formula="of:=[.B490]+[.C490]" office:value-type="float" office:value="71.9436504840851" calcext:value-type="float">
            <text:p>71.9436504840851</text:p>
          </table:table-cell>
          <table:table-cell table:number-columns-repeated="3"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915946006774902" calcext:value-type="float">
            <text:p>0.915946006774902</text:p>
          </table:table-cell>
          <table:table-cell table:formula="of:=[.B491]+[.C491]" office:value-type="float" office:value="72.4636707305908" calcext:value-type="float">
            <text:p>72.4636707305908</text:p>
          </table:table-cell>
          <table:table-cell table:number-columns-repeated="3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275888919830322" calcext:value-type="float">
            <text:p>0.275888919830322</text:p>
          </table:table-cell>
          <table:table-cell table:formula="of:=[.B492]+[.C492]" office:value-type="float" office:value="71.8236136436462" calcext:value-type="float">
            <text:p>71.8236136436462</text:p>
          </table:table-cell>
          <table:table-cell table:number-columns-repeated="3"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260490417480469" calcext:value-type="float">
            <text:p>0.260490417480469</text:p>
          </table:table-cell>
          <table:table-cell table:formula="of:=[.B493]+[.C493]" office:value-type="float" office:value="71.8082151412964" calcext:value-type="float">
            <text:p>71.8082151412964</text:p>
          </table:table-cell>
          <table:table-cell table:number-columns-repeated="3"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329733848571777" calcext:value-type="float">
            <text:p>0.329733848571777</text:p>
          </table:table-cell>
          <table:table-cell table:formula="of:=[.B494]+[.C494]" office:value-type="float" office:value="71.8774585723877" calcext:value-type="float">
            <text:p>71.8774585723877</text:p>
          </table:table-cell>
          <table:table-cell table:number-columns-repeated="3"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419442176818848" calcext:value-type="float">
            <text:p>0.419442176818848</text:p>
          </table:table-cell>
          <table:table-cell table:formula="of:=[.B495]+[.C495]" office:value-type="float" office:value="71.9671669006348" calcext:value-type="float">
            <text:p>71.9671669006348</text:p>
          </table:table-cell>
          <table:table-cell table:number-columns-repeated="3"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367112398147583" calcext:value-type="float">
            <text:p>0.367112398147583</text:p>
          </table:table-cell>
          <table:table-cell table:formula="of:=[.B496]+[.C496]" office:value-type="float" office:value="71.9148371219635" calcext:value-type="float">
            <text:p>71.9148371219635</text:p>
          </table:table-cell>
          <table:table-cell table:number-columns-repeated="3"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402980089187622" calcext:value-type="float">
            <text:p>0.402980089187622</text:p>
          </table:table-cell>
          <table:table-cell table:formula="of:=[.B497]+[.C497]" office:value-type="float" office:value="71.9507048130035" calcext:value-type="float">
            <text:p>71.9507048130035</text:p>
          </table:table-cell>
          <table:table-cell table:number-columns-repeated="3"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368008613586426" calcext:value-type="float">
            <text:p>0.368008613586426</text:p>
          </table:table-cell>
          <table:table-cell table:formula="of:=[.B498]+[.C498]" office:value-type="float" office:value="71.9157333374023" calcext:value-type="float">
            <text:p>71.9157333374023</text:p>
          </table:table-cell>
          <table:table-cell table:number-columns-repeated="3"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328600406646729" calcext:value-type="float">
            <text:p>0.328600406646729</text:p>
          </table:table-cell>
          <table:table-cell table:formula="of:=[.B499]+[.C499]" office:value-type="float" office:value="71.8763251304626" calcext:value-type="float">
            <text:p>71.8763251304626</text:p>
          </table:table-cell>
          <table:table-cell table:number-columns-repeated="3"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376225709915161" calcext:value-type="float">
            <text:p>0.376225709915161</text:p>
          </table:table-cell>
          <table:table-cell table:formula="of:=[.B500]+[.C500]" office:value-type="float" office:value="71.9239504337311" calcext:value-type="float">
            <text:p>71.9239504337311</text:p>
          </table:table-cell>
          <table:table-cell table:number-columns-repeated="3"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1.30881118774414" calcext:value-type="float">
            <text:p>1.30881118774414</text:p>
          </table:table-cell>
          <table:table-cell table:formula="of:=[.B501]+[.C501]" office:value-type="float" office:value="72.85653591156" calcext:value-type="float">
            <text:p>72.85653591156</text:p>
          </table:table-cell>
          <table:table-cell table:number-columns-repeated="3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283127546310425" calcext:value-type="float">
            <text:p>0.283127546310425</text:p>
          </table:table-cell>
          <table:table-cell table:formula="of:=[.B502]+[.C502]" office:value-type="float" office:value="71.8308522701263" calcext:value-type="float">
            <text:p>71.8308522701263</text:p>
          </table:table-cell>
          <table:table-cell table:number-columns-repeated="3"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381982803344727" calcext:value-type="float">
            <text:p>0.381982803344727</text:p>
          </table:table-cell>
          <table:table-cell table:formula="of:=[.B503]+[.C503]" office:value-type="float" office:value="71.9297075271606" calcext:value-type="float">
            <text:p>71.9297075271606</text:p>
          </table:table-cell>
          <table:table-cell table:number-columns-repeated="3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1.57313871383667" calcext:value-type="float">
            <text:p>1.57313871383667</text:p>
          </table:table-cell>
          <table:table-cell table:formula="of:=[.B504]+[.C504]" office:value-type="float" office:value="73.1208634376526" calcext:value-type="float">
            <text:p>73.1208634376526</text:p>
          </table:table-cell>
          <table:table-cell table:number-columns-repeated="3"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379090547561646" calcext:value-type="float">
            <text:p>0.379090547561646</text:p>
          </table:table-cell>
          <table:table-cell table:formula="of:=[.B505]+[.C505]" office:value-type="float" office:value="71.9268152713776" calcext:value-type="float">
            <text:p>71.9268152713776</text:p>
          </table:table-cell>
          <table:table-cell table:number-columns-repeated="3"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337364673614502" calcext:value-type="float">
            <text:p>0.337364673614502</text:p>
          </table:table-cell>
          <table:table-cell table:formula="of:=[.B506]+[.C506]" office:value-type="float" office:value="71.8850893974304" calcext:value-type="float">
            <text:p>71.8850893974304</text:p>
          </table:table-cell>
          <table:table-cell table:number-columns-repeated="3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493659257888794" calcext:value-type="float">
            <text:p>0.493659257888794</text:p>
          </table:table-cell>
          <table:table-cell table:formula="of:=[.B507]+[.C507]" office:value-type="float" office:value="72.0413839817047" calcext:value-type="float">
            <text:p>72.0413839817047</text:p>
          </table:table-cell>
          <table:table-cell table:number-columns-repeated="3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293871641159058" calcext:value-type="float">
            <text:p>0.293871641159058</text:p>
          </table:table-cell>
          <table:table-cell table:formula="of:=[.B508]+[.C508]" office:value-type="float" office:value="71.841596364975" calcext:value-type="float">
            <text:p>71.841596364975</text:p>
          </table:table-cell>
          <table:table-cell table:number-columns-repeated="3"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1.55421161651611" calcext:value-type="float">
            <text:p>1.55421161651611</text:p>
          </table:table-cell>
          <table:table-cell table:formula="of:=[.B509]+[.C509]" office:value-type="float" office:value="73.101936340332" calcext:value-type="float">
            <text:p>73.101936340332</text:p>
          </table:table-cell>
          <table:table-cell table:number-columns-repeated="3"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366882562637329" calcext:value-type="float">
            <text:p>0.366882562637329</text:p>
          </table:table-cell>
          <table:table-cell table:formula="of:=[.B510]+[.C510]" office:value-type="float" office:value="71.9146072864532" calcext:value-type="float">
            <text:p>71.9146072864532</text:p>
          </table:table-cell>
          <table:table-cell table:number-columns-repeated="3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37820029258728" calcext:value-type="float">
            <text:p>0.37820029258728</text:p>
          </table:table-cell>
          <table:table-cell table:formula="of:=[.B511]+[.C511]" office:value-type="float" office:value="71.9259250164032" calcext:value-type="float">
            <text:p>71.9259250164032</text:p>
          </table:table-cell>
          <table:table-cell table:number-columns-repeated="3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408886194229126" calcext:value-type="float">
            <text:p>0.408886194229126</text:p>
          </table:table-cell>
          <table:table-cell table:formula="of:=[.B512]+[.C512]" office:value-type="float" office:value="71.956610918045" calcext:value-type="float">
            <text:p>71.956610918045</text:p>
          </table:table-cell>
          <table:table-cell table:number-columns-repeated="3"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1.49227046966553" calcext:value-type="float">
            <text:p>1.49227046966553</text:p>
          </table:table-cell>
          <table:table-cell table:formula="of:=[.B513]+[.C513]" office:value-type="float" office:value="73.0399951934814" calcext:value-type="float">
            <text:p>73.0399951934814</text:p>
          </table:table-cell>
          <table:table-cell table:number-columns-repeated="3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348745584487915" calcext:value-type="float">
            <text:p>0.348745584487915</text:p>
          </table:table-cell>
          <table:table-cell table:formula="of:=[.B514]+[.C514]" office:value-type="float" office:value="71.8964703083038" calcext:value-type="float">
            <text:p>71.8964703083038</text:p>
          </table:table-cell>
          <table:table-cell table:number-columns-repeated="3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389213800430298" calcext:value-type="float">
            <text:p>0.389213800430298</text:p>
          </table:table-cell>
          <table:table-cell table:formula="of:=[.B515]+[.C515]" office:value-type="float" office:value="71.9369385242462" calcext:value-type="float">
            <text:p>71.9369385242462</text:p>
          </table:table-cell>
          <table:table-cell table:number-columns-repeated="3"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39323878288269" calcext:value-type="float">
            <text:p>0.39323878288269</text:p>
          </table:table-cell>
          <table:table-cell table:formula="of:=[.B516]+[.C516]" office:value-type="float" office:value="71.9409635066986" calcext:value-type="float">
            <text:p>71.9409635066986</text:p>
          </table:table-cell>
          <table:table-cell table:number-columns-repeated="3"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358330488204956" calcext:value-type="float">
            <text:p>0.358330488204956</text:p>
          </table:table-cell>
          <table:table-cell table:formula="of:=[.B517]+[.C517]" office:value-type="float" office:value="71.9060552120209" calcext:value-type="float">
            <text:p>71.9060552120209</text:p>
          </table:table-cell>
          <table:table-cell table:number-columns-repeated="3"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377241611480713" calcext:value-type="float">
            <text:p>0.377241611480713</text:p>
          </table:table-cell>
          <table:table-cell table:formula="of:=[.B518]+[.C518]" office:value-type="float" office:value="71.9249663352966" calcext:value-type="float">
            <text:p>71.9249663352966</text:p>
          </table:table-cell>
          <table:table-cell table:number-columns-repeated="3"/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428344488143921" calcext:value-type="float">
            <text:p>0.428344488143921</text:p>
          </table:table-cell>
          <table:table-cell table:formula="of:=[.B519]+[.C519]" office:value-type="float" office:value="71.9760692119598" calcext:value-type="float">
            <text:p>71.9760692119598</text:p>
          </table:table-cell>
          <table:table-cell table:number-columns-repeated="3"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364632368087769" calcext:value-type="float">
            <text:p>0.364632368087769</text:p>
          </table:table-cell>
          <table:table-cell table:formula="of:=[.B520]+[.C520]" office:value-type="float" office:value="71.9123570919037" calcext:value-type="float">
            <text:p>71.9123570919037</text:p>
          </table:table-cell>
          <table:table-cell table:number-columns-repeated="3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374164581298828" calcext:value-type="float">
            <text:p>0.374164581298828</text:p>
          </table:table-cell>
          <table:table-cell table:formula="of:=[.B521]+[.C521]" office:value-type="float" office:value="71.9218893051147" calcext:value-type="float">
            <text:p>71.9218893051147</text:p>
          </table:table-cell>
          <table:table-cell table:number-columns-repeated="3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409409284591675" calcext:value-type="float">
            <text:p>0.409409284591675</text:p>
          </table:table-cell>
          <table:table-cell table:formula="of:=[.B522]+[.C522]" office:value-type="float" office:value="71.9571340084076" calcext:value-type="float">
            <text:p>71.9571340084076</text:p>
          </table:table-cell>
          <table:table-cell table:number-columns-repeated="3"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356059074401855" calcext:value-type="float">
            <text:p>0.356059074401855</text:p>
          </table:table-cell>
          <table:table-cell table:formula="of:=[.B523]+[.C523]" office:value-type="float" office:value="71.9037837982178" calcext:value-type="float">
            <text:p>71.9037837982178</text:p>
          </table:table-cell>
          <table:table-cell table:number-columns-repeated="3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1.15663146972656" calcext:value-type="float">
            <text:p>1.15663146972656</text:p>
          </table:table-cell>
          <table:table-cell table:formula="of:=[.B524]+[.C524]" office:value-type="float" office:value="72.7043561935425" calcext:value-type="float">
            <text:p>72.7043561935425</text:p>
          </table:table-cell>
          <table:table-cell table:number-columns-repeated="3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934713840484619" calcext:value-type="float">
            <text:p>0.934713840484619</text:p>
          </table:table-cell>
          <table:table-cell table:formula="of:=[.B525]+[.C525]" office:value-type="float" office:value="72.4824385643005" calcext:value-type="float">
            <text:p>72.4824385643005</text:p>
          </table:table-cell>
          <table:table-cell table:number-columns-repeated="3"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266791343688965" calcext:value-type="float">
            <text:p>0.266791343688965</text:p>
          </table:table-cell>
          <table:table-cell table:formula="of:=[.B526]+[.C526]" office:value-type="float" office:value="71.8145160675049" calcext:value-type="float">
            <text:p>71.8145160675049</text:p>
          </table:table-cell>
          <table:table-cell table:number-columns-repeated="3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350133419036865" calcext:value-type="float">
            <text:p>0.350133419036865</text:p>
          </table:table-cell>
          <table:table-cell table:formula="of:=[.B527]+[.C527]" office:value-type="float" office:value="71.8978581428528" calcext:value-type="float">
            <text:p>71.8978581428528</text:p>
          </table:table-cell>
          <table:table-cell table:number-columns-repeated="3"/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358339548110962" calcext:value-type="float">
            <text:p>0.358339548110962</text:p>
          </table:table-cell>
          <table:table-cell table:formula="of:=[.B528]+[.C528]" office:value-type="float" office:value="71.9060642719269" calcext:value-type="float">
            <text:p>71.9060642719269</text:p>
          </table:table-cell>
          <table:table-cell table:number-columns-repeated="3"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1.01001667976379" calcext:value-type="float">
            <text:p>1.01001667976379</text:p>
          </table:table-cell>
          <table:table-cell table:formula="of:=[.B529]+[.C529]" office:value-type="float" office:value="72.5577414035797" calcext:value-type="float">
            <text:p>72.5577414035797</text:p>
          </table:table-cell>
          <table:table-cell table:number-columns-repeated="3"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408997058868408" calcext:value-type="float">
            <text:p>0.408997058868408</text:p>
          </table:table-cell>
          <table:table-cell table:formula="of:=[.B530]+[.C530]" office:value-type="float" office:value="71.9567217826843" calcext:value-type="float">
            <text:p>71.9567217826843</text:p>
          </table:table-cell>
          <table:table-cell table:number-columns-repeated="3"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360813140869141" calcext:value-type="float">
            <text:p>0.360813140869141</text:p>
          </table:table-cell>
          <table:table-cell table:formula="of:=[.B531]+[.C531]" office:value-type="float" office:value="71.908537864685" calcext:value-type="float">
            <text:p>71.908537864685</text:p>
          </table:table-cell>
          <table:table-cell table:number-columns-repeated="3"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349252939224243" calcext:value-type="float">
            <text:p>0.349252939224243</text:p>
          </table:table-cell>
          <table:table-cell table:formula="of:=[.B532]+[.C532]" office:value-type="float" office:value="71.8969776630402" calcext:value-type="float">
            <text:p>71.8969776630402</text:p>
          </table:table-cell>
          <table:table-cell table:number-columns-repeated="3"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395371675491333" calcext:value-type="float">
            <text:p>0.395371675491333</text:p>
          </table:table-cell>
          <table:table-cell table:formula="of:=[.B533]+[.C533]" office:value-type="float" office:value="71.9430963993072" calcext:value-type="float">
            <text:p>71.9430963993072</text:p>
          </table:table-cell>
          <table:table-cell table:number-columns-repeated="3"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33961033821106" calcext:value-type="float">
            <text:p>0.33961033821106</text:p>
          </table:table-cell>
          <table:table-cell table:formula="of:=[.B534]+[.C534]" office:value-type="float" office:value="71.887335062027" calcext:value-type="float">
            <text:p>71.887335062027</text:p>
          </table:table-cell>
          <table:table-cell table:number-columns-repeated="3"/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362324237823486" calcext:value-type="float">
            <text:p>0.362324237823486</text:p>
          </table:table-cell>
          <table:table-cell table:formula="of:=[.B535]+[.C535]" office:value-type="float" office:value="71.9100489616394" calcext:value-type="float">
            <text:p>71.9100489616394</text:p>
          </table:table-cell>
          <table:table-cell table:number-columns-repeated="3"/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36655068397522" calcext:value-type="float">
            <text:p>0.36655068397522</text:p>
          </table:table-cell>
          <table:table-cell table:formula="of:=[.B536]+[.C536]" office:value-type="float" office:value="71.9142754077911" calcext:value-type="float">
            <text:p>71.9142754077911</text:p>
          </table:table-cell>
          <table:table-cell table:number-columns-repeated="3"/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404853820800781" calcext:value-type="float">
            <text:p>0.404853820800781</text:p>
          </table:table-cell>
          <table:table-cell table:formula="of:=[.B537]+[.C537]" office:value-type="float" office:value="71.9525785446167" calcext:value-type="float">
            <text:p>71.9525785446167</text:p>
          </table:table-cell>
          <table:table-cell table:number-columns-repeated="3"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930404663085938" calcext:value-type="float">
            <text:p>0.930404663085938</text:p>
          </table:table-cell>
          <table:table-cell table:formula="of:=[.B538]+[.C538]" office:value-type="float" office:value="72.4781293869018" calcext:value-type="float">
            <text:p>72.4781293869018</text:p>
          </table:table-cell>
          <table:table-cell table:number-columns-repeated="3"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353241920471191" calcext:value-type="float">
            <text:p>0.353241920471191</text:p>
          </table:table-cell>
          <table:table-cell table:formula="of:=[.B539]+[.C539]" office:value-type="float" office:value="71.9009666442871" calcext:value-type="float">
            <text:p>71.9009666442871</text:p>
          </table:table-cell>
          <table:table-cell table:number-columns-repeated="3"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415019273757935" calcext:value-type="float">
            <text:p>0.415019273757935</text:p>
          </table:table-cell>
          <table:table-cell table:formula="of:=[.B540]+[.C540]" office:value-type="float" office:value="71.9627439975738" calcext:value-type="float">
            <text:p>71.9627439975738</text:p>
          </table:table-cell>
          <table:table-cell table:number-columns-repeated="3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370719194412231" calcext:value-type="float">
            <text:p>0.370719194412231</text:p>
          </table:table-cell>
          <table:table-cell table:formula="of:=[.B541]+[.C541]" office:value-type="float" office:value="71.9184439182281" calcext:value-type="float">
            <text:p>71.9184439182281</text:p>
          </table:table-cell>
          <table:table-cell table:number-columns-repeated="3"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366414308547974" calcext:value-type="float">
            <text:p>0.366414308547974</text:p>
          </table:table-cell>
          <table:table-cell table:formula="of:=[.B542]+[.C542]" office:value-type="float" office:value="71.9141390323639" calcext:value-type="float">
            <text:p>71.9141390323639</text:p>
          </table:table-cell>
          <table:table-cell table:number-columns-repeated="3"/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340479850769043" calcext:value-type="float">
            <text:p>0.340479850769043</text:p>
          </table:table-cell>
          <table:table-cell table:formula="of:=[.B543]+[.C543]" office:value-type="float" office:value="71.888204574585" calcext:value-type="float">
            <text:p>71.888204574585</text:p>
          </table:table-cell>
          <table:table-cell table:number-columns-repeated="3"/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338459253311157" calcext:value-type="float">
            <text:p>0.338459253311157</text:p>
          </table:table-cell>
          <table:table-cell table:formula="of:=[.B544]+[.C544]" office:value-type="float" office:value="71.8861839771271" calcext:value-type="float">
            <text:p>71.8861839771271</text:p>
          </table:table-cell>
          <table:table-cell table:number-columns-repeated="3"/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383748769760132" calcext:value-type="float">
            <text:p>0.383748769760132</text:p>
          </table:table-cell>
          <table:table-cell table:formula="of:=[.B545]+[.C545]" office:value-type="float" office:value="71.931473493576" calcext:value-type="float">
            <text:p>71.931473493576</text:p>
          </table:table-cell>
          <table:table-cell table:number-columns-repeated="3"/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466339111328125" calcext:value-type="float">
            <text:p>0.466339111328125</text:p>
          </table:table-cell>
          <table:table-cell table:formula="of:=[.B546]+[.C546]" office:value-type="float" office:value="72.014063835144" calcext:value-type="float">
            <text:p>72.014063835144</text:p>
          </table:table-cell>
          <table:table-cell table:number-columns-repeated="3"/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395679473876953" calcext:value-type="float">
            <text:p>0.395679473876953</text:p>
          </table:table-cell>
          <table:table-cell table:formula="of:=[.B547]+[.C547]" office:value-type="float" office:value="71.9434041976929" calcext:value-type="float">
            <text:p>71.9434041976929</text:p>
          </table:table-cell>
          <table:table-cell table:number-columns-repeated="3"/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420042514801025" calcext:value-type="float">
            <text:p>0.420042514801025</text:p>
          </table:table-cell>
          <table:table-cell table:formula="of:=[.B548]+[.C548]" office:value-type="float" office:value="71.9677672386169" calcext:value-type="float">
            <text:p>71.9677672386169</text:p>
          </table:table-cell>
          <table:table-cell table:number-columns-repeated="3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464461088180542" calcext:value-type="float">
            <text:p>0.464461088180542</text:p>
          </table:table-cell>
          <table:table-cell table:formula="of:=[.B549]+[.C549]" office:value-type="float" office:value="72.0121858119965" calcext:value-type="float">
            <text:p>72.0121858119965</text:p>
          </table:table-cell>
          <table:table-cell table:number-columns-repeated="3"/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401465892791748" calcext:value-type="float">
            <text:p>0.401465892791748</text:p>
          </table:table-cell>
          <table:table-cell table:formula="of:=[.B550]+[.C550]" office:value-type="float" office:value="71.9491906166077" calcext:value-type="float">
            <text:p>71.9491906166077</text:p>
          </table:table-cell>
          <table:table-cell table:number-columns-repeated="3"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518936157226563" calcext:value-type="float">
            <text:p>0.518936157226563</text:p>
          </table:table-cell>
          <table:table-cell table:formula="of:=[.B551]+[.C551]" office:value-type="float" office:value="72.0666608810425" calcext:value-type="float">
            <text:p>72.0666608810425</text:p>
          </table:table-cell>
          <table:table-cell table:number-columns-repeated="3"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374413251876831" calcext:value-type="float">
            <text:p>0.374413251876831</text:p>
          </table:table-cell>
          <table:table-cell table:formula="of:=[.B552]+[.C552]" office:value-type="float" office:value="71.9221379756927" calcext:value-type="float">
            <text:p>71.9221379756927</text:p>
          </table:table-cell>
          <table:table-cell table:number-columns-repeated="3"/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286005258560181" calcext:value-type="float">
            <text:p>0.286005258560181</text:p>
          </table:table-cell>
          <table:table-cell table:formula="of:=[.B553]+[.C553]" office:value-type="float" office:value="71.8337299823761" calcext:value-type="float">
            <text:p>71.8337299823761</text:p>
          </table:table-cell>
          <table:table-cell table:number-columns-repeated="3"/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346671581268311" calcext:value-type="float">
            <text:p>0.346671581268311</text:p>
          </table:table-cell>
          <table:table-cell table:formula="of:=[.B554]+[.C554]" office:value-type="float" office:value="71.8943963050842" calcext:value-type="float">
            <text:p>71.8943963050842</text:p>
          </table:table-cell>
          <table:table-cell table:number-columns-repeated="3"/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346685409545898" calcext:value-type="float">
            <text:p>0.346685409545898</text:p>
          </table:table-cell>
          <table:table-cell table:formula="of:=[.B555]+[.C555]" office:value-type="float" office:value="71.8944101333618" calcext:value-type="float">
            <text:p>71.8944101333618</text:p>
          </table:table-cell>
          <table:table-cell table:number-columns-repeated="3"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408093690872192" calcext:value-type="float">
            <text:p>0.408093690872192</text:p>
          </table:table-cell>
          <table:table-cell table:formula="of:=[.B556]+[.C556]" office:value-type="float" office:value="71.9558184146881" calcext:value-type="float">
            <text:p>71.9558184146881</text:p>
          </table:table-cell>
          <table:table-cell table:number-columns-repeated="3"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360334157943726" calcext:value-type="float">
            <text:p>0.360334157943726</text:p>
          </table:table-cell>
          <table:table-cell table:formula="of:=[.B557]+[.C557]" office:value-type="float" office:value="71.9080588817596" calcext:value-type="float">
            <text:p>71.9080588817596</text:p>
          </table:table-cell>
          <table:table-cell table:number-columns-repeated="3"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335026502609253" calcext:value-type="float">
            <text:p>0.335026502609253</text:p>
          </table:table-cell>
          <table:table-cell table:formula="of:=[.B558]+[.C558]" office:value-type="float" office:value="71.8827512264252" calcext:value-type="float">
            <text:p>71.8827512264252</text:p>
          </table:table-cell>
          <table:table-cell table:number-columns-repeated="3"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951915264129639" calcext:value-type="float">
            <text:p>0.951915264129639</text:p>
          </table:table-cell>
          <table:table-cell table:formula="of:=[.B559]+[.C559]" office:value-type="float" office:value="72.4996399879455" calcext:value-type="float">
            <text:p>72.4996399879455</text:p>
          </table:table-cell>
          <table:table-cell table:number-columns-repeated="3"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1.64745163917542" calcext:value-type="float">
            <text:p>1.64745163917542</text:p>
          </table:table-cell>
          <table:table-cell table:formula="of:=[.B560]+[.C560]" office:value-type="float" office:value="73.1951763629913" calcext:value-type="float">
            <text:p>73.1951763629913</text:p>
          </table:table-cell>
          <table:table-cell table:number-columns-repeated="3"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290915250778198" calcext:value-type="float">
            <text:p>0.290915250778198</text:p>
          </table:table-cell>
          <table:table-cell table:formula="of:=[.B561]+[.C561]" office:value-type="float" office:value="71.8386399745941" calcext:value-type="float">
            <text:p>71.8386399745941</text:p>
          </table:table-cell>
          <table:table-cell table:number-columns-repeated="3"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377446889877319" calcext:value-type="float">
            <text:p>0.377446889877319</text:p>
          </table:table-cell>
          <table:table-cell table:formula="of:=[.B562]+[.C562]" office:value-type="float" office:value="71.9251716136932" calcext:value-type="float">
            <text:p>71.9251716136932</text:p>
          </table:table-cell>
          <table:table-cell table:number-columns-repeated="3"/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643846988677979" calcext:value-type="float">
            <text:p>0.643846988677979</text:p>
          </table:table-cell>
          <table:table-cell table:formula="of:=[.B563]+[.C563]" office:value-type="float" office:value="72.1915717124939" calcext:value-type="float">
            <text:p>72.1915717124939</text:p>
          </table:table-cell>
          <table:table-cell table:number-columns-repeated="3"/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379144668579102" calcext:value-type="float">
            <text:p>0.379144668579102</text:p>
          </table:table-cell>
          <table:table-cell table:formula="of:=[.B564]+[.C564]" office:value-type="float" office:value="71.926869392395" calcext:value-type="float">
            <text:p>71.926869392395</text:p>
          </table:table-cell>
          <table:table-cell table:number-columns-repeated="3"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245206594467163" calcext:value-type="float">
            <text:p>0.245206594467163</text:p>
          </table:table-cell>
          <table:table-cell table:formula="of:=[.B565]+[.C565]" office:value-type="float" office:value="71.7929313182831" calcext:value-type="float">
            <text:p>71.7929313182831</text:p>
          </table:table-cell>
          <table:table-cell table:number-columns-repeated="3"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408661603927612" calcext:value-type="float">
            <text:p>0.408661603927612</text:p>
          </table:table-cell>
          <table:table-cell table:formula="of:=[.B566]+[.C566]" office:value-type="float" office:value="71.9563863277435" calcext:value-type="float">
            <text:p>71.9563863277435</text:p>
          </table:table-cell>
          <table:table-cell table:number-columns-repeated="3"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429436206817627" calcext:value-type="float">
            <text:p>0.429436206817627</text:p>
          </table:table-cell>
          <table:table-cell table:formula="of:=[.B567]+[.C567]" office:value-type="float" office:value="71.9771609306335" calcext:value-type="float">
            <text:p>71.9771609306335</text:p>
          </table:table-cell>
          <table:table-cell table:number-columns-repeated="3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355958700180054" calcext:value-type="float">
            <text:p>0.355958700180054</text:p>
          </table:table-cell>
          <table:table-cell table:formula="of:=[.B568]+[.C568]" office:value-type="float" office:value="71.903683423996" calcext:value-type="float">
            <text:p>71.903683423996</text:p>
          </table:table-cell>
          <table:table-cell table:number-columns-repeated="3"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31034779548645" calcext:value-type="float">
            <text:p>0.31034779548645</text:p>
          </table:table-cell>
          <table:table-cell table:formula="of:=[.B569]+[.C569]" office:value-type="float" office:value="71.8580725193024" calcext:value-type="float">
            <text:p>71.8580725193024</text:p>
          </table:table-cell>
          <table:table-cell table:number-columns-repeated="3"/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399715900421143" calcext:value-type="float">
            <text:p>0.399715900421143</text:p>
          </table:table-cell>
          <table:table-cell table:formula="of:=[.B570]+[.C570]" office:value-type="float" office:value="71.9474406242371" calcext:value-type="float">
            <text:p>71.9474406242371</text:p>
          </table:table-cell>
          <table:table-cell table:number-columns-repeated="3"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334642171859741" calcext:value-type="float">
            <text:p>0.334642171859741</text:p>
          </table:table-cell>
          <table:table-cell table:formula="of:=[.B571]+[.C571]" office:value-type="float" office:value="71.8823668956756" calcext:value-type="float">
            <text:p>71.8823668956756</text:p>
          </table:table-cell>
          <table:table-cell table:number-columns-repeated="3"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354482412338257" calcext:value-type="float">
            <text:p>0.354482412338257</text:p>
          </table:table-cell>
          <table:table-cell table:formula="of:=[.B572]+[.C572]" office:value-type="float" office:value="71.9022071361542" calcext:value-type="float">
            <text:p>71.9022071361542</text:p>
          </table:table-cell>
          <table:table-cell table:number-columns-repeated="3"/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363048315048218" calcext:value-type="float">
            <text:p>0.363048315048218</text:p>
          </table:table-cell>
          <table:table-cell table:formula="of:=[.B573]+[.C573]" office:value-type="float" office:value="71.9107730388641" calcext:value-type="float">
            <text:p>71.9107730388641</text:p>
          </table:table-cell>
          <table:table-cell table:number-columns-repeated="3"/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604007720947266" calcext:value-type="float">
            <text:p>0.604007720947266</text:p>
          </table:table-cell>
          <table:table-cell table:formula="of:=[.B574]+[.C574]" office:value-type="float" office:value="72.1517324447632" calcext:value-type="float">
            <text:p>72.1517324447632</text:p>
          </table:table-cell>
          <table:table-cell table:number-columns-repeated="3"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392881155014038" calcext:value-type="float">
            <text:p>0.392881155014038</text:p>
          </table:table-cell>
          <table:table-cell table:formula="of:=[.B575]+[.C575]" office:value-type="float" office:value="71.9406058788299" calcext:value-type="float">
            <text:p>71.9406058788299</text:p>
          </table:table-cell>
          <table:table-cell table:number-columns-repeated="3"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523221254348755" calcext:value-type="float">
            <text:p>0.523221254348755</text:p>
          </table:table-cell>
          <table:table-cell table:formula="of:=[.B576]+[.C576]" office:value-type="float" office:value="72.0709459781647" calcext:value-type="float">
            <text:p>72.0709459781647</text:p>
          </table:table-cell>
          <table:table-cell table:number-columns-repeated="3"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2.98054695129395" calcext:value-type="float">
            <text:p>2.98054695129395</text:p>
          </table:table-cell>
          <table:table-cell table:formula="of:=[.B577]+[.C577]" office:value-type="float" office:value="74.5282716751099" calcext:value-type="float">
            <text:p>74.5282716751099</text:p>
          </table:table-cell>
          <table:table-cell table:number-columns-repeated="3"/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340169429779053" calcext:value-type="float">
            <text:p>0.340169429779053</text:p>
          </table:table-cell>
          <table:table-cell table:formula="of:=[.B578]+[.C578]" office:value-type="float" office:value="71.887894153595" calcext:value-type="float">
            <text:p>71.887894153595</text:p>
          </table:table-cell>
          <table:table-cell table:number-columns-repeated="3"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35052227973938" calcext:value-type="float">
            <text:p>0.35052227973938</text:p>
          </table:table-cell>
          <table:table-cell table:formula="of:=[.B579]+[.C579]" office:value-type="float" office:value="71.8982470035553" calcext:value-type="float">
            <text:p>71.8982470035553</text:p>
          </table:table-cell>
          <table:table-cell table:number-columns-repeated="3"/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1.1560959815979" calcext:value-type="float">
            <text:p>1.1560959815979</text:p>
          </table:table-cell>
          <table:table-cell table:formula="of:=[.B580]+[.C580]" office:value-type="float" office:value="72.7038207054138" calcext:value-type="float">
            <text:p>72.7038207054138</text:p>
          </table:table-cell>
          <table:table-cell table:number-columns-repeated="3"/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1.19787740707397" calcext:value-type="float">
            <text:p>1.19787740707397</text:p>
          </table:table-cell>
          <table:table-cell table:formula="of:=[.B581]+[.C581]" office:value-type="float" office:value="72.7456021308899" calcext:value-type="float">
            <text:p>72.7456021308899</text:p>
          </table:table-cell>
          <table:table-cell table:number-columns-repeated="3"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344993829727173" calcext:value-type="float">
            <text:p>0.344993829727173</text:p>
          </table:table-cell>
          <table:table-cell table:formula="of:=[.B582]+[.C582]" office:value-type="float" office:value="71.8927185535431" calcext:value-type="float">
            <text:p>71.8927185535431</text:p>
          </table:table-cell>
          <table:table-cell table:number-columns-repeated="3"/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373034238815308" calcext:value-type="float">
            <text:p>0.373034238815308</text:p>
          </table:table-cell>
          <table:table-cell table:formula="of:=[.B583]+[.C583]" office:value-type="float" office:value="71.9207589626312" calcext:value-type="float">
            <text:p>71.9207589626312</text:p>
          </table:table-cell>
          <table:table-cell table:number-columns-repeated="3"/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336189270019531" calcext:value-type="float">
            <text:p>0.336189270019531</text:p>
          </table:table-cell>
          <table:table-cell table:formula="of:=[.B584]+[.C584]" office:value-type="float" office:value="71.8839139938354" calcext:value-type="float">
            <text:p>71.8839139938354</text:p>
          </table:table-cell>
          <table:table-cell table:number-columns-repeated="3"/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1.493088722229" calcext:value-type="float">
            <text:p>1.493088722229</text:p>
          </table:table-cell>
          <table:table-cell table:formula="of:=[.B585]+[.C585]" office:value-type="float" office:value="73.0408134460449" calcext:value-type="float">
            <text:p>73.0408134460449</text:p>
          </table:table-cell>
          <table:table-cell table:number-columns-repeated="3"/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332783937454224" calcext:value-type="float">
            <text:p>0.332783937454224</text:p>
          </table:table-cell>
          <table:table-cell table:formula="of:=[.B586]+[.C586]" office:value-type="float" office:value="71.8805086612701" calcext:value-type="float">
            <text:p>71.8805086612701</text:p>
          </table:table-cell>
          <table:table-cell table:number-columns-repeated="3"/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275541305541992" calcext:value-type="float">
            <text:p>0.275541305541992</text:p>
          </table:table-cell>
          <table:table-cell table:formula="of:=[.B587]+[.C587]" office:value-type="float" office:value="71.8232660293579" calcext:value-type="float">
            <text:p>71.8232660293579</text:p>
          </table:table-cell>
          <table:table-cell table:number-columns-repeated="3"/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350610733032227" calcext:value-type="float">
            <text:p>0.350610733032227</text:p>
          </table:table-cell>
          <table:table-cell table:formula="of:=[.B588]+[.C588]" office:value-type="float" office:value="71.8983354568481" calcext:value-type="float">
            <text:p>71.8983354568481</text:p>
          </table:table-cell>
          <table:table-cell table:number-columns-repeated="3"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385021448135376" calcext:value-type="float">
            <text:p>0.385021448135376</text:p>
          </table:table-cell>
          <table:table-cell table:formula="of:=[.B589]+[.C589]" office:value-type="float" office:value="71.9327461719513" calcext:value-type="float">
            <text:p>71.9327461719513</text:p>
          </table:table-cell>
          <table:table-cell table:number-columns-repeated="3"/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678189992904663" calcext:value-type="float">
            <text:p>0.678189992904663</text:p>
          </table:table-cell>
          <table:table-cell table:formula="of:=[.B590]+[.C590]" office:value-type="float" office:value="72.2259147167206" calcext:value-type="float">
            <text:p>72.2259147167206</text:p>
          </table:table-cell>
          <table:table-cell table:number-columns-repeated="3"/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491528034210205" calcext:value-type="float">
            <text:p>0.491528034210205</text:p>
          </table:table-cell>
          <table:table-cell table:formula="of:=[.B591]+[.C591]" office:value-type="float" office:value="72.0392527580261" calcext:value-type="float">
            <text:p>72.0392527580261</text:p>
          </table:table-cell>
          <table:table-cell table:number-columns-repeated="3"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382100343704224" calcext:value-type="float">
            <text:p>0.382100343704224</text:p>
          </table:table-cell>
          <table:table-cell table:formula="of:=[.B592]+[.C592]" office:value-type="float" office:value="71.9298250675201" calcext:value-type="float">
            <text:p>71.9298250675201</text:p>
          </table:table-cell>
          <table:table-cell table:number-columns-repeated="3"/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964028120040894" calcext:value-type="float">
            <text:p>0.964028120040894</text:p>
          </table:table-cell>
          <table:table-cell table:formula="of:=[.B593]+[.C593]" office:value-type="float" office:value="72.5117528438568" calcext:value-type="float">
            <text:p>72.5117528438568</text:p>
          </table:table-cell>
          <table:table-cell table:number-columns-repeated="3"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349002122879028" calcext:value-type="float">
            <text:p>0.349002122879028</text:p>
          </table:table-cell>
          <table:table-cell table:formula="of:=[.B594]+[.C594]" office:value-type="float" office:value="71.8967268466949" calcext:value-type="float">
            <text:p>71.8967268466949</text:p>
          </table:table-cell>
          <table:table-cell table:number-columns-repeated="3"/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610776424407959" calcext:value-type="float">
            <text:p>0.610776424407959</text:p>
          </table:table-cell>
          <table:table-cell table:formula="of:=[.B595]+[.C595]" office:value-type="float" office:value="72.1585011482239" calcext:value-type="float">
            <text:p>72.1585011482239</text:p>
          </table:table-cell>
          <table:table-cell table:number-columns-repeated="3"/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1.44111299514771" calcext:value-type="float">
            <text:p>1.44111299514771</text:p>
          </table:table-cell>
          <table:table-cell table:formula="of:=[.B596]+[.C596]" office:value-type="float" office:value="72.9888377189636" calcext:value-type="float">
            <text:p>72.9888377189636</text:p>
          </table:table-cell>
          <table:table-cell table:number-columns-repeated="3"/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288981437683105" calcext:value-type="float">
            <text:p>0.288981437683105</text:p>
          </table:table-cell>
          <table:table-cell table:formula="of:=[.B597]+[.C597]" office:value-type="float" office:value="71.836706161499" calcext:value-type="float">
            <text:p>71.836706161499</text:p>
          </table:table-cell>
          <table:table-cell table:number-columns-repeated="3"/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375262498855591" calcext:value-type="float">
            <text:p>0.375262498855591</text:p>
          </table:table-cell>
          <table:table-cell table:formula="of:=[.B598]+[.C598]" office:value-type="float" office:value="71.9229872226715" calcext:value-type="float">
            <text:p>71.9229872226715</text:p>
          </table:table-cell>
          <table:table-cell table:number-columns-repeated="3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1.34989881515503" calcext:value-type="float">
            <text:p>1.34989881515503</text:p>
          </table:table-cell>
          <table:table-cell table:formula="of:=[.B599]+[.C599]" office:value-type="float" office:value="72.8976235389709" calcext:value-type="float">
            <text:p>72.8976235389709</text:p>
          </table:table-cell>
          <table:table-cell table:number-columns-repeated="3"/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284418821334839" calcext:value-type="float">
            <text:p>0.284418821334839</text:p>
          </table:table-cell>
          <table:table-cell table:formula="of:=[.B600]+[.C600]" office:value-type="float" office:value="71.8321435451507" calcext:value-type="float">
            <text:p>71.8321435451507</text:p>
          </table:table-cell>
          <table:table-cell table:number-columns-repeated="3"/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331344127655029" calcext:value-type="float">
            <text:p>0.331344127655029</text:p>
          </table:table-cell>
          <table:table-cell table:formula="of:=[.B601]+[.C601]" office:value-type="float" office:value="71.8790688514709" calcext:value-type="float">
            <text:p>71.8790688514709</text:p>
          </table:table-cell>
          <table:table-cell table:number-columns-repeated="3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39856481552124" calcext:value-type="float">
            <text:p>0.39856481552124</text:p>
          </table:table-cell>
          <table:table-cell table:formula="of:=[.B602]+[.C602]" office:value-type="float" office:value="71.9462895393371" calcext:value-type="float">
            <text:p>71.9462895393371</text:p>
          </table:table-cell>
          <table:table-cell table:number-columns-repeated="3"/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794740200042725" calcext:value-type="float">
            <text:p>0.794740200042725</text:p>
          </table:table-cell>
          <table:table-cell table:formula="of:=[.B603]+[.C603]" office:value-type="float" office:value="72.3424649238586" calcext:value-type="float">
            <text:p>72.3424649238586</text:p>
          </table:table-cell>
          <table:table-cell table:number-columns-repeated="3"/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536715507507324" calcext:value-type="float">
            <text:p>0.536715507507324</text:p>
          </table:table-cell>
          <table:table-cell table:formula="of:=[.B604]+[.C604]" office:value-type="float" office:value="72.0844402313232" calcext:value-type="float">
            <text:p>72.0844402313232</text:p>
          </table:table-cell>
          <table:table-cell table:number-columns-repeated="3"/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362758874893189" calcext:value-type="float">
            <text:p>0.362758874893189</text:p>
          </table:table-cell>
          <table:table-cell table:formula="of:=[.B605]+[.C605]" office:value-type="float" office:value="71.9104835987091" calcext:value-type="float">
            <text:p>71.9104835987091</text:p>
          </table:table-cell>
          <table:table-cell table:number-columns-repeated="3"/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378149509429932" calcext:value-type="float">
            <text:p>0.378149509429932</text:p>
          </table:table-cell>
          <table:table-cell table:formula="of:=[.B606]+[.C606]" office:value-type="float" office:value="71.9258742332458" calcext:value-type="float">
            <text:p>71.9258742332458</text:p>
          </table:table-cell>
          <table:table-cell table:number-columns-repeated="3"/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342631340026855" calcext:value-type="float">
            <text:p>0.342631340026855</text:p>
          </table:table-cell>
          <table:table-cell table:formula="of:=[.B607]+[.C607]" office:value-type="float" office:value="71.8903560638428" calcext:value-type="float">
            <text:p>71.8903560638428</text:p>
          </table:table-cell>
          <table:table-cell table:number-columns-repeated="3"/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1.63006401062012" calcext:value-type="float">
            <text:p>1.63006401062012</text:p>
          </table:table-cell>
          <table:table-cell table:formula="of:=[.B608]+[.C608]" office:value-type="float" office:value="73.177788734436" calcext:value-type="float">
            <text:p>73.177788734436</text:p>
          </table:table-cell>
          <table:table-cell table:number-columns-repeated="3"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415627717971802" calcext:value-type="float">
            <text:p>0.415627717971802</text:p>
          </table:table-cell>
          <table:table-cell table:formula="of:=[.B609]+[.C609]" office:value-type="float" office:value="71.9633524417877" calcext:value-type="float">
            <text:p>71.9633524417877</text:p>
          </table:table-cell>
          <table:table-cell table:number-columns-repeated="3"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374724626541138" calcext:value-type="float">
            <text:p>0.374724626541138</text:p>
          </table:table-cell>
          <table:table-cell table:formula="of:=[.B610]+[.C610]" office:value-type="float" office:value="71.922449350357" calcext:value-type="float">
            <text:p>71.922449350357</text:p>
          </table:table-cell>
          <table:table-cell table:number-columns-repeated="3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1.21923923492432" calcext:value-type="float">
            <text:p>1.21923923492432</text:p>
          </table:table-cell>
          <table:table-cell table:formula="of:=[.B611]+[.C611]" office:value-type="float" office:value="72.7669639587402" calcext:value-type="float">
            <text:p>72.7669639587402</text:p>
          </table:table-cell>
          <table:table-cell table:number-columns-repeated="3"/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632730960845947" calcext:value-type="float">
            <text:p>0.632730960845947</text:p>
          </table:table-cell>
          <table:table-cell table:formula="of:=[.B612]+[.C612]" office:value-type="float" office:value="72.1804556846619" calcext:value-type="float">
            <text:p>72.1804556846619</text:p>
          </table:table-cell>
          <table:table-cell table:number-columns-repeated="3"/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1.24861764907837" calcext:value-type="float">
            <text:p>1.24861764907837</text:p>
          </table:table-cell>
          <table:table-cell table:formula="of:=[.B613]+[.C613]" office:value-type="float" office:value="72.7963423728943" calcext:value-type="float">
            <text:p>72.7963423728943</text:p>
          </table:table-cell>
          <table:table-cell table:number-columns-repeated="3"/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427602529525757" calcext:value-type="float">
            <text:p>0.427602529525757</text:p>
          </table:table-cell>
          <table:table-cell table:formula="of:=[.B614]+[.C614]" office:value-type="float" office:value="71.9753272533417" calcext:value-type="float">
            <text:p>71.9753272533417</text:p>
          </table:table-cell>
          <table:table-cell table:number-columns-repeated="3"/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347921133041382" calcext:value-type="float">
            <text:p>0.347921133041382</text:p>
          </table:table-cell>
          <table:table-cell table:formula="of:=[.B615]+[.C615]" office:value-type="float" office:value="71.8956458568573" calcext:value-type="float">
            <text:p>71.8956458568573</text:p>
          </table:table-cell>
          <table:table-cell table:number-columns-repeated="3"/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437448501586914" calcext:value-type="float">
            <text:p>0.437448501586914</text:p>
          </table:table-cell>
          <table:table-cell table:formula="of:=[.B616]+[.C616]" office:value-type="float" office:value="71.9851732254028" calcext:value-type="float">
            <text:p>71.9851732254028</text:p>
          </table:table-cell>
          <table:table-cell table:number-columns-repeated="3"/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645355939865112" calcext:value-type="float">
            <text:p>0.645355939865112</text:p>
          </table:table-cell>
          <table:table-cell table:formula="of:=[.B617]+[.C617]" office:value-type="float" office:value="72.193080663681" calcext:value-type="float">
            <text:p>72.193080663681</text:p>
          </table:table-cell>
          <table:table-cell table:number-columns-repeated="3"/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372806549072266" calcext:value-type="float">
            <text:p>0.372806549072266</text:p>
          </table:table-cell>
          <table:table-cell table:formula="of:=[.B618]+[.C618]" office:value-type="float" office:value="71.9205312728882" calcext:value-type="float">
            <text:p>71.9205312728882</text:p>
          </table:table-cell>
          <table:table-cell table:number-columns-repeated="3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46780800819397" calcext:value-type="float">
            <text:p>0.46780800819397</text:p>
          </table:table-cell>
          <table:table-cell table:formula="of:=[.B619]+[.C619]" office:value-type="float" office:value="72.0155327320099" calcext:value-type="float">
            <text:p>72.0155327320099</text:p>
          </table:table-cell>
          <table:table-cell table:number-columns-repeated="3"/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347362518310547" calcext:value-type="float">
            <text:p>0.347362518310547</text:p>
          </table:table-cell>
          <table:table-cell table:formula="of:=[.B620]+[.C620]" office:value-type="float" office:value="71.8950872421265" calcext:value-type="float">
            <text:p>71.8950872421265</text:p>
          </table:table-cell>
          <table:table-cell table:number-columns-repeated="3"/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447937488555908" calcext:value-type="float">
            <text:p>0.447937488555908</text:p>
          </table:table-cell>
          <table:table-cell table:formula="of:=[.B621]+[.C621]" office:value-type="float" office:value="71.9956622123718" calcext:value-type="float">
            <text:p>71.9956622123718</text:p>
          </table:table-cell>
          <table:table-cell table:number-columns-repeated="3"/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1.0472719669342" calcext:value-type="float">
            <text:p>1.0472719669342</text:p>
          </table:table-cell>
          <table:table-cell table:formula="of:=[.B622]+[.C622]" office:value-type="float" office:value="72.5949966907501" calcext:value-type="float">
            <text:p>72.5949966907501</text:p>
          </table:table-cell>
          <table:table-cell table:number-columns-repeated="3"/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426097869873047" calcext:value-type="float">
            <text:p>0.426097869873047</text:p>
          </table:table-cell>
          <table:table-cell table:formula="of:=[.B623]+[.C623]" office:value-type="float" office:value="71.973822593689" calcext:value-type="float">
            <text:p>71.973822593689</text:p>
          </table:table-cell>
          <table:table-cell table:number-columns-repeated="3"/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357381105422974" calcext:value-type="float">
            <text:p>0.357381105422974</text:p>
          </table:table-cell>
          <table:table-cell table:formula="of:=[.B624]+[.C624]" office:value-type="float" office:value="71.9051058292389" calcext:value-type="float">
            <text:p>71.9051058292389</text:p>
          </table:table-cell>
          <table:table-cell table:number-columns-repeated="3"/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388035535812378" calcext:value-type="float">
            <text:p>0.388035535812378</text:p>
          </table:table-cell>
          <table:table-cell table:formula="of:=[.B625]+[.C625]" office:value-type="float" office:value="71.9357602596283" calcext:value-type="float">
            <text:p>71.9357602596283</text:p>
          </table:table-cell>
          <table:table-cell table:number-columns-repeated="3"/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401405096054077" calcext:value-type="float">
            <text:p>0.401405096054077</text:p>
          </table:table-cell>
          <table:table-cell table:formula="of:=[.B626]+[.C626]" office:value-type="float" office:value="71.94912981987" calcext:value-type="float">
            <text:p>71.94912981987</text:p>
          </table:table-cell>
          <table:table-cell table:number-columns-repeated="3"/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574462175369263" calcext:value-type="float">
            <text:p>0.574462175369263</text:p>
          </table:table-cell>
          <table:table-cell table:formula="of:=[.B627]+[.C627]" office:value-type="float" office:value="72.1221868991852" calcext:value-type="float">
            <text:p>72.1221868991852</text:p>
          </table:table-cell>
          <table:table-cell table:number-columns-repeated="3"/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269126892089844" calcext:value-type="float">
            <text:p>0.269126892089844</text:p>
          </table:table-cell>
          <table:table-cell table:formula="of:=[.B628]+[.C628]" office:value-type="float" office:value="71.8168516159058" calcext:value-type="float">
            <text:p>71.8168516159058</text:p>
          </table:table-cell>
          <table:table-cell table:number-columns-repeated="3"/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376559495925903" calcext:value-type="float">
            <text:p>0.376559495925903</text:p>
          </table:table-cell>
          <table:table-cell table:formula="of:=[.B629]+[.C629]" office:value-type="float" office:value="71.9242842197418" calcext:value-type="float">
            <text:p>71.9242842197418</text:p>
          </table:table-cell>
          <table:table-cell table:number-columns-repeated="3"/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256359100341797" calcext:value-type="float">
            <text:p>0.256359100341797</text:p>
          </table:table-cell>
          <table:table-cell table:formula="of:=[.B630]+[.C630]" office:value-type="float" office:value="71.8040838241577" calcext:value-type="float">
            <text:p>71.8040838241577</text:p>
          </table:table-cell>
          <table:table-cell table:number-columns-repeated="3"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363395690917969" calcext:value-type="float">
            <text:p>0.363395690917969</text:p>
          </table:table-cell>
          <table:table-cell table:formula="of:=[.B631]+[.C631]" office:value-type="float" office:value="71.9111204147339" calcext:value-type="float">
            <text:p>71.9111204147339</text:p>
          </table:table-cell>
          <table:table-cell table:number-columns-repeated="3"/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362188100814819" calcext:value-type="float">
            <text:p>0.362188100814819</text:p>
          </table:table-cell>
          <table:table-cell table:formula="of:=[.B632]+[.C632]" office:value-type="float" office:value="71.9099128246307" calcext:value-type="float">
            <text:p>71.9099128246307</text:p>
          </table:table-cell>
          <table:table-cell table:number-columns-repeated="3"/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913934946060181" calcext:value-type="float">
            <text:p>0.913934946060181</text:p>
          </table:table-cell>
          <table:table-cell table:formula="of:=[.B633]+[.C633]" office:value-type="float" office:value="72.4616596698761" calcext:value-type="float">
            <text:p>72.4616596698761</text:p>
          </table:table-cell>
          <table:table-cell table:number-columns-repeated="3"/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472503900527954" calcext:value-type="float">
            <text:p>0.472503900527954</text:p>
          </table:table-cell>
          <table:table-cell table:formula="of:=[.B634]+[.C634]" office:value-type="float" office:value="72.0202286243439" calcext:value-type="float">
            <text:p>72.0202286243439</text:p>
          </table:table-cell>
          <table:table-cell table:number-columns-repeated="3"/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1.51572775840759" calcext:value-type="float">
            <text:p>1.51572775840759</text:p>
          </table:table-cell>
          <table:table-cell table:formula="of:=[.B635]+[.C635]" office:value-type="float" office:value="73.0634524822235" calcext:value-type="float">
            <text:p>73.0634524822235</text:p>
          </table:table-cell>
          <table:table-cell table:number-columns-repeated="3"/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443096876144409" calcext:value-type="float">
            <text:p>0.443096876144409</text:p>
          </table:table-cell>
          <table:table-cell table:formula="of:=[.B636]+[.C636]" office:value-type="float" office:value="71.9908215999603" calcext:value-type="float">
            <text:p>71.9908215999603</text:p>
          </table:table-cell>
          <table:table-cell table:number-columns-repeated="3"/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972082853317261" calcext:value-type="float">
            <text:p>0.972082853317261</text:p>
          </table:table-cell>
          <table:table-cell table:formula="of:=[.B637]+[.C637]" office:value-type="float" office:value="72.5198075771332" calcext:value-type="float">
            <text:p>72.5198075771332</text:p>
          </table:table-cell>
          <table:table-cell table:number-columns-repeated="3"/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3.80996942520142" calcext:value-type="float">
            <text:p>3.80996942520142</text:p>
          </table:table-cell>
          <table:table-cell table:formula="of:=[.B638]+[.C638]" office:value-type="float" office:value="75.3576941490173" calcext:value-type="float">
            <text:p>75.3576941490173</text:p>
          </table:table-cell>
          <table:table-cell table:number-columns-repeated="3"/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948395490646362" calcext:value-type="float">
            <text:p>0.948395490646362</text:p>
          </table:table-cell>
          <table:table-cell table:formula="of:=[.B639]+[.C639]" office:value-type="float" office:value="72.4961202144623" calcext:value-type="float">
            <text:p>72.4961202144623</text:p>
          </table:table-cell>
          <table:table-cell table:number-columns-repeated="3"/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1.56168389320374" calcext:value-type="float">
            <text:p>1.56168389320374</text:p>
          </table:table-cell>
          <table:table-cell table:formula="of:=[.B640]+[.C640]" office:value-type="float" office:value="73.1094086170196" calcext:value-type="float">
            <text:p>73.1094086170196</text:p>
          </table:table-cell>
          <table:table-cell table:number-columns-repeated="3"/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358588933944702" calcext:value-type="float">
            <text:p>0.358588933944702</text:p>
          </table:table-cell>
          <table:table-cell table:formula="of:=[.B641]+[.C641]" office:value-type="float" office:value="71.9063136577606" calcext:value-type="float">
            <text:p>71.9063136577606</text:p>
          </table:table-cell>
          <table:table-cell table:number-columns-repeated="3"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1.09274959564209" calcext:value-type="float">
            <text:p>1.09274959564209</text:p>
          </table:table-cell>
          <table:table-cell table:formula="of:=[.B642]+[.C642]" office:value-type="float" office:value="72.640474319458" calcext:value-type="float">
            <text:p>72.640474319458</text:p>
          </table:table-cell>
          <table:table-cell table:number-columns-repeated="3"/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377093076705933" calcext:value-type="float">
            <text:p>0.377093076705933</text:p>
          </table:table-cell>
          <table:table-cell table:formula="of:=[.B643]+[.C643]" office:value-type="float" office:value="71.9248178005218" calcext:value-type="float">
            <text:p>71.9248178005218</text:p>
          </table:table-cell>
          <table:table-cell table:number-columns-repeated="3"/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357245206832886" calcext:value-type="float">
            <text:p>0.357245206832886</text:p>
          </table:table-cell>
          <table:table-cell table:formula="of:=[.B644]+[.C644]" office:value-type="float" office:value="71.9049699306488" calcext:value-type="float">
            <text:p>71.9049699306488</text:p>
          </table:table-cell>
          <table:table-cell table:number-columns-repeated="3"/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332000494003296" calcext:value-type="float">
            <text:p>0.332000494003296</text:p>
          </table:table-cell>
          <table:table-cell table:formula="of:=[.B645]+[.C645]" office:value-type="float" office:value="71.8797252178192" calcext:value-type="float">
            <text:p>71.8797252178192</text:p>
          </table:table-cell>
          <table:table-cell table:number-columns-repeated="3"/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38625693321228" calcext:value-type="float">
            <text:p>0.38625693321228</text:p>
          </table:table-cell>
          <table:table-cell table:formula="of:=[.B646]+[.C646]" office:value-type="float" office:value="71.9339816570282" calcext:value-type="float">
            <text:p>71.9339816570282</text:p>
          </table:table-cell>
          <table:table-cell table:number-columns-repeated="3"/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364518880844116" calcext:value-type="float">
            <text:p>0.364518880844116</text:p>
          </table:table-cell>
          <table:table-cell table:formula="of:=[.B647]+[.C647]" office:value-type="float" office:value="71.91224360466" calcext:value-type="float">
            <text:p>71.91224360466</text:p>
          </table:table-cell>
          <table:table-cell table:number-columns-repeated="3"/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2.24016571044922" calcext:value-type="float">
            <text:p>2.24016571044922</text:p>
          </table:table-cell>
          <table:table-cell table:formula="of:=[.B648]+[.C648]" office:value-type="float" office:value="73.7878904342651" calcext:value-type="float">
            <text:p>73.7878904342651</text:p>
          </table:table-cell>
          <table:table-cell table:number-columns-repeated="3"/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1.58050131797791" calcext:value-type="float">
            <text:p>1.58050131797791</text:p>
          </table:table-cell>
          <table:table-cell table:formula="of:=[.B649]+[.C649]" office:value-type="float" office:value="73.1282260417938" calcext:value-type="float">
            <text:p>73.1282260417938</text:p>
          </table:table-cell>
          <table:table-cell table:number-columns-repeated="3"/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308568954467773" calcext:value-type="float">
            <text:p>0.308568954467773</text:p>
          </table:table-cell>
          <table:table-cell table:formula="of:=[.B650]+[.C650]" office:value-type="float" office:value="71.8562936782837" calcext:value-type="float">
            <text:p>71.8562936782837</text:p>
          </table:table-cell>
          <table:table-cell table:number-columns-repeated="3"/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35844612121582" calcext:value-type="float">
            <text:p>0.35844612121582</text:p>
          </table:table-cell>
          <table:table-cell table:formula="of:=[.B651]+[.C651]" office:value-type="float" office:value="71.9061708450317" calcext:value-type="float">
            <text:p>71.9061708450317</text:p>
          </table:table-cell>
          <table:table-cell table:number-columns-repeated="3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349534511566162" calcext:value-type="float">
            <text:p>0.349534511566162</text:p>
          </table:table-cell>
          <table:table-cell table:formula="of:=[.B652]+[.C652]" office:value-type="float" office:value="71.8972592353821" calcext:value-type="float">
            <text:p>71.8972592353821</text:p>
          </table:table-cell>
          <table:table-cell table:number-columns-repeated="3"/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32887601852417" calcext:value-type="float">
            <text:p>0.32887601852417</text:p>
          </table:table-cell>
          <table:table-cell table:formula="of:=[.B653]+[.C653]" office:value-type="float" office:value="71.8766007423401" calcext:value-type="float">
            <text:p>71.8766007423401</text:p>
          </table:table-cell>
          <table:table-cell table:number-columns-repeated="3"/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343941450119019" calcext:value-type="float">
            <text:p>0.343941450119019</text:p>
          </table:table-cell>
          <table:table-cell table:formula="of:=[.B654]+[.C654]" office:value-type="float" office:value="71.8916661739349" calcext:value-type="float">
            <text:p>71.8916661739349</text:p>
          </table:table-cell>
          <table:table-cell table:number-columns-repeated="3"/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406216144561768" calcext:value-type="float">
            <text:p>0.406216144561768</text:p>
          </table:table-cell>
          <table:table-cell table:formula="of:=[.B655]+[.C655]" office:value-type="float" office:value="71.9539408683777" calcext:value-type="float">
            <text:p>71.9539408683777</text:p>
          </table:table-cell>
          <table:table-cell table:number-columns-repeated="3"/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652327537536621" calcext:value-type="float">
            <text:p>0.652327537536621</text:p>
          </table:table-cell>
          <table:table-cell table:formula="of:=[.B656]+[.C656]" office:value-type="float" office:value="72.2000522613525" calcext:value-type="float">
            <text:p>72.2000522613525</text:p>
          </table:table-cell>
          <table:table-cell table:number-columns-repeated="3"/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342402935028076" calcext:value-type="float">
            <text:p>0.342402935028076</text:p>
          </table:table-cell>
          <table:table-cell table:formula="of:=[.B657]+[.C657]" office:value-type="float" office:value="71.890127658844" calcext:value-type="float">
            <text:p>71.890127658844</text:p>
          </table:table-cell>
          <table:table-cell table:number-columns-repeated="3"/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1.67974543571472" calcext:value-type="float">
            <text:p>1.67974543571472</text:p>
          </table:table-cell>
          <table:table-cell table:formula="of:=[.B658]+[.C658]" office:value-type="float" office:value="73.2274701595306" calcext:value-type="float">
            <text:p>73.2274701595306</text:p>
          </table:table-cell>
          <table:table-cell table:number-columns-repeated="3"/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349009990692139" calcext:value-type="float">
            <text:p>0.349009990692139</text:p>
          </table:table-cell>
          <table:table-cell table:formula="of:=[.B659]+[.C659]" office:value-type="float" office:value="71.896734714508" calcext:value-type="float">
            <text:p>71.896734714508</text:p>
          </table:table-cell>
          <table:table-cell table:number-columns-repeated="3"/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497459411621094" calcext:value-type="float">
            <text:p>0.497459411621094</text:p>
          </table:table-cell>
          <table:table-cell table:formula="of:=[.B660]+[.C660]" office:value-type="float" office:value="72.045184135437" calcext:value-type="float">
            <text:p>72.045184135437</text:p>
          </table:table-cell>
          <table:table-cell table:number-columns-repeated="3"/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454165697097778" calcext:value-type="float">
            <text:p>0.454165697097778</text:p>
          </table:table-cell>
          <table:table-cell table:formula="of:=[.B661]+[.C661]" office:value-type="float" office:value="72.0018904209137" calcext:value-type="float">
            <text:p>72.0018904209137</text:p>
          </table:table-cell>
          <table:table-cell table:number-columns-repeated="3"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973885774612427" calcext:value-type="float">
            <text:p>0.973885774612427</text:p>
          </table:table-cell>
          <table:table-cell table:formula="of:=[.B662]+[.C662]" office:value-type="float" office:value="72.5216104984283" calcext:value-type="float">
            <text:p>72.5216104984283</text:p>
          </table:table-cell>
          <table:table-cell table:number-columns-repeated="3"/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351401090621948" calcext:value-type="float">
            <text:p>0.351401090621948</text:p>
          </table:table-cell>
          <table:table-cell table:formula="of:=[.B663]+[.C663]" office:value-type="float" office:value="71.8991258144379" calcext:value-type="float">
            <text:p>71.8991258144379</text:p>
          </table:table-cell>
          <table:table-cell table:number-columns-repeated="3"/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336999893188477" calcext:value-type="float">
            <text:p>0.336999893188477</text:p>
          </table:table-cell>
          <table:table-cell table:formula="of:=[.B664]+[.C664]" office:value-type="float" office:value="71.8847246170044" calcext:value-type="float">
            <text:p>71.8847246170044</text:p>
          </table:table-cell>
          <table:table-cell table:number-columns-repeated="3"/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491080760955811" calcext:value-type="float">
            <text:p>0.491080760955811</text:p>
          </table:table-cell>
          <table:table-cell table:formula="of:=[.B665]+[.C665]" office:value-type="float" office:value="72.0388054847717" calcext:value-type="float">
            <text:p>72.0388054847717</text:p>
          </table:table-cell>
          <table:table-cell table:number-columns-repeated="3"/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409080743789673" calcext:value-type="float">
            <text:p>0.409080743789673</text:p>
          </table:table-cell>
          <table:table-cell table:formula="of:=[.B666]+[.C666]" office:value-type="float" office:value="71.9568054676056" calcext:value-type="float">
            <text:p>71.9568054676056</text:p>
          </table:table-cell>
          <table:table-cell table:number-columns-repeated="3"/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883406400680542" calcext:value-type="float">
            <text:p>0.883406400680542</text:p>
          </table:table-cell>
          <table:table-cell table:formula="of:=[.B667]+[.C667]" office:value-type="float" office:value="72.4311311244965" calcext:value-type="float">
            <text:p>72.4311311244965</text:p>
          </table:table-cell>
          <table:table-cell table:number-columns-repeated="3"/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869503736495972" calcext:value-type="float">
            <text:p>0.869503736495972</text:p>
          </table:table-cell>
          <table:table-cell table:formula="of:=[.B668]+[.C668]" office:value-type="float" office:value="72.4172284603119" calcext:value-type="float">
            <text:p>72.4172284603119</text:p>
          </table:table-cell>
          <table:table-cell table:number-columns-repeated="3"/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1.20895552635193" calcext:value-type="float">
            <text:p>1.20895552635193</text:p>
          </table:table-cell>
          <table:table-cell table:formula="of:=[.B669]+[.C669]" office:value-type="float" office:value="72.7566802501678" calcext:value-type="float">
            <text:p>72.7566802501678</text:p>
          </table:table-cell>
          <table:table-cell table:number-columns-repeated="3"/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601987600326538" calcext:value-type="float">
            <text:p>0.601987600326538</text:p>
          </table:table-cell>
          <table:table-cell table:formula="of:=[.B670]+[.C670]" office:value-type="float" office:value="72.1497123241424" calcext:value-type="float">
            <text:p>72.1497123241424</text:p>
          </table:table-cell>
          <table:table-cell table:number-columns-repeated="3"/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349330902099609" calcext:value-type="float">
            <text:p>0.349330902099609</text:p>
          </table:table-cell>
          <table:table-cell table:formula="of:=[.B671]+[.C671]" office:value-type="float" office:value="71.8970556259155" calcext:value-type="float">
            <text:p>71.8970556259155</text:p>
          </table:table-cell>
          <table:table-cell table:number-columns-repeated="3"/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266053438186646" calcext:value-type="float">
            <text:p>0.266053438186646</text:p>
          </table:table-cell>
          <table:table-cell table:formula="of:=[.B672]+[.C672]" office:value-type="float" office:value="71.8137781620026" calcext:value-type="float">
            <text:p>71.8137781620026</text:p>
          </table:table-cell>
          <table:table-cell table:number-columns-repeated="3"/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258455276489258" calcext:value-type="float">
            <text:p>0.258455276489258</text:p>
          </table:table-cell>
          <table:table-cell table:formula="of:=[.B673]+[.C673]" office:value-type="float" office:value="71.8061800003052" calcext:value-type="float">
            <text:p>71.8061800003052</text:p>
          </table:table-cell>
          <table:table-cell table:number-columns-repeated="3"/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246879816055298" calcext:value-type="float">
            <text:p>0.246879816055298</text:p>
          </table:table-cell>
          <table:table-cell table:formula="of:=[.B674]+[.C674]" office:value-type="float" office:value="71.7946045398712" calcext:value-type="float">
            <text:p>71.7946045398712</text:p>
          </table:table-cell>
          <table:table-cell table:number-columns-repeated="3"/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501504898071289" calcext:value-type="float">
            <text:p>0.501504898071289</text:p>
          </table:table-cell>
          <table:table-cell table:formula="of:=[.B675]+[.C675]" office:value-type="float" office:value="72.0492296218872" calcext:value-type="float">
            <text:p>72.0492296218872</text:p>
          </table:table-cell>
          <table:table-cell table:number-columns-repeated="3"/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37212085723877" calcext:value-type="float">
            <text:p>0.37212085723877</text:p>
          </table:table-cell>
          <table:table-cell table:formula="of:=[.B676]+[.C676]" office:value-type="float" office:value="71.9198455810547" calcext:value-type="float">
            <text:p>71.9198455810547</text:p>
          </table:table-cell>
          <table:table-cell table:number-columns-repeated="3"/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329865694046021" calcext:value-type="float">
            <text:p>0.329865694046021</text:p>
          </table:table-cell>
          <table:table-cell table:formula="of:=[.B677]+[.C677]" office:value-type="float" office:value="71.8775904178619" calcext:value-type="float">
            <text:p>71.8775904178619</text:p>
          </table:table-cell>
          <table:table-cell table:number-columns-repeated="3"/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1.37957787513733" calcext:value-type="float">
            <text:p>1.37957787513733</text:p>
          </table:table-cell>
          <table:table-cell table:formula="of:=[.B678]+[.C678]" office:value-type="float" office:value="72.9273025989532" calcext:value-type="float">
            <text:p>72.9273025989532</text:p>
          </table:table-cell>
          <table:table-cell table:number-columns-repeated="3"/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444933652877808" calcext:value-type="float">
            <text:p>0.444933652877808</text:p>
          </table:table-cell>
          <table:table-cell table:formula="of:=[.B679]+[.C679]" office:value-type="float" office:value="71.9926583766937" calcext:value-type="float">
            <text:p>71.9926583766937</text:p>
          </table:table-cell>
          <table:table-cell table:number-columns-repeated="3"/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990182876586914" calcext:value-type="float">
            <text:p>0.990182876586914</text:p>
          </table:table-cell>
          <table:table-cell table:formula="of:=[.B680]+[.C680]" office:value-type="float" office:value="72.5379076004028" calcext:value-type="float">
            <text:p>72.5379076004028</text:p>
          </table:table-cell>
          <table:table-cell table:number-columns-repeated="3"/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380895137786865" calcext:value-type="float">
            <text:p>0.380895137786865</text:p>
          </table:table-cell>
          <table:table-cell table:formula="of:=[.B681]+[.C681]" office:value-type="float" office:value="71.9286198616028" calcext:value-type="float">
            <text:p>71.9286198616028</text:p>
          </table:table-cell>
          <table:table-cell table:number-columns-repeated="3"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35732626914978" calcext:value-type="float">
            <text:p>0.35732626914978</text:p>
          </table:table-cell>
          <table:table-cell table:formula="of:=[.B682]+[.C682]" office:value-type="float" office:value="71.9050509929657" calcext:value-type="float">
            <text:p>71.9050509929657</text:p>
          </table:table-cell>
          <table:table-cell table:number-columns-repeated="3"/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35017991065979" calcext:value-type="float">
            <text:p>0.35017991065979</text:p>
          </table:table-cell>
          <table:table-cell table:formula="of:=[.B683]+[.C683]" office:value-type="float" office:value="71.8979046344757" calcext:value-type="float">
            <text:p>71.8979046344757</text:p>
          </table:table-cell>
          <table:table-cell table:number-columns-repeated="3"/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40825080871582" calcext:value-type="float">
            <text:p>0.40825080871582</text:p>
          </table:table-cell>
          <table:table-cell table:formula="of:=[.B684]+[.C684]" office:value-type="float" office:value="71.9559755325317" calcext:value-type="float">
            <text:p>71.9559755325317</text:p>
          </table:table-cell>
          <table:table-cell table:number-columns-repeated="3"/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404345750808716" calcext:value-type="float">
            <text:p>0.404345750808716</text:p>
          </table:table-cell>
          <table:table-cell table:formula="of:=[.B685]+[.C685]" office:value-type="float" office:value="71.9520704746246" calcext:value-type="float">
            <text:p>71.9520704746246</text:p>
          </table:table-cell>
          <table:table-cell table:number-columns-repeated="3"/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352876424789429" calcext:value-type="float">
            <text:p>0.352876424789429</text:p>
          </table:table-cell>
          <table:table-cell table:formula="of:=[.B686]+[.C686]" office:value-type="float" office:value="71.9006011486053" calcext:value-type="float">
            <text:p>71.9006011486053</text:p>
          </table:table-cell>
          <table:table-cell table:number-columns-repeated="3"/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533747911453247" calcext:value-type="float">
            <text:p>0.533747911453247</text:p>
          </table:table-cell>
          <table:table-cell table:formula="of:=[.B687]+[.C687]" office:value-type="float" office:value="72.0814726352692" calcext:value-type="float">
            <text:p>72.0814726352692</text:p>
          </table:table-cell>
          <table:table-cell table:number-columns-repeated="3"/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358929634094238" calcext:value-type="float">
            <text:p>0.358929634094238</text:p>
          </table:table-cell>
          <table:table-cell table:formula="of:=[.B688]+[.C688]" office:value-type="float" office:value="71.9066543579101" calcext:value-type="float">
            <text:p>71.9066543579101</text:p>
          </table:table-cell>
          <table:table-cell table:number-columns-repeated="3"/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39392614364624" calcext:value-type="float">
            <text:p>0.39392614364624</text:p>
          </table:table-cell>
          <table:table-cell table:formula="of:=[.B689]+[.C689]" office:value-type="float" office:value="71.9416508674621" calcext:value-type="float">
            <text:p>71.9416508674621</text:p>
          </table:table-cell>
          <table:table-cell table:number-columns-repeated="3"/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276593208312988" calcext:value-type="float">
            <text:p>0.276593208312988</text:p>
          </table:table-cell>
          <table:table-cell table:formula="of:=[.B690]+[.C690]" office:value-type="float" office:value="71.8243179321289" calcext:value-type="float">
            <text:p>71.8243179321289</text:p>
          </table:table-cell>
          <table:table-cell table:number-columns-repeated="3"/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368542671203613" calcext:value-type="float">
            <text:p>0.368542671203613</text:p>
          </table:table-cell>
          <table:table-cell table:formula="of:=[.B691]+[.C691]" office:value-type="float" office:value="71.9162673950195" calcext:value-type="float">
            <text:p>71.9162673950195</text:p>
          </table:table-cell>
          <table:table-cell table:number-columns-repeated="3"/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36748194694519" calcext:value-type="float">
            <text:p>0.36748194694519</text:p>
          </table:table-cell>
          <table:table-cell table:formula="of:=[.B692]+[.C692]" office:value-type="float" office:value="71.9152066707611" calcext:value-type="float">
            <text:p>71.9152066707611</text:p>
          </table:table-cell>
          <table:table-cell table:number-columns-repeated="3"/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25757098197937" calcext:value-type="float">
            <text:p>0.25757098197937</text:p>
          </table:table-cell>
          <table:table-cell table:formula="of:=[.B693]+[.C693]" office:value-type="float" office:value="71.8052957057953" calcext:value-type="float">
            <text:p>71.8052957057953</text:p>
          </table:table-cell>
          <table:table-cell table:number-columns-repeated="3"/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387661218643189" calcext:value-type="float">
            <text:p>0.387661218643189</text:p>
          </table:table-cell>
          <table:table-cell table:formula="of:=[.B694]+[.C694]" office:value-type="float" office:value="71.9353859424591" calcext:value-type="float">
            <text:p>71.9353859424591</text:p>
          </table:table-cell>
          <table:table-cell table:number-columns-repeated="3"/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396791458129883" calcext:value-type="float">
            <text:p>0.396791458129883</text:p>
          </table:table-cell>
          <table:table-cell table:formula="of:=[.B695]+[.C695]" office:value-type="float" office:value="71.9445161819458" calcext:value-type="float">
            <text:p>71.9445161819458</text:p>
          </table:table-cell>
          <table:table-cell table:number-columns-repeated="3"/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597602605819702" calcext:value-type="float">
            <text:p>0.597602605819702</text:p>
          </table:table-cell>
          <table:table-cell table:formula="of:=[.B696]+[.C696]" office:value-type="float" office:value="72.1453273296356" calcext:value-type="float">
            <text:p>72.1453273296356</text:p>
          </table:table-cell>
          <table:table-cell table:number-columns-repeated="3"/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1.68007636070251" calcext:value-type="float">
            <text:p>1.68007636070251</text:p>
          </table:table-cell>
          <table:table-cell table:formula="of:=[.B697]+[.C697]" office:value-type="float" office:value="73.2278010845184" calcext:value-type="float">
            <text:p>73.2278010845184</text:p>
          </table:table-cell>
          <table:table-cell table:number-columns-repeated="3"/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46754002571106" calcext:value-type="float">
            <text:p>0.46754002571106</text:p>
          </table:table-cell>
          <table:table-cell table:formula="of:=[.B698]+[.C698]" office:value-type="float" office:value="72.015264749527" calcext:value-type="float">
            <text:p>72.015264749527</text:p>
          </table:table-cell>
          <table:table-cell table:number-columns-repeated="3"/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359124183654785" calcext:value-type="float">
            <text:p>0.359124183654785</text:p>
          </table:table-cell>
          <table:table-cell table:formula="of:=[.B699]+[.C699]" office:value-type="float" office:value="71.9068489074707" calcext:value-type="float">
            <text:p>71.9068489074707</text:p>
          </table:table-cell>
          <table:table-cell table:number-columns-repeated="3"/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862229108810425" calcext:value-type="float">
            <text:p>0.862229108810425</text:p>
          </table:table-cell>
          <table:table-cell table:formula="of:=[.B700]+[.C700]" office:value-type="float" office:value="72.4099538326263" calcext:value-type="float">
            <text:p>72.4099538326263</text:p>
          </table:table-cell>
          <table:table-cell table:number-columns-repeated="3"/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3.01978254318237" calcext:value-type="float">
            <text:p>3.01978254318237</text:p>
          </table:table-cell>
          <table:table-cell table:formula="of:=[.B701]+[.C701]" office:value-type="float" office:value="74.5675072669983" calcext:value-type="float">
            <text:p>74.5675072669983</text:p>
          </table:table-cell>
          <table:table-cell table:number-columns-repeated="3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418475866317749" calcext:value-type="float">
            <text:p>0.418475866317749</text:p>
          </table:table-cell>
          <table:table-cell table:formula="of:=[.B702]+[.C702]" office:value-type="float" office:value="71.9662005901337" calcext:value-type="float">
            <text:p>71.9662005901337</text:p>
          </table:table-cell>
          <table:table-cell table:number-columns-repeated="3"/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481824398040772" calcext:value-type="float">
            <text:p>0.481824398040772</text:p>
          </table:table-cell>
          <table:table-cell table:formula="of:=[.B703]+[.C703]" office:value-type="float" office:value="72.0295491218567" calcext:value-type="float">
            <text:p>72.0295491218567</text:p>
          </table:table-cell>
          <table:table-cell table:number-columns-repeated="3"/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341892957687378" calcext:value-type="float">
            <text:p>0.341892957687378</text:p>
          </table:table-cell>
          <table:table-cell table:formula="of:=[.B704]+[.C704]" office:value-type="float" office:value="71.8896176815033" calcext:value-type="float">
            <text:p>71.8896176815033</text:p>
          </table:table-cell>
          <table:table-cell table:number-columns-repeated="3"/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1.2412097454071" calcext:value-type="float">
            <text:p>1.2412097454071</text:p>
          </table:table-cell>
          <table:table-cell table:formula="of:=[.B705]+[.C705]" office:value-type="float" office:value="72.788934469223" calcext:value-type="float">
            <text:p>72.788934469223</text:p>
          </table:table-cell>
          <table:table-cell table:number-columns-repeated="3"/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422666788101196" calcext:value-type="float">
            <text:p>0.422666788101196</text:p>
          </table:table-cell>
          <table:table-cell table:formula="of:=[.B706]+[.C706]" office:value-type="float" office:value="71.9703915119171" calcext:value-type="float">
            <text:p>71.9703915119171</text:p>
          </table:table-cell>
          <table:table-cell table:number-columns-repeated="3"/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338372230529785" calcext:value-type="float">
            <text:p>0.338372230529785</text:p>
          </table:table-cell>
          <table:table-cell table:formula="of:=[.B707]+[.C707]" office:value-type="float" office:value="71.8860969543457" calcext:value-type="float">
            <text:p>71.8860969543457</text:p>
          </table:table-cell>
          <table:table-cell table:number-columns-repeated="3"/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372667551040649" calcext:value-type="float">
            <text:p>0.372667551040649</text:p>
          </table:table-cell>
          <table:table-cell table:formula="of:=[.B708]+[.C708]" office:value-type="float" office:value="71.9203922748566" calcext:value-type="float">
            <text:p>71.9203922748566</text:p>
          </table:table-cell>
          <table:table-cell table:number-columns-repeated="3"/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363052129745483" calcext:value-type="float">
            <text:p>0.363052129745483</text:p>
          </table:table-cell>
          <table:table-cell table:formula="of:=[.B709]+[.C709]" office:value-type="float" office:value="71.9107768535614" calcext:value-type="float">
            <text:p>71.9107768535614</text:p>
          </table:table-cell>
          <table:table-cell table:number-columns-repeated="3"/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1.41856789588928" calcext:value-type="float">
            <text:p>1.41856789588928</text:p>
          </table:table-cell>
          <table:table-cell table:formula="of:=[.B710]+[.C710]" office:value-type="float" office:value="72.9662926197052" calcext:value-type="float">
            <text:p>72.9662926197052</text:p>
          </table:table-cell>
          <table:table-cell table:number-columns-repeated="3"/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382741928100586" calcext:value-type="float">
            <text:p>0.382741928100586</text:p>
          </table:table-cell>
          <table:table-cell table:formula="of:=[.B711]+[.C711]" office:value-type="float" office:value="71.9304666519165" calcext:value-type="float">
            <text:p>71.9304666519165</text:p>
          </table:table-cell>
          <table:table-cell table:number-columns-repeated="3"/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347778558731079" calcext:value-type="float">
            <text:p>0.347778558731079</text:p>
          </table:table-cell>
          <table:table-cell table:formula="of:=[.B712]+[.C712]" office:value-type="float" office:value="71.895503282547" calcext:value-type="float">
            <text:p>71.895503282547</text:p>
          </table:table-cell>
          <table:table-cell table:number-columns-repeated="3"/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403908252716064" calcext:value-type="float">
            <text:p>0.403908252716064</text:p>
          </table:table-cell>
          <table:table-cell table:formula="of:=[.B713]+[.C713]" office:value-type="float" office:value="71.951632976532" calcext:value-type="float">
            <text:p>71.951632976532</text:p>
          </table:table-cell>
          <table:table-cell table:number-columns-repeated="3"/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551302909851074" calcext:value-type="float">
            <text:p>0.551302909851074</text:p>
          </table:table-cell>
          <table:table-cell table:formula="of:=[.B714]+[.C714]" office:value-type="float" office:value="72.099027633667" calcext:value-type="float">
            <text:p>72.099027633667</text:p>
          </table:table-cell>
          <table:table-cell table:number-columns-repeated="3"/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441676139831543" calcext:value-type="float">
            <text:p>0.441676139831543</text:p>
          </table:table-cell>
          <table:table-cell table:formula="of:=[.B715]+[.C715]" office:value-type="float" office:value="71.9894008636475" calcext:value-type="float">
            <text:p>71.9894008636475</text:p>
          </table:table-cell>
          <table:table-cell table:number-columns-repeated="3"/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416120767593384" calcext:value-type="float">
            <text:p>0.416120767593384</text:p>
          </table:table-cell>
          <table:table-cell table:formula="of:=[.B716]+[.C716]" office:value-type="float" office:value="71.9638454914093" calcext:value-type="float">
            <text:p>71.9638454914093</text:p>
          </table:table-cell>
          <table:table-cell table:number-columns-repeated="3"/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367812156677246" calcext:value-type="float">
            <text:p>0.367812156677246</text:p>
          </table:table-cell>
          <table:table-cell table:formula="of:=[.B717]+[.C717]" office:value-type="float" office:value="71.9155368804932" calcext:value-type="float">
            <text:p>71.9155368804932</text:p>
          </table:table-cell>
          <table:table-cell table:number-columns-repeated="3"/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363099813461304" calcext:value-type="float">
            <text:p>0.363099813461304</text:p>
          </table:table-cell>
          <table:table-cell table:formula="of:=[.B718]+[.C718]" office:value-type="float" office:value="71.9108245372772" calcext:value-type="float">
            <text:p>71.9108245372772</text:p>
          </table:table-cell>
          <table:table-cell table:number-columns-repeated="3"/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355711698532105" calcext:value-type="float">
            <text:p>0.355711698532105</text:p>
          </table:table-cell>
          <table:table-cell table:formula="of:=[.B719]+[.C719]" office:value-type="float" office:value="71.903436422348" calcext:value-type="float">
            <text:p>71.903436422348</text:p>
          </table:table-cell>
          <table:table-cell table:number-columns-repeated="3"/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346309661865234" calcext:value-type="float">
            <text:p>0.346309661865234</text:p>
          </table:table-cell>
          <table:table-cell table:formula="of:=[.B720]+[.C720]" office:value-type="float" office:value="71.8940343856811" calcext:value-type="float">
            <text:p>71.8940343856811</text:p>
          </table:table-cell>
          <table:table-cell table:number-columns-repeated="3"/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260818481445313" calcext:value-type="float">
            <text:p>0.260818481445313</text:p>
          </table:table-cell>
          <table:table-cell table:formula="of:=[.B721]+[.C721]" office:value-type="float" office:value="71.8085432052612" calcext:value-type="float">
            <text:p>71.8085432052612</text:p>
          </table:table-cell>
          <table:table-cell table:number-columns-repeated="3"/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36566162109375" calcext:value-type="float">
            <text:p>0.36566162109375</text:p>
          </table:table-cell>
          <table:table-cell table:formula="of:=[.B722]+[.C722]" office:value-type="float" office:value="71.9133863449097" calcext:value-type="float">
            <text:p>71.9133863449097</text:p>
          </table:table-cell>
          <table:table-cell table:number-columns-repeated="3"/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270346879959106" calcext:value-type="float">
            <text:p>0.270346879959106</text:p>
          </table:table-cell>
          <table:table-cell table:formula="of:=[.B723]+[.C723]" office:value-type="float" office:value="71.818071603775" calcext:value-type="float">
            <text:p>71.818071603775</text:p>
          </table:table-cell>
          <table:table-cell table:number-columns-repeated="3"/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1.01826786994934" calcext:value-type="float">
            <text:p>1.01826786994934</text:p>
          </table:table-cell>
          <table:table-cell table:formula="of:=[.B724]+[.C724]" office:value-type="float" office:value="72.5659925937652" calcext:value-type="float">
            <text:p>72.5659925937652</text:p>
          </table:table-cell>
          <table:table-cell table:number-columns-repeated="3"/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441791772842407" calcext:value-type="float">
            <text:p>0.441791772842407</text:p>
          </table:table-cell>
          <table:table-cell table:formula="of:=[.B725]+[.C725]" office:value-type="float" office:value="71.9895164966583" calcext:value-type="float">
            <text:p>71.9895164966583</text:p>
          </table:table-cell>
          <table:table-cell table:number-columns-repeated="3"/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362630844116211" calcext:value-type="float">
            <text:p>0.362630844116211</text:p>
          </table:table-cell>
          <table:table-cell table:formula="of:=[.B726]+[.C726]" office:value-type="float" office:value="71.9103555679321" calcext:value-type="float">
            <text:p>71.9103555679321</text:p>
          </table:table-cell>
          <table:table-cell table:number-columns-repeated="3"/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386339664459229" calcext:value-type="float">
            <text:p>0.386339664459229</text:p>
          </table:table-cell>
          <table:table-cell table:formula="of:=[.B727]+[.C727]" office:value-type="float" office:value="71.9340643882751" calcext:value-type="float">
            <text:p>71.9340643882751</text:p>
          </table:table-cell>
          <table:table-cell table:number-columns-repeated="3"/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397686958312988" calcext:value-type="float">
            <text:p>0.397686958312988</text:p>
          </table:table-cell>
          <table:table-cell table:formula="of:=[.B728]+[.C728]" office:value-type="float" office:value="71.9454116821289" calcext:value-type="float">
            <text:p>71.9454116821289</text:p>
          </table:table-cell>
          <table:table-cell table:number-columns-repeated="3"/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494851589202881" calcext:value-type="float">
            <text:p>0.494851589202881</text:p>
          </table:table-cell>
          <table:table-cell table:formula="of:=[.B729]+[.C729]" office:value-type="float" office:value="72.0425763130188" calcext:value-type="float">
            <text:p>72.0425763130188</text:p>
          </table:table-cell>
          <table:table-cell table:number-columns-repeated="3"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1.32160615921021" calcext:value-type="float">
            <text:p>1.32160615921021</text:p>
          </table:table-cell>
          <table:table-cell table:formula="of:=[.B730]+[.C730]" office:value-type="float" office:value="72.8693308830261" calcext:value-type="float">
            <text:p>72.8693308830261</text:p>
          </table:table-cell>
          <table:table-cell table:number-columns-repeated="3"/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54846453666687" calcext:value-type="float">
            <text:p>0.54846453666687</text:p>
          </table:table-cell>
          <table:table-cell table:formula="of:=[.B731]+[.C731]" office:value-type="float" office:value="72.0961892604828" calcext:value-type="float">
            <text:p>72.0961892604828</text:p>
          </table:table-cell>
          <table:table-cell table:number-columns-repeated="3"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1.05097937583923" calcext:value-type="float">
            <text:p>1.05097937583923</text:p>
          </table:table-cell>
          <table:table-cell table:formula="of:=[.B732]+[.C732]" office:value-type="float" office:value="72.5987040996551" calcext:value-type="float">
            <text:p>72.5987040996551</text:p>
          </table:table-cell>
          <table:table-cell table:number-columns-repeated="3"/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436145305633545" calcext:value-type="float">
            <text:p>0.436145305633545</text:p>
          </table:table-cell>
          <table:table-cell table:formula="of:=[.B733]+[.C733]" office:value-type="float" office:value="71.9838700294495" calcext:value-type="float">
            <text:p>71.9838700294495</text:p>
          </table:table-cell>
          <table:table-cell table:number-columns-repeated="3"/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394281387329102" calcext:value-type="float">
            <text:p>0.394281387329102</text:p>
          </table:table-cell>
          <table:table-cell table:formula="of:=[.B734]+[.C734]" office:value-type="float" office:value="71.942006111145" calcext:value-type="float">
            <text:p>71.942006111145</text:p>
          </table:table-cell>
          <table:table-cell table:number-columns-repeated="3"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340970039367676" calcext:value-type="float">
            <text:p>0.340970039367676</text:p>
          </table:table-cell>
          <table:table-cell table:formula="of:=[.B735]+[.C735]" office:value-type="float" office:value="71.8886947631836" calcext:value-type="float">
            <text:p>71.8886947631836</text:p>
          </table:table-cell>
          <table:table-cell table:number-columns-repeated="3"/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354079484939575" calcext:value-type="float">
            <text:p>0.354079484939575</text:p>
          </table:table-cell>
          <table:table-cell table:formula="of:=[.B736]+[.C736]" office:value-type="float" office:value="71.9018042087555" calcext:value-type="float">
            <text:p>71.9018042087555</text:p>
          </table:table-cell>
          <table:table-cell table:number-columns-repeated="3"/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1.00838112831116" calcext:value-type="float">
            <text:p>1.00838112831116</text:p>
          </table:table-cell>
          <table:table-cell table:formula="of:=[.B737]+[.C737]" office:value-type="float" office:value="72.5561058521271" calcext:value-type="float">
            <text:p>72.5561058521271</text:p>
          </table:table-cell>
          <table:table-cell table:number-columns-repeated="3"/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37074089050293" calcext:value-type="float">
            <text:p>0.37074089050293</text:p>
          </table:table-cell>
          <table:table-cell table:formula="of:=[.B738]+[.C738]" office:value-type="float" office:value="71.9184656143188" calcext:value-type="float">
            <text:p>71.9184656143188</text:p>
          </table:table-cell>
          <table:table-cell table:number-columns-repeated="3"/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377422094345093" calcext:value-type="float">
            <text:p>0.377422094345093</text:p>
          </table:table-cell>
          <table:table-cell table:formula="of:=[.B739]+[.C739]" office:value-type="float" office:value="71.925146818161" calcext:value-type="float">
            <text:p>71.925146818161</text:p>
          </table:table-cell>
          <table:table-cell table:number-columns-repeated="3"/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384028434753418" calcext:value-type="float">
            <text:p>0.384028434753418</text:p>
          </table:table-cell>
          <table:table-cell table:formula="of:=[.B740]+[.C740]" office:value-type="float" office:value="71.9317531585693" calcext:value-type="float">
            <text:p>71.9317531585693</text:p>
          </table:table-cell>
          <table:table-cell table:number-columns-repeated="3"/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359973907470703" calcext:value-type="float">
            <text:p>0.359973907470703</text:p>
          </table:table-cell>
          <table:table-cell table:formula="of:=[.B741]+[.C741]" office:value-type="float" office:value="71.9076986312866" calcext:value-type="float">
            <text:p>71.9076986312866</text:p>
          </table:table-cell>
          <table:table-cell table:number-columns-repeated="3"/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493888139724731" calcext:value-type="float">
            <text:p>0.493888139724731</text:p>
          </table:table-cell>
          <table:table-cell table:formula="of:=[.B742]+[.C742]" office:value-type="float" office:value="72.0416128635406" calcext:value-type="float">
            <text:p>72.0416128635406</text:p>
          </table:table-cell>
          <table:table-cell table:number-columns-repeated="3"/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369384765625" calcext:value-type="float">
            <text:p>0.369384765625</text:p>
          </table:table-cell>
          <table:table-cell table:formula="of:=[.B743]+[.C743]" office:value-type="float" office:value="71.9171094894409" calcext:value-type="float">
            <text:p>71.9171094894409</text:p>
          </table:table-cell>
          <table:table-cell table:number-columns-repeated="3"/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382030487060547" calcext:value-type="float">
            <text:p>0.382030487060547</text:p>
          </table:table-cell>
          <table:table-cell table:formula="of:=[.B744]+[.C744]" office:value-type="float" office:value="71.9297552108765" calcext:value-type="float">
            <text:p>71.9297552108765</text:p>
          </table:table-cell>
          <table:table-cell table:number-columns-repeated="3"/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328585386276245" calcext:value-type="float">
            <text:p>0.328585386276245</text:p>
          </table:table-cell>
          <table:table-cell table:formula="of:=[.B745]+[.C745]" office:value-type="float" office:value="71.8763101100922" calcext:value-type="float">
            <text:p>71.8763101100922</text:p>
          </table:table-cell>
          <table:table-cell table:number-columns-repeated="3"/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746989011764526" calcext:value-type="float">
            <text:p>0.746989011764526</text:p>
          </table:table-cell>
          <table:table-cell table:formula="of:=[.B746]+[.C746]" office:value-type="float" office:value="72.2947137355804" calcext:value-type="float">
            <text:p>72.2947137355804</text:p>
          </table:table-cell>
          <table:table-cell table:number-columns-repeated="3"/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1.05344152450562" calcext:value-type="float">
            <text:p>1.05344152450562</text:p>
          </table:table-cell>
          <table:table-cell table:formula="of:=[.B747]+[.C747]" office:value-type="float" office:value="72.6011662483215" calcext:value-type="float">
            <text:p>72.6011662483215</text:p>
          </table:table-cell>
          <table:table-cell table:number-columns-repeated="3"/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475772380828857" calcext:value-type="float">
            <text:p>0.475772380828857</text:p>
          </table:table-cell>
          <table:table-cell table:formula="of:=[.B748]+[.C748]" office:value-type="float" office:value="72.0234971046448" calcext:value-type="float">
            <text:p>72.0234971046448</text:p>
          </table:table-cell>
          <table:table-cell table:number-columns-repeated="3"/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394298076629639" calcext:value-type="float">
            <text:p>0.394298076629639</text:p>
          </table:table-cell>
          <table:table-cell table:formula="of:=[.B749]+[.C749]" office:value-type="float" office:value="71.9420228004455" calcext:value-type="float">
            <text:p>71.9420228004455</text:p>
          </table:table-cell>
          <table:table-cell table:number-columns-repeated="3"/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422235727310181" calcext:value-type="float">
            <text:p>0.422235727310181</text:p>
          </table:table-cell>
          <table:table-cell table:formula="of:=[.B750]+[.C750]" office:value-type="float" office:value="71.9699604511261" calcext:value-type="float">
            <text:p>71.9699604511261</text:p>
          </table:table-cell>
          <table:table-cell table:number-columns-repeated="3"/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351738691329956" calcext:value-type="float">
            <text:p>0.351738691329956</text:p>
          </table:table-cell>
          <table:table-cell table:formula="of:=[.B751]+[.C751]" office:value-type="float" office:value="71.8994634151459" calcext:value-type="float">
            <text:p>71.8994634151459</text:p>
          </table:table-cell>
          <table:table-cell table:number-columns-repeated="3"/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370409965515137" calcext:value-type="float">
            <text:p>0.370409965515137</text:p>
          </table:table-cell>
          <table:table-cell table:formula="of:=[.B752]+[.C752]" office:value-type="float" office:value="71.918134689331" calcext:value-type="float">
            <text:p>71.918134689331</text:p>
          </table:table-cell>
          <table:table-cell table:number-columns-repeated="3"/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365105152130127" calcext:value-type="float">
            <text:p>0.365105152130127</text:p>
          </table:table-cell>
          <table:table-cell table:formula="of:=[.B753]+[.C753]" office:value-type="float" office:value="71.912829875946" calcext:value-type="float">
            <text:p>71.912829875946</text:p>
          </table:table-cell>
          <table:table-cell table:number-columns-repeated="3"/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280712366104126" calcext:value-type="float">
            <text:p>0.280712366104126</text:p>
          </table:table-cell>
          <table:table-cell table:formula="of:=[.B754]+[.C754]" office:value-type="float" office:value="71.82843708992" calcext:value-type="float">
            <text:p>71.82843708992</text:p>
          </table:table-cell>
          <table:table-cell table:number-columns-repeated="3"/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375976085662842" calcext:value-type="float">
            <text:p>0.375976085662842</text:p>
          </table:table-cell>
          <table:table-cell table:formula="of:=[.B755]+[.C755]" office:value-type="float" office:value="71.9237008094788" calcext:value-type="float">
            <text:p>71.9237008094788</text:p>
          </table:table-cell>
          <table:table-cell table:number-columns-repeated="3"/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264587879180908" calcext:value-type="float">
            <text:p>0.264587879180908</text:p>
          </table:table-cell>
          <table:table-cell table:formula="of:=[.B756]+[.C756]" office:value-type="float" office:value="71.8123126029968" calcext:value-type="float">
            <text:p>71.8123126029968</text:p>
          </table:table-cell>
          <table:table-cell table:number-columns-repeated="3"/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344632387161255" calcext:value-type="float">
            <text:p>0.344632387161255</text:p>
          </table:table-cell>
          <table:table-cell table:formula="of:=[.B757]+[.C757]" office:value-type="float" office:value="71.8923571109772" calcext:value-type="float">
            <text:p>71.8923571109772</text:p>
          </table:table-cell>
          <table:table-cell table:number-columns-repeated="3"/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377646684646606" calcext:value-type="float">
            <text:p>0.377646684646606</text:p>
          </table:table-cell>
          <table:table-cell table:formula="of:=[.B758]+[.C758]" office:value-type="float" office:value="71.9253714084625" calcext:value-type="float">
            <text:p>71.9253714084625</text:p>
          </table:table-cell>
          <table:table-cell table:number-columns-repeated="3"/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36682391166687" calcext:value-type="float">
            <text:p>0.36682391166687</text:p>
          </table:table-cell>
          <table:table-cell table:formula="of:=[.B759]+[.C759]" office:value-type="float" office:value="71.9145486354828" calcext:value-type="float">
            <text:p>71.9145486354828</text:p>
          </table:table-cell>
          <table:table-cell table:number-columns-repeated="3"/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365043878555298" calcext:value-type="float">
            <text:p>0.365043878555298</text:p>
          </table:table-cell>
          <table:table-cell table:formula="of:=[.B760]+[.C760]" office:value-type="float" office:value="71.9127686023712" calcext:value-type="float">
            <text:p>71.9127686023712</text:p>
          </table:table-cell>
          <table:table-cell table:number-columns-repeated="3"/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333903551101685" calcext:value-type="float">
            <text:p>0.333903551101685</text:p>
          </table:table-cell>
          <table:table-cell table:formula="of:=[.B761]+[.C761]" office:value-type="float" office:value="71.8816282749176" calcext:value-type="float">
            <text:p>71.8816282749176</text:p>
          </table:table-cell>
          <table:table-cell table:number-columns-repeated="3"/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387642383575439" calcext:value-type="float">
            <text:p>0.387642383575439</text:p>
          </table:table-cell>
          <table:table-cell table:formula="of:=[.B762]+[.C762]" office:value-type="float" office:value="71.9353671073913" calcext:value-type="float">
            <text:p>71.9353671073913</text:p>
          </table:table-cell>
          <table:table-cell table:number-columns-repeated="3"/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400492191314697" calcext:value-type="float">
            <text:p>0.400492191314697</text:p>
          </table:table-cell>
          <table:table-cell table:formula="of:=[.B763]+[.C763]" office:value-type="float" office:value="71.9482169151306" calcext:value-type="float">
            <text:p>71.9482169151306</text:p>
          </table:table-cell>
          <table:table-cell table:number-columns-repeated="3"/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378142356872559" calcext:value-type="float">
            <text:p>0.378142356872559</text:p>
          </table:table-cell>
          <table:table-cell table:formula="of:=[.B764]+[.C764]" office:value-type="float" office:value="71.9258670806885" calcext:value-type="float">
            <text:p>71.9258670806885</text:p>
          </table:table-cell>
          <table:table-cell table:number-columns-repeated="3"/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41454291343689" calcext:value-type="float">
            <text:p>0.41454291343689</text:p>
          </table:table-cell>
          <table:table-cell table:formula="of:=[.B765]+[.C765]" office:value-type="float" office:value="71.9622676372528" calcext:value-type="float">
            <text:p>71.9622676372528</text:p>
          </table:table-cell>
          <table:table-cell table:number-columns-repeated="3"/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251345157623291" calcext:value-type="float">
            <text:p>0.251345157623291</text:p>
          </table:table-cell>
          <table:table-cell table:formula="of:=[.B766]+[.C766]" office:value-type="float" office:value="71.7990698814392" calcext:value-type="float">
            <text:p>71.7990698814392</text:p>
          </table:table-cell>
          <table:table-cell table:number-columns-repeated="3"/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39838719367981" calcext:value-type="float">
            <text:p>0.39838719367981</text:p>
          </table:table-cell>
          <table:table-cell table:formula="of:=[.B767]+[.C767]" office:value-type="float" office:value="71.9461119174957" calcext:value-type="float">
            <text:p>71.9461119174957</text:p>
          </table:table-cell>
          <table:table-cell table:number-columns-repeated="3"/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3565354347229" calcext:value-type="float">
            <text:p>0.3565354347229</text:p>
          </table:table-cell>
          <table:table-cell table:formula="of:=[.B768]+[.C768]" office:value-type="float" office:value="71.9042601585388" calcext:value-type="float">
            <text:p>71.9042601585388</text:p>
          </table:table-cell>
          <table:table-cell table:number-columns-repeated="3"/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1.07967758178711" calcext:value-type="float">
            <text:p>1.07967758178711</text:p>
          </table:table-cell>
          <table:table-cell table:formula="of:=[.B769]+[.C769]" office:value-type="float" office:value="72.627402305603" calcext:value-type="float">
            <text:p>72.627402305603</text:p>
          </table:table-cell>
          <table:table-cell table:number-columns-repeated="3"/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369133949279785" calcext:value-type="float">
            <text:p>0.369133949279785</text:p>
          </table:table-cell>
          <table:table-cell table:formula="of:=[.B770]+[.C770]" office:value-type="float" office:value="71.9168586730957" calcext:value-type="float">
            <text:p>71.9168586730957</text:p>
          </table:table-cell>
          <table:table-cell table:number-columns-repeated="3"/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45469069480896" calcext:value-type="float">
            <text:p>0.45469069480896</text:p>
          </table:table-cell>
          <table:table-cell table:formula="of:=[.B771]+[.C771]" office:value-type="float" office:value="72.0024154186249" calcext:value-type="float">
            <text:p>72.0024154186249</text:p>
          </table:table-cell>
          <table:table-cell table:number-columns-repeated="3"/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352527856826782" calcext:value-type="float">
            <text:p>0.352527856826782</text:p>
          </table:table-cell>
          <table:table-cell table:formula="of:=[.B772]+[.C772]" office:value-type="float" office:value="71.9002525806427" calcext:value-type="float">
            <text:p>71.9002525806427</text:p>
          </table:table-cell>
          <table:table-cell table:number-columns-repeated="3"/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798109531402588" calcext:value-type="float">
            <text:p>0.798109531402588</text:p>
          </table:table-cell>
          <table:table-cell table:formula="of:=[.B773]+[.C773]" office:value-type="float" office:value="72.3458342552185" calcext:value-type="float">
            <text:p>72.3458342552185</text:p>
          </table:table-cell>
          <table:table-cell table:number-columns-repeated="3"/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1.64648938179016" calcext:value-type="float">
            <text:p>1.64648938179016</text:p>
          </table:table-cell>
          <table:table-cell table:formula="of:=[.B774]+[.C774]" office:value-type="float" office:value="73.1942141056061" calcext:value-type="float">
            <text:p>73.1942141056061</text:p>
          </table:table-cell>
          <table:table-cell table:number-columns-repeated="3"/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41916298866272" calcext:value-type="float">
            <text:p>0.41916298866272</text:p>
          </table:table-cell>
          <table:table-cell table:formula="of:=[.B775]+[.C775]" office:value-type="float" office:value="71.9668877124786" calcext:value-type="float">
            <text:p>71.9668877124786</text:p>
          </table:table-cell>
          <table:table-cell table:number-columns-repeated="3"/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362033367156982" calcext:value-type="float">
            <text:p>0.362033367156982</text:p>
          </table:table-cell>
          <table:table-cell table:formula="of:=[.B776]+[.C776]" office:value-type="float" office:value="71.9097580909729" calcext:value-type="float">
            <text:p>71.9097580909729</text:p>
          </table:table-cell>
          <table:table-cell table:number-columns-repeated="3"/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553400993347168" calcext:value-type="float">
            <text:p>0.553400993347168</text:p>
          </table:table-cell>
          <table:table-cell table:formula="of:=[.B777]+[.C777]" office:value-type="float" office:value="72.1011257171631" calcext:value-type="float">
            <text:p>72.1011257171631</text:p>
          </table:table-cell>
          <table:table-cell table:number-columns-repeated="3"/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494622945785522" calcext:value-type="float">
            <text:p>0.494622945785522</text:p>
          </table:table-cell>
          <table:table-cell table:formula="of:=[.B778]+[.C778]" office:value-type="float" office:value="72.0423476696014" calcext:value-type="float">
            <text:p>72.0423476696014</text:p>
          </table:table-cell>
          <table:table-cell table:number-columns-repeated="3"/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37542200088501" calcext:value-type="float">
            <text:p>0.37542200088501</text:p>
          </table:table-cell>
          <table:table-cell table:formula="of:=[.B779]+[.C779]" office:value-type="float" office:value="71.9231467247009" calcext:value-type="float">
            <text:p>71.9231467247009</text:p>
          </table:table-cell>
          <table:table-cell table:number-columns-repeated="3"/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1.05420184135437" calcext:value-type="float">
            <text:p>1.05420184135437</text:p>
          </table:table-cell>
          <table:table-cell table:formula="of:=[.B780]+[.C780]" office:value-type="float" office:value="72.6019265651703" calcext:value-type="float">
            <text:p>72.6019265651703</text:p>
          </table:table-cell>
          <table:table-cell table:number-columns-repeated="3"/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368676662445068" calcext:value-type="float">
            <text:p>0.368676662445068</text:p>
          </table:table-cell>
          <table:table-cell table:formula="of:=[.B781]+[.C781]" office:value-type="float" office:value="71.916401386261" calcext:value-type="float">
            <text:p>71.916401386261</text:p>
          </table:table-cell>
          <table:table-cell table:number-columns-repeated="3"/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520571231842041" calcext:value-type="float">
            <text:p>0.520571231842041</text:p>
          </table:table-cell>
          <table:table-cell table:formula="of:=[.B782]+[.C782]" office:value-type="float" office:value="72.0682959556579" calcext:value-type="float">
            <text:p>72.0682959556579</text:p>
          </table:table-cell>
          <table:table-cell table:number-columns-repeated="3"/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381556749343872" calcext:value-type="float">
            <text:p>0.381556749343872</text:p>
          </table:table-cell>
          <table:table-cell table:formula="of:=[.B783]+[.C783]" office:value-type="float" office:value="71.9292814731598" calcext:value-type="float">
            <text:p>71.9292814731598</text:p>
          </table:table-cell>
          <table:table-cell table:number-columns-repeated="3"/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482610940933228" calcext:value-type="float">
            <text:p>0.482610940933228</text:p>
          </table:table-cell>
          <table:table-cell table:formula="of:=[.B784]+[.C784]" office:value-type="float" office:value="72.0303356647491" calcext:value-type="float">
            <text:p>72.0303356647491</text:p>
          </table:table-cell>
          <table:table-cell table:number-columns-repeated="3"/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458969593048096" calcext:value-type="float">
            <text:p>0.458969593048096</text:p>
          </table:table-cell>
          <table:table-cell table:formula="of:=[.B785]+[.C785]" office:value-type="float" office:value="72.006694316864" calcext:value-type="float">
            <text:p>72.006694316864</text:p>
          </table:table-cell>
          <table:table-cell table:number-columns-repeated="3"/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1.08976078033447" calcext:value-type="float">
            <text:p>1.08976078033447</text:p>
          </table:table-cell>
          <table:table-cell table:formula="of:=[.B786]+[.C786]" office:value-type="float" office:value="72.6374855041504" calcext:value-type="float">
            <text:p>72.6374855041504</text:p>
          </table:table-cell>
          <table:table-cell table:number-columns-repeated="3"/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364959239959717" calcext:value-type="float">
            <text:p>0.364959239959717</text:p>
          </table:table-cell>
          <table:table-cell table:formula="of:=[.B787]+[.C787]" office:value-type="float" office:value="71.9126839637756" calcext:value-type="float">
            <text:p>71.9126839637756</text:p>
          </table:table-cell>
          <table:table-cell table:number-columns-repeated="3"/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395101547241211" calcext:value-type="float">
            <text:p>0.395101547241211</text:p>
          </table:table-cell>
          <table:table-cell table:formula="of:=[.B788]+[.C788]" office:value-type="float" office:value="71.9428262710571" calcext:value-type="float">
            <text:p>71.9428262710571</text:p>
          </table:table-cell>
          <table:table-cell table:number-columns-repeated="3"/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347306728363037" calcext:value-type="float">
            <text:p>0.347306728363037</text:p>
          </table:table-cell>
          <table:table-cell table:formula="of:=[.B789]+[.C789]" office:value-type="float" office:value="71.8950314521789" calcext:value-type="float">
            <text:p>71.8950314521789</text:p>
          </table:table-cell>
          <table:table-cell table:number-columns-repeated="3"/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254292249679565" calcext:value-type="float">
            <text:p>0.254292249679565</text:p>
          </table:table-cell>
          <table:table-cell table:formula="of:=[.B790]+[.C790]" office:value-type="float" office:value="71.8020169734955" calcext:value-type="float">
            <text:p>71.8020169734955</text:p>
          </table:table-cell>
          <table:table-cell table:number-columns-repeated="3"/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397613286972046" calcext:value-type="float">
            <text:p>0.397613286972046</text:p>
          </table:table-cell>
          <table:table-cell table:formula="of:=[.B791]+[.C791]" office:value-type="float" office:value="71.945338010788" calcext:value-type="float">
            <text:p>71.945338010788</text:p>
          </table:table-cell>
          <table:table-cell table:number-columns-repeated="3"/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327983856201172" calcext:value-type="float">
            <text:p>0.327983856201172</text:p>
          </table:table-cell>
          <table:table-cell table:formula="of:=[.B792]+[.C792]" office:value-type="float" office:value="71.8757085800171" calcext:value-type="float">
            <text:p>71.8757085800171</text:p>
          </table:table-cell>
          <table:table-cell table:number-columns-repeated="3"/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355134963989258" calcext:value-type="float">
            <text:p>0.355134963989258</text:p>
          </table:table-cell>
          <table:table-cell table:formula="of:=[.B793]+[.C793]" office:value-type="float" office:value="71.9028596878052" calcext:value-type="float">
            <text:p>71.9028596878052</text:p>
          </table:table-cell>
          <table:table-cell table:number-columns-repeated="3"/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1.53801870346069" calcext:value-type="float">
            <text:p>1.53801870346069</text:p>
          </table:table-cell>
          <table:table-cell table:formula="of:=[.B794]+[.C794]" office:value-type="float" office:value="73.0857434272766" calcext:value-type="float">
            <text:p>73.0857434272766</text:p>
          </table:table-cell>
          <table:table-cell table:number-columns-repeated="3"/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492326021194458" calcext:value-type="float">
            <text:p>0.492326021194458</text:p>
          </table:table-cell>
          <table:table-cell table:formula="of:=[.B795]+[.C795]" office:value-type="float" office:value="72.0400507450104" calcext:value-type="float">
            <text:p>72.0400507450104</text:p>
          </table:table-cell>
          <table:table-cell table:number-columns-repeated="3"/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3.21918153762817" calcext:value-type="float">
            <text:p>3.21918153762817</text:p>
          </table:table-cell>
          <table:table-cell table:formula="of:=[.B796]+[.C796]" office:value-type="float" office:value="74.7669062614441" calcext:value-type="float">
            <text:p>74.7669062614441</text:p>
          </table:table-cell>
          <table:table-cell table:number-columns-repeated="3"/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381913900375366" calcext:value-type="float">
            <text:p>0.381913900375366</text:p>
          </table:table-cell>
          <table:table-cell table:formula="of:=[.B797]+[.C797]" office:value-type="float" office:value="71.9296386241913" calcext:value-type="float">
            <text:p>71.9296386241913</text:p>
          </table:table-cell>
          <table:table-cell table:number-columns-repeated="3"/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372055053710938" calcext:value-type="float">
            <text:p>0.372055053710938</text:p>
          </table:table-cell>
          <table:table-cell table:formula="of:=[.B798]+[.C798]" office:value-type="float" office:value="71.9197797775268" calcext:value-type="float">
            <text:p>71.9197797775268</text:p>
          </table:table-cell>
          <table:table-cell table:number-columns-repeated="3"/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38796329498291" calcext:value-type="float">
            <text:p>0.38796329498291</text:p>
          </table:table-cell>
          <table:table-cell table:formula="of:=[.B799]+[.C799]" office:value-type="float" office:value="71.9356880187988" calcext:value-type="float">
            <text:p>71.9356880187988</text:p>
          </table:table-cell>
          <table:table-cell table:number-columns-repeated="3"/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383317708969116" calcext:value-type="float">
            <text:p>0.383317708969116</text:p>
          </table:table-cell>
          <table:table-cell table:formula="of:=[.B800]+[.C800]" office:value-type="float" office:value="71.931042432785" calcext:value-type="float">
            <text:p>71.931042432785</text:p>
          </table:table-cell>
          <table:table-cell table:number-columns-repeated="3"/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38045334815979" calcext:value-type="float">
            <text:p>0.38045334815979</text:p>
          </table:table-cell>
          <table:table-cell table:formula="of:=[.B801]+[.C801]" office:value-type="float" office:value="71.9281780719757" calcext:value-type="float">
            <text:p>71.9281780719757</text:p>
          </table:table-cell>
          <table:table-cell table:number-columns-repeated="3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1.3851056098938" calcext:value-type="float">
            <text:p>1.3851056098938</text:p>
          </table:table-cell>
          <table:table-cell table:formula="of:=[.B802]+[.C802]" office:value-type="float" office:value="72.9328303337097" calcext:value-type="float">
            <text:p>72.9328303337097</text:p>
          </table:table-cell>
          <table:table-cell table:number-columns-repeated="3"/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467765331268311" calcext:value-type="float">
            <text:p>0.467765331268311</text:p>
          </table:table-cell>
          <table:table-cell table:formula="of:=[.B803]+[.C803]" office:value-type="float" office:value="72.0154900550842" calcext:value-type="float">
            <text:p>72.0154900550842</text:p>
          </table:table-cell>
          <table:table-cell table:number-columns-repeated="3"/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2.35821413993835" calcext:value-type="float">
            <text:p>2.35821413993835</text:p>
          </table:table-cell>
          <table:table-cell table:formula="of:=[.B804]+[.C804]" office:value-type="float" office:value="73.9059388637543" calcext:value-type="float">
            <text:p>73.9059388637543</text:p>
          </table:table-cell>
          <table:table-cell table:number-columns-repeated="3"/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1.46544170379639" calcext:value-type="float">
            <text:p>1.46544170379639</text:p>
          </table:table-cell>
          <table:table-cell table:formula="of:=[.B805]+[.C805]" office:value-type="float" office:value="73.0131664276123" calcext:value-type="float">
            <text:p>73.0131664276123</text:p>
          </table:table-cell>
          <table:table-cell table:number-columns-repeated="3"/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1.52383804321289" calcext:value-type="float">
            <text:p>1.52383804321289</text:p>
          </table:table-cell>
          <table:table-cell table:formula="of:=[.B806]+[.C806]" office:value-type="float" office:value="73.0715627670288" calcext:value-type="float">
            <text:p>73.0715627670288</text:p>
          </table:table-cell>
          <table:table-cell table:number-columns-repeated="3"/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39175271987915" calcext:value-type="float">
            <text:p>0.39175271987915</text:p>
          </table:table-cell>
          <table:table-cell table:formula="of:=[.B807]+[.C807]" office:value-type="float" office:value="71.9394774436951" calcext:value-type="float">
            <text:p>71.9394774436951</text:p>
          </table:table-cell>
          <table:table-cell table:number-columns-repeated="3"/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1.83791303634644" calcext:value-type="float">
            <text:p>1.83791303634644</text:p>
          </table:table-cell>
          <table:table-cell table:formula="of:=[.B808]+[.C808]" office:value-type="float" office:value="73.3856377601623" calcext:value-type="float">
            <text:p>73.3856377601623</text:p>
          </table:table-cell>
          <table:table-cell table:number-columns-repeated="3"/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355610847473145" calcext:value-type="float">
            <text:p>0.355610847473145</text:p>
          </table:table-cell>
          <table:table-cell table:formula="of:=[.B809]+[.C809]" office:value-type="float" office:value="71.9033355712891" calcext:value-type="float">
            <text:p>71.9033355712891</text:p>
          </table:table-cell>
          <table:table-cell table:number-columns-repeated="3"/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411636114120483" calcext:value-type="float">
            <text:p>0.411636114120483</text:p>
          </table:table-cell>
          <table:table-cell table:formula="of:=[.B810]+[.C810]" office:value-type="float" office:value="71.9593608379364" calcext:value-type="float">
            <text:p>71.9593608379364</text:p>
          </table:table-cell>
          <table:table-cell table:number-columns-repeated="3"/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353498220443726" calcext:value-type="float">
            <text:p>0.353498220443726</text:p>
          </table:table-cell>
          <table:table-cell table:formula="of:=[.B811]+[.C811]" office:value-type="float" office:value="71.9012229442596" calcext:value-type="float">
            <text:p>71.9012229442596</text:p>
          </table:table-cell>
          <table:table-cell table:number-columns-repeated="3"/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890715837478638" calcext:value-type="float">
            <text:p>0.890715837478638</text:p>
          </table:table-cell>
          <table:table-cell table:formula="of:=[.B812]+[.C812]" office:value-type="float" office:value="72.4384405612945" calcext:value-type="float">
            <text:p>72.4384405612945</text:p>
          </table:table-cell>
          <table:table-cell table:number-columns-repeated="3"/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271580696105957" calcext:value-type="float">
            <text:p>0.271580696105957</text:p>
          </table:table-cell>
          <table:table-cell table:formula="of:=[.B813]+[.C813]" office:value-type="float" office:value="71.8193054199219" calcext:value-type="float">
            <text:p>71.8193054199219</text:p>
          </table:table-cell>
          <table:table-cell table:number-columns-repeated="3"/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290266990661621" calcext:value-type="float">
            <text:p>0.290266990661621</text:p>
          </table:table-cell>
          <table:table-cell table:formula="of:=[.B814]+[.C814]" office:value-type="float" office:value="71.8379917144775" calcext:value-type="float">
            <text:p>71.8379917144775</text:p>
          </table:table-cell>
          <table:table-cell table:number-columns-repeated="3"/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374993085861206" calcext:value-type="float">
            <text:p>0.374993085861206</text:p>
          </table:table-cell>
          <table:table-cell table:formula="of:=[.B815]+[.C815]" office:value-type="float" office:value="71.9227178096771" calcext:value-type="float">
            <text:p>71.9227178096771</text:p>
          </table:table-cell>
          <table:table-cell table:number-columns-repeated="3"/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486084938049316" calcext:value-type="float">
            <text:p>0.486084938049316</text:p>
          </table:table-cell>
          <table:table-cell table:formula="of:=[.B816]+[.C816]" office:value-type="float" office:value="72.0338096618652" calcext:value-type="float">
            <text:p>72.0338096618652</text:p>
          </table:table-cell>
          <table:table-cell table:number-columns-repeated="3"/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367343187332153" calcext:value-type="float">
            <text:p>0.367343187332153</text:p>
          </table:table-cell>
          <table:table-cell table:formula="of:=[.B817]+[.C817]" office:value-type="float" office:value="71.9150679111481" calcext:value-type="float">
            <text:p>71.9150679111481</text:p>
          </table:table-cell>
          <table:table-cell table:number-columns-repeated="3"/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365583181381226" calcext:value-type="float">
            <text:p>0.365583181381226</text:p>
          </table:table-cell>
          <table:table-cell table:formula="of:=[.B818]+[.C818]" office:value-type="float" office:value="71.9133079051971" calcext:value-type="float">
            <text:p>71.9133079051971</text:p>
          </table:table-cell>
          <table:table-cell table:number-columns-repeated="3"/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283546924591064" calcext:value-type="float">
            <text:p>0.283546924591064</text:p>
          </table:table-cell>
          <table:table-cell table:formula="of:=[.B819]+[.C819]" office:value-type="float" office:value="71.831271648407" calcext:value-type="float">
            <text:p>71.831271648407</text:p>
          </table:table-cell>
          <table:table-cell table:number-columns-repeated="3"/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477049112319946" calcext:value-type="float">
            <text:p>0.477049112319946</text:p>
          </table:table-cell>
          <table:table-cell table:formula="of:=[.B820]+[.C820]" office:value-type="float" office:value="72.0247738361359" calcext:value-type="float">
            <text:p>72.0247738361359</text:p>
          </table:table-cell>
          <table:table-cell table:number-columns-repeated="3"/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393792152404785" calcext:value-type="float">
            <text:p>0.393792152404785</text:p>
          </table:table-cell>
          <table:table-cell table:formula="of:=[.B821]+[.C821]" office:value-type="float" office:value="71.9415168762207" calcext:value-type="float">
            <text:p>71.9415168762207</text:p>
          </table:table-cell>
          <table:table-cell table:number-columns-repeated="3"/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394544124603272" calcext:value-type="float">
            <text:p>0.394544124603272</text:p>
          </table:table-cell>
          <table:table-cell table:formula="of:=[.B822]+[.C822]" office:value-type="float" office:value="71.9422688484192" calcext:value-type="float">
            <text:p>71.9422688484192</text:p>
          </table:table-cell>
          <table:table-cell table:number-columns-repeated="3"/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345472574234009" calcext:value-type="float">
            <text:p>0.345472574234009</text:p>
          </table:table-cell>
          <table:table-cell table:formula="of:=[.B823]+[.C823]" office:value-type="float" office:value="71.8931972980499" calcext:value-type="float">
            <text:p>71.8931972980499</text:p>
          </table:table-cell>
          <table:table-cell table:number-columns-repeated="3"/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361065149307251" calcext:value-type="float">
            <text:p>0.361065149307251</text:p>
          </table:table-cell>
          <table:table-cell table:formula="of:=[.B824]+[.C824]" office:value-type="float" office:value="71.9087898731232" calcext:value-type="float">
            <text:p>71.9087898731232</text:p>
          </table:table-cell>
          <table:table-cell table:number-columns-repeated="3"/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2.04482483863831" calcext:value-type="float">
            <text:p>2.04482483863831</text:p>
          </table:table-cell>
          <table:table-cell table:formula="of:=[.B825]+[.C825]" office:value-type="float" office:value="73.5925495624542" calcext:value-type="float">
            <text:p>73.5925495624542</text:p>
          </table:table-cell>
          <table:table-cell table:number-columns-repeated="3"/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292149543762207" calcext:value-type="float">
            <text:p>0.292149543762207</text:p>
          </table:table-cell>
          <table:table-cell table:formula="of:=[.B826]+[.C826]" office:value-type="float" office:value="71.8398742675781" calcext:value-type="float">
            <text:p>71.8398742675781</text:p>
          </table:table-cell>
          <table:table-cell table:number-columns-repeated="3"/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1.25857543945313" calcext:value-type="float">
            <text:p>1.25857543945313</text:p>
          </table:table-cell>
          <table:table-cell table:formula="of:=[.B827]+[.C827]" office:value-type="float" office:value="72.806300163269" calcext:value-type="float">
            <text:p>72.806300163269</text:p>
          </table:table-cell>
          <table:table-cell table:number-columns-repeated="3"/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352200984954834" calcext:value-type="float">
            <text:p>0.352200984954834</text:p>
          </table:table-cell>
          <table:table-cell table:formula="of:=[.B828]+[.C828]" office:value-type="float" office:value="71.8999257087707" calcext:value-type="float">
            <text:p>71.8999257087707</text:p>
          </table:table-cell>
          <table:table-cell table:number-columns-repeated="3"/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1.84179449081421" calcext:value-type="float">
            <text:p>1.84179449081421</text:p>
          </table:table-cell>
          <table:table-cell table:formula="of:=[.B829]+[.C829]" office:value-type="float" office:value="73.3895192146301" calcext:value-type="float">
            <text:p>73.3895192146301</text:p>
          </table:table-cell>
          <table:table-cell table:number-columns-repeated="3"/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405199766159058" calcext:value-type="float">
            <text:p>0.405199766159058</text:p>
          </table:table-cell>
          <table:table-cell table:formula="of:=[.B830]+[.C830]" office:value-type="float" office:value="71.952924489975" calcext:value-type="float">
            <text:p>71.952924489975</text:p>
          </table:table-cell>
          <table:table-cell table:number-columns-repeated="3"/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370306015014648" calcext:value-type="float">
            <text:p>0.370306015014648</text:p>
          </table:table-cell>
          <table:table-cell table:formula="of:=[.B831]+[.C831]" office:value-type="float" office:value="71.9180307388306" calcext:value-type="float">
            <text:p>71.9180307388306</text:p>
          </table:table-cell>
          <table:table-cell table:number-columns-repeated="3"/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506652355194092" calcext:value-type="float">
            <text:p>0.506652355194092</text:p>
          </table:table-cell>
          <table:table-cell table:formula="of:=[.B832]+[.C832]" office:value-type="float" office:value="72.05437707901" calcext:value-type="float">
            <text:p>72.05437707901</text:p>
          </table:table-cell>
          <table:table-cell table:number-columns-repeated="3"/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376149415969849" calcext:value-type="float">
            <text:p>0.376149415969849</text:p>
          </table:table-cell>
          <table:table-cell table:formula="of:=[.B833]+[.C833]" office:value-type="float" office:value="71.9238741397858" calcext:value-type="float">
            <text:p>71.9238741397858</text:p>
          </table:table-cell>
          <table:table-cell table:number-columns-repeated="3"/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379690408706665" calcext:value-type="float">
            <text:p>0.379690408706665</text:p>
          </table:table-cell>
          <table:table-cell table:formula="of:=[.B834]+[.C834]" office:value-type="float" office:value="71.9274151325226" calcext:value-type="float">
            <text:p>71.9274151325226</text:p>
          </table:table-cell>
          <table:table-cell table:number-columns-repeated="3"/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425017833709717" calcext:value-type="float">
            <text:p>0.425017833709717</text:p>
          </table:table-cell>
          <table:table-cell table:formula="of:=[.B835]+[.C835]" office:value-type="float" office:value="71.9727425575256" calcext:value-type="float">
            <text:p>71.9727425575256</text:p>
          </table:table-cell>
          <table:table-cell table:number-columns-repeated="3"/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367326736450195" calcext:value-type="float">
            <text:p>0.367326736450195</text:p>
          </table:table-cell>
          <table:table-cell table:formula="of:=[.B836]+[.C836]" office:value-type="float" office:value="71.9150514602661" calcext:value-type="float">
            <text:p>71.9150514602661</text:p>
          </table:table-cell>
          <table:table-cell table:number-columns-repeated="3"/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1.91011095046997" calcext:value-type="float">
            <text:p>1.91011095046997</text:p>
          </table:table-cell>
          <table:table-cell table:formula="of:=[.B837]+[.C837]" office:value-type="float" office:value="73.4578356742859" calcext:value-type="float">
            <text:p>73.4578356742859</text:p>
          </table:table-cell>
          <table:table-cell table:number-columns-repeated="3"/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413635015487671" calcext:value-type="float">
            <text:p>0.413635015487671</text:p>
          </table:table-cell>
          <table:table-cell table:formula="of:=[.B838]+[.C838]" office:value-type="float" office:value="71.9613597393036" calcext:value-type="float">
            <text:p>71.9613597393036</text:p>
          </table:table-cell>
          <table:table-cell table:number-columns-repeated="3"/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1.17123103141785" calcext:value-type="float">
            <text:p>1.17123103141785</text:p>
          </table:table-cell>
          <table:table-cell table:formula="of:=[.B839]+[.C839]" office:value-type="float" office:value="72.7189557552338" calcext:value-type="float">
            <text:p>72.7189557552338</text:p>
          </table:table-cell>
          <table:table-cell table:number-columns-repeated="3"/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491048336029053" calcext:value-type="float">
            <text:p>0.491048336029053</text:p>
          </table:table-cell>
          <table:table-cell table:formula="of:=[.B840]+[.C840]" office:value-type="float" office:value="72.038773059845" calcext:value-type="float">
            <text:p>72.038773059845</text:p>
          </table:table-cell>
          <table:table-cell table:number-columns-repeated="3"/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341589450836182" calcext:value-type="float">
            <text:p>0.341589450836182</text:p>
          </table:table-cell>
          <table:table-cell table:formula="of:=[.B841]+[.C841]" office:value-type="float" office:value="71.8893141746521" calcext:value-type="float">
            <text:p>71.8893141746521</text:p>
          </table:table-cell>
          <table:table-cell table:number-columns-repeated="3"/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384737253189087" calcext:value-type="float">
            <text:p>0.384737253189087</text:p>
          </table:table-cell>
          <table:table-cell table:formula="of:=[.B842]+[.C842]" office:value-type="float" office:value="71.932461977005" calcext:value-type="float">
            <text:p>71.932461977005</text:p>
          </table:table-cell>
          <table:table-cell table:number-columns-repeated="3"/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343315601348877" calcext:value-type="float">
            <text:p>0.343315601348877</text:p>
          </table:table-cell>
          <table:table-cell table:formula="of:=[.B843]+[.C843]" office:value-type="float" office:value="71.8910403251648" calcext:value-type="float">
            <text:p>71.8910403251648</text:p>
          </table:table-cell>
          <table:table-cell table:number-columns-repeated="3"/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1.36007189750671" calcext:value-type="float">
            <text:p>1.36007189750671</text:p>
          </table:table-cell>
          <table:table-cell table:formula="of:=[.B844]+[.C844]" office:value-type="float" office:value="72.9077966213226" calcext:value-type="float">
            <text:p>72.9077966213226</text:p>
          </table:table-cell>
          <table:table-cell table:number-columns-repeated="3"/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278947353363037" calcext:value-type="float">
            <text:p>0.278947353363037</text:p>
          </table:table-cell>
          <table:table-cell table:formula="of:=[.B845]+[.C845]" office:value-type="float" office:value="71.8266720771789" calcext:value-type="float">
            <text:p>71.8266720771789</text:p>
          </table:table-cell>
          <table:table-cell table:number-columns-repeated="3"/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38632607460022" calcext:value-type="float">
            <text:p>0.38632607460022</text:p>
          </table:table-cell>
          <table:table-cell table:formula="of:=[.B846]+[.C846]" office:value-type="float" office:value="71.9340507984161" calcext:value-type="float">
            <text:p>71.9340507984161</text:p>
          </table:table-cell>
          <table:table-cell table:number-columns-repeated="3"/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262313604354858" calcext:value-type="float">
            <text:p>0.262313604354858</text:p>
          </table:table-cell>
          <table:table-cell table:formula="of:=[.B847]+[.C847]" office:value-type="float" office:value="71.8100383281708" calcext:value-type="float">
            <text:p>71.8100383281708</text:p>
          </table:table-cell>
          <table:table-cell table:number-columns-repeated="3"/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4.73513197898865" calcext:value-type="float">
            <text:p>4.73513197898865</text:p>
          </table:table-cell>
          <table:table-cell table:formula="of:=[.B848]+[.C848]" office:value-type="float" office:value="76.2828567028046" calcext:value-type="float">
            <text:p>76.2828567028046</text:p>
          </table:table-cell>
          <table:table-cell table:number-columns-repeated="3"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404672861099243" calcext:value-type="float">
            <text:p>0.404672861099243</text:p>
          </table:table-cell>
          <table:table-cell table:formula="of:=[.B849]+[.C849]" office:value-type="float" office:value="71.9523975849152" calcext:value-type="float">
            <text:p>71.9523975849152</text:p>
          </table:table-cell>
          <table:table-cell table:number-columns-repeated="3"/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364128589630127" calcext:value-type="float">
            <text:p>0.364128589630127</text:p>
          </table:table-cell>
          <table:table-cell table:formula="of:=[.B850]+[.C850]" office:value-type="float" office:value="71.911853313446" calcext:value-type="float">
            <text:p>71.911853313446</text:p>
          </table:table-cell>
          <table:table-cell table:number-columns-repeated="3"/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44969654083252" calcext:value-type="float">
            <text:p>0.44969654083252</text:p>
          </table:table-cell>
          <table:table-cell table:formula="of:=[.B851]+[.C851]" office:value-type="float" office:value="71.9974212646484" calcext:value-type="float">
            <text:p>71.9974212646484</text:p>
          </table:table-cell>
          <table:table-cell table:number-columns-repeated="3"/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334565401077271" calcext:value-type="float">
            <text:p>0.334565401077271</text:p>
          </table:table-cell>
          <table:table-cell table:formula="of:=[.B852]+[.C852]" office:value-type="float" office:value="71.8822901248932" calcext:value-type="float">
            <text:p>71.8822901248932</text:p>
          </table:table-cell>
          <table:table-cell table:number-columns-repeated="3"/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379876136779785" calcext:value-type="float">
            <text:p>0.379876136779785</text:p>
          </table:table-cell>
          <table:table-cell table:formula="of:=[.B853]+[.C853]" office:value-type="float" office:value="71.9276008605957" calcext:value-type="float">
            <text:p>71.9276008605957</text:p>
          </table:table-cell>
          <table:table-cell table:number-columns-repeated="3"/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405370950698853" calcext:value-type="float">
            <text:p>0.405370950698853</text:p>
          </table:table-cell>
          <table:table-cell table:formula="of:=[.B854]+[.C854]" office:value-type="float" office:value="71.9530956745148" calcext:value-type="float">
            <text:p>71.9530956745148</text:p>
          </table:table-cell>
          <table:table-cell table:number-columns-repeated="3"/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367373704910278" calcext:value-type="float">
            <text:p>0.367373704910278</text:p>
          </table:table-cell>
          <table:table-cell table:formula="of:=[.B855]+[.C855]" office:value-type="float" office:value="71.9150984287262" calcext:value-type="float">
            <text:p>71.9150984287262</text:p>
          </table:table-cell>
          <table:table-cell table:number-columns-repeated="3"/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408382177352905" calcext:value-type="float">
            <text:p>0.408382177352905</text:p>
          </table:table-cell>
          <table:table-cell table:formula="of:=[.B856]+[.C856]" office:value-type="float" office:value="71.9561069011688" calcext:value-type="float">
            <text:p>71.9561069011688</text:p>
          </table:table-cell>
          <table:table-cell table:number-columns-repeated="3"/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369735479354858" calcext:value-type="float">
            <text:p>0.369735479354858</text:p>
          </table:table-cell>
          <table:table-cell table:formula="of:=[.B857]+[.C857]" office:value-type="float" office:value="71.9174602031708" calcext:value-type="float">
            <text:p>71.9174602031708</text:p>
          </table:table-cell>
          <table:table-cell table:number-columns-repeated="3"/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1.46683931350708" calcext:value-type="float">
            <text:p>1.46683931350708</text:p>
          </table:table-cell>
          <table:table-cell table:formula="of:=[.B858]+[.C858]" office:value-type="float" office:value="73.014564037323" calcext:value-type="float">
            <text:p>73.014564037323</text:p>
          </table:table-cell>
          <table:table-cell table:number-columns-repeated="3"/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35232949256897" calcext:value-type="float">
            <text:p>0.35232949256897</text:p>
          </table:table-cell>
          <table:table-cell table:formula="of:=[.B859]+[.C859]" office:value-type="float" office:value="71.9000542163849" calcext:value-type="float">
            <text:p>71.9000542163849</text:p>
          </table:table-cell>
          <table:table-cell table:number-columns-repeated="3"/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363044261932373" calcext:value-type="float">
            <text:p>0.363044261932373</text:p>
          </table:table-cell>
          <table:table-cell table:formula="of:=[.B860]+[.C860]" office:value-type="float" office:value="71.9107689857483" calcext:value-type="float">
            <text:p>71.9107689857483</text:p>
          </table:table-cell>
          <table:table-cell table:number-columns-repeated="3"/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347770690917969" calcext:value-type="float">
            <text:p>0.347770690917969</text:p>
          </table:table-cell>
          <table:table-cell table:formula="of:=[.B861]+[.C861]" office:value-type="float" office:value="71.8954954147339" calcext:value-type="float">
            <text:p>71.8954954147339</text:p>
          </table:table-cell>
          <table:table-cell table:number-columns-repeated="3"/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277978420257568" calcext:value-type="float">
            <text:p>0.277978420257568</text:p>
          </table:table-cell>
          <table:table-cell table:formula="of:=[.B862]+[.C862]" office:value-type="float" office:value="71.8257031440735" calcext:value-type="float">
            <text:p>71.8257031440735</text:p>
          </table:table-cell>
          <table:table-cell table:number-columns-repeated="3"/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388589382171631" calcext:value-type="float">
            <text:p>0.388589382171631</text:p>
          </table:table-cell>
          <table:table-cell table:formula="of:=[.B863]+[.C863]" office:value-type="float" office:value="71.9363141059875" calcext:value-type="float">
            <text:p>71.9363141059875</text:p>
          </table:table-cell>
          <table:table-cell table:number-columns-repeated="3"/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1.09118676185608" calcext:value-type="float">
            <text:p>1.09118676185608</text:p>
          </table:table-cell>
          <table:table-cell table:formula="of:=[.B864]+[.C864]" office:value-type="float" office:value="72.638911485672" calcext:value-type="float">
            <text:p>72.638911485672</text:p>
          </table:table-cell>
          <table:table-cell table:number-columns-repeated="3"/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275221347808838" calcext:value-type="float">
            <text:p>0.275221347808838</text:p>
          </table:table-cell>
          <table:table-cell table:formula="of:=[.B865]+[.C865]" office:value-type="float" office:value="71.8229460716247" calcext:value-type="float">
            <text:p>71.8229460716247</text:p>
          </table:table-cell>
          <table:table-cell table:number-columns-repeated="3"/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325843811035156" calcext:value-type="float">
            <text:p>0.325843811035156</text:p>
          </table:table-cell>
          <table:table-cell table:formula="of:=[.B866]+[.C866]" office:value-type="float" office:value="71.8735685348511" calcext:value-type="float">
            <text:p>71.8735685348511</text:p>
          </table:table-cell>
          <table:table-cell table:number-columns-repeated="3"/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409415006637573" calcext:value-type="float">
            <text:p>0.409415006637573</text:p>
          </table:table-cell>
          <table:table-cell table:formula="of:=[.B867]+[.C867]" office:value-type="float" office:value="71.9571397304535" calcext:value-type="float">
            <text:p>71.9571397304535</text:p>
          </table:table-cell>
          <table:table-cell table:number-columns-repeated="3"/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345440149307251" calcext:value-type="float">
            <text:p>0.345440149307251</text:p>
          </table:table-cell>
          <table:table-cell table:formula="of:=[.B868]+[.C868]" office:value-type="float" office:value="71.8931648731232" calcext:value-type="float">
            <text:p>71.8931648731232</text:p>
          </table:table-cell>
          <table:table-cell table:number-columns-repeated="3"/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51242208480835" calcext:value-type="float">
            <text:p>0.51242208480835</text:p>
          </table:table-cell>
          <table:table-cell table:formula="of:=[.B869]+[.C869]" office:value-type="float" office:value="72.0601468086243" calcext:value-type="float">
            <text:p>72.0601468086243</text:p>
          </table:table-cell>
          <table:table-cell table:number-columns-repeated="3"/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396900415420532" calcext:value-type="float">
            <text:p>0.396900415420532</text:p>
          </table:table-cell>
          <table:table-cell table:formula="of:=[.B870]+[.C870]" office:value-type="float" office:value="71.9446251392364" calcext:value-type="float">
            <text:p>71.9446251392364</text:p>
          </table:table-cell>
          <table:table-cell table:number-columns-repeated="3"/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570024967193604" calcext:value-type="float">
            <text:p>0.570024967193604</text:p>
          </table:table-cell>
          <table:table-cell table:formula="of:=[.B871]+[.C871]" office:value-type="float" office:value="72.1177496910095" calcext:value-type="float">
            <text:p>72.1177496910095</text:p>
          </table:table-cell>
          <table:table-cell table:number-columns-repeated="3"/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1.09511017799377" calcext:value-type="float">
            <text:p>1.09511017799377</text:p>
          </table:table-cell>
          <table:table-cell table:formula="of:=[.B872]+[.C872]" office:value-type="float" office:value="72.6428349018097" calcext:value-type="float">
            <text:p>72.6428349018097</text:p>
          </table:table-cell>
          <table:table-cell table:number-columns-repeated="3"/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378111362457275" calcext:value-type="float">
            <text:p>0.378111362457275</text:p>
          </table:table-cell>
          <table:table-cell table:formula="of:=[.B873]+[.C873]" office:value-type="float" office:value="71.9258360862732" calcext:value-type="float">
            <text:p>71.9258360862732</text:p>
          </table:table-cell>
          <table:table-cell table:number-columns-repeated="3"/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38686990737915" calcext:value-type="float">
            <text:p>0.38686990737915</text:p>
          </table:table-cell>
          <table:table-cell table:formula="of:=[.B874]+[.C874]" office:value-type="float" office:value="71.9345946311951" calcext:value-type="float">
            <text:p>71.9345946311951</text:p>
          </table:table-cell>
          <table:table-cell table:number-columns-repeated="3"/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263214349746704" calcext:value-type="float">
            <text:p>0.263214349746704</text:p>
          </table:table-cell>
          <table:table-cell table:formula="of:=[.B875]+[.C875]" office:value-type="float" office:value="71.8109390735626" calcext:value-type="float">
            <text:p>71.8109390735626</text:p>
          </table:table-cell>
          <table:table-cell table:number-columns-repeated="3"/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372681617736816" calcext:value-type="float">
            <text:p>0.372681617736816</text:p>
          </table:table-cell>
          <table:table-cell table:formula="of:=[.B876]+[.C876]" office:value-type="float" office:value="71.9204063415527" calcext:value-type="float">
            <text:p>71.9204063415527</text:p>
          </table:table-cell>
          <table:table-cell table:number-columns-repeated="3"/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354257106781006" calcext:value-type="float">
            <text:p>0.354257106781006</text:p>
          </table:table-cell>
          <table:table-cell table:formula="of:=[.B877]+[.C877]" office:value-type="float" office:value="71.9019818305969" calcext:value-type="float">
            <text:p>71.9019818305969</text:p>
          </table:table-cell>
          <table:table-cell table:number-columns-repeated="3"/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1.6359429359436" calcext:value-type="float">
            <text:p>1.6359429359436</text:p>
          </table:table-cell>
          <table:table-cell table:formula="of:=[.B878]+[.C878]" office:value-type="float" office:value="73.1836676597595" calcext:value-type="float">
            <text:p>73.1836676597595</text:p>
          </table:table-cell>
          <table:table-cell table:number-columns-repeated="3"/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442110776901245" calcext:value-type="float">
            <text:p>0.442110776901245</text:p>
          </table:table-cell>
          <table:table-cell table:formula="of:=[.B879]+[.C879]" office:value-type="float" office:value="71.9898355007172" calcext:value-type="float">
            <text:p>71.9898355007172</text:p>
          </table:table-cell>
          <table:table-cell table:number-columns-repeated="3"/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373393535614014" calcext:value-type="float">
            <text:p>0.373393535614014</text:p>
          </table:table-cell>
          <table:table-cell table:formula="of:=[.B880]+[.C880]" office:value-type="float" office:value="71.9211182594299" calcext:value-type="float">
            <text:p>71.9211182594299</text:p>
          </table:table-cell>
          <table:table-cell table:number-columns-repeated="3"/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357349395751953" calcext:value-type="float">
            <text:p>0.357349395751953</text:p>
          </table:table-cell>
          <table:table-cell table:formula="of:=[.B881]+[.C881]" office:value-type="float" office:value="71.9050741195679" calcext:value-type="float">
            <text:p>71.9050741195679</text:p>
          </table:table-cell>
          <table:table-cell table:number-columns-repeated="3"/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318100929260254" calcext:value-type="float">
            <text:p>0.318100929260254</text:p>
          </table:table-cell>
          <table:table-cell table:formula="of:=[.B882]+[.C882]" office:value-type="float" office:value="71.8658256530762" calcext:value-type="float">
            <text:p>71.8658256530762</text:p>
          </table:table-cell>
          <table:table-cell table:number-columns-repeated="3"/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338921546936035" calcext:value-type="float">
            <text:p>0.338921546936035</text:p>
          </table:table-cell>
          <table:table-cell table:formula="of:=[.B883]+[.C883]" office:value-type="float" office:value="71.8866462707519" calcext:value-type="float">
            <text:p>71.8866462707519</text:p>
          </table:table-cell>
          <table:table-cell table:number-columns-repeated="3"/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406765937805176" calcext:value-type="float">
            <text:p>0.406765937805176</text:p>
          </table:table-cell>
          <table:table-cell table:formula="of:=[.B884]+[.C884]" office:value-type="float" office:value="71.9544906616211" calcext:value-type="float">
            <text:p>71.9544906616211</text:p>
          </table:table-cell>
          <table:table-cell table:number-columns-repeated="3"/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377156257629395" calcext:value-type="float">
            <text:p>0.377156257629395</text:p>
          </table:table-cell>
          <table:table-cell table:formula="of:=[.B885]+[.C885]" office:value-type="float" office:value="71.9248809814453" calcext:value-type="float">
            <text:p>71.9248809814453</text:p>
          </table:table-cell>
          <table:table-cell table:number-columns-repeated="3"/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1.46924638748169" calcext:value-type="float">
            <text:p>1.46924638748169</text:p>
          </table:table-cell>
          <table:table-cell table:formula="of:=[.B886]+[.C886]" office:value-type="float" office:value="73.0169711112976" calcext:value-type="float">
            <text:p>73.0169711112976</text:p>
          </table:table-cell>
          <table:table-cell table:number-columns-repeated="3"/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352206230163574" calcext:value-type="float">
            <text:p>0.352206230163574</text:p>
          </table:table-cell>
          <table:table-cell table:formula="of:=[.B887]+[.C887]" office:value-type="float" office:value="71.8999309539795" calcext:value-type="float">
            <text:p>71.8999309539795</text:p>
          </table:table-cell>
          <table:table-cell table:number-columns-repeated="3"/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590442180633545" calcext:value-type="float">
            <text:p>0.590442180633545</text:p>
          </table:table-cell>
          <table:table-cell table:formula="of:=[.B888]+[.C888]" office:value-type="float" office:value="72.1381669044495" calcext:value-type="float">
            <text:p>72.1381669044495</text:p>
          </table:table-cell>
          <table:table-cell table:number-columns-repeated="3"/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344884872436523" calcext:value-type="float">
            <text:p>0.344884872436523</text:p>
          </table:table-cell>
          <table:table-cell table:formula="of:=[.B889]+[.C889]" office:value-type="float" office:value="71.8926095962524" calcext:value-type="float">
            <text:p>71.8926095962524</text:p>
          </table:table-cell>
          <table:table-cell table:number-columns-repeated="3"/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343609571456909" calcext:value-type="float">
            <text:p>0.343609571456909</text:p>
          </table:table-cell>
          <table:table-cell table:formula="of:=[.B890]+[.C890]" office:value-type="float" office:value="71.8913342952728" calcext:value-type="float">
            <text:p>71.8913342952728</text:p>
          </table:table-cell>
          <table:table-cell table:number-columns-repeated="3"/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670857191085815" calcext:value-type="float">
            <text:p>0.670857191085815</text:p>
          </table:table-cell>
          <table:table-cell table:formula="of:=[.B891]+[.C891]" office:value-type="float" office:value="72.2185819149017" calcext:value-type="float">
            <text:p>72.2185819149017</text:p>
          </table:table-cell>
          <table:table-cell table:number-columns-repeated="3"/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363468170166016" calcext:value-type="float">
            <text:p>0.363468170166016</text:p>
          </table:table-cell>
          <table:table-cell table:formula="of:=[.B892]+[.C892]" office:value-type="float" office:value="71.9111928939819" calcext:value-type="float">
            <text:p>71.9111928939819</text:p>
          </table:table-cell>
          <table:table-cell table:number-columns-repeated="3"/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265655279159546" calcext:value-type="float">
            <text:p>0.265655279159546</text:p>
          </table:table-cell>
          <table:table-cell table:formula="of:=[.B893]+[.C893]" office:value-type="float" office:value="71.8133800029755" calcext:value-type="float">
            <text:p>71.8133800029755</text:p>
          </table:table-cell>
          <table:table-cell table:number-columns-repeated="3"/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388315439224243" calcext:value-type="float">
            <text:p>0.388315439224243</text:p>
          </table:table-cell>
          <table:table-cell table:formula="of:=[.B894]+[.C894]" office:value-type="float" office:value="71.9360401630402" calcext:value-type="float">
            <text:p>71.9360401630402</text:p>
          </table:table-cell>
          <table:table-cell table:number-columns-repeated="3"/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353848695755005" calcext:value-type="float">
            <text:p>0.353848695755005</text:p>
          </table:table-cell>
          <table:table-cell table:formula="of:=[.B895]+[.C895]" office:value-type="float" office:value="71.9015734195709" calcext:value-type="float">
            <text:p>71.9015734195709</text:p>
          </table:table-cell>
          <table:table-cell table:number-columns-repeated="3"/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44634222984314" calcext:value-type="float">
            <text:p>0.44634222984314</text:p>
          </table:table-cell>
          <table:table-cell table:formula="of:=[.B896]+[.C896]" office:value-type="float" office:value="71.994066953659" calcext:value-type="float">
            <text:p>71.994066953659</text:p>
          </table:table-cell>
          <table:table-cell table:number-columns-repeated="3"/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1.25004196166992" calcext:value-type="float">
            <text:p>1.25004196166992</text:p>
          </table:table-cell>
          <table:table-cell table:formula="of:=[.B897]+[.C897]" office:value-type="float" office:value="72.7977666854858" calcext:value-type="float">
            <text:p>72.7977666854858</text:p>
          </table:table-cell>
          <table:table-cell table:number-columns-repeated="3"/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383723497390747" calcext:value-type="float">
            <text:p>0.383723497390747</text:p>
          </table:table-cell>
          <table:table-cell table:formula="of:=[.B898]+[.C898]" office:value-type="float" office:value="71.9314482212067" calcext:value-type="float">
            <text:p>71.9314482212067</text:p>
          </table:table-cell>
          <table:table-cell table:number-columns-repeated="3"/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359930753707886" calcext:value-type="float">
            <text:p>0.359930753707886</text:p>
          </table:table-cell>
          <table:table-cell table:formula="of:=[.B899]+[.C899]" office:value-type="float" office:value="71.9076554775238" calcext:value-type="float">
            <text:p>71.9076554775238</text:p>
          </table:table-cell>
          <table:table-cell table:number-columns-repeated="3"/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465390205383301" calcext:value-type="float">
            <text:p>0.465390205383301</text:p>
          </table:table-cell>
          <table:table-cell table:formula="of:=[.B900]+[.C900]" office:value-type="float" office:value="72.0131149291992" calcext:value-type="float">
            <text:p>72.0131149291992</text:p>
          </table:table-cell>
          <table:table-cell table:number-columns-repeated="3"/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420806169509888" calcext:value-type="float">
            <text:p>0.420806169509888</text:p>
          </table:table-cell>
          <table:table-cell table:formula="of:=[.B901]+[.C901]" office:value-type="float" office:value="71.9685308933258" calcext:value-type="float">
            <text:p>71.9685308933258</text:p>
          </table:table-cell>
          <table:table-cell table:number-columns-repeated="3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347898244857788" calcext:value-type="float">
            <text:p>0.347898244857788</text:p>
          </table:table-cell>
          <table:table-cell table:formula="of:=[.B902]+[.C902]" office:value-type="float" office:value="71.8956229686737" calcext:value-type="float">
            <text:p>71.8956229686737</text:p>
          </table:table-cell>
          <table:table-cell table:number-columns-repeated="3"/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282465219497681" calcext:value-type="float">
            <text:p>0.282465219497681</text:p>
          </table:table-cell>
          <table:table-cell table:formula="of:=[.B903]+[.C903]" office:value-type="float" office:value="71.8301899433136" calcext:value-type="float">
            <text:p>71.8301899433136</text:p>
          </table:table-cell>
          <table:table-cell table:number-columns-repeated="3"/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35989785194397" calcext:value-type="float">
            <text:p>0.35989785194397</text:p>
          </table:table-cell>
          <table:table-cell table:formula="of:=[.B904]+[.C904]" office:value-type="float" office:value="71.9076225757599" calcext:value-type="float">
            <text:p>71.9076225757599</text:p>
          </table:table-cell>
          <table:table-cell table:number-columns-repeated="3"/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378466606140137" calcext:value-type="float">
            <text:p>0.378466606140137</text:p>
          </table:table-cell>
          <table:table-cell table:formula="of:=[.B905]+[.C905]" office:value-type="float" office:value="71.926191329956" calcext:value-type="float">
            <text:p>71.926191329956</text:p>
          </table:table-cell>
          <table:table-cell table:number-columns-repeated="3"/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1.22707748413086" calcext:value-type="float">
            <text:p>1.22707748413086</text:p>
          </table:table-cell>
          <table:table-cell table:formula="of:=[.B906]+[.C906]" office:value-type="float" office:value="72.7748022079468" calcext:value-type="float">
            <text:p>72.7748022079468</text:p>
          </table:table-cell>
          <table:table-cell table:number-columns-repeated="3"/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433489799499512" calcext:value-type="float">
            <text:p>0.433489799499512</text:p>
          </table:table-cell>
          <table:table-cell table:formula="of:=[.B907]+[.C907]" office:value-type="float" office:value="71.9812145233154" calcext:value-type="float">
            <text:p>71.9812145233154</text:p>
          </table:table-cell>
          <table:table-cell table:number-columns-repeated="3"/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423006057739258" calcext:value-type="float">
            <text:p>0.423006057739258</text:p>
          </table:table-cell>
          <table:table-cell table:formula="of:=[.B908]+[.C908]" office:value-type="float" office:value="71.9707307815552" calcext:value-type="float">
            <text:p>71.9707307815552</text:p>
          </table:table-cell>
          <table:table-cell table:number-columns-repeated="3"/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343983173370361" calcext:value-type="float">
            <text:p>0.343983173370361</text:p>
          </table:table-cell>
          <table:table-cell table:formula="of:=[.B909]+[.C909]" office:value-type="float" office:value="71.8917078971863" calcext:value-type="float">
            <text:p>71.8917078971863</text:p>
          </table:table-cell>
          <table:table-cell table:number-columns-repeated="3"/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395069599151611" calcext:value-type="float">
            <text:p>0.395069599151611</text:p>
          </table:table-cell>
          <table:table-cell table:formula="of:=[.B910]+[.C910]" office:value-type="float" office:value="71.9427943229675" calcext:value-type="float">
            <text:p>71.9427943229675</text:p>
          </table:table-cell>
          <table:table-cell table:number-columns-repeated="3"/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61537766456604" calcext:value-type="float">
            <text:p>0.61537766456604</text:p>
          </table:table-cell>
          <table:table-cell table:formula="of:=[.B911]+[.C911]" office:value-type="float" office:value="72.1631023883819" calcext:value-type="float">
            <text:p>72.1631023883819</text:p>
          </table:table-cell>
          <table:table-cell table:number-columns-repeated="3"/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330646514892578" calcext:value-type="float">
            <text:p>0.330646514892578</text:p>
          </table:table-cell>
          <table:table-cell table:formula="of:=[.B912]+[.C912]" office:value-type="float" office:value="71.8783712387085" calcext:value-type="float">
            <text:p>71.8783712387085</text:p>
          </table:table-cell>
          <table:table-cell table:number-columns-repeated="3"/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360422372817993" calcext:value-type="float">
            <text:p>0.360422372817993</text:p>
          </table:table-cell>
          <table:table-cell table:formula="of:=[.B913]+[.C913]" office:value-type="float" office:value="71.9081470966339" calcext:value-type="float">
            <text:p>71.9081470966339</text:p>
          </table:table-cell>
          <table:table-cell table:number-columns-repeated="3"/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1.07571935653687" calcext:value-type="float">
            <text:p>1.07571935653687</text:p>
          </table:table-cell>
          <table:table-cell table:formula="of:=[.B914]+[.C914]" office:value-type="float" office:value="72.6234440803528" calcext:value-type="float">
            <text:p>72.6234440803528</text:p>
          </table:table-cell>
          <table:table-cell table:number-columns-repeated="3"/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414061784744263" calcext:value-type="float">
            <text:p>0.414061784744263</text:p>
          </table:table-cell>
          <table:table-cell table:formula="of:=[.B915]+[.C915]" office:value-type="float" office:value="71.9617865085602" calcext:value-type="float">
            <text:p>71.9617865085602</text:p>
          </table:table-cell>
          <table:table-cell table:number-columns-repeated="3"/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909687995910645" calcext:value-type="float">
            <text:p>0.909687995910645</text:p>
          </table:table-cell>
          <table:table-cell table:formula="of:=[.B916]+[.C916]" office:value-type="float" office:value="72.4574127197266" calcext:value-type="float">
            <text:p>72.4574127197266</text:p>
          </table:table-cell>
          <table:table-cell table:number-columns-repeated="3"/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278180837631226" calcext:value-type="float">
            <text:p>0.278180837631226</text:p>
          </table:table-cell>
          <table:table-cell table:formula="of:=[.B917]+[.C917]" office:value-type="float" office:value="71.8259055614471" calcext:value-type="float">
            <text:p>71.8259055614471</text:p>
          </table:table-cell>
          <table:table-cell table:number-columns-repeated="3"/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823929786682129" calcext:value-type="float">
            <text:p>0.823929786682129</text:p>
          </table:table-cell>
          <table:table-cell table:formula="of:=[.B918]+[.C918]" office:value-type="float" office:value="72.371654510498" calcext:value-type="float">
            <text:p>72.371654510498</text:p>
          </table:table-cell>
          <table:table-cell table:number-columns-repeated="3"/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924966812133789" calcext:value-type="float">
            <text:p>0.924966812133789</text:p>
          </table:table-cell>
          <table:table-cell table:formula="of:=[.B919]+[.C919]" office:value-type="float" office:value="72.4726915359497" calcext:value-type="float">
            <text:p>72.4726915359497</text:p>
          </table:table-cell>
          <table:table-cell table:number-columns-repeated="3"/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384688138961792" calcext:value-type="float">
            <text:p>0.384688138961792</text:p>
          </table:table-cell>
          <table:table-cell table:formula="of:=[.B920]+[.C920]" office:value-type="float" office:value="71.9324128627777" calcext:value-type="float">
            <text:p>71.9324128627777</text:p>
          </table:table-cell>
          <table:table-cell table:number-columns-repeated="3"/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254228115081787" calcext:value-type="float">
            <text:p>0.254228115081787</text:p>
          </table:table-cell>
          <table:table-cell table:formula="of:=[.B921]+[.C921]" office:value-type="float" office:value="71.8019528388977" calcext:value-type="float">
            <text:p>71.8019528388977</text:p>
          </table:table-cell>
          <table:table-cell table:number-columns-repeated="3"/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578023195266724" calcext:value-type="float">
            <text:p>0.578023195266724</text:p>
          </table:table-cell>
          <table:table-cell table:formula="of:=[.B922]+[.C922]" office:value-type="float" office:value="72.1257479190826" calcext:value-type="float">
            <text:p>72.1257479190826</text:p>
          </table:table-cell>
          <table:table-cell table:number-columns-repeated="3"/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276597023010254" calcext:value-type="float">
            <text:p>0.276597023010254</text:p>
          </table:table-cell>
          <table:table-cell table:formula="of:=[.B923]+[.C923]" office:value-type="float" office:value="71.8243217468262" calcext:value-type="float">
            <text:p>71.8243217468262</text:p>
          </table:table-cell>
          <table:table-cell table:number-columns-repeated="3"/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464137315750122" calcext:value-type="float">
            <text:p>0.464137315750122</text:p>
          </table:table-cell>
          <table:table-cell table:formula="of:=[.B924]+[.C924]" office:value-type="float" office:value="72.011862039566" calcext:value-type="float">
            <text:p>72.011862039566</text:p>
          </table:table-cell>
          <table:table-cell table:number-columns-repeated="3"/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35737133026123" calcext:value-type="float">
            <text:p>0.35737133026123</text:p>
          </table:table-cell>
          <table:table-cell table:formula="of:=[.B925]+[.C925]" office:value-type="float" office:value="71.9050960540771" calcext:value-type="float">
            <text:p>71.9050960540771</text:p>
          </table:table-cell>
          <table:table-cell table:number-columns-repeated="3"/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388209342956543" calcext:value-type="float">
            <text:p>0.388209342956543</text:p>
          </table:table-cell>
          <table:table-cell table:formula="of:=[.B926]+[.C926]" office:value-type="float" office:value="71.9359340667725" calcext:value-type="float">
            <text:p>71.9359340667725</text:p>
          </table:table-cell>
          <table:table-cell table:number-columns-repeated="3"/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497585296630859" calcext:value-type="float">
            <text:p>0.497585296630859</text:p>
          </table:table-cell>
          <table:table-cell table:formula="of:=[.B927]+[.C927]" office:value-type="float" office:value="72.0453100204468" calcext:value-type="float">
            <text:p>72.0453100204468</text:p>
          </table:table-cell>
          <table:table-cell table:number-columns-repeated="3"/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358821868896484" calcext:value-type="float">
            <text:p>0.358821868896484</text:p>
          </table:table-cell>
          <table:table-cell table:formula="of:=[.B928]+[.C928]" office:value-type="float" office:value="71.9065465927124" calcext:value-type="float">
            <text:p>71.9065465927124</text:p>
          </table:table-cell>
          <table:table-cell table:number-columns-repeated="3"/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382891893386841" calcext:value-type="float">
            <text:p>0.382891893386841</text:p>
          </table:table-cell>
          <table:table-cell table:formula="of:=[.B929]+[.C929]" office:value-type="float" office:value="71.9306166172027" calcext:value-type="float">
            <text:p>71.9306166172027</text:p>
          </table:table-cell>
          <table:table-cell table:number-columns-repeated="3"/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1.69717216491699" calcext:value-type="float">
            <text:p>1.69717216491699</text:p>
          </table:table-cell>
          <table:table-cell table:formula="of:=[.B930]+[.C930]" office:value-type="float" office:value="73.2448968887329" calcext:value-type="float">
            <text:p>73.2448968887329</text:p>
          </table:table-cell>
          <table:table-cell table:number-columns-repeated="3"/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4.17447543144226" calcext:value-type="float">
            <text:p>4.17447543144226</text:p>
          </table:table-cell>
          <table:table-cell table:formula="of:=[.B931]+[.C931]" office:value-type="float" office:value="75.7222001552582" calcext:value-type="float">
            <text:p>75.7222001552582</text:p>
          </table:table-cell>
          <table:table-cell table:number-columns-repeated="3"/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371947526931763" calcext:value-type="float">
            <text:p>0.371947526931763</text:p>
          </table:table-cell>
          <table:table-cell table:formula="of:=[.B932]+[.C932]" office:value-type="float" office:value="71.9196722507477" calcext:value-type="float">
            <text:p>71.9196722507477</text:p>
          </table:table-cell>
          <table:table-cell table:number-columns-repeated="3"/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383192300796509" calcext:value-type="float">
            <text:p>0.383192300796509</text:p>
          </table:table-cell>
          <table:table-cell table:formula="of:=[.B933]+[.C933]" office:value-type="float" office:value="71.9309170246124" calcext:value-type="float">
            <text:p>71.9309170246124</text:p>
          </table:table-cell>
          <table:table-cell table:number-columns-repeated="3"/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612352848052979" calcext:value-type="float">
            <text:p>0.612352848052979</text:p>
          </table:table-cell>
          <table:table-cell table:formula="of:=[.B934]+[.C934]" office:value-type="float" office:value="72.1600775718689" calcext:value-type="float">
            <text:p>72.1600775718689</text:p>
          </table:table-cell>
          <table:table-cell table:number-columns-repeated="3"/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249238967895508" calcext:value-type="float">
            <text:p>0.249238967895508</text:p>
          </table:table-cell>
          <table:table-cell table:formula="of:=[.B935]+[.C935]" office:value-type="float" office:value="71.7969636917114" calcext:value-type="float">
            <text:p>71.7969636917114</text:p>
          </table:table-cell>
          <table:table-cell table:number-columns-repeated="3"/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40397834777832" calcext:value-type="float">
            <text:p>0.40397834777832</text:p>
          </table:table-cell>
          <table:table-cell table:formula="of:=[.B936]+[.C936]" office:value-type="float" office:value="71.9517030715942" calcext:value-type="float">
            <text:p>71.9517030715942</text:p>
          </table:table-cell>
          <table:table-cell table:number-columns-repeated="3"/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255203247070313" calcext:value-type="float">
            <text:p>0.255203247070313</text:p>
          </table:table-cell>
          <table:table-cell table:formula="of:=[.B937]+[.C937]" office:value-type="float" office:value="71.8029279708862" calcext:value-type="float">
            <text:p>71.8029279708862</text:p>
          </table:table-cell>
          <table:table-cell table:number-columns-repeated="3"/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338492155075073" calcext:value-type="float">
            <text:p>0.338492155075073</text:p>
          </table:table-cell>
          <table:table-cell table:formula="of:=[.B938]+[.C938]" office:value-type="float" office:value="71.886216878891" calcext:value-type="float">
            <text:p>71.886216878891</text:p>
          </table:table-cell>
          <table:table-cell table:number-columns-repeated="3"/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380484580993652" calcext:value-type="float">
            <text:p>0.380484580993652</text:p>
          </table:table-cell>
          <table:table-cell table:formula="of:=[.B939]+[.C939]" office:value-type="float" office:value="71.9282093048096" calcext:value-type="float">
            <text:p>71.9282093048096</text:p>
          </table:table-cell>
          <table:table-cell table:number-columns-repeated="3"/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393682718276978" calcext:value-type="float">
            <text:p>0.393682718276978</text:p>
          </table:table-cell>
          <table:table-cell table:formula="of:=[.B940]+[.C940]" office:value-type="float" office:value="71.9414074420929" calcext:value-type="float">
            <text:p>71.9414074420929</text:p>
          </table:table-cell>
          <table:table-cell table:number-columns-repeated="3"/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359591007232666" calcext:value-type="float">
            <text:p>0.359591007232666</text:p>
          </table:table-cell>
          <table:table-cell table:formula="of:=[.B941]+[.C941]" office:value-type="float" office:value="71.9073157310486" calcext:value-type="float">
            <text:p>71.9073157310486</text:p>
          </table:table-cell>
          <table:table-cell table:number-columns-repeated="3"/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382089138031006" calcext:value-type="float">
            <text:p>0.382089138031006</text:p>
          </table:table-cell>
          <table:table-cell table:formula="of:=[.B942]+[.C942]" office:value-type="float" office:value="71.9298138618469" calcext:value-type="float">
            <text:p>71.9298138618469</text:p>
          </table:table-cell>
          <table:table-cell table:number-columns-repeated="3"/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438962697982788" calcext:value-type="float">
            <text:p>0.438962697982788</text:p>
          </table:table-cell>
          <table:table-cell table:formula="of:=[.B943]+[.C943]" office:value-type="float" office:value="71.9866874217987" calcext:value-type="float">
            <text:p>71.9866874217987</text:p>
          </table:table-cell>
          <table:table-cell table:number-columns-repeated="3"/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383782148361206" calcext:value-type="float">
            <text:p>0.383782148361206</text:p>
          </table:table-cell>
          <table:table-cell table:formula="of:=[.B944]+[.C944]" office:value-type="float" office:value="71.9315068721771" calcext:value-type="float">
            <text:p>71.9315068721771</text:p>
          </table:table-cell>
          <table:table-cell table:number-columns-repeated="3"/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373928070068359" calcext:value-type="float">
            <text:p>0.373928070068359</text:p>
          </table:table-cell>
          <table:table-cell table:formula="of:=[.B945]+[.C945]" office:value-type="float" office:value="71.9216527938843" calcext:value-type="float">
            <text:p>71.9216527938843</text:p>
          </table:table-cell>
          <table:table-cell table:number-columns-repeated="3"/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478485345840454" calcext:value-type="float">
            <text:p>0.478485345840454</text:p>
          </table:table-cell>
          <table:table-cell table:formula="of:=[.B946]+[.C946]" office:value-type="float" office:value="72.0262100696564" calcext:value-type="float">
            <text:p>72.0262100696564</text:p>
          </table:table-cell>
          <table:table-cell table:number-columns-repeated="3"/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372176170349121" calcext:value-type="float">
            <text:p>0.372176170349121</text:p>
          </table:table-cell>
          <table:table-cell table:formula="of:=[.B947]+[.C947]" office:value-type="float" office:value="71.919900894165" calcext:value-type="float">
            <text:p>71.919900894165</text:p>
          </table:table-cell>
          <table:table-cell table:number-columns-repeated="3"/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343883275985718" calcext:value-type="float">
            <text:p>0.343883275985718</text:p>
          </table:table-cell>
          <table:table-cell table:formula="of:=[.B948]+[.C948]" office:value-type="float" office:value="71.8916079998016" calcext:value-type="float">
            <text:p>71.8916079998016</text:p>
          </table:table-cell>
          <table:table-cell table:number-columns-repeated="3"/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1.65765333175659" calcext:value-type="float">
            <text:p>1.65765333175659</text:p>
          </table:table-cell>
          <table:table-cell table:formula="of:=[.B949]+[.C949]" office:value-type="float" office:value="73.2053780555725" calcext:value-type="float">
            <text:p>73.2053780555725</text:p>
          </table:table-cell>
          <table:table-cell table:number-columns-repeated="3"/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410800695419312" calcext:value-type="float">
            <text:p>0.410800695419312</text:p>
          </table:table-cell>
          <table:table-cell table:formula="of:=[.B950]+[.C950]" office:value-type="float" office:value="71.9585254192352" calcext:value-type="float">
            <text:p>71.9585254192352</text:p>
          </table:table-cell>
          <table:table-cell table:number-columns-repeated="3"/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1.68308472633362" calcext:value-type="float">
            <text:p>1.68308472633362</text:p>
          </table:table-cell>
          <table:table-cell table:formula="of:=[.B951]+[.C951]" office:value-type="float" office:value="73.2308094501495" calcext:value-type="float">
            <text:p>73.2308094501495</text:p>
          </table:table-cell>
          <table:table-cell table:number-columns-repeated="3"/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454265594482422" calcext:value-type="float">
            <text:p>0.454265594482422</text:p>
          </table:table-cell>
          <table:table-cell table:formula="of:=[.B952]+[.C952]" office:value-type="float" office:value="72.0019903182983" calcext:value-type="float">
            <text:p>72.0019903182983</text:p>
          </table:table-cell>
          <table:table-cell table:number-columns-repeated="3"/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354659557342529" calcext:value-type="float">
            <text:p>0.354659557342529</text:p>
          </table:table-cell>
          <table:table-cell table:formula="of:=[.B953]+[.C953]" office:value-type="float" office:value="71.9023842811584" calcext:value-type="float">
            <text:p>71.9023842811584</text:p>
          </table:table-cell>
          <table:table-cell table:number-columns-repeated="3"/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3718101978302" calcext:value-type="float">
            <text:p>0.3718101978302</text:p>
          </table:table-cell>
          <table:table-cell table:formula="of:=[.B954]+[.C954]" office:value-type="float" office:value="71.9195349216461" calcext:value-type="float">
            <text:p>71.9195349216461</text:p>
          </table:table-cell>
          <table:table-cell table:number-columns-repeated="3"/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376647710800171" calcext:value-type="float">
            <text:p>0.376647710800171</text:p>
          </table:table-cell>
          <table:table-cell table:formula="of:=[.B955]+[.C955]" office:value-type="float" office:value="71.9243724346161" calcext:value-type="float">
            <text:p>71.9243724346161</text:p>
          </table:table-cell>
          <table:table-cell table:number-columns-repeated="3"/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294587373733521" calcext:value-type="float">
            <text:p>0.294587373733521</text:p>
          </table:table-cell>
          <table:table-cell table:formula="of:=[.B956]+[.C956]" office:value-type="float" office:value="71.8423120975494" calcext:value-type="float">
            <text:p>71.8423120975494</text:p>
          </table:table-cell>
          <table:table-cell table:number-columns-repeated="3"/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398513078689575" calcext:value-type="float">
            <text:p>0.398513078689575</text:p>
          </table:table-cell>
          <table:table-cell table:formula="of:=[.B957]+[.C957]" office:value-type="float" office:value="71.9462378025055" calcext:value-type="float">
            <text:p>71.9462378025055</text:p>
          </table:table-cell>
          <table:table-cell table:number-columns-repeated="3"/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407475709915161" calcext:value-type="float">
            <text:p>0.407475709915161</text:p>
          </table:table-cell>
          <table:table-cell table:formula="of:=[.B958]+[.C958]" office:value-type="float" office:value="71.9552004337311" calcext:value-type="float">
            <text:p>71.9552004337311</text:p>
          </table:table-cell>
          <table:table-cell table:number-columns-repeated="3"/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290078163146973" calcext:value-type="float">
            <text:p>0.290078163146973</text:p>
          </table:table-cell>
          <table:table-cell table:formula="of:=[.B959]+[.C959]" office:value-type="float" office:value="71.8378028869629" calcext:value-type="float">
            <text:p>71.8378028869629</text:p>
          </table:table-cell>
          <table:table-cell table:number-columns-repeated="3"/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1.10126495361328" calcext:value-type="float">
            <text:p>1.10126495361328</text:p>
          </table:table-cell>
          <table:table-cell table:formula="of:=[.B960]+[.C960]" office:value-type="float" office:value="72.6489896774292" calcext:value-type="float">
            <text:p>72.6489896774292</text:p>
          </table:table-cell>
          <table:table-cell table:number-columns-repeated="3"/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396641492843628" calcext:value-type="float">
            <text:p>0.396641492843628</text:p>
          </table:table-cell>
          <table:table-cell table:formula="of:=[.B961]+[.C961]" office:value-type="float" office:value="71.9443662166595" calcext:value-type="float">
            <text:p>71.9443662166595</text:p>
          </table:table-cell>
          <table:table-cell table:number-columns-repeated="3"/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79728364944458" calcext:value-type="float">
            <text:p>0.79728364944458</text:p>
          </table:table-cell>
          <table:table-cell table:formula="of:=[.B962]+[.C962]" office:value-type="float" office:value="72.3450083732605" calcext:value-type="float">
            <text:p>72.3450083732605</text:p>
          </table:table-cell>
          <table:table-cell table:number-columns-repeated="3"/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400318145751953" calcext:value-type="float">
            <text:p>0.400318145751953</text:p>
          </table:table-cell>
          <table:table-cell table:formula="of:=[.B963]+[.C963]" office:value-type="float" office:value="71.9480428695679" calcext:value-type="float">
            <text:p>71.9480428695679</text:p>
          </table:table-cell>
          <table:table-cell table:number-columns-repeated="3"/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356956481933594" calcext:value-type="float">
            <text:p>0.356956481933594</text:p>
          </table:table-cell>
          <table:table-cell table:formula="of:=[.B964]+[.C964]" office:value-type="float" office:value="71.9046812057495" calcext:value-type="float">
            <text:p>71.9046812057495</text:p>
          </table:table-cell>
          <table:table-cell table:number-columns-repeated="3"/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367960691452026" calcext:value-type="float">
            <text:p>0.367960691452026</text:p>
          </table:table-cell>
          <table:table-cell table:formula="of:=[.B965]+[.C965]" office:value-type="float" office:value="71.9156854152679" calcext:value-type="float">
            <text:p>71.9156854152679</text:p>
          </table:table-cell>
          <table:table-cell table:number-columns-repeated="3"/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1.05336880683899" calcext:value-type="float">
            <text:p>1.05336880683899</text:p>
          </table:table-cell>
          <table:table-cell table:formula="of:=[.B966]+[.C966]" office:value-type="float" office:value="72.6010935306549" calcext:value-type="float">
            <text:p>72.6010935306549</text:p>
          </table:table-cell>
          <table:table-cell table:number-columns-repeated="3"/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393130540847778" calcext:value-type="float">
            <text:p>0.393130540847778</text:p>
          </table:table-cell>
          <table:table-cell table:formula="of:=[.B967]+[.C967]" office:value-type="float" office:value="71.9408552646637" calcext:value-type="float">
            <text:p>71.9408552646637</text:p>
          </table:table-cell>
          <table:table-cell table:number-columns-repeated="3"/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255009889602661" calcext:value-type="float">
            <text:p>0.255009889602661</text:p>
          </table:table-cell>
          <table:table-cell table:formula="of:=[.B968]+[.C968]" office:value-type="float" office:value="71.8027346134186" calcext:value-type="float">
            <text:p>71.8027346134186</text:p>
          </table:table-cell>
          <table:table-cell table:number-columns-repeated="3"/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272961378097534" calcext:value-type="float">
            <text:p>0.272961378097534</text:p>
          </table:table-cell>
          <table:table-cell table:formula="of:=[.B969]+[.C969]" office:value-type="float" office:value="71.8206861019134" calcext:value-type="float">
            <text:p>71.8206861019134</text:p>
          </table:table-cell>
          <table:table-cell table:number-columns-repeated="3"/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665167093276978" calcext:value-type="float">
            <text:p>0.665167093276978</text:p>
          </table:table-cell>
          <table:table-cell table:formula="of:=[.B970]+[.C970]" office:value-type="float" office:value="72.2128918170929" calcext:value-type="float">
            <text:p>72.2128918170929</text:p>
          </table:table-cell>
          <table:table-cell table:number-columns-repeated="3"/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460879325866699" calcext:value-type="float">
            <text:p>0.460879325866699</text:p>
          </table:table-cell>
          <table:table-cell table:formula="of:=[.B971]+[.C971]" office:value-type="float" office:value="72.0086040496826" calcext:value-type="float">
            <text:p>72.0086040496826</text:p>
          </table:table-cell>
          <table:table-cell table:number-columns-repeated="3"/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330716133117676" calcext:value-type="float">
            <text:p>0.330716133117676</text:p>
          </table:table-cell>
          <table:table-cell table:formula="of:=[.B972]+[.C972]" office:value-type="float" office:value="71.8784408569336" calcext:value-type="float">
            <text:p>71.8784408569336</text:p>
          </table:table-cell>
          <table:table-cell table:number-columns-repeated="3"/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34966778755188" calcext:value-type="float">
            <text:p>0.34966778755188</text:p>
          </table:table-cell>
          <table:table-cell table:formula="of:=[.B973]+[.C973]" office:value-type="float" office:value="71.8973925113678" calcext:value-type="float">
            <text:p>71.8973925113678</text:p>
          </table:table-cell>
          <table:table-cell table:number-columns-repeated="3"/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365935325622559" calcext:value-type="float">
            <text:p>0.365935325622559</text:p>
          </table:table-cell>
          <table:table-cell table:formula="of:=[.B974]+[.C974]" office:value-type="float" office:value="71.9136600494385" calcext:value-type="float">
            <text:p>71.9136600494385</text:p>
          </table:table-cell>
          <table:table-cell table:number-columns-repeated="3"/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565526485443115" calcext:value-type="float">
            <text:p>0.565526485443115</text:p>
          </table:table-cell>
          <table:table-cell table:formula="of:=[.B975]+[.C975]" office:value-type="float" office:value="72.113251209259" calcext:value-type="float">
            <text:p>72.113251209259</text:p>
          </table:table-cell>
          <table:table-cell table:number-columns-repeated="3"/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480757713317871" calcext:value-type="float">
            <text:p>0.480757713317871</text:p>
          </table:table-cell>
          <table:table-cell table:formula="of:=[.B976]+[.C976]" office:value-type="float" office:value="72.0284824371338" calcext:value-type="float">
            <text:p>72.0284824371338</text:p>
          </table:table-cell>
          <table:table-cell table:number-columns-repeated="3"/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261212348937988" calcext:value-type="float">
            <text:p>0.261212348937988</text:p>
          </table:table-cell>
          <table:table-cell table:formula="of:=[.B977]+[.C977]" office:value-type="float" office:value="71.8089370727539" calcext:value-type="float">
            <text:p>71.8089370727539</text:p>
          </table:table-cell>
          <table:table-cell table:number-columns-repeated="3"/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325015068054199" calcext:value-type="float">
            <text:p>0.325015068054199</text:p>
          </table:table-cell>
          <table:table-cell table:formula="of:=[.B978]+[.C978]" office:value-type="float" office:value="71.8727397918701" calcext:value-type="float">
            <text:p>71.8727397918701</text:p>
          </table:table-cell>
          <table:table-cell table:number-columns-repeated="3"/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388265609741211" calcext:value-type="float">
            <text:p>0.388265609741211</text:p>
          </table:table-cell>
          <table:table-cell table:formula="of:=[.B979]+[.C979]" office:value-type="float" office:value="71.9359903335571" calcext:value-type="float">
            <text:p>71.9359903335571</text:p>
          </table:table-cell>
          <table:table-cell table:number-columns-repeated="3"/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359331130981445" calcext:value-type="float">
            <text:p>0.359331130981445</text:p>
          </table:table-cell>
          <table:table-cell table:formula="of:=[.B980]+[.C980]" office:value-type="float" office:value="71.9070558547974" calcext:value-type="float">
            <text:p>71.9070558547974</text:p>
          </table:table-cell>
          <table:table-cell table:number-columns-repeated="3"/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452304124832153" calcext:value-type="float">
            <text:p>0.452304124832153</text:p>
          </table:table-cell>
          <table:table-cell table:formula="of:=[.B981]+[.C981]" office:value-type="float" office:value="72.0000288486481" calcext:value-type="float">
            <text:p>72.0000288486481</text:p>
          </table:table-cell>
          <table:table-cell table:number-columns-repeated="3"/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478040218353272" calcext:value-type="float">
            <text:p>0.478040218353272</text:p>
          </table:table-cell>
          <table:table-cell table:formula="of:=[.B982]+[.C982]" office:value-type="float" office:value="72.0257649421692" calcext:value-type="float">
            <text:p>72.0257649421692</text:p>
          </table:table-cell>
          <table:table-cell table:number-columns-repeated="3"/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355895280838013" calcext:value-type="float">
            <text:p>0.355895280838013</text:p>
          </table:table-cell>
          <table:table-cell table:formula="of:=[.B983]+[.C983]" office:value-type="float" office:value="71.9036200046539" calcext:value-type="float">
            <text:p>71.9036200046539</text:p>
          </table:table-cell>
          <table:table-cell table:number-columns-repeated="3"/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480127334594727" calcext:value-type="float">
            <text:p>0.480127334594727</text:p>
          </table:table-cell>
          <table:table-cell table:formula="of:=[.B984]+[.C984]" office:value-type="float" office:value="72.0278520584106" calcext:value-type="float">
            <text:p>72.0278520584106</text:p>
          </table:table-cell>
          <table:table-cell table:number-columns-repeated="3"/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336169004440308" calcext:value-type="float">
            <text:p>0.336169004440308</text:p>
          </table:table-cell>
          <table:table-cell table:formula="of:=[.B985]+[.C985]" office:value-type="float" office:value="71.8838937282562" calcext:value-type="float">
            <text:p>71.8838937282562</text:p>
          </table:table-cell>
          <table:table-cell table:number-columns-repeated="3"/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404812097549439" calcext:value-type="float">
            <text:p>0.404812097549439</text:p>
          </table:table-cell>
          <table:table-cell table:formula="of:=[.B986]+[.C986]" office:value-type="float" office:value="71.9525368213653" calcext:value-type="float">
            <text:p>71.9525368213653</text:p>
          </table:table-cell>
          <table:table-cell table:number-columns-repeated="3"/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398298740386963" calcext:value-type="float">
            <text:p>0.398298740386963</text:p>
          </table:table-cell>
          <table:table-cell table:formula="of:=[.B987]+[.C987]" office:value-type="float" office:value="71.9460234642029" calcext:value-type="float">
            <text:p>71.9460234642029</text:p>
          </table:table-cell>
          <table:table-cell table:number-columns-repeated="3"/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328096866607666" calcext:value-type="float">
            <text:p>0.328096866607666</text:p>
          </table:table-cell>
          <table:table-cell table:formula="of:=[.B988]+[.C988]" office:value-type="float" office:value="71.8758215904236" calcext:value-type="float">
            <text:p>71.8758215904236</text:p>
          </table:table-cell>
          <table:table-cell table:number-columns-repeated="3"/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410953044891357" calcext:value-type="float">
            <text:p>0.410953044891357</text:p>
          </table:table-cell>
          <table:table-cell table:formula="of:=[.B989]+[.C989]" office:value-type="float" office:value="71.9586777687073" calcext:value-type="float">
            <text:p>71.9586777687073</text:p>
          </table:table-cell>
          <table:table-cell table:number-columns-repeated="3"/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533438444137573" calcext:value-type="float">
            <text:p>0.533438444137573</text:p>
          </table:table-cell>
          <table:table-cell table:formula="of:=[.B990]+[.C990]" office:value-type="float" office:value="72.0811631679535" calcext:value-type="float">
            <text:p>72.0811631679535</text:p>
          </table:table-cell>
          <table:table-cell table:number-columns-repeated="3"/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415560245513916" calcext:value-type="float">
            <text:p>0.415560245513916</text:p>
          </table:table-cell>
          <table:table-cell table:formula="of:=[.B991]+[.C991]" office:value-type="float" office:value="71.9632849693298" calcext:value-type="float">
            <text:p>71.9632849693298</text:p>
          </table:table-cell>
          <table:table-cell table:number-columns-repeated="3"/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603919982910156" calcext:value-type="float">
            <text:p>0.603919982910156</text:p>
          </table:table-cell>
          <table:table-cell table:formula="of:=[.B992]+[.C992]" office:value-type="float" office:value="72.1516447067261" calcext:value-type="float">
            <text:p>72.1516447067261</text:p>
          </table:table-cell>
          <table:table-cell table:number-columns-repeated="3"/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409846067428589" calcext:value-type="float">
            <text:p>0.409846067428589</text:p>
          </table:table-cell>
          <table:table-cell table:formula="of:=[.B993]+[.C993]" office:value-type="float" office:value="71.9575707912445" calcext:value-type="float">
            <text:p>71.9575707912445</text:p>
          </table:table-cell>
          <table:table-cell table:number-columns-repeated="3"/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377647399902344" calcext:value-type="float">
            <text:p>0.377647399902344</text:p>
          </table:table-cell>
          <table:table-cell table:formula="of:=[.B994]+[.C994]" office:value-type="float" office:value="71.9253721237183" calcext:value-type="float">
            <text:p>71.9253721237183</text:p>
          </table:table-cell>
          <table:table-cell table:number-columns-repeated="3"/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43560266494751" calcext:value-type="float">
            <text:p>0.43560266494751</text:p>
          </table:table-cell>
          <table:table-cell table:formula="of:=[.B995]+[.C995]" office:value-type="float" office:value="71.9833273887634" calcext:value-type="float">
            <text:p>71.9833273887634</text:p>
          </table:table-cell>
          <table:table-cell table:number-columns-repeated="3"/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39724612236023" calcext:value-type="float">
            <text:p>0.39724612236023</text:p>
          </table:table-cell>
          <table:table-cell table:formula="of:=[.B996]+[.C996]" office:value-type="float" office:value="71.9449708461761" calcext:value-type="float">
            <text:p>71.9449708461761</text:p>
          </table:table-cell>
          <table:table-cell table:number-columns-repeated="3"/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337554931640625" calcext:value-type="float">
            <text:p>0.337554931640625</text:p>
          </table:table-cell>
          <table:table-cell table:formula="of:=[.B997]+[.C997]" office:value-type="float" office:value="71.8852796554565" calcext:value-type="float">
            <text:p>71.8852796554565</text:p>
          </table:table-cell>
          <table:table-cell table:number-columns-repeated="3"/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1.24173045158386" calcext:value-type="float">
            <text:p>1.24173045158386</text:p>
          </table:table-cell>
          <table:table-cell table:formula="of:=[.B998]+[.C998]" office:value-type="float" office:value="72.7894551753998" calcext:value-type="float">
            <text:p>72.7894551753998</text:p>
          </table:table-cell>
          <table:table-cell table:number-columns-repeated="3"/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415340423583984" calcext:value-type="float">
            <text:p>0.415340423583984</text:p>
          </table:table-cell>
          <table:table-cell table:formula="of:=[.B999]+[.C999]" office:value-type="float" office:value="71.9630651473999" calcext:value-type="float">
            <text:p>71.9630651473999</text:p>
          </table:table-cell>
          <table:table-cell table:number-columns-repeated="3"/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1.24635434150696" calcext:value-type="float">
            <text:p>1.24635434150696</text:p>
          </table:table-cell>
          <table:table-cell table:formula="of:=[.B1000]+[.C1000]" office:value-type="float" office:value="72.7940790653229" calcext:value-type="float">
            <text:p>72.7940790653229</text:p>
          </table:table-cell>
          <table:table-cell table:number-columns-repeated="3"/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71.5477247238159" calcext:value-type="float">
            <text:p>71.5477247238159</text:p>
          </table:table-cell>
          <table:table-cell office:value-type="float" office:value="0.388801574707031" calcext:value-type="float">
            <text:p>0.388801574707031</text:p>
          </table:table-cell>
          <table:table-cell table:formula="of:=[.B1001]+[.C1001]" office:value-type="float" office:value="71.9365262985229" calcext:value-type="float">
            <text:p>71.9365262985229</text:p>
          </table:table-cell>
          <table:table-cell table:number-columns-repeated="3"/>
        </table:table-row>
      </table:table>
      <table:table table:name="statistical" table:style-name="ta1">
        <table:table-column table:style-name="co6" table:default-cell-style-name="Default"/>
        <table:table-column table:style-name="co3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SnomedCT16</text:p>
          </table:table-cell>
          <table:table-cell office:value-type="string" calcext:value-type="string">
            <text:p>zoom</text:p>
          </table:table-cell>
          <table:table-cell office:value-type="string" calcext:value-type="string">
            <text:p>mex+zoom</text:p>
          </table:table-cell>
          <table:table-cell office:value-type="string" calcext:value-type="string">
            <text:p>ForMod+zoom</text:p>
          </table:table-cell>
          <table:table-cell office:value-type="string" calcext:value-type="string">
            <text:p>Sentiment module time</text:p>
          </table:table-cell>
          <table:table-cell office:value-type="string" calcext:value-type="string">
            <text:p>Complete module time</text:p>
          </table:table-cell>
        </table:table-row>
        <table:table-row table:style-name="ro1">
          <table:table-cell office:value-type="string" calcext:value-type="string">
            <text:p>successes rate</text:p>
          </table:table-cell>
          <table:table-cell table:style-name="ce1" office:value-type="percentage" office:value="0.652" calcext:value-type="percentage">
            <text:p>65.20%</text:p>
          </table:table-cell>
          <table:table-cell table:style-name="ce1"/>
          <table:table-cell/>
          <table:table-cell table:number-columns-repeated="2" table:style-name="ce1" office:value-type="percentage" office:value="1" calcext:value-type="percentage">
            <text:p>100.00%</text:p>
          </table:table-cell>
        </table:table-row>
        <table:table-row table:style-name="ro1">
          <table:table-cell office:value-type="string" calcext:value-type="string">
            <text:p>mean</text:p>
          </table:table-cell>
          <table:table-cell office:value-type="float" office:value="184.97523" calcext:value-type="float">
            <text:p>184.97523</text:p>
          </table:table-cell>
          <table:table-cell table:number-columns-repeated="2"/>
          <table:table-cell office:value-type="float" office:value="0.66539" calcext:value-type="float">
            <text:p>0.66539</text:p>
          </table:table-cell>
          <table:table-cell office:value-type="float" office:value="72.11893" calcext:value-type="float">
            <text:p>72.11893</text:p>
          </table:table-cell>
        </table:table-row>
        <table:table-row table:style-name="ro1">
          <table:table-cell office:value-type="string" calcext:value-type="string">
            <text:p>median</text:p>
          </table:table-cell>
          <table:table-cell office:value-type="float" office:value="136.643043994904" calcext:value-type="float">
            <text:p>136.643043994904</text:p>
          </table:table-cell>
          <table:table-cell table:number-columns-repeated="2"/>
          <table:table-cell office:value-type="float" office:value="0.66406" calcext:value-type="float">
            <text:p>0.66406</text:p>
          </table:table-cell>
          <table:table-cell office:value-type="float" office:value="71.93487" calcext:value-type="float">
            <text:p>71.93487</text:p>
          </table:table-cell>
        </table:table-row>
        <table:table-row table:style-name="ro1">
          <table:table-cell office:value-type="string" calcext:value-type="string">
            <text:p>max</text:p>
          </table:table-cell>
          <table:table-cell office:value-type="float" office:value="599.19556" calcext:value-type="float">
            <text:p>599.19556</text:p>
          </table:table-cell>
          <table:table-cell table:number-columns-repeated="2"/>
          <table:table-cell office:value-type="float" office:value="0.75251" calcext:value-type="float">
            <text:p>0.75251</text:p>
          </table:table-cell>
          <table:table-cell office:value-type="float" office:value="76.28285" calcext:value-type="float">
            <text:p>76.28285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float" office:value="35.13657" calcext:value-type="float">
            <text:p>35.13657</text:p>
          </table:table-cell>
          <table:table-cell table:number-columns-repeated="2"/>
          <table:table-cell office:value-type="float" office:value="0.58168" calcext:value-type="float">
            <text:p>0.58168</text:p>
          </table:table-cell>
          <table:table-cell office:value-type="float" office:value="71.78875" calcext:value-type="float">
            <text:p>71.78875</text:p>
          </table:table-cell>
        </table:table-row>
        <table:table-row table:style-name="ro1" table:number-rows-repeated="4">
          <table:table-cell table:number-columns-repeated="6"/>
        </table:table-row>
        <table:table-row table:style-name="ro1">
          <table:table-cell table:number-columns-repeated="4"/>
          <table:table-cell table:style-name="ce2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10">00/00/0000</text:date>, <text:time style:data-style-name="N2" text:time-value="12:30:55.95026046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3.2$Linux_X86_64 LibreOffice_project/420$Build-2</meta:generator>
    <dc:date>2024-06-10T13:35:14.355409356</dc:date>
    <meta:editing-duration>PT9M24S</meta:editing-duration>
    <meta:editing-cycles>2</meta:editing-cycles>
    <meta:document-statistic meta:table-count="4" meta:cell-count="8034" meta:object-count="0"/>
  </office:meta>
</office:document-meta>
</file>